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9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ample#</text:p>
          </table:table-cell>
          <table:table-cell office:value-type="string" table:style-name="ce3">
            <text:p>Start Time</text:p>
          </table:table-cell>
          <table:table-cell office:value-type="string" table:style-name="ce3">
            <text:p>Thread Name</text:p>
          </table:table-cell>
          <table:table-cell office:value-type="string" table:style-name="ce3">
            <text:p>Label</text:p>
          </table:table-cell>
          <table:table-cell office:value-type="string" table:style-name="ce3">
            <text:p>Sample Time(ms)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Bytes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time" office:time-value="PT11H44M51.650S" table:style-name="ce2">
            <text:p>44:51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time" office:time-value="PT11H44M51.794S" table:style-name="ce2">
            <text:p>44:51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time" office:time-value="PT11H44M51.771S" table:style-name="ce2">
            <text:p>44:51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time" office:time-value="PT11H44M51.666S" table:style-name="ce2">
            <text:p>44:51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in.do</text:p>
          </table:table-cell>
          <table:table-cell office:value-type="float" office:value="209" table:style-name="ce1">
            <text:p>209</text:p>
          </table:table-cell>
          <table:table-cell office:value-type="string" table:style-name="ce1">
            <text:p>Success</text:p>
          </table:table-cell>
          <table:table-cell office:value-type="float" office:value="24079" table:style-name="ce1">
            <text:p>24079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time" office:time-value="PT11H44M51.874S" table:style-name="ce2">
            <text:p>44:51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time" office:time-value="PT11H44M51.862S" table:style-name="ce2">
            <text:p>44:51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do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4082" table:style-name="ce1">
            <text:p>24082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time" office:time-value="PT11H44M51.950S" table:style-name="ce2">
            <text:p>44:51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time" office:time-value="PT11H44M51.918S" table:style-name="ce2">
            <text:p>44:51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24124" table:style-name="ce1">
            <text:p>24124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time" office:time-value="PT11H44M51.895S" table:style-name="ce2">
            <text:p>44:51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24121" table:style-name="ce1">
            <text:p>24121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time" office:time-value="PT11H44M51.873S" table:style-name="ce2">
            <text:p>44:51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in.do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24082" table:style-name="ce1">
            <text:p>24082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time" office:time-value="PT11H44M51.893S" table:style-name="ce2">
            <text:p>44:51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in.do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uccess</text:p>
          </table:table-cell>
          <table:table-cell office:value-type="float" office:value="24082" table:style-name="ce1">
            <text:p>24082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time" office:time-value="PT11H44M51.970S" table:style-name="ce2">
            <text:p>44:52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home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24124" table:style-name="ce1">
            <text:p>24124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time" office:time-value="PT11H44M51.958S" table:style-name="ce2">
            <text:p>44:52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do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24082" table:style-name="ce1">
            <text:p>24082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time" office:time-value="PT11H44M51.980S" table:style-name="ce2">
            <text:p>44:52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home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24121" table:style-name="ce1">
            <text:p>24121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time" office:time-value="PT11H44M52.000S" table:style-name="ce2">
            <text:p>44:52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24124" table:style-name="ce1">
            <text:p>24124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time" office:time-value="PT11H44M52.060S" table:style-name="ce2">
            <text:p>44:52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time" office:time-value="PT11H44M52.050S" table:style-name="ce2">
            <text:p>44:52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home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4324" table:style-name="ce1">
            <text:p>24324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time" office:time-value="PT11H44M52.070S" table:style-name="ce2">
            <text:p>44:52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home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4321" table:style-name="ce1">
            <text:p>24321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time" office:time-value="PT11H44M52.010S" table:style-name="ce2">
            <text:p>44:52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24124" table:style-name="ce1">
            <text:p>24124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time" office:time-value="PT11H44M52.070S" table:style-name="ce2">
            <text:p>44:52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hom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4124" table:style-name="ce1">
            <text:p>24124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time" office:time-value="PT11H44M52.120S" table:style-name="ce2">
            <text:p>44:52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home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4324" table:style-name="ce1">
            <text:p>24324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time" office:time-value="PT11H44M52.160S" table:style-name="ce2">
            <text:p>44:52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time" office:time-value="PT11H44M52.060S" table:style-name="ce2">
            <text:p>44:52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24124" table:style-name="ce1">
            <text:p>24124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time" office:time-value="PT11H44M52.080S" table:style-name="ce2">
            <text:p>44:52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in.do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Success</text:p>
          </table:table-cell>
          <table:table-cell office:value-type="float" office:value="24082" table:style-name="ce1">
            <text:p>24082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time" office:time-value="PT11H44M52.120S" table:style-name="ce2">
            <text:p>44:52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home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24124" table:style-name="ce1">
            <text:p>24124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time" office:time-value="PT11H44M52.273S" table:style-name="ce2">
            <text:p>44:52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time" office:time-value="PT11H44M52.294S" table:style-name="ce2">
            <text:p>44:52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time" office:time-value="PT11H44M52.253S" table:style-name="ce2">
            <text:p>44:52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home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24324" table:style-name="ce1">
            <text:p>24324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time" office:time-value="PT11H44M52.375S" table:style-name="ce2">
            <text:p>44:52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time" office:time-value="PT11H44M52.211S" table:style-name="ce2">
            <text:p>44:52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home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Success</text:p>
          </table:table-cell>
          <table:table-cell office:value-type="float" office:value="24124" table:style-name="ce1">
            <text:p>24124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time" office:time-value="PT11H44M52.199S" table:style-name="ce2">
            <text:p>44:52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in.do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Success</text:p>
          </table:table-cell>
          <table:table-cell office:value-type="float" office:value="24082" table:style-name="ce1">
            <text:p>24082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time" office:time-value="PT11H44M52.228S" table:style-name="ce2">
            <text:p>44:52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Success</text:p>
          </table:table-cell>
          <table:table-cell office:value-type="float" office:value="24124" table:style-name="ce1">
            <text:p>24124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time" office:time-value="PT11H44M52.404S" table:style-name="ce2">
            <text:p>44:52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home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24324" table:style-name="ce1">
            <text:p>24324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time" office:time-value="PT11H44M52.298S" table:style-name="ce2">
            <text:p>44:52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do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Success</text:p>
          </table:table-cell>
          <table:table-cell office:value-type="float" office:value="24082" table:style-name="ce1">
            <text:p>24082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time" office:time-value="PT11H44M52.432S" table:style-name="ce2">
            <text:p>44:52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home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24124" table:style-name="ce1">
            <text:p>24124</text:p>
          </table:table-cell>
          <table:table-cell table:number-columns-repeated="1637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time" office:time-value="PT11H44M52.326S" table:style-name="ce2">
            <text:p>44:52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in.do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Success</text:p>
          </table:table-cell>
          <table:table-cell office:value-type="float" office:value="24082" table:style-name="ce1">
            <text:p>24082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time" office:time-value="PT11H44M52.540S" table:style-name="ce2">
            <text:p>44:52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time" office:time-value="PT11H44M52.560S" table:style-name="ce2">
            <text:p>44:52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time" office:time-value="PT11H44M52.423S" table:style-name="ce2">
            <text:p>44:52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Success</text:p>
          </table:table-cell>
          <table:table-cell office:value-type="float" office:value="24124" table:style-name="ce1">
            <text:p>24124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time" office:time-value="PT11H44M52.394S" table:style-name="ce2">
            <text:p>44:52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in.do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Success</text:p>
          </table:table-cell>
          <table:table-cell office:value-type="float" office:value="24080" table:style-name="ce1">
            <text:p>24080</text:p>
          </table:table-cell>
          <table:table-cell table:number-columns-repeated="1637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time" office:time-value="PT11H44M52.536S" table:style-name="ce2">
            <text:p>44:52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home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24324" table:style-name="ce1">
            <text:p>24324</text:p>
          </table:table-cell>
          <table:table-cell table:number-columns-repeated="1637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time" office:time-value="PT11H44M52.504S" table:style-name="ce2">
            <text:p>44:52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Success</text:p>
          </table:table-cell>
          <table:table-cell office:value-type="float" office:value="24124" table:style-name="ce1">
            <text:p>24124</text:p>
          </table:table-cell>
          <table:table-cell table:number-columns-repeated="1637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time" office:time-value="PT11H44M52.581S" table:style-name="ce2">
            <text:p>44:52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home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24124" table:style-name="ce1">
            <text:p>24124</text:p>
          </table:table-cell>
          <table:table-cell table:number-columns-repeated="1637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time" office:time-value="PT11H44M52.576S" table:style-name="ce2">
            <text:p>44:52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in.do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24080" table:style-name="ce1">
            <text:p>24080</text:p>
          </table:table-cell>
          <table:table-cell table:number-columns-repeated="1637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time" office:time-value="PT11H44M52.656S" table:style-name="ce2">
            <text:p>44:52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time" office:time-value="PT11H44M52.597S" table:style-name="ce2">
            <text:p>44:52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24122" table:style-name="ce1">
            <text:p>24122</text:p>
          </table:table-cell>
          <table:table-cell table:number-columns-repeated="1637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time" office:time-value="PT11H44M52.539S" table:style-name="ce2">
            <text:p>44:52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Success</text:p>
          </table:table-cell>
          <table:table-cell office:value-type="float" office:value="24124" table:style-name="ce1">
            <text:p>24124</text:p>
          </table:table-cell>
          <table:table-cell table:number-columns-repeated="1637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time" office:time-value="PT11H44M52.653S" table:style-name="ce2">
            <text:p>44:52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home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24124" table:style-name="ce1">
            <text:p>24124</text:p>
          </table:table-cell>
          <table:table-cell table:number-columns-repeated="1637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time" office:time-value="PT11H44M52.576S" table:style-name="ce2">
            <text:p>44:52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do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Success</text:p>
          </table:table-cell>
          <table:table-cell office:value-type="float" office:value="24080" table:style-name="ce1">
            <text:p>24080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time" office:time-value="PT11H44M52.681S" table:style-name="ce2">
            <text:p>44:52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home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24324" table:style-name="ce1">
            <text:p>24324</text:p>
          </table:table-cell>
          <table:table-cell table:number-columns-repeated="1637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time" office:time-value="PT11H44M52.681S" table:style-name="ce2">
            <text:p>44:52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24122" table:style-name="ce1">
            <text:p>24122</text:p>
          </table:table-cell>
          <table:table-cell table:number-columns-repeated="1637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time" office:time-value="PT11H44M52.735S" table:style-name="ce2">
            <text:p>44:52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home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24324" table:style-name="ce1">
            <text:p>24324</text:p>
          </table:table-cell>
          <table:table-cell table:number-columns-repeated="1637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time" office:time-value="PT11H44M52.775S" table:style-name="ce2">
            <text:p>44:52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time" office:time-value="PT11H44M52.691S" table:style-name="ce2">
            <text:p>44:52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home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24122" table:style-name="ce1">
            <text:p>24122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time" office:time-value="PT11H44M52.704S" table:style-name="ce2">
            <text:p>44:52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home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uccess</text:p>
          </table:table-cell>
          <table:table-cell office:value-type="float" office:value="24124" table:style-name="ce1">
            <text:p>24124</text:p>
          </table:table-cell>
          <table:table-cell table:number-columns-repeated="1637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time" office:time-value="PT11H44M52.805S" table:style-name="ce2">
            <text:p>44:52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time" office:time-value="PT11H44M52.783S" table:style-name="ce2">
            <text:p>44:52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home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24122" table:style-name="ce1">
            <text:p>24122</text:p>
          </table:table-cell>
          <table:table-cell table:number-columns-repeated="1637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time" office:time-value="PT11H44M52.685S" table:style-name="ce2">
            <text:p>44:52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in.do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Success</text:p>
          </table:table-cell>
          <table:table-cell office:value-type="float" office:value="24080" table:style-name="ce1">
            <text:p>24080</text:p>
          </table:table-cell>
          <table:table-cell table:number-columns-repeated="1637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time" office:time-value="PT11H44M52.877S" table:style-name="ce2">
            <text:p>44:52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time" office:time-value="PT11H44M52.748S" table:style-name="ce2">
            <text:p>44:52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24122" table:style-name="ce1">
            <text:p>24122</text:p>
          </table:table-cell>
          <table:table-cell table:number-columns-repeated="1637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time" office:time-value="PT11H44M52.815S" table:style-name="ce2">
            <text:p>44:52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home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24322" table:style-name="ce1">
            <text:p>24322</text:p>
          </table:table-cell>
          <table:table-cell table:number-columns-repeated="1637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time" office:time-value="PT11H44M52.867S" table:style-name="ce2">
            <text:p>44:52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home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24322" table:style-name="ce1">
            <text:p>24322</text:p>
          </table:table-cell>
          <table:table-cell table:number-columns-repeated="1637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time" office:time-value="PT11H44M52.825S" table:style-name="ce2">
            <text:p>44:52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home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24324" table:style-name="ce1">
            <text:p>24324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time" office:time-value="PT11H44M52.898S" table:style-name="ce2">
            <text:p>44:52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home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24122" table:style-name="ce1">
            <text:p>24122</text:p>
          </table:table-cell>
          <table:table-cell table:number-columns-repeated="1637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time" office:time-value="PT11H44M53.046S" table:style-name="ce2">
            <text:p>44:53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time" office:time-value="PT11H44M52.849S" table:style-name="ce2">
            <text:p>44:52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in.do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Success</text:p>
          </table:table-cell>
          <table:table-cell office:value-type="float" office:value="24080" table:style-name="ce1">
            <text:p>24080</text:p>
          </table:table-cell>
          <table:table-cell table:number-columns-repeated="1637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time" office:time-value="PT11H44M52.889S" table:style-name="ce2">
            <text:p>44:52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Success</text:p>
          </table:table-cell>
          <table:table-cell office:value-type="float" office:value="24122" table:style-name="ce1">
            <text:p>24122</text:p>
          </table:table-cell>
          <table:table-cell table:number-columns-repeated="1637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time" office:time-value="PT11H44M52.895S" table:style-name="ce2">
            <text:p>44:52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in.do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Success</text:p>
          </table:table-cell>
          <table:table-cell office:value-type="float" office:value="24080" table:style-name="ce1">
            <text:p>24080</text:p>
          </table:table-cell>
          <table:table-cell table:number-columns-repeated="1637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time" office:time-value="PT11H44M53.067S" table:style-name="ce2">
            <text:p>44:53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time" office:time-value="PT11H44M52.804S" table:style-name="ce2">
            <text:p>44:52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do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Success</text:p>
          </table:table-cell>
          <table:table-cell office:value-type="float" office:value="24080" table:style-name="ce1">
            <text:p>24080</text:p>
          </table:table-cell>
          <table:table-cell table:number-columns-repeated="16377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time" office:time-value="PT11H44M53.000S" table:style-name="ce2">
            <text:p>44:53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home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Success</text:p>
          </table:table-cell>
          <table:table-cell office:value-type="float" office:value="24322" table:style-name="ce1">
            <text:p>24322</text:p>
          </table:table-cell>
          <table:table-cell table:number-columns-repeated="1637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time" office:time-value="PT11H44M53.077S" table:style-name="ce2">
            <text:p>44:53.1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uccess</text:p>
          </table:table-cell>
          <table:table-cell office:value-type="float" office:value="24122" table:style-name="ce1">
            <text:p>24122</text:p>
          </table:table-cell>
          <table:table-cell table:number-columns-repeated="16377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time" office:time-value="PT11H44M53.163S" table:style-name="ce2">
            <text:p>44:53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time" office:time-value="PT11H44M53.082S" table:style-name="ce2">
            <text:p>44:53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uccess</text:p>
          </table:table-cell>
          <table:table-cell office:value-type="float" office:value="24122" table:style-name="ce1">
            <text:p>24122</text:p>
          </table:table-cell>
          <table:table-cell table:number-columns-repeated="16377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time" office:time-value="PT11H44M53.080S" table:style-name="ce2">
            <text:p>44:53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home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Success</text:p>
          </table:table-cell>
          <table:table-cell office:value-type="float" office:value="24122" table:style-name="ce1">
            <text:p>24122</text:p>
          </table:table-cell>
          <table:table-cell table:number-columns-repeated="16377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time" office:time-value="PT11H44M53.084S" table:style-name="ce2">
            <text:p>44:53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in.do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time" office:time-value="PT11H44M53.072S" table:style-name="ce2">
            <text:p>44:53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do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time" office:time-value="PT11H44M53.097S" table:style-name="ce2">
            <text:p>44:53.1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Success</text:p>
          </table:table-cell>
          <table:table-cell office:value-type="float" office:value="24122" table:style-name="ce1">
            <text:p>24122</text:p>
          </table:table-cell>
          <table:table-cell table:number-columns-repeated="16377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time" office:time-value="PT11H44M53.298S" table:style-name="ce2">
            <text:p>44:53.3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time" office:time-value="PT11H44M53.321S" table:style-name="ce2">
            <text:p>44:53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time" office:time-value="PT11H44M53.258S" table:style-name="ce2">
            <text:p>44:53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home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24322" table:style-name="ce1">
            <text:p>24322</text:p>
          </table:table-cell>
          <table:table-cell table:number-columns-repeated="16377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time" office:time-value="PT11H44M53.198S" table:style-name="ce2">
            <text:p>44:53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home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Success</text:p>
          </table:table-cell>
          <table:table-cell office:value-type="float" office:value="24122" table:style-name="ce1">
            <text:p>24122</text:p>
          </table:table-cell>
          <table:table-cell table:number-columns-repeated="16377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time" office:time-value="PT11H44M53.283S" table:style-name="ce2">
            <text:p>44:53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time" office:time-value="PT11H44M53.394S" table:style-name="ce2">
            <text:p>44:53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time" office:time-value="PT11H44M53.220S" table:style-name="ce2">
            <text:p>44:53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home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Success</text:p>
          </table:table-cell>
          <table:table-cell office:value-type="float" office:value="24122" table:style-name="ce1">
            <text:p>24122</text:p>
          </table:table-cell>
          <table:table-cell table:number-columns-repeated="16377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time" office:time-value="PT11H44M53.208S" table:style-name="ce2">
            <text:p>44:53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in.do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time" office:time-value="PT11H44M53.291S" table:style-name="ce2">
            <text:p>44:53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home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24122" table:style-name="ce1">
            <text:p>24122</text:p>
          </table:table-cell>
          <table:table-cell table:number-columns-repeated="16377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time" office:time-value="PT11H44M53.424S" table:style-name="ce2">
            <text:p>44:53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home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24322" table:style-name="ce1">
            <text:p>24322</text:p>
          </table:table-cell>
          <table:table-cell table:number-columns-repeated="16377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time" office:time-value="PT11H44M53.371S" table:style-name="ce2">
            <text:p>44:53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home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Success</text:p>
          </table:table-cell>
          <table:table-cell office:value-type="float" office:value="24322" table:style-name="ce1">
            <text:p>24322</text:p>
          </table:table-cell>
          <table:table-cell table:number-columns-repeated="16377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time" office:time-value="PT11H44M53.383S" table:style-name="ce2">
            <text:p>44:53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home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time" office:time-value="PT11H44M53.332S" table:style-name="ce2">
            <text:p>44:53.3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do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time" office:time-value="PT11H44M53.281S" table:style-name="ce2">
            <text:p>44:53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243" table:style-name="ce1">
            <text:p>243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time" office:time-value="PT11H44M53.414S" table:style-name="ce2">
            <text:p>44:53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home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24322" table:style-name="ce1">
            <text:p>24322</text:p>
          </table:table-cell>
          <table:table-cell table:number-columns-repeated="16377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time" office:time-value="PT11H44M53.548S" table:style-name="ce2">
            <text:p>44:53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time" office:time-value="PT11H44M53.346S" table:style-name="ce2">
            <text:p>44:53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in.do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time" office:time-value="PT11H44M53.419S" table:style-name="ce2">
            <text:p>44:53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time" office:time-value="PT11H44M53.489S" table:style-name="ce2">
            <text:p>44:53.5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home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time" office:time-value="PT11H44M53.571S" table:style-name="ce2">
            <text:p>44:53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time" office:time-value="PT11H44M53.406S" table:style-name="ce2">
            <text:p>44:53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in.do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time" office:time-value="PT11H44M53.500S" table:style-name="ce2">
            <text:p>44:53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time" office:time-value="PT11H44M53.586S" table:style-name="ce2">
            <text:p>44:53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home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time" office:time-value="PT11H44M53.662S" table:style-name="ce2">
            <text:p>44:53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time" office:time-value="PT11H44M53.525S" table:style-name="ce2">
            <text:p>44:53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home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time" office:time-value="PT11H44M53.567S" table:style-name="ce2">
            <text:p>44:53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time" office:time-value="PT11H44M53.700S" table:style-name="ce2">
            <text:p>44:53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home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time" office:time-value="PT11H44M53.689S" table:style-name="ce2">
            <text:p>44:53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home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time" office:time-value="PT11H44M53.780S" table:style-name="ce2">
            <text:p>44:53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time" office:time-value="PT11H44M53.645S" table:style-name="ce2">
            <text:p>44:53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home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time" office:time-value="PT11H44M53.641S" table:style-name="ce2">
            <text:p>44:53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time" office:time-value="PT11H44M53.790S" table:style-name="ce2">
            <text:p>44:53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home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time" office:time-value="PT11H44M53.851S" table:style-name="ce2">
            <text:p>44:53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time" office:time-value="PT11H44M53.562S" table:style-name="ce2">
            <text:p>44:53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do</text:p>
          </table:table-cell>
          <table:table-cell office:value-type="float" office:value="346" table:style-name="ce1">
            <text:p>346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time" office:time-value="PT11H44M53.828S" table:style-name="ce2">
            <text:p>44:53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home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time" office:time-value="PT11H44M53.884S" table:style-name="ce2">
            <text:p>44:53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time" office:time-value="PT11H44M53.693S" table:style-name="ce2">
            <text:p>44:53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in.do</text:p>
          </table:table-cell>
          <table:table-cell office:value-type="float" office:value="283" table:style-name="ce1">
            <text:p>283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time" office:time-value="PT11H44M53.845S" table:style-name="ce2">
            <text:p>44:53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home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time" office:time-value="PT11H44M53.632S" table:style-name="ce2">
            <text:p>44:53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in.do</text:p>
          </table:table-cell>
          <table:table-cell office:value-type="float" office:value="404" table:style-name="ce1">
            <text:p>404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time" office:time-value="PT11H44M53.899S" table:style-name="ce2">
            <text:p>44:53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home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time" office:time-value="PT11H44M54.051S" table:style-name="ce2">
            <text:p>44:54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time" office:time-value="PT11H44M54.088S" table:style-name="ce2">
            <text:p>44:54.1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time" office:time-value="PT11H44M53.825S" table:style-name="ce2">
            <text:p>44:53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do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time" office:time-value="PT11H44M54.017S" table:style-name="ce2">
            <text:p>44:54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home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time" office:time-value="PT11H44M53.909S" table:style-name="ce2">
            <text:p>44:53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time" office:time-value="PT11H44M53.978S" table:style-name="ce2">
            <text:p>44:54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time" office:time-value="PT11H44M54.186S" table:style-name="ce2">
            <text:p>44:54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time" office:time-value="PT11H44M53.909S" table:style-name="ce2">
            <text:p>44:53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in.do</text:p>
          </table:table-cell>
          <table:table-cell office:value-type="float" office:value="291" table:style-name="ce1">
            <text:p>291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time" office:time-value="PT11H44M54.044S" table:style-name="ce2">
            <text:p>44:54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time" office:time-value="PT11H44M54.095S" table:style-name="ce2">
            <text:p>44:54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time" office:time-value="PT11H44M54.282S" table:style-name="ce2">
            <text:p>44:54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time" office:time-value="PT11H44M53.974S" table:style-name="ce2">
            <text:p>44:54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in.do</text:p>
          </table:table-cell>
          <table:table-cell office:value-type="float" office:value="348" table:style-name="ce1">
            <text:p>348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time" office:time-value="PT11H44M54.186S" table:style-name="ce2">
            <text:p>44:54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home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time" office:time-value="PT11H44M54.061S" table:style-name="ce2">
            <text:p>44:54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do</text:p>
          </table:table-cell>
          <table:table-cell office:value-type="float" office:value="264" table:style-name="ce1">
            <text:p>264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time" office:time-value="PT11H44M54.357S" table:style-name="ce2">
            <text:p>44:54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time" office:time-value="PT11H44M54.164S" table:style-name="ce2">
            <text:p>44:54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home</text:p>
          </table:table-cell>
          <table:table-cell office:value-type="float" office:value="235" table:style-name="ce1">
            <text:p>235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time" office:time-value="PT11H44M54.387S" table:style-name="ce2">
            <text:p>44:54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time" office:time-value="PT11H44M54.326S" table:style-name="ce2">
            <text:p>44:54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home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time" office:time-value="PT11H44M54.095S" table:style-name="ce2">
            <text:p>44:54.1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in.do</text:p>
          </table:table-cell>
          <table:table-cell office:value-type="float" office:value="343" table:style-name="ce1">
            <text:p>343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time" office:time-value="PT11H44M54.277S" table:style-name="ce2">
            <text:p>44:54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home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time" office:time-value="PT11H44M54.206S" table:style-name="ce2">
            <text:p>44:54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274" table:style-name="ce1">
            <text:p>274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time" office:time-value="PT11H44M54.196S" table:style-name="ce2">
            <text:p>44:54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in.do</text:p>
          </table:table-cell>
          <table:table-cell office:value-type="float" office:value="285" table:style-name="ce1">
            <text:p>285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time" office:time-value="PT11H44M54.256S" table:style-name="ce2">
            <text:p>44:54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home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time" office:time-value="PT11H44M54.401S" table:style-name="ce2">
            <text:p>44:54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home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time" office:time-value="PT11H44M54.487S" table:style-name="ce2">
            <text:p>44:54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home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time" office:time-value="PT11H44M54.480S" table:style-name="ce2">
            <text:p>44:54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home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time" office:time-value="PT11H44M54.603S" table:style-name="ce2">
            <text:p>44:54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time" office:time-value="PT11H44M54.553S" table:style-name="ce2">
            <text:p>44:54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time" office:time-value="PT11H44M54.326S" table:style-name="ce2">
            <text:p>44:54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time" office:time-value="PT11H44M54.439S" table:style-name="ce2">
            <text:p>44:54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time" office:time-value="PT11H44M54.482S" table:style-name="ce2">
            <text:p>44:54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time" office:time-value="PT11H44M54.324S" table:style-name="ce2">
            <text:p>44:54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382" table:style-name="ce1">
            <text:p>382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time" office:time-value="PT11H44M54.323S" table:style-name="ce2">
            <text:p>44:54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do</text:p>
          </table:table-cell>
          <table:table-cell office:value-type="float" office:value="399" table:style-name="ce1">
            <text:p>399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time" office:time-value="PT11H44M54.676S" table:style-name="ce2">
            <text:p>44:54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time" office:time-value="PT11H44M54.786S" table:style-name="ce2">
            <text:p>44:54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time" office:time-value="PT11H44M54.481S" table:style-name="ce2">
            <text:p>44:54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home</text:p>
          </table:table-cell>
          <table:table-cell office:value-type="float" office:value="482" table:style-name="ce1">
            <text:p>482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time" office:time-value="PT11H44M54.386S" table:style-name="ce2">
            <text:p>44:54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in.do</text:p>
          </table:table-cell>
          <table:table-cell office:value-type="float" office:value="582" table:style-name="ce1">
            <text:p>582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time" office:time-value="PT11H44M54.971S" table:style-name="ce2">
            <text:p>44:55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time" office:time-value="PT11H44M54.962S" table:style-name="ce2">
            <text:p>44:55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time" office:time-value="PT11H44M54.708S" table:style-name="ce2">
            <text:p>44:54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home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time" office:time-value="PT11H44M54.660S" table:style-name="ce2">
            <text:p>44:54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home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time" office:time-value="PT11H44M54.657S" table:style-name="ce2">
            <text:p>44:54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home</text:p>
          </table:table-cell>
          <table:table-cell office:value-type="float" office:value="354" table:style-name="ce1">
            <text:p>354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time" office:time-value="PT11H44M55.062S" table:style-name="ce2">
            <text:p>44:55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time" office:time-value="PT11H44M54.658S" table:style-name="ce2">
            <text:p>44:54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home</text:p>
          </table:table-cell>
          <table:table-cell office:value-type="float" office:value="464" table:style-name="ce1">
            <text:p>464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time" office:time-value="PT11H44M55.119S" table:style-name="ce2">
            <text:p>44:55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time" office:time-value="PT11H44M54.415S" table:style-name="ce2">
            <text:p>44:54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in.do</text:p>
          </table:table-cell>
          <table:table-cell office:value-type="float" office:value="718" table:style-name="ce1">
            <text:p>718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time" office:time-value="PT11H44M55.176S" table:style-name="ce2">
            <text:p>44:55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time" office:time-value="PT11H44M55.012S" table:style-name="ce2">
            <text:p>44:55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home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time" office:time-value="PT11H44M54.965S" table:style-name="ce2">
            <text:p>44:55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home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time" office:time-value="PT11H44M54.990S" table:style-name="ce2">
            <text:p>44:55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home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time" office:time-value="PT11H44M55.011S" table:style-name="ce2">
            <text:p>44:55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home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time" office:time-value="PT11H44M55.123S" table:style-name="ce2">
            <text:p>44:55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home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time" office:time-value="PT11H44M55.286S" table:style-name="ce2">
            <text:p>44:55.3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time" office:time-value="PT11H44M54.655S" table:style-name="ce2">
            <text:p>44:54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in.do</text:p>
          </table:table-cell>
          <table:table-cell office:value-type="float" office:value="710" table:style-name="ce1">
            <text:p>710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time" office:time-value="PT11H44M55.396S" table:style-name="ce2">
            <text:p>44:55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time" office:time-value="PT11H44M54.724S" table:style-name="ce2">
            <text:p>44:54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699" table:style-name="ce1">
            <text:p>699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time" office:time-value="PT11H44M55.406S" table:style-name="ce2">
            <text:p>44:55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time" office:time-value="PT11H44M54.657S" table:style-name="ce2">
            <text:p>44:54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do</text:p>
          </table:table-cell>
          <table:table-cell office:value-type="float" office:value="820" table:style-name="ce1">
            <text:p>820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time" office:time-value="PT11H44M54.986S" table:style-name="ce2">
            <text:p>44:55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in.do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time" office:time-value="PT11H44M54.969S" table:style-name="ce2">
            <text:p>44:55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613" table:style-name="ce1">
            <text:p>613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time" office:time-value="PT11H44M54.988S" table:style-name="ce2">
            <text:p>44:55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in.do</text:p>
          </table:table-cell>
          <table:table-cell office:value-type="float" office:value="601" table:style-name="ce1">
            <text:p>601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time" office:time-value="PT11H44M55.556S" table:style-name="ce2">
            <text:p>44:55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time" office:time-value="PT11H44M54.726S" table:style-name="ce2">
            <text:p>44:54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in.do</text:p>
          </table:table-cell>
          <table:table-cell office:value-type="float" office:value="906" table:style-name="ce1">
            <text:p>906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time" office:time-value="PT11H44M55.306S" table:style-name="ce2">
            <text:p>44:55.3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do</text:p>
          </table:table-cell>
          <table:table-cell office:value-type="float" office:value="337" table:style-name="ce1">
            <text:p>337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time" office:time-value="PT11H44M54.801S" table:style-name="ce2">
            <text:p>44:54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do</text:p>
          </table:table-cell>
          <table:table-cell office:value-type="float" office:value="841" table:style-name="ce1">
            <text:p>841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time" office:time-value="PT11H44M55.656S" table:style-name="ce2">
            <text:p>44:55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time" office:time-value="PT11H44M55.676S" table:style-name="ce2">
            <text:p>44:55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time" office:time-value="PT11H44M55.133S" table:style-name="ce2">
            <text:p>44:55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in.do</text:p>
          </table:table-cell>
          <table:table-cell office:value-type="float" office:value="603" table:style-name="ce1">
            <text:p>603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time" office:time-value="PT11H44M55.188S" table:style-name="ce2">
            <text:p>44:55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in.do</text:p>
          </table:table-cell>
          <table:table-cell office:value-type="float" office:value="579" table:style-name="ce1">
            <text:p>579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time" office:time-value="PT11H44M55.796S" table:style-name="ce2">
            <text:p>44:55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time" office:time-value="PT11H44M55.133S" table:style-name="ce2">
            <text:p>44:55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722" table:style-name="ce1">
            <text:p>722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time" office:time-value="PT11H44M55.896S" table:style-name="ce2">
            <text:p>44:55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time" office:time-value="PT11H44M55.906S" table:style-name="ce2">
            <text:p>44:55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time" office:time-value="PT11H44M55.084S" table:style-name="ce2">
            <text:p>44:55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do</text:p>
          </table:table-cell>
          <table:table-cell office:value-type="float" office:value="834" table:style-name="ce1">
            <text:p>834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time" office:time-value="PT11H44M55.646S" table:style-name="ce2">
            <text:p>44:55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306" table:style-name="ce1">
            <text:p>306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time" office:time-value="PT11H44M55.596S" table:style-name="ce2">
            <text:p>44:55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do</text:p>
          </table:table-cell>
          <table:table-cell office:value-type="float" office:value="398" table:style-name="ce1">
            <text:p>398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time" office:time-value="PT11H44M55.646S" table:style-name="ce2">
            <text:p>44:55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371" table:style-name="ce1">
            <text:p>371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time" office:time-value="PT11H44M55.626S" table:style-name="ce2">
            <text:p>44:55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417" table:style-name="ce1">
            <text:p>417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time" office:time-value="PT11H44M56.066S" table:style-name="ce2">
            <text:p>44:56.1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time" office:time-value="PT11H44M55.596S" table:style-name="ce2">
            <text:p>44:55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485" table:style-name="ce1">
            <text:p>485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time" office:time-value="PT11H44M55.586S" table:style-name="ce2">
            <text:p>44:55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home</text:p>
          </table:table-cell>
          <table:table-cell office:value-type="float" office:value="561" table:style-name="ce1">
            <text:p>561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time" office:time-value="PT11H44M55.566S" table:style-name="ce2">
            <text:p>44:55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586" table:style-name="ce1">
            <text:p>586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time" office:time-value="PT11H44M56.156S" table:style-name="ce2">
            <text:p>44:56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time" office:time-value="PT11H44M56.169S" table:style-name="ce2">
            <text:p>44:56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time" office:time-value="PT11H44M55.476S" table:style-name="ce2">
            <text:p>44:55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759" table:style-name="ce1">
            <text:p>759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time" office:time-value="PT11H44M55.426S" table:style-name="ce2">
            <text:p>44:55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in.do</text:p>
          </table:table-cell>
          <table:table-cell office:value-type="float" office:value="836" table:style-name="ce1">
            <text:p>836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time" office:time-value="PT11H44M55.426S" table:style-name="ce2">
            <text:p>44:55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in.do</text:p>
          </table:table-cell>
          <table:table-cell office:value-type="float" office:value="867" table:style-name="ce1">
            <text:p>867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time" office:time-value="PT11H44M55.426S" table:style-name="ce2">
            <text:p>44:55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home</text:p>
          </table:table-cell>
          <table:table-cell office:value-type="float" office:value="869" table:style-name="ce1">
            <text:p>869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time" office:time-value="PT11H44M56.290S" table:style-name="ce2">
            <text:p>44:56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time" office:time-value="PT11H44M56.146S" table:style-name="ce2">
            <text:p>44:56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home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time" office:time-value="PT11H44M55.366S" table:style-name="ce2">
            <text:p>44:55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968" table:style-name="ce1">
            <text:p>968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time" office:time-value="PT11H44M55.996S" table:style-name="ce2">
            <text:p>44:56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370" table:style-name="ce1">
            <text:p>370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time" office:time-value="PT11H44M56.026S" table:style-name="ce2">
            <text:p>44:56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home</text:p>
          </table:table-cell>
          <table:table-cell office:value-type="float" office:value="368" table:style-name="ce1">
            <text:p>368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time" office:time-value="PT11H44M56.046S" table:style-name="ce2">
            <text:p>44:56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home</text:p>
          </table:table-cell>
          <table:table-cell office:value-type="float" office:value="351" table:style-name="ce1">
            <text:p>351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time" office:time-value="PT11H44M56.408S" table:style-name="ce2">
            <text:p>44:56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time" office:time-value="PT11H44M56.443S" table:style-name="ce2">
            <text:p>44:56.4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time" office:time-value="PT11H44M55.916S" table:style-name="ce2">
            <text:p>44:55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in.do</text:p>
          </table:table-cell>
          <table:table-cell office:value-type="float" office:value="535" table:style-name="ce1">
            <text:p>535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time" office:time-value="PT11H44M56.399S" table:style-name="ce2">
            <text:p>44:56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home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time" office:time-value="PT11H44M56.397S" table:style-name="ce2">
            <text:p>44:56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home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time" office:time-value="PT11H44M55.926S" table:style-name="ce2">
            <text:p>44:55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611" table:style-name="ce1">
            <text:p>611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time" office:time-value="PT11H44M55.916S" table:style-name="ce2">
            <text:p>44:55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in.do</text:p>
          </table:table-cell>
          <table:table-cell office:value-type="float" office:value="652" table:style-name="ce1">
            <text:p>652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time" office:time-value="PT11H44M55.956S" table:style-name="ce2">
            <text:p>44:56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home</text:p>
          </table:table-cell>
          <table:table-cell office:value-type="float" office:value="631" table:style-name="ce1">
            <text:p>631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time" office:time-value="PT11H44M55.796S" table:style-name="ce2">
            <text:p>44:55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do</text:p>
          </table:table-cell>
          <table:table-cell office:value-type="float" office:value="792" table:style-name="ce1">
            <text:p>792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time" office:time-value="PT11H44M56.558S" table:style-name="ce2">
            <text:p>44:56.6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time" office:time-value="PT11H44M56.296S" table:style-name="ce2">
            <text:p>44:56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home</text:p>
          </table:table-cell>
          <table:table-cell office:value-type="float" office:value="312" table:style-name="ce1">
            <text:p>312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time" office:time-value="PT11H44M56.655S" table:style-name="ce2">
            <text:p>44:56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time" office:time-value="PT11H44M55.856S" table:style-name="ce2">
            <text:p>44:55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home</text:p>
          </table:table-cell>
          <table:table-cell office:value-type="float" office:value="823" table:style-name="ce1">
            <text:p>823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time" office:time-value="PT11H44M55.766S" table:style-name="ce2">
            <text:p>44:55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941" table:style-name="ce1">
            <text:p>941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time" office:time-value="PT11H44M55.736S" table:style-name="ce2">
            <text:p>44:55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005" table:style-name="ce1">
            <text:p>1005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time" office:time-value="PT11H44M55.676S" table:style-name="ce2">
            <text:p>44:55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in.do</text:p>
          </table:table-cell>
          <table:table-cell office:value-type="float" office:value="1095" table:style-name="ce1">
            <text:p>1095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time" office:time-value="PT11H44M56.589S" table:style-name="ce2">
            <text:p>44:56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home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time" office:time-value="PT11H44M55.656S" table:style-name="ce2">
            <text:p>44:55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in.do</text:p>
          </table:table-cell>
          <table:table-cell office:value-type="float" office:value="1170" table:style-name="ce1">
            <text:p>1170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time" office:time-value="PT11H44M56.452S" table:style-name="ce2">
            <text:p>44:56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in.do</text:p>
          </table:table-cell>
          <table:table-cell office:value-type="float" office:value="397" table:style-name="ce1">
            <text:p>397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time" office:time-value="PT11H44M56.452S" table:style-name="ce2">
            <text:p>44:56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427" table:style-name="ce1">
            <text:p>427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time" office:time-value="PT11H44M56.681S" table:style-name="ce2">
            <text:p>44:56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home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time" office:time-value="PT11H44M56.538S" table:style-name="ce2">
            <text:p>44:56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home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time" office:time-value="PT11H44M56.298S" table:style-name="ce2">
            <text:p>44:56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do</text:p>
          </table:table-cell>
          <table:table-cell office:value-type="float" office:value="736" table:style-name="ce1">
            <text:p>736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time" office:time-value="PT11H44M56.415S" table:style-name="ce2">
            <text:p>44:56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in.do</text:p>
          </table:table-cell>
          <table:table-cell office:value-type="float" office:value="649" table:style-name="ce1">
            <text:p>649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time" office:time-value="PT11H44M56.336S" table:style-name="ce2">
            <text:p>44:56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home</text:p>
          </table:table-cell>
          <table:table-cell office:value-type="float" office:value="754" table:style-name="ce1">
            <text:p>754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time" office:time-value="PT11H44M56.368S" table:style-name="ce2">
            <text:p>44:56.4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home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time" office:time-value="PT11H44M56.295S" table:style-name="ce2">
            <text:p>44:56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824" table:style-name="ce1">
            <text:p>824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time" office:time-value="PT11H44M56.156S" table:style-name="ce2">
            <text:p>44:56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in.do</text:p>
          </table:table-cell>
          <table:table-cell office:value-type="float" office:value="998" table:style-name="ce1">
            <text:p>998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time" office:time-value="PT11H44M56.262S" table:style-name="ce2">
            <text:p>44:56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time" office:time-value="PT11H44M56.176S" table:style-name="ce2">
            <text:p>44:56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in.do</text:p>
          </table:table-cell>
          <table:table-cell office:value-type="float" office:value="995" table:style-name="ce1">
            <text:p>995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time" office:time-value="PT11H44M56.890S" table:style-name="ce2">
            <text:p>44:56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home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time" office:time-value="PT11H44M56.236S" table:style-name="ce2">
            <text:p>44:56.2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home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time" office:time-value="PT11H44M57.092S" table:style-name="ce2">
            <text:p>44:57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home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time" office:time-value="PT11H44M56.156S" table:style-name="ce2">
            <text:p>44:56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home</text:p>
          </table:table-cell>
          <table:table-cell office:value-type="float" office:value="1113" table:style-name="ce1">
            <text:p>1113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time" office:time-value="PT11H44M56.066S" table:style-name="ce2">
            <text:p>44:56.1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do</text:p>
          </table:table-cell>
          <table:table-cell office:value-type="float" office:value="1215" table:style-name="ce1">
            <text:p>1215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time" office:time-value="PT11H44M57.098S" table:style-name="ce2">
            <text:p>44:57.1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home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time" office:time-value="PT11H44M56.880S" table:style-name="ce2">
            <text:p>44:56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home</text:p>
          </table:table-cell>
          <table:table-cell office:value-type="float" office:value="482" table:style-name="ce1">
            <text:p>482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time" office:time-value="PT11H44M56.086S" table:style-name="ce2">
            <text:p>44:56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home</text:p>
          </table:table-cell>
          <table:table-cell office:value-type="float" office:value="1279" table:style-name="ce1">
            <text:p>1279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time" office:time-value="PT11H44M57.271S" table:style-name="ce2">
            <text:p>44:57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home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time" office:time-value="PT11H44M56.827S" table:style-name="ce2">
            <text:p>44:56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607" table:style-name="ce1">
            <text:p>607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time" office:time-value="PT11H44M57.239S" table:style-name="ce2">
            <text:p>44:57.2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home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time" office:time-value="PT11H44M57.363S" table:style-name="ce2">
            <text:p>44:57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home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time" office:time-value="PT11H44M56.851S" table:style-name="ce2">
            <text:p>44:56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603" table:style-name="ce1">
            <text:p>603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time" office:time-value="PT11H44M56.772S" table:style-name="ce2">
            <text:p>44:56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702" table:style-name="ce1">
            <text:p>702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time" office:time-value="PT11H44M56.664S" table:style-name="ce2">
            <text:p>44:56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in.do</text:p>
          </table:table-cell>
          <table:table-cell office:value-type="float" office:value="840" table:style-name="ce1">
            <text:p>840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time" office:time-value="PT11H44M56.742S" table:style-name="ce2">
            <text:p>44:56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home</text:p>
          </table:table-cell>
          <table:table-cell office:value-type="float" office:value="779" table:style-name="ce1">
            <text:p>779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time" office:time-value="PT11H44M56.596S" table:style-name="ce2">
            <text:p>44:56.6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do</text:p>
          </table:table-cell>
          <table:table-cell office:value-type="float" office:value="975" table:style-name="ce1">
            <text:p>975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time" office:time-value="PT11H44M57.370S" table:style-name="ce2">
            <text:p>44:57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home</text:p>
          </table:table-cell>
          <table:table-cell office:value-type="float" office:value="209" table:style-name="ce1">
            <text:p>209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time" office:time-value="PT11H44M56.708S" table:style-name="ce2">
            <text:p>44:56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home</text:p>
          </table:table-cell>
          <table:table-cell office:value-type="float" office:value="884" table:style-name="ce1">
            <text:p>884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time" office:time-value="PT11H44M56.590S" table:style-name="ce2">
            <text:p>44:56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047" table:style-name="ce1">
            <text:p>1047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time" office:time-value="PT11H44M57.523S" table:style-name="ce2">
            <text:p>44:57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home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time" office:time-value="PT11H44M56.570S" table:style-name="ce2">
            <text:p>44:56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103" table:style-name="ce1">
            <text:p>1103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time" office:time-value="PT11H44M57.594S" table:style-name="ce2">
            <text:p>44:57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home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time" office:time-value="PT11H44M57.475S" table:style-name="ce2">
            <text:p>44:57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home</text:p>
          </table:table-cell>
          <table:table-cell office:value-type="float" office:value="276" table:style-name="ce1">
            <text:p>276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time" office:time-value="PT11H44M57.455S" table:style-name="ce2">
            <text:p>44:57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home</text:p>
          </table:table-cell>
          <table:table-cell office:value-type="float" office:value="316" table:style-name="ce1">
            <text:p>316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time" office:time-value="PT11H44M57.435S" table:style-name="ce2">
            <text:p>44:57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home</text:p>
          </table:table-cell>
          <table:table-cell office:value-type="float" office:value="353" table:style-name="ce1">
            <text:p>353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time" office:time-value="PT11H44M57.283S" table:style-name="ce2">
            <text:p>44:57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594" table:style-name="ce1">
            <text:p>594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time" office:time-value="PT11H44M57.772S" table:style-name="ce2">
            <text:p>44:57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home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time" office:time-value="PT11H44M57.752S" table:style-name="ce2">
            <text:p>44:57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home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time" office:time-value="PT11H44M57.178S" table:style-name="ce2">
            <text:p>44:57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time" office:time-value="PT11H44M57.148S" table:style-name="ce2">
            <text:p>44:57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845" table:style-name="ce1">
            <text:p>845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time" office:time-value="PT11H44M57.789S" table:style-name="ce2">
            <text:p>44:57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home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time" office:time-value="PT11H44M57.158S" table:style-name="ce2">
            <text:p>44:57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home</text:p>
          </table:table-cell>
          <table:table-cell office:value-type="float" office:value="880" table:style-name="ce1">
            <text:p>880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time" office:time-value="PT11H44M57.121S" table:style-name="ce2">
            <text:p>44:57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home</text:p>
          </table:table-cell>
          <table:table-cell office:value-type="float" office:value="924" table:style-name="ce1">
            <text:p>924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time" office:time-value="PT11H44M57.034S" table:style-name="ce2">
            <text:p>44:57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057" table:style-name="ce1">
            <text:p>1057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time" office:time-value="PT11H44M57.066S" table:style-name="ce2">
            <text:p>44:57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049" table:style-name="ce1">
            <text:p>1049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time" office:time-value="PT11H44M58.039S" table:style-name="ce2">
            <text:p>44:58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home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time" office:time-value="PT11H44M57.878S" table:style-name="ce2">
            <text:p>44:57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home</text:p>
          </table:table-cell>
          <table:table-cell office:value-type="float" office:value="304" table:style-name="ce1">
            <text:p>304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time" office:time-value="PT11H44M58.047S" table:style-name="ce2">
            <text:p>44:58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home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time" office:time-value="PT11H44M57.675S" table:style-name="ce2">
            <text:p>44:57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home</text:p>
          </table:table-cell>
          <table:table-cell office:value-type="float" office:value="559" table:style-name="ce1">
            <text:p>559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time" office:time-value="PT11H44M57.639S" table:style-name="ce2">
            <text:p>44:57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home</text:p>
          </table:table-cell>
          <table:table-cell office:value-type="float" office:value="639" table:style-name="ce1">
            <text:p>639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time" office:time-value="PT11H44M57.572S" table:style-name="ce2">
            <text:p>44:57.6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715" table:style-name="ce1">
            <text:p>715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time" office:time-value="PT11H44M58.183S" table:style-name="ce2">
            <text:p>44:58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home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time" office:time-value="PT11H44M57.505S" table:style-name="ce2">
            <text:p>44:57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838" table:style-name="ce1">
            <text:p>838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time" office:time-value="PT11H44M58.236S" table:style-name="ce2">
            <text:p>44:58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home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time" office:time-value="PT11H44M58.093S" table:style-name="ce2">
            <text:p>44:58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home</text:p>
          </table:table-cell>
          <table:table-cell office:value-type="float" office:value="351" table:style-name="ce1">
            <text:p>351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time" office:time-value="PT11H44M58.117S" table:style-name="ce2">
            <text:p>44:58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home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time" office:time-value="PT11H44M57.995S" table:style-name="ce2">
            <text:p>44:58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home</text:p>
          </table:table-cell>
          <table:table-cell office:value-type="float" office:value="465" table:style-name="ce1">
            <text:p>465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time" office:time-value="PT11H44M58.280S" table:style-name="ce2">
            <text:p>44:58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home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time" office:time-value="PT11H44M57.944S" table:style-name="ce2">
            <text:p>44:57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home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time" office:time-value="PT11H44M58.446S" table:style-name="ce2">
            <text:p>44:58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home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time" office:time-value="PT11H44M58.290S" table:style-name="ce2">
            <text:p>44:58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home</text:p>
          </table:table-cell>
          <table:table-cell office:value-type="float" office:value="377" table:style-name="ce1">
            <text:p>377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time" office:time-value="PT11H44M58.461S" table:style-name="ce2">
            <text:p>44:58.5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home</text:p>
          </table:table-cell>
          <table:table-cell office:value-type="float" office:value="235" table:style-name="ce1">
            <text:p>235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time" office:time-value="PT11H44M58.448S" table:style-name="ce2">
            <text:p>44:58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home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time" office:time-value="PT11H44M58.516S" table:style-name="ce2">
            <text:p>44:58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home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time" office:time-value="PT11H44M58.345S" table:style-name="ce2">
            <text:p>44:58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home</text:p>
          </table:table-cell>
          <table:table-cell office:value-type="float" office:value="451" table:style-name="ce1">
            <text:p>451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time" office:time-value="PT11H44M58.669S" table:style-name="ce2">
            <text:p>44:58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home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time" office:time-value="PT11H44M58.798S" table:style-name="ce2">
            <text:p>44:58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home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time" office:time-value="PT11H44M52.361S" table:style-name="ce2">
            <text:p>44:52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1474" table:style-name="ce1">
            <text:p>11474</text:p>
          </table:table-cell>
          <table:table-cell office:value-type="string" table:style-name="ce1">
            <text:p>Success</text:p>
          </table:table-cell>
          <table:table-cell office:value-type="float" office:value="119427" table:style-name="ce1">
            <text:p>119427</text:p>
          </table:table-cell>
          <table:table-cell table:number-columns-repeated="16377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time" office:time-value="PT11H44M52.627S" table:style-name="ce2">
            <text:p>44:52.6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1238" table:style-name="ce1">
            <text:p>11238</text:p>
          </table:table-cell>
          <table:table-cell office:value-type="string" table:style-name="ce1">
            <text:p>Success</text:p>
          </table:table-cell>
          <table:table-cell office:value-type="float" office:value="119425" table:style-name="ce1">
            <text:p>119425</text:p>
          </table:table-cell>
          <table:table-cell table:number-columns-repeated="16377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time" office:time-value="PT11H44M52.937S" table:style-name="ce2">
            <text:p>44:52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0938" table:style-name="ce1">
            <text:p>10938</text:p>
          </table:table-cell>
          <table:table-cell office:value-type="string" table:style-name="ce1">
            <text:p>Success</text:p>
          </table:table-cell>
          <table:table-cell office:value-type="float" office:value="121540" table:style-name="ce1">
            <text:p>121540</text:p>
          </table:table-cell>
          <table:table-cell table:number-columns-repeated="16377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time" office:time-value="PT11H44M52.766S" table:style-name="ce2">
            <text:p>44:52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1113" table:style-name="ce1">
            <text:p>11113</text:p>
          </table:table-cell>
          <table:table-cell office:value-type="string" table:style-name="ce1">
            <text:p>Success</text:p>
          </table:table-cell>
          <table:table-cell office:value-type="float" office:value="121544" table:style-name="ce1">
            <text:p>121544</text:p>
          </table:table-cell>
          <table:table-cell table:number-columns-repeated="16377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time" office:time-value="PT11H44M52.915S" table:style-name="ce2">
            <text:p>44:52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1064" table:style-name="ce1">
            <text:p>11064</text:p>
          </table:table-cell>
          <table:table-cell office:value-type="string" table:style-name="ce1">
            <text:p>Success</text:p>
          </table:table-cell>
          <table:table-cell office:value-type="float" office:value="121541" table:style-name="ce1">
            <text:p>121541</text:p>
          </table:table-cell>
          <table:table-cell table:number-columns-repeated="16377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time" office:time-value="PT11H44M53.797S" table:style-name="ce2">
            <text:p>44:53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0206" table:style-name="ce1">
            <text:p>10206</text:p>
          </table:table-cell>
          <table:table-cell office:value-type="string" table:style-name="ce1">
            <text:p>Success</text:p>
          </table:table-cell>
          <table:table-cell office:value-type="float" office:value="119414" table:style-name="ce1">
            <text:p>119414</text:p>
          </table:table-cell>
          <table:table-cell table:number-columns-repeated="16377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time" office:time-value="PT11H44M53.799S" table:style-name="ce2">
            <text:p>44:53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0207" table:style-name="ce1">
            <text:p>10207</text:p>
          </table:table-cell>
          <table:table-cell office:value-type="string" table:style-name="ce1">
            <text:p>Success</text:p>
          </table:table-cell>
          <table:table-cell office:value-type="float" office:value="119412" table:style-name="ce1">
            <text:p>119412</text:p>
          </table:table-cell>
          <table:table-cell table:number-columns-repeated="16377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time" office:time-value="PT11H44M54.051S" table:style-name="ce2">
            <text:p>44:54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9976" table:style-name="ce1">
            <text:p>9976</text:p>
          </table:table-cell>
          <table:table-cell office:value-type="string" table:style-name="ce1">
            <text:p>Success</text:p>
          </table:table-cell>
          <table:table-cell office:value-type="float" office:value="121530" table:style-name="ce1">
            <text:p>121530</text:p>
          </table:table-cell>
          <table:table-cell table:number-columns-repeated="16377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time" office:time-value="PT11H44M52.800S" table:style-name="ce2">
            <text:p>44:52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1235" table:style-name="ce1">
            <text:p>11235</text:p>
          </table:table-cell>
          <table:table-cell office:value-type="string" table:style-name="ce1">
            <text:p>Success</text:p>
          </table:table-cell>
          <table:table-cell office:value-type="float" office:value="121543" table:style-name="ce1">
            <text:p>121543</text:p>
          </table:table-cell>
          <table:table-cell table:number-columns-repeated="16377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time" office:time-value="PT11H44M52.120S" table:style-name="ce2">
            <text:p>44:52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1921" table:style-name="ce1">
            <text:p>11921</text:p>
          </table:table-cell>
          <table:table-cell office:value-type="string" table:style-name="ce1">
            <text:p>Success</text:p>
          </table:table-cell>
          <table:table-cell office:value-type="float" office:value="120275" table:style-name="ce1">
            <text:p>120275</text:p>
          </table:table-cell>
          <table:table-cell table:number-columns-repeated="16377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time" office:time-value="PT11H44M54.437S" table:style-name="ce2">
            <text:p>44:54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9606" table:style-name="ce1">
            <text:p>9606</text:p>
          </table:table-cell>
          <table:table-cell office:value-type="string" table:style-name="ce1">
            <text:p>Success</text:p>
          </table:table-cell>
          <table:table-cell office:value-type="float" office:value="119406" table:style-name="ce1">
            <text:p>119406</text:p>
          </table:table-cell>
          <table:table-cell table:number-columns-repeated="16377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time" office:time-value="PT11H44M52.969S" table:style-name="ce2">
            <text:p>44:53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1080" table:style-name="ce1">
            <text:p>11080</text:p>
          </table:table-cell>
          <table:table-cell office:value-type="string" table:style-name="ce1">
            <text:p>Success</text:p>
          </table:table-cell>
          <table:table-cell office:value-type="float" office:value="121543" table:style-name="ce1">
            <text:p>121543</text:p>
          </table:table-cell>
          <table:table-cell table:number-columns-repeated="16377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time" office:time-value="PT11H44M54.569S" table:style-name="ce2">
            <text:p>44:54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9494" table:style-name="ce1">
            <text:p>9494</text:p>
          </table:table-cell>
          <table:table-cell office:value-type="string" table:style-name="ce1">
            <text:p>Success</text:p>
          </table:table-cell>
          <table:table-cell office:value-type="float" office:value="121527" table:style-name="ce1">
            <text:p>121527</text:p>
          </table:table-cell>
          <table:table-cell table:number-columns-repeated="16377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time" office:time-value="PT11H44M53.913S" table:style-name="ce2">
            <text:p>44:53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0155" table:style-name="ce1">
            <text:p>10155</text:p>
          </table:table-cell>
          <table:table-cell office:value-type="string" table:style-name="ce1">
            <text:p>Success</text:p>
          </table:table-cell>
          <table:table-cell office:value-type="float" office:value="121532" table:style-name="ce1">
            <text:p>121532</text:p>
          </table:table-cell>
          <table:table-cell table:number-columns-repeated="16377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time" office:time-value="PT11H44M53.526S" table:style-name="ce2">
            <text:p>44:53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0553" table:style-name="ce1">
            <text:p>10553</text:p>
          </table:table-cell>
          <table:table-cell office:value-type="string" table:style-name="ce1">
            <text:p>Success</text:p>
          </table:table-cell>
          <table:table-cell office:value-type="float" office:value="119415" table:style-name="ce1">
            <text:p>119415</text:p>
          </table:table-cell>
          <table:table-cell table:number-columns-repeated="16377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time" office:time-value="PT11H44M54.647S" table:style-name="ce2">
            <text:p>44:54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9438" table:style-name="ce1">
            <text:p>9438</text:p>
          </table:table-cell>
          <table:table-cell office:value-type="string" table:style-name="ce1">
            <text:p>Success</text:p>
          </table:table-cell>
          <table:table-cell office:value-type="float" office:value="121525" table:style-name="ce1">
            <text:p>121525</text:p>
          </table:table-cell>
          <table:table-cell table:number-columns-repeated="16377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time" office:time-value="PT11H44M53.356S" table:style-name="ce2">
            <text:p>44:53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0734" table:style-name="ce1">
            <text:p>10734</text:p>
          </table:table-cell>
          <table:table-cell office:value-type="string" table:style-name="ce1">
            <text:p>Success</text:p>
          </table:table-cell>
          <table:table-cell office:value-type="float" office:value="121538" table:style-name="ce1">
            <text:p>121538</text:p>
          </table:table-cell>
          <table:table-cell table:number-columns-repeated="16377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time" office:time-value="PT11H44M53.485S" table:style-name="ce2">
            <text:p>44:53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0606" table:style-name="ce1">
            <text:p>10606</text:p>
          </table:table-cell>
          <table:table-cell office:value-type="string" table:style-name="ce1">
            <text:p>Success</text:p>
          </table:table-cell>
          <table:table-cell office:value-type="float" office:value="119417" table:style-name="ce1">
            <text:p>119417</text:p>
          </table:table-cell>
          <table:table-cell table:number-columns-repeated="16377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time" office:time-value="PT11H44M54.611S" table:style-name="ce2">
            <text:p>44:54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9483" table:style-name="ce1">
            <text:p>9483</text:p>
          </table:table-cell>
          <table:table-cell office:value-type="string" table:style-name="ce1">
            <text:p>Success</text:p>
          </table:table-cell>
          <table:table-cell office:value-type="float" office:value="121527" table:style-name="ce1">
            <text:p>121527</text:p>
          </table:table-cell>
          <table:table-cell table:number-columns-repeated="16377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time" office:time-value="PT11H44M53.483S" table:style-name="ce2">
            <text:p>44:53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0613" table:style-name="ce1">
            <text:p>10613</text:p>
          </table:table-cell>
          <table:table-cell office:value-type="string" table:style-name="ce1">
            <text:p>Success</text:p>
          </table:table-cell>
          <table:table-cell office:value-type="float" office:value="121537" table:style-name="ce1">
            <text:p>121537</text:p>
          </table:table-cell>
          <table:table-cell table:number-columns-repeated="16377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time" office:time-value="PT11H44M53.596S" table:style-name="ce2">
            <text:p>44:53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0502" table:style-name="ce1">
            <text:p>10502</text:p>
          </table:table-cell>
          <table:table-cell office:value-type="string" table:style-name="ce1">
            <text:p>Success</text:p>
          </table:table-cell>
          <table:table-cell office:value-type="float" office:value="121535" table:style-name="ce1">
            <text:p>121535</text:p>
          </table:table-cell>
          <table:table-cell table:number-columns-repeated="16377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time" office:time-value="PT11H44M52.090S" table:style-name="ce2">
            <text:p>44:52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2010" table:style-name="ce1">
            <text:p>12010</text:p>
          </table:table-cell>
          <table:table-cell office:value-type="string" table:style-name="ce1">
            <text:p>Success</text:p>
          </table:table-cell>
          <table:table-cell office:value-type="float" office:value="119429" table:style-name="ce1">
            <text:p>119429</text:p>
          </table:table-cell>
          <table:table-cell table:number-columns-repeated="16377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time" office:time-value="PT11H44M54.131S" table:style-name="ce2">
            <text:p>44:54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9989" table:style-name="ce1">
            <text:p>9989</text:p>
          </table:table-cell>
          <table:table-cell office:value-type="string" table:style-name="ce1">
            <text:p>Success</text:p>
          </table:table-cell>
          <table:table-cell office:value-type="float" office:value="121530" table:style-name="ce1">
            <text:p>121530</text:p>
          </table:table-cell>
          <table:table-cell table:number-columns-repeated="16377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time" office:time-value="PT11H44M52.173S" table:style-name="ce2">
            <text:p>44:52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1954" table:style-name="ce1">
            <text:p>11954</text:p>
          </table:table-cell>
          <table:table-cell office:value-type="string" table:style-name="ce1">
            <text:p>Success</text:p>
          </table:table-cell>
          <table:table-cell office:value-type="float" office:value="119427" table:style-name="ce1">
            <text:p>119427</text:p>
          </table:table-cell>
          <table:table-cell table:number-columns-repeated="16377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time" office:time-value="PT11H44M53.123S" table:style-name="ce2">
            <text:p>44:53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1008" table:style-name="ce1">
            <text:p>11008</text:p>
          </table:table-cell>
          <table:table-cell office:value-type="string" table:style-name="ce1">
            <text:p>Success</text:p>
          </table:table-cell>
          <table:table-cell office:value-type="float" office:value="121539" table:style-name="ce1">
            <text:p>121539</text:p>
          </table:table-cell>
          <table:table-cell table:number-columns-repeated="16377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time" office:time-value="PT11H44M52.498S" table:style-name="ce2">
            <text:p>44:52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1620" table:style-name="ce1">
            <text:p>11620</text:p>
          </table:table-cell>
          <table:table-cell office:value-type="string" table:style-name="ce1">
            <text:p>Success</text:p>
          </table:table-cell>
          <table:table-cell office:value-type="float" office:value="119426" table:style-name="ce1">
            <text:p>119426</text:p>
          </table:table-cell>
          <table:table-cell table:number-columns-repeated="16377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time" office:time-value="PT11H45M3.884S" table:style-name="ce2">
            <text:p>45:03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Success</text:p>
          </table:table-cell>
          <table:table-cell office:value-type="float" office:value="24428" table:style-name="ce1">
            <text:p>24428</text:p>
          </table:table-cell>
          <table:table-cell table:number-columns-repeated="16377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time" office:time-value="PT11H45M4.006S" table:style-name="ce2">
            <text:p>45:04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69" table:style-name="ce1">
            <text:p>369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time" office:time-value="PT11H45M3.870S" table:style-name="ce2">
            <text:p>45:03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519" table:style-name="ce1">
            <text:p>519</text:p>
          </table:table-cell>
          <table:table-cell office:value-type="string" table:style-name="ce1">
            <text:p>Success</text:p>
          </table:table-cell>
          <table:table-cell office:value-type="float" office:value="24428" table:style-name="ce1">
            <text:p>24428</text:p>
          </table:table-cell>
          <table:table-cell table:number-columns-repeated="16377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time" office:time-value="PT11H45M3.878S" table:style-name="ce2">
            <text:p>45:03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519" table:style-name="ce1">
            <text:p>519</text:p>
          </table:table-cell>
          <table:table-cell office:value-type="string" table:style-name="ce1">
            <text:p>Success</text:p>
          </table:table-cell>
          <table:table-cell office:value-type="float" office:value="24426" table:style-name="ce1">
            <text:p>24426</text:p>
          </table:table-cell>
          <table:table-cell table:number-columns-repeated="16377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time" office:time-value="PT11H45M3.983S" table:style-name="ce2">
            <text:p>45:04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430" table:style-name="ce1">
            <text:p>430</text:p>
          </table:table-cell>
          <table:table-cell office:value-type="string" table:style-name="ce1">
            <text:p>Success</text:p>
          </table:table-cell>
          <table:table-cell office:value-type="float" office:value="24426" table:style-name="ce1">
            <text:p>24426</text:p>
          </table:table-cell>
          <table:table-cell table:number-columns-repeated="16377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time" office:time-value="PT11H45M4.039S" table:style-name="ce2">
            <text:p>45:04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74" table:style-name="ce1">
            <text:p>374</text:p>
          </table:table-cell>
          <table:table-cell office:value-type="string" table:style-name="ce1">
            <text:p>Success</text:p>
          </table:table-cell>
          <table:table-cell office:value-type="float" office:value="24428" table:style-name="ce1">
            <text:p>24428</text:p>
          </table:table-cell>
          <table:table-cell table:number-columns-repeated="16377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time" office:time-value="PT11H45M4.010S" table:style-name="ce2">
            <text:p>45:04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408" table:style-name="ce1">
            <text:p>408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time" office:time-value="PT11H45M3.839S" table:style-name="ce2">
            <text:p>45:03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583" table:style-name="ce1">
            <text:p>583</text:p>
          </table:table-cell>
          <table:table-cell office:value-type="string" table:style-name="ce1">
            <text:p>Success</text:p>
          </table:table-cell>
          <table:table-cell office:value-type="float" office:value="24428" table:style-name="ce1">
            <text:p>24428</text:p>
          </table:table-cell>
          <table:table-cell table:number-columns-repeated="16377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time" office:time-value="PT11H45M4.119S" table:style-name="ce2">
            <text:p>45:04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367" table:style-name="ce1">
            <text:p>367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time" office:time-value="PT11H45M4.118S" table:style-name="ce2">
            <text:p>45:04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371" table:style-name="ce1">
            <text:p>371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time" office:time-value="PT11H45M4.134S" table:style-name="ce2">
            <text:p>45:04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56" table:style-name="ce1">
            <text:p>356</text:p>
          </table:table-cell>
          <table:table-cell office:value-type="string" table:style-name="ce1">
            <text:p>Success</text:p>
          </table:table-cell>
          <table:table-cell office:value-type="float" office:value="24426" table:style-name="ce1">
            <text:p>24426</text:p>
          </table:table-cell>
          <table:table-cell table:number-columns-repeated="16377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time" office:time-value="PT11H45M4.098S" table:style-name="ce2">
            <text:p>45:04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96" table:style-name="ce1">
            <text:p>396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time" office:time-value="PT11H45M4.138S" table:style-name="ce2">
            <text:p>45:04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356" table:style-name="ce1">
            <text:p>356</text:p>
          </table:table-cell>
          <table:table-cell office:value-type="string" table:style-name="ce1">
            <text:p>Success</text:p>
          </table:table-cell>
          <table:table-cell office:value-type="float" office:value="24428" table:style-name="ce1">
            <text:p>24428</text:p>
          </table:table-cell>
          <table:table-cell table:number-columns-repeated="16377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time" office:time-value="PT11H45M4.118S" table:style-name="ce2">
            <text:p>45:04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76" table:style-name="ce1">
            <text:p>376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time" office:time-value="PT11H45M4.055S" table:style-name="ce2">
            <text:p>45:04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446" table:style-name="ce1">
            <text:p>446</text:p>
          </table:table-cell>
          <table:table-cell office:value-type="string" table:style-name="ce1">
            <text:p>Success</text:p>
          </table:table-cell>
          <table:table-cell office:value-type="float" office:value="24428" table:style-name="ce1">
            <text:p>24428</text:p>
          </table:table-cell>
          <table:table-cell table:number-columns-repeated="16377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time" office:time-value="PT11H45M4.045S" table:style-name="ce2">
            <text:p>45:04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58" table:style-name="ce1">
            <text:p>458</text:p>
          </table:table-cell>
          <table:table-cell office:value-type="string" table:style-name="ce1">
            <text:p>Success</text:p>
          </table:table-cell>
          <table:table-cell office:value-type="float" office:value="24425" table:style-name="ce1">
            <text:p>24425</text:p>
          </table:table-cell>
          <table:table-cell table:number-columns-repeated="16377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time" office:time-value="PT11H45M4.119S" table:style-name="ce2">
            <text:p>45:04.1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85" table:style-name="ce1">
            <text:p>385</text:p>
          </table:table-cell>
          <table:table-cell office:value-type="string" table:style-name="ce1">
            <text:p>Success</text:p>
          </table:table-cell>
          <table:table-cell office:value-type="float" office:value="24426" table:style-name="ce1">
            <text:p>24426</text:p>
          </table:table-cell>
          <table:table-cell table:number-columns-repeated="16377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time" office:time-value="PT11H45M4.119S" table:style-name="ce2">
            <text:p>45:04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time" office:time-value="PT11H45M4.125S" table:style-name="ce2">
            <text:p>45:04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395" table:style-name="ce1">
            <text:p>395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time" office:time-value="PT11H45M4.095S" table:style-name="ce2">
            <text:p>45:04.1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438" table:style-name="ce1">
            <text:p>438</text:p>
          </table:table-cell>
          <table:table-cell office:value-type="string" table:style-name="ce1">
            <text:p>Success</text:p>
          </table:table-cell>
          <table:table-cell office:value-type="float" office:value="24426" table:style-name="ce1">
            <text:p>24426</text:p>
          </table:table-cell>
          <table:table-cell table:number-columns-repeated="16377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time" office:time-value="PT11H45M4.032S" table:style-name="ce2">
            <text:p>45:04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528" table:style-name="ce1">
            <text:p>528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time" office:time-value="PT11H45M4.094S" table:style-name="ce2">
            <text:p>45:04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480" table:style-name="ce1">
            <text:p>480</text:p>
          </table:table-cell>
          <table:table-cell office:value-type="string" table:style-name="ce1">
            <text:p>Success</text:p>
          </table:table-cell>
          <table:table-cell office:value-type="float" office:value="24426" table:style-name="ce1">
            <text:p>24426</text:p>
          </table:table-cell>
          <table:table-cell table:number-columns-repeated="16377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time" office:time-value="PT11H45M4.049S" table:style-name="ce2">
            <text:p>45:04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528" table:style-name="ce1">
            <text:p>528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time" office:time-value="PT11H45M4.083S" table:style-name="ce2">
            <text:p>45:04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508" table:style-name="ce1">
            <text:p>508</text:p>
          </table:table-cell>
          <table:table-cell office:value-type="string" table:style-name="ce1">
            <text:p>Success</text:p>
          </table:table-cell>
          <table:table-cell office:value-type="float" office:value="24426" table:style-name="ce1">
            <text:p>24426</text:p>
          </table:table-cell>
          <table:table-cell table:number-columns-repeated="16377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time" office:time-value="PT11H45M4.130S" table:style-name="ce2">
            <text:p>45:04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470" table:style-name="ce1">
            <text:p>470</text:p>
          </table:table-cell>
          <table:table-cell office:value-type="string" table:style-name="ce1">
            <text:p>Success</text:p>
          </table:table-cell>
          <table:table-cell office:value-type="float" office:value="24428" table:style-name="ce1">
            <text:p>24428</text:p>
          </table:table-cell>
          <table:table-cell table:number-columns-repeated="16377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time" office:time-value="PT11H45M4.117S" table:style-name="ce2">
            <text:p>45:04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499" table:style-name="ce1">
            <text:p>499</text:p>
          </table:table-cell>
          <table:table-cell office:value-type="string" table:style-name="ce1">
            <text:p>Success</text:p>
          </table:table-cell>
          <table:table-cell office:value-type="float" office:value="24428" table:style-name="ce1">
            <text:p>24428</text:p>
          </table:table-cell>
          <table:table-cell table:number-columns-repeated="16377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time" office:time-value="PT11H44M57.398S" table:style-name="ce2">
            <text:p>44:57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5029" table:style-name="ce1">
            <text:p>15029</text:p>
          </table:table-cell>
          <table:table-cell office:value-type="string" table:style-name="ce1">
            <text:p>Success</text:p>
          </table:table-cell>
          <table:table-cell office:value-type="float" office:value="176851" table:style-name="ce1">
            <text:p>176851</text:p>
          </table:table-cell>
          <table:table-cell table:number-columns-repeated="16377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time" office:time-value="PT11H44M55.201S" table:style-name="ce2">
            <text:p>44:55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7261" table:style-name="ce1">
            <text:p>17261</text:p>
          </table:table-cell>
          <table:table-cell office:value-type="string" table:style-name="ce1">
            <text:p>Success</text:p>
          </table:table-cell>
          <table:table-cell office:value-type="float" office:value="176860" table:style-name="ce1">
            <text:p>176860</text:p>
          </table:table-cell>
          <table:table-cell table:number-columns-repeated="16377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time" office:time-value="PT11H44M56.513S" table:style-name="ce2">
            <text:p>44:56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5969" table:style-name="ce1">
            <text:p>15969</text:p>
          </table:table-cell>
          <table:table-cell office:value-type="string" table:style-name="ce1">
            <text:p>Success</text:p>
          </table:table-cell>
          <table:table-cell office:value-type="float" office:value="176851" table:style-name="ce1">
            <text:p>176851</text:p>
          </table:table-cell>
          <table:table-cell table:number-columns-repeated="16377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time" office:time-value="PT11H44M55.306S" table:style-name="ce2">
            <text:p>44:55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7226" table:style-name="ce1">
            <text:p>17226</text:p>
          </table:table-cell>
          <table:table-cell office:value-type="string" table:style-name="ce1">
            <text:p>Success</text:p>
          </table:table-cell>
          <table:table-cell office:value-type="float" office:value="176860" table:style-name="ce1">
            <text:p>176860</text:p>
          </table:table-cell>
          <table:table-cell table:number-columns-repeated="16377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time" office:time-value="PT11H44M56.332S" table:style-name="ce2">
            <text:p>44:56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6205" table:style-name="ce1">
            <text:p>16205</text:p>
          </table:table-cell>
          <table:table-cell office:value-type="string" table:style-name="ce1">
            <text:p>Success</text:p>
          </table:table-cell>
          <table:table-cell office:value-type="float" office:value="176859" table:style-name="ce1">
            <text:p>176859</text:p>
          </table:table-cell>
          <table:table-cell table:number-columns-repeated="16377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time" office:time-value="PT11H44M57.726S" table:style-name="ce2">
            <text:p>44:57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4894" table:style-name="ce1">
            <text:p>14894</text:p>
          </table:table-cell>
          <table:table-cell office:value-type="string" table:style-name="ce1">
            <text:p>Success</text:p>
          </table:table-cell>
          <table:table-cell office:value-type="float" office:value="176848" table:style-name="ce1">
            <text:p>176848</text:p>
          </table:table-cell>
          <table:table-cell table:number-columns-repeated="16377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time" office:time-value="PT11H44M58.658S" table:style-name="ce2">
            <text:p>44:58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4007" table:style-name="ce1">
            <text:p>14007</text:p>
          </table:table-cell>
          <table:table-cell office:value-type="string" table:style-name="ce1">
            <text:p>Success</text:p>
          </table:table-cell>
          <table:table-cell office:value-type="float" office:value="176835" table:style-name="ce1">
            <text:p>176835</text:p>
          </table:table-cell>
          <table:table-cell table:number-columns-repeated="16377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time" office:time-value="PT11H45M12.435S" table:style-name="ce2">
            <text:p>45:12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time" office:time-value="PT11H45M12.478S" table:style-name="ce2">
            <text:p>45:12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time" office:time-value="PT11H44M57.438S" table:style-name="ce2">
            <text:p>44:57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5264" table:style-name="ce1">
            <text:p>15264</text:p>
          </table:table-cell>
          <table:table-cell office:value-type="string" table:style-name="ce1">
            <text:p>Success</text:p>
          </table:table-cell>
          <table:table-cell office:value-type="float" office:value="176852" table:style-name="ce1">
            <text:p>176852</text:p>
          </table:table-cell>
          <table:table-cell table:number-columns-repeated="16377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time" office:time-value="PT11H44M55.259S" table:style-name="ce2">
            <text:p>44:55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7444" table:style-name="ce1">
            <text:p>17444</text:p>
          </table:table-cell>
          <table:table-cell office:value-type="string" table:style-name="ce1">
            <text:p>Success</text:p>
          </table:table-cell>
          <table:table-cell office:value-type="float" office:value="176859" table:style-name="ce1">
            <text:p>176859</text:p>
          </table:table-cell>
          <table:table-cell table:number-columns-repeated="16377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time" office:time-value="PT11H45M12.536S" table:style-name="ce2">
            <text:p>45:12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time" office:time-value="PT11H44M56.609S" table:style-name="ce2">
            <text:p>44:56.6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6157" table:style-name="ce1">
            <text:p>16157</text:p>
          </table:table-cell>
          <table:table-cell office:value-type="string" table:style-name="ce1">
            <text:p>Success</text:p>
          </table:table-cell>
          <table:table-cell office:value-type="float" office:value="176859" table:style-name="ce1">
            <text:p>176859</text:p>
          </table:table-cell>
          <table:table-cell table:number-columns-repeated="16377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time" office:time-value="PT11H45M12.669S" table:style-name="ce2">
            <text:p>45:12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time" office:time-value="PT11H45M12.625S" table:style-name="ce2">
            <text:p>45:12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time" office:time-value="PT11H45M12.492S" table:style-name="ce2">
            <text:p>45:12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27" table:style-name="ce1">
            <text:p>327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time" office:time-value="PT11H44M58.698S" table:style-name="ce2">
            <text:p>44:58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4133" table:style-name="ce1">
            <text:p>14133</text:p>
          </table:table-cell>
          <table:table-cell office:value-type="string" table:style-name="ce1">
            <text:p>Success</text:p>
          </table:table-cell>
          <table:table-cell office:value-type="float" office:value="176834" table:style-name="ce1">
            <text:p>176834</text:p>
          </table:table-cell>
          <table:table-cell table:number-columns-repeated="16377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time" office:time-value="PT11H44M58.190S" table:style-name="ce2">
            <text:p>44:58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4656" table:style-name="ce1">
            <text:p>14656</text:p>
          </table:table-cell>
          <table:table-cell office:value-type="string" table:style-name="ce1">
            <text:p>Success</text:p>
          </table:table-cell>
          <table:table-cell office:value-type="float" office:value="176843" table:style-name="ce1">
            <text:p>176843</text:p>
          </table:table-cell>
          <table:table-cell table:number-columns-repeated="16377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time" office:time-value="PT11H45M12.706S" table:style-name="ce2">
            <text:p>45:12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time" office:time-value="PT11H44M58.494S" table:style-name="ce2">
            <text:p>44:58.5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4384" table:style-name="ce1">
            <text:p>14384</text:p>
          </table:table-cell>
          <table:table-cell office:value-type="string" table:style-name="ce1">
            <text:p>Success</text:p>
          </table:table-cell>
          <table:table-cell office:value-type="float" office:value="176838" table:style-name="ce1">
            <text:p>176838</text:p>
          </table:table-cell>
          <table:table-cell table:number-columns-repeated="16377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time" office:time-value="PT11H44M58.701S" table:style-name="ce2">
            <text:p>44:58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4180" table:style-name="ce1">
            <text:p>14180</text:p>
          </table:table-cell>
          <table:table-cell office:value-type="string" table:style-name="ce1">
            <text:p>Success</text:p>
          </table:table-cell>
          <table:table-cell office:value-type="float" office:value="176836" table:style-name="ce1">
            <text:p>176836</text:p>
          </table:table-cell>
          <table:table-cell table:number-columns-repeated="16377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time" office:time-value="PT11H44M55.248S" table:style-name="ce2">
            <text:p>44:55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7639" table:style-name="ce1">
            <text:p>17639</text:p>
          </table:table-cell>
          <table:table-cell office:value-type="string" table:style-name="ce1">
            <text:p>Success</text:p>
          </table:table-cell>
          <table:table-cell office:value-type="float" office:value="176860" table:style-name="ce1">
            <text:p>176860</text:p>
          </table:table-cell>
          <table:table-cell table:number-columns-repeated="16377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time" office:time-value="PT11H44M56.786S" table:style-name="ce2">
            <text:p>44:56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6090" table:style-name="ce1">
            <text:p>16090</text:p>
          </table:table-cell>
          <table:table-cell office:value-type="string" table:style-name="ce1">
            <text:p>Success</text:p>
          </table:table-cell>
          <table:table-cell office:value-type="float" office:value="176850" table:style-name="ce1">
            <text:p>176850</text:p>
          </table:table-cell>
          <table:table-cell table:number-columns-repeated="16377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time" office:time-value="PT11H45M12.617S" table:style-name="ce2">
            <text:p>45:12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time" office:time-value="PT11H45M12.708S" table:style-name="ce2">
            <text:p>45:12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time" office:time-value="PT11H44M57.300S" table:style-name="ce2">
            <text:p>44:57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5627" table:style-name="ce1">
            <text:p>15627</text:p>
          </table:table-cell>
          <table:table-cell office:value-type="string" table:style-name="ce1">
            <text:p>Success</text:p>
          </table:table-cell>
          <table:table-cell office:value-type="float" office:value="176846" table:style-name="ce1">
            <text:p>176846</text:p>
          </table:table-cell>
          <table:table-cell table:number-columns-repeated="16377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time" office:time-value="PT11H44M59.006S" table:style-name="ce2">
            <text:p>44:59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3921" table:style-name="ce1">
            <text:p>13921</text:p>
          </table:table-cell>
          <table:table-cell office:value-type="string" table:style-name="ce1">
            <text:p>Success</text:p>
          </table:table-cell>
          <table:table-cell office:value-type="float" office:value="176831" table:style-name="ce1">
            <text:p>176831</text:p>
          </table:table-cell>
          <table:table-cell table:number-columns-repeated="16377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time" office:time-value="PT11H44M56.885S" table:style-name="ce2">
            <text:p>44:56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6048" table:style-name="ce1">
            <text:p>16048</text:p>
          </table:table-cell>
          <table:table-cell office:value-type="string" table:style-name="ce1">
            <text:p>Success</text:p>
          </table:table-cell>
          <table:table-cell office:value-type="float" office:value="176858" table:style-name="ce1">
            <text:p>176858</text:p>
          </table:table-cell>
          <table:table-cell table:number-columns-repeated="16377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time" office:time-value="PT11H44M58.400S" table:style-name="ce2">
            <text:p>44:58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4538" table:style-name="ce1">
            <text:p>14538</text:p>
          </table:table-cell>
          <table:table-cell office:value-type="string" table:style-name="ce1">
            <text:p>Success</text:p>
          </table:table-cell>
          <table:table-cell office:value-type="float" office:value="176841" table:style-name="ce1">
            <text:p>176841</text:p>
          </table:table-cell>
          <table:table-cell table:number-columns-repeated="16377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time" office:time-value="PT11H44M58.161S" table:style-name="ce2">
            <text:p>44:58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4780" table:style-name="ce1">
            <text:p>14780</text:p>
          </table:table-cell>
          <table:table-cell office:value-type="string" table:style-name="ce1">
            <text:p>Success</text:p>
          </table:table-cell>
          <table:table-cell office:value-type="float" office:value="176845" table:style-name="ce1">
            <text:p>176845</text:p>
          </table:table-cell>
          <table:table-cell table:number-columns-repeated="16377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time" office:time-value="PT11H44M58.742S" table:style-name="ce2">
            <text:p>44:58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4218" table:style-name="ce1">
            <text:p>14218</text:p>
          </table:table-cell>
          <table:table-cell office:value-type="string" table:style-name="ce1">
            <text:p>Success</text:p>
          </table:table-cell>
          <table:table-cell office:value-type="float" office:value="176834" table:style-name="ce1">
            <text:p>176834</text:p>
          </table:table-cell>
          <table:table-cell table:number-columns-repeated="16377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time" office:time-value="PT11H44M59.017S" table:style-name="ce2">
            <text:p>44:59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3946" table:style-name="ce1">
            <text:p>13946</text:p>
          </table:table-cell>
          <table:table-cell office:value-type="string" table:style-name="ce1">
            <text:p>Success</text:p>
          </table:table-cell>
          <table:table-cell office:value-type="float" office:value="176905" table:style-name="ce1">
            <text:p>176905</text:p>
          </table:table-cell>
          <table:table-cell table:number-columns-repeated="16377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time" office:time-value="PT11H44M58.031S" table:style-name="ce2">
            <text:p>44:58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4975" table:style-name="ce1">
            <text:p>14975</text:p>
          </table:table-cell>
          <table:table-cell office:value-type="string" table:style-name="ce1">
            <text:p>Success</text:p>
          </table:table-cell>
          <table:table-cell office:value-type="float" office:value="176837" table:style-name="ce1">
            <text:p>176837</text:p>
          </table:table-cell>
          <table:table-cell table:number-columns-repeated="16377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time" office:time-value="PT11H44M57.241S" table:style-name="ce2">
            <text:p>44:57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5774" table:style-name="ce1">
            <text:p>15774</text:p>
          </table:table-cell>
          <table:table-cell office:value-type="string" table:style-name="ce1">
            <text:p>Success</text:p>
          </table:table-cell>
          <table:table-cell office:value-type="float" office:value="176857" table:style-name="ce1">
            <text:p>176857</text:p>
          </table:table-cell>
          <table:table-cell table:number-columns-repeated="16377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time" office:time-value="PT11H44M57.886S" table:style-name="ce2">
            <text:p>44:57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5129" table:style-name="ce1">
            <text:p>15129</text:p>
          </table:table-cell>
          <table:table-cell office:value-type="string" table:style-name="ce1">
            <text:p>Success</text:p>
          </table:table-cell>
          <table:table-cell office:value-type="float" office:value="176835" table:style-name="ce1">
            <text:p>176835</text:p>
          </table:table-cell>
          <table:table-cell table:number-columns-repeated="16377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time" office:time-value="PT11H44M57.641S" table:style-name="ce2">
            <text:p>44:57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5406" table:style-name="ce1">
            <text:p>15406</text:p>
          </table:table-cell>
          <table:table-cell office:value-type="string" table:style-name="ce1">
            <text:p>Success</text:p>
          </table:table-cell>
          <table:table-cell office:value-type="float" office:value="176849" table:style-name="ce1">
            <text:p>176849</text:p>
          </table:table-cell>
          <table:table-cell table:number-columns-repeated="16377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time" office:time-value="PT11H44M56.531S" table:style-name="ce2">
            <text:p>44:56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6521" table:style-name="ce1">
            <text:p>16521</text:p>
          </table:table-cell>
          <table:table-cell office:value-type="string" table:style-name="ce1">
            <text:p>Success</text:p>
          </table:table-cell>
          <table:table-cell office:value-type="float" office:value="176848" table:style-name="ce1">
            <text:p>176848</text:p>
          </table:table-cell>
          <table:table-cell table:number-columns-repeated="16377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time" office:time-value="PT11H45M12.850S" table:style-name="ce2">
            <text:p>45:12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time" office:time-value="PT11H44M58.320S" table:style-name="ce2">
            <text:p>44:58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4745" table:style-name="ce1">
            <text:p>14745</text:p>
          </table:table-cell>
          <table:table-cell office:value-type="string" table:style-name="ce1">
            <text:p>Success</text:p>
          </table:table-cell>
          <table:table-cell office:value-type="float" office:value="176831" table:style-name="ce1">
            <text:p>176831</text:p>
          </table:table-cell>
          <table:table-cell table:number-columns-repeated="16377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time" office:time-value="PT11H44M57.447S" table:style-name="ce2">
            <text:p>44:57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5631" table:style-name="ce1">
            <text:p>15631</text:p>
          </table:table-cell>
          <table:table-cell office:value-type="string" table:style-name="ce1">
            <text:p>Success</text:p>
          </table:table-cell>
          <table:table-cell office:value-type="float" office:value="176842" table:style-name="ce1">
            <text:p>176842</text:p>
          </table:table-cell>
          <table:table-cell table:number-columns-repeated="16377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time" office:time-value="PT11H44M57.940S" table:style-name="ce2">
            <text:p>44:57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5138" table:style-name="ce1">
            <text:p>15138</text:p>
          </table:table-cell>
          <table:table-cell office:value-type="string" table:style-name="ce1">
            <text:p>Success</text:p>
          </table:table-cell>
          <table:table-cell office:value-type="float" office:value="176836" table:style-name="ce1">
            <text:p>176836</text:p>
          </table:table-cell>
          <table:table-cell table:number-columns-repeated="16377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time" office:time-value="PT11H45M12.835S" table:style-name="ce2">
            <text:p>45:12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61" table:style-name="ce1">
            <text:p>261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time" office:time-value="PT11H45M12.944S" table:style-name="ce2">
            <text:p>45:12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time" office:time-value="PT11H45M12.772S" table:style-name="ce2">
            <text:p>45:12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67" table:style-name="ce1">
            <text:p>367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time" office:time-value="PT11H45M12.896S" table:style-name="ce2">
            <text:p>45:12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time" office:time-value="PT11H45M12.931S" table:style-name="ce2">
            <text:p>45:12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time" office:time-value="PT11H45M12.967S" table:style-name="ce2">
            <text:p>45:13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time" office:time-value="PT11H45M12.888S" table:style-name="ce2">
            <text:p>45:12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308" table:style-name="ce1">
            <text:p>308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time" office:time-value="PT11H45M12.965S" table:style-name="ce2">
            <text:p>45:13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37" table:style-name="ce1">
            <text:p>237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time" office:time-value="PT11H45M12.933S" table:style-name="ce2">
            <text:p>45:12.9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77" table:style-name="ce1">
            <text:p>277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time" office:time-value="PT11H44M57.580S" table:style-name="ce2">
            <text:p>44:57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5629" table:style-name="ce1">
            <text:p>15629</text:p>
          </table:table-cell>
          <table:table-cell office:value-type="string" table:style-name="ce1">
            <text:p>Success</text:p>
          </table:table-cell>
          <table:table-cell office:value-type="float" office:value="176851" table:style-name="ce1">
            <text:p>176851</text:p>
          </table:table-cell>
          <table:table-cell table:number-columns-repeated="16377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time" office:time-value="PT11H45M12.945S" table:style-name="ce2">
            <text:p>45:12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time" office:time-value="PT11H45M12.938S" table:style-name="ce2">
            <text:p>45:12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time" office:time-value="PT11H45M12.883S" table:style-name="ce2">
            <text:p>45:12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354" table:style-name="ce1">
            <text:p>354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time" office:time-value="PT11H44M57.189S" table:style-name="ce2">
            <text:p>44:57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6076" table:style-name="ce1">
            <text:p>16076</text:p>
          </table:table-cell>
          <table:table-cell office:value-type="string" table:style-name="ce1">
            <text:p>Success</text:p>
          </table:table-cell>
          <table:table-cell office:value-type="float" office:value="176847" table:style-name="ce1">
            <text:p>176847</text:p>
          </table:table-cell>
          <table:table-cell table:number-columns-repeated="16377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time" office:time-value="PT11H45M13.056S" table:style-name="ce2">
            <text:p>45:13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time" office:time-value="PT11H45M12.892S" table:style-name="ce2">
            <text:p>45:12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78" table:style-name="ce1">
            <text:p>378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time" office:time-value="PT11H45M13.069S" table:style-name="ce2">
            <text:p>45:13.1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time" office:time-value="PT11H45M13.051S" table:style-name="ce2">
            <text:p>45:13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time" office:time-value="PT11H45M13.082S" table:style-name="ce2">
            <text:p>45:13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99" table:style-name="ce1">
            <text:p>199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time" office:time-value="PT11H44M55.190S" table:style-name="ce2">
            <text:p>44:55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8091" table:style-name="ce1">
            <text:p>18091</text:p>
          </table:table-cell>
          <table:table-cell office:value-type="string" table:style-name="ce1">
            <text:p>Success</text:p>
          </table:table-cell>
          <table:table-cell office:value-type="float" office:value="176860" table:style-name="ce1">
            <text:p>176860</text:p>
          </table:table-cell>
          <table:table-cell table:number-columns-repeated="16377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time" office:time-value="PT11H45M13.021S" table:style-name="ce2">
            <text:p>45:13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296" table:style-name="ce1">
            <text:p>296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time" office:time-value="PT11H45M13.009S" table:style-name="ce2">
            <text:p>45:13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12" table:style-name="ce1">
            <text:p>312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time" office:time-value="PT11H45M13.082S" table:style-name="ce2">
            <text:p>45:13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45" table:style-name="ce1">
            <text:p>245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time" office:time-value="PT11H45M13.018S" table:style-name="ce2">
            <text:p>45:13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319" table:style-name="ce1">
            <text:p>319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time" office:time-value="PT11H45M13.213S" table:style-name="ce2">
            <text:p>45:13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time" office:time-value="PT11H45M13.285S" table:style-name="ce2">
            <text:p>45:13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time" office:time-value="PT11H45M13.269S" table:style-name="ce2">
            <text:p>45:13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252" table:style-name="ce1">
            <text:p>252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time" office:time-value="PT11H45M4.510S" table:style-name="ce2">
            <text:p>45:04.5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0259" table:style-name="ce1">
            <text:p>102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time" office:time-value="PT11H45M4.420S" table:style-name="ce2">
            <text:p>45:04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0422" table:style-name="ce1">
            <text:p>104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time" office:time-value="PT11H45M14.771S" table:style-name="ce2">
            <text:p>45:14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time" office:time-value="PT11H45M14.843S" table:style-name="ce2">
            <text:p>45:14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time" office:time-value="PT11H45M14.960S" table:style-name="ce2">
            <text:p>45:15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time" office:time-value="PT11H45M15.056S" table:style-name="ce2">
            <text:p>45:15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time" office:time-value="PT11H45M15.209S" table:style-name="ce2">
            <text:p>45:15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3149" table:style-name="ce1">
            <text:p>3149</text:p>
          </table:table-cell>
          <table:table-cell office:value-type="string" table:style-name="ce1">
            <text:p>Success</text:p>
          </table:table-cell>
          <table:table-cell office:value-type="float" office:value="59418" table:style-name="ce1">
            <text:p>59418</text:p>
          </table:table-cell>
          <table:table-cell table:number-columns-repeated="16377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time" office:time-value="PT11H45M15.148S" table:style-name="ce2">
            <text:p>45:15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3268" table:style-name="ce1">
            <text:p>3268</text:p>
          </table:table-cell>
          <table:table-cell office:value-type="string" table:style-name="ce1">
            <text:p>Success</text:p>
          </table:table-cell>
          <table:table-cell office:value-type="float" office:value="61459" table:style-name="ce1">
            <text:p>61459</text:p>
          </table:table-cell>
          <table:table-cell table:number-columns-repeated="16377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time" office:time-value="PT11H45M18.361S" table:style-name="ce2">
            <text:p>45:18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time" office:time-value="PT11H45M18.418S" table:style-name="ce2">
            <text:p>45:18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time" office:time-value="PT11H45M18.589S" table:style-name="ce2">
            <text:p>45:18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time" office:time-value="PT11H45M18.760S" table:style-name="ce2">
            <text:p>45:18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time" office:time-value="PT11H45M18.945S" table:style-name="ce2">
            <text:p>45:18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time" office:time-value="PT11H45M18.487S" table:style-name="ce2">
            <text:p>45:18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766" table:style-name="ce1">
            <text:p>766</text:p>
          </table:table-cell>
          <table:table-cell office:value-type="string" table:style-name="ce1">
            <text:p>Success</text:p>
          </table:table-cell>
          <table:table-cell office:value-type="float" office:value="6371" table:style-name="ce1">
            <text:p>6371</text:p>
          </table:table-cell>
          <table:table-cell table:number-columns-repeated="16377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time" office:time-value="PT11H45M19.085S" table:style-name="ce2">
            <text:p>45:19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time" office:time-value="PT11H45M19.255S" table:style-name="ce2">
            <text:p>45:19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time" office:time-value="PT11H45M19.310S" table:style-name="ce2">
            <text:p>45:19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319" table:style-name="ce1">
            <text:p>3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time" office:time-value="PT11H45M19.458S" table:style-name="ce2">
            <text:p>45:19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time" office:time-value="PT11H45M19.630S" table:style-name="ce2">
            <text:p>45:19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time" office:time-value="PT11H45M19.727S" table:style-name="ce2">
            <text:p>45:19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time" office:time-value="PT11H45M4.497S" table:style-name="ce2">
            <text:p>45:04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5569" table:style-name="ce1">
            <text:p>15569</text:p>
          </table:table-cell>
          <table:table-cell office:value-type="string" table:style-name="ce1">
            <text:p>Success</text:p>
          </table:table-cell>
          <table:table-cell office:value-type="float" office:value="71984" table:style-name="ce1">
            <text:p>71984</text:p>
          </table:table-cell>
          <table:table-cell table:number-columns-repeated="16377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time" office:time-value="PT11H45M20.008S" table:style-name="ce2">
            <text:p>45:20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time" office:time-value="PT11H45M20.054S" table:style-name="ce2">
            <text:p>45:20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245" table:style-name="ce1">
            <text:p>24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time" office:time-value="PT11H45M20.179S" table:style-name="ce2">
            <text:p>45:20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Success</text:p>
          </table:table-cell>
          <table:table-cell office:value-type="float" office:value="6371" table:style-name="ce1">
            <text:p>6371</text:p>
          </table:table-cell>
          <table:table-cell table:number-columns-repeated="16377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time" office:time-value="PT11H45M20.303S" table:style-name="ce2">
            <text:p>45:20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uccess</text:p>
          </table:table-cell>
          <table:table-cell office:value-type="float" office:value="27725" table:style-name="ce1">
            <text:p>27725</text:p>
          </table:table-cell>
          <table:table-cell table:number-columns-repeated="16377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time" office:time-value="PT11H45M19.848S" table:style-name="ce2">
            <text:p>45:19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620" table:style-name="ce1">
            <text:p>620</text:p>
          </table:table-cell>
          <table:table-cell office:value-type="string" table:style-name="ce1">
            <text:p>Success</text:p>
          </table:table-cell>
          <table:table-cell office:value-type="float" office:value="6398" table:style-name="ce1">
            <text:p>6398</text:p>
          </table:table-cell>
          <table:table-cell table:number-columns-repeated="16377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time" office:time-value="PT11H45M20.431S" table:style-name="ce2">
            <text:p>45:20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Success</text:p>
          </table:table-cell>
          <table:table-cell office:value-type="float" office:value="8480" table:style-name="ce1">
            <text:p>8480</text:p>
          </table:table-cell>
          <table:table-cell table:number-columns-repeated="16377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time" office:time-value="PT11H45M20.469S" table:style-name="ce2">
            <text:p>45:20.5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252" table:style-name="ce1">
            <text:p>25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11H45M20.723S" table:style-name="ce2">
            <text:p>45:20.7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time" office:time-value="PT11H45M4.497S" table:style-name="ce2">
            <text:p>45:04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6403" table:style-name="ce1">
            <text:p>16403</text:p>
          </table:table-cell>
          <table:table-cell office:value-type="string" table:style-name="ce1">
            <text:p>Success</text:p>
          </table:table-cell>
          <table:table-cell office:value-type="float" office:value="71982" table:style-name="ce1">
            <text:p>71982</text:p>
          </table:table-cell>
          <table:table-cell table:number-columns-repeated="16377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time" office:time-value="PT11H45M20.901S" table:style-name="ce2">
            <text:p>45:20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time" office:time-value="PT11H45M21.006S" table:style-name="ce2">
            <text:p>45:21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27723" table:style-name="ce1">
            <text:p>27723</text:p>
          </table:table-cell>
          <table:table-cell table:number-columns-repeated="16377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time" office:time-value="PT11H45M12.684S" table:style-name="ce2">
            <text:p>45:12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8508" table:style-name="ce1">
            <text:p>8508</text:p>
          </table:table-cell>
          <table:table-cell office:value-type="string" table:style-name="ce1">
            <text:p>Success</text:p>
          </table:table-cell>
          <table:table-cell office:value-type="float" office:value="81305" table:style-name="ce1">
            <text:p>81305</text:p>
          </table:table-cell>
          <table:table-cell table:number-columns-repeated="16377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time" office:time-value="PT11H45M13.228S" table:style-name="ce2">
            <text:p>45:13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7982" table:style-name="ce1">
            <text:p>7982</text:p>
          </table:table-cell>
          <table:table-cell office:value-type="string" table:style-name="ce1">
            <text:p>Success</text:p>
          </table:table-cell>
          <table:table-cell office:value-type="float" office:value="81301" table:style-name="ce1">
            <text:p>81301</text:p>
          </table:table-cell>
          <table:table-cell table:number-columns-repeated="16377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time" office:time-value="PT11H45M13.211S" table:style-name="ce2">
            <text:p>45:13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8003" table:style-name="ce1">
            <text:p>8003</text:p>
          </table:table-cell>
          <table:table-cell office:value-type="string" table:style-name="ce1">
            <text:p>Success</text:p>
          </table:table-cell>
          <table:table-cell office:value-type="float" office:value="83025" table:style-name="ce1">
            <text:p>83025</text:p>
          </table:table-cell>
          <table:table-cell table:number-columns-repeated="16377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time" office:time-value="PT11H45M21.075S" table:style-name="ce2">
            <text:p>45:21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10596" table:style-name="ce1">
            <text:p>10596</text:p>
          </table:table-cell>
          <table:table-cell table:number-columns-repeated="16377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time" office:time-value="PT11H45M21.213S" table:style-name="ce2">
            <text:p>45:21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2264" table:style-name="ce1">
            <text:p>2264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time" office:time-value="PT11H45M4.578S" table:style-name="ce2">
            <text:p>45:04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8921" table:style-name="ce1">
            <text:p>18921</text:p>
          </table:table-cell>
          <table:table-cell office:value-type="string" table:style-name="ce1">
            <text:p>Success</text:p>
          </table:table-cell>
          <table:table-cell office:value-type="float" office:value="81301" table:style-name="ce1">
            <text:p>81301</text:p>
          </table:table-cell>
          <table:table-cell table:number-columns-repeated="16377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time" office:time-value="PT11H45M12.692S" table:style-name="ce2">
            <text:p>45:12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0895" table:style-name="ce1">
            <text:p>10895</text:p>
          </table:table-cell>
          <table:table-cell office:value-type="string" table:style-name="ce1">
            <text:p>Success</text:p>
          </table:table-cell>
          <table:table-cell office:value-type="float" office:value="71976" table:style-name="ce1">
            <text:p>71976</text:p>
          </table:table-cell>
          <table:table-cell table:number-columns-repeated="16377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time" office:time-value="PT11H45M4.522S" table:style-name="ce2">
            <text:p>45:04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9069" table:style-name="ce1">
            <text:p>19069</text:p>
          </table:table-cell>
          <table:table-cell office:value-type="string" table:style-name="ce1">
            <text:p>Success</text:p>
          </table:table-cell>
          <table:table-cell office:value-type="float" office:value="72003" table:style-name="ce1">
            <text:p>72003</text:p>
          </table:table-cell>
          <table:table-cell table:number-columns-repeated="16377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time" office:time-value="PT11H45M4.378S" table:style-name="ce2">
            <text:p>45:04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9507" table:style-name="ce1">
            <text:p>19507</text:p>
          </table:table-cell>
          <table:table-cell office:value-type="string" table:style-name="ce1">
            <text:p>Success</text:p>
          </table:table-cell>
          <table:table-cell office:value-type="float" office:value="83890" table:style-name="ce1">
            <text:p>83890</text:p>
          </table:table-cell>
          <table:table-cell table:number-columns-repeated="16377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time" office:time-value="PT11H45M4.506S" table:style-name="ce2">
            <text:p>45:04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9378" table:style-name="ce1">
            <text:p>19378</text:p>
          </table:table-cell>
          <table:table-cell office:value-type="string" table:style-name="ce1">
            <text:p>Success</text:p>
          </table:table-cell>
          <table:table-cell office:value-type="float" office:value="83890" table:style-name="ce1">
            <text:p>83890</text:p>
          </table:table-cell>
          <table:table-cell table:number-columns-repeated="16377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time" office:time-value="PT11H45M23.592S" table:style-name="ce2">
            <text:p>45:23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293" table:style-name="ce1">
            <text:p>29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time" office:time-value="PT11H45M23.576S" table:style-name="ce2">
            <text:p>45:23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73" table:style-name="ce1">
            <text:p>3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time" office:time-value="PT11H45M20.879S" table:style-name="ce2">
            <text:p>45:20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3269" table:style-name="ce1">
            <text:p>3269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time" office:time-value="PT11H45M20.396S" table:style-name="ce2">
            <text:p>45:20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3757" table:style-name="ce1">
            <text:p>3757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time" office:time-value="PT11H45M24.153S" table:style-name="ce2">
            <text:p>45:24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time" office:time-value="PT11H45M24.150S" table:style-name="ce2">
            <text:p>45:24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time" office:time-value="PT11H45M24.180S" table:style-name="ce2">
            <text:p>45:24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time" office:time-value="PT11H45M21.193S" table:style-name="ce2">
            <text:p>45:21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220" table:style-name="ce1">
            <text:p>3220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time" office:time-value="PT11H45M23.963S" table:style-name="ce2">
            <text:p>45:24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638" table:style-name="ce1">
            <text:p>638</text:p>
          </table:table-cell>
          <table:table-cell office:value-type="string" table:style-name="ce1">
            <text:p>Success</text:p>
          </table:table-cell>
          <table:table-cell office:value-type="float" office:value="27765" table:style-name="ce1">
            <text:p>27765</text:p>
          </table:table-cell>
          <table:table-cell table:number-columns-repeated="16377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time" office:time-value="PT11H45M23.888S" table:style-name="ce2">
            <text:p>45:23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740" table:style-name="ce1">
            <text:p>740</text:p>
          </table:table-cell>
          <table:table-cell office:value-type="string" table:style-name="ce1">
            <text:p>Success</text:p>
          </table:table-cell>
          <table:table-cell office:value-type="float" office:value="27765" table:style-name="ce1">
            <text:p>27765</text:p>
          </table:table-cell>
          <table:table-cell table:number-columns-repeated="16377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time" office:time-value="PT11H45M4.592S" table:style-name="ce2">
            <text:p>45:04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0220" table:style-name="ce1">
            <text:p>20220</text:p>
          </table:table-cell>
          <table:table-cell office:value-type="string" table:style-name="ce1">
            <text:p>Success</text:p>
          </table:table-cell>
          <table:table-cell office:value-type="float" office:value="81322" table:style-name="ce1">
            <text:p>81322</text:p>
          </table:table-cell>
          <table:table-cell table:number-columns-repeated="16377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time" office:time-value="PT11H45M4.534S" table:style-name="ce2">
            <text:p>45:04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0282" table:style-name="ce1">
            <text:p>20282</text:p>
          </table:table-cell>
          <table:table-cell office:value-type="string" table:style-name="ce1">
            <text:p>Success</text:p>
          </table:table-cell>
          <table:table-cell office:value-type="float" office:value="83890" table:style-name="ce1">
            <text:p>83890</text:p>
          </table:table-cell>
          <table:table-cell table:number-columns-repeated="16377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time" office:time-value="PT11H45M4.495S" table:style-name="ce2">
            <text:p>45:04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0327" table:style-name="ce1">
            <text:p>20327</text:p>
          </table:table-cell>
          <table:table-cell office:value-type="string" table:style-name="ce1">
            <text:p>Success</text:p>
          </table:table-cell>
          <table:table-cell office:value-type="float" office:value="71999" table:style-name="ce1">
            <text:p>71999</text:p>
          </table:table-cell>
          <table:table-cell table:number-columns-repeated="16377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time" office:time-value="PT11H45M4.412S" table:style-name="ce2">
            <text:p>45:04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0420" table:style-name="ce1">
            <text:p>20420</text:p>
          </table:table-cell>
          <table:table-cell office:value-type="string" table:style-name="ce1">
            <text:p>Success</text:p>
          </table:table-cell>
          <table:table-cell office:value-type="float" office:value="72017" table:style-name="ce1">
            <text:p>72017</text:p>
          </table:table-cell>
          <table:table-cell table:number-columns-repeated="16377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time" office:time-value="PT11H45M23.479S" table:style-name="ce2">
            <text:p>45:23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354" table:style-name="ce1">
            <text:p>1354</text:p>
          </table:table-cell>
          <table:table-cell office:value-type="string" table:style-name="ce1">
            <text:p>Success</text:p>
          </table:table-cell>
          <table:table-cell office:value-type="float" office:value="46350" table:style-name="ce1">
            <text:p>46350</text:p>
          </table:table-cell>
          <table:table-cell table:number-columns-repeated="16377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time" office:time-value="PT11H45M12.902S" table:style-name="ce2">
            <text:p>45:12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1952" table:style-name="ce1">
            <text:p>11952</text:p>
          </table:table-cell>
          <table:table-cell office:value-type="string" table:style-name="ce1">
            <text:p>Success</text:p>
          </table:table-cell>
          <table:table-cell office:value-type="float" office:value="72007" table:style-name="ce1">
            <text:p>72007</text:p>
          </table:table-cell>
          <table:table-cell table:number-columns-repeated="16377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time" office:time-value="PT11H45M4.415S" table:style-name="ce2">
            <text:p>45:04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0440" table:style-name="ce1">
            <text:p>20440</text:p>
          </table:table-cell>
          <table:table-cell office:value-type="string" table:style-name="ce1">
            <text:p>Success</text:p>
          </table:table-cell>
          <table:table-cell office:value-type="float" office:value="72853" table:style-name="ce1">
            <text:p>72853</text:p>
          </table:table-cell>
          <table:table-cell table:number-columns-repeated="16377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time" office:time-value="PT11H45M13.517S" table:style-name="ce2">
            <text:p>45:13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1344" table:style-name="ce1">
            <text:p>11344</text:p>
          </table:table-cell>
          <table:table-cell office:value-type="string" table:style-name="ce1">
            <text:p>Success</text:p>
          </table:table-cell>
          <table:table-cell office:value-type="float" office:value="72858" table:style-name="ce1">
            <text:p>72858</text:p>
          </table:table-cell>
          <table:table-cell table:number-columns-repeated="16377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time" office:time-value="PT11H45M12.901S" table:style-name="ce2">
            <text:p>45:12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1962" table:style-name="ce1">
            <text:p>11962</text:p>
          </table:table-cell>
          <table:table-cell office:value-type="string" table:style-name="ce1">
            <text:p>Success</text:p>
          </table:table-cell>
          <table:table-cell office:value-type="float" office:value="83908" table:style-name="ce1">
            <text:p>83908</text:p>
          </table:table-cell>
          <table:table-cell table:number-columns-repeated="16377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time" office:time-value="PT11H45M13.272S" table:style-name="ce2">
            <text:p>45:13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1708" table:style-name="ce1">
            <text:p>11708</text:p>
          </table:table-cell>
          <table:table-cell office:value-type="string" table:style-name="ce1">
            <text:p>Success</text:p>
          </table:table-cell>
          <table:table-cell office:value-type="float" office:value="72865" table:style-name="ce1">
            <text:p>72865</text:p>
          </table:table-cell>
          <table:table-cell table:number-columns-repeated="16377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time" office:time-value="PT11H45M13.485S" table:style-name="ce2">
            <text:p>45:13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1615" table:style-name="ce1">
            <text:p>11615</text:p>
          </table:table-cell>
          <table:table-cell office:value-type="string" table:style-name="ce1">
            <text:p>Success</text:p>
          </table:table-cell>
          <table:table-cell office:value-type="float" office:value="81329" table:style-name="ce1">
            <text:p>81329</text:p>
          </table:table-cell>
          <table:table-cell table:number-columns-repeated="16377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time" office:time-value="PT11H45M4.602S" table:style-name="ce2">
            <text:p>45:04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0636" table:style-name="ce1">
            <text:p>20636</text:p>
          </table:table-cell>
          <table:table-cell office:value-type="string" table:style-name="ce1">
            <text:p>Success</text:p>
          </table:table-cell>
          <table:table-cell office:value-type="float" office:value="83892" table:style-name="ce1">
            <text:p>83892</text:p>
          </table:table-cell>
          <table:table-cell table:number-columns-repeated="16377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time" office:time-value="PT11H45M20.620S" table:style-name="ce2">
            <text:p>45:20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4684" table:style-name="ce1">
            <text:p>4684</text:p>
          </table:table-cell>
          <table:table-cell office:value-type="string" table:style-name="ce1">
            <text:p>Success</text:p>
          </table:table-cell>
          <table:table-cell office:value-type="float" office:value="66052" table:style-name="ce1">
            <text:p>66052</text:p>
          </table:table-cell>
          <table:table-cell table:number-columns-repeated="16377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time" office:time-value="PT11H45M4.493S" table:style-name="ce2">
            <text:p>45:04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0887" table:style-name="ce1">
            <text:p>20887</text:p>
          </table:table-cell>
          <table:table-cell office:value-type="string" table:style-name="ce1">
            <text:p>Success</text:p>
          </table:table-cell>
          <table:table-cell office:value-type="float" office:value="83904" table:style-name="ce1">
            <text:p>83904</text:p>
          </table:table-cell>
          <table:table-cell table:number-columns-repeated="16377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time" office:time-value="PT11H45M23.500S" table:style-name="ce2">
            <text:p>45:23.5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time" office:time-value="PT11H45M4.424S" table:style-name="ce2">
            <text:p>45:04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1025" table:style-name="ce1">
            <text:p>21025</text:p>
          </table:table-cell>
          <table:table-cell office:value-type="string" table:style-name="ce1">
            <text:p>Success</text:p>
          </table:table-cell>
          <table:table-cell office:value-type="float" office:value="72019" table:style-name="ce1">
            <text:p>72019</text:p>
          </table:table-cell>
          <table:table-cell table:number-columns-repeated="16377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time" office:time-value="PT11H45M12.793S" table:style-name="ce2">
            <text:p>45:12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2688" table:style-name="ce1">
            <text:p>12688</text:p>
          </table:table-cell>
          <table:table-cell office:value-type="string" table:style-name="ce1">
            <text:p>Success</text:p>
          </table:table-cell>
          <table:table-cell office:value-type="float" office:value="81340" table:style-name="ce1">
            <text:p>81340</text:p>
          </table:table-cell>
          <table:table-cell table:number-columns-repeated="16377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time" office:time-value="PT11H45M4.334S" table:style-name="ce2">
            <text:p>45:04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1134" table:style-name="ce1">
            <text:p>21134</text:p>
          </table:table-cell>
          <table:table-cell office:value-type="string" table:style-name="ce1">
            <text:p>Success</text:p>
          </table:table-cell>
          <table:table-cell office:value-type="float" office:value="72860" table:style-name="ce1">
            <text:p>72860</text:p>
          </table:table-cell>
          <table:table-cell table:number-columns-repeated="16377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time" office:time-value="PT11H45M13.213S" table:style-name="ce2">
            <text:p>45:13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2284" table:style-name="ce1">
            <text:p>12284</text:p>
          </table:table-cell>
          <table:table-cell office:value-type="string" table:style-name="ce1">
            <text:p>Success</text:p>
          </table:table-cell>
          <table:table-cell office:value-type="float" office:value="81322" table:style-name="ce1">
            <text:p>81322</text:p>
          </table:table-cell>
          <table:table-cell table:number-columns-repeated="16377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time" office:time-value="PT11H45M21.214S" table:style-name="ce2">
            <text:p>45:21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340" table:style-name="ce1">
            <text:p>4340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time" office:time-value="PT11H45M4.576S" table:style-name="ce2">
            <text:p>45:04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1004" table:style-name="ce1">
            <text:p>21004</text:p>
          </table:table-cell>
          <table:table-cell office:value-type="string" table:style-name="ce1">
            <text:p>Success</text:p>
          </table:table-cell>
          <table:table-cell office:value-type="float" office:value="72017" table:style-name="ce1">
            <text:p>72017</text:p>
          </table:table-cell>
          <table:table-cell table:number-columns-repeated="16377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time" office:time-value="PT11H45M4.504S" table:style-name="ce2">
            <text:p>45:04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1140" table:style-name="ce1">
            <text:p>21140</text:p>
          </table:table-cell>
          <table:table-cell office:value-type="string" table:style-name="ce1">
            <text:p>Success</text:p>
          </table:table-cell>
          <table:table-cell office:value-type="float" office:value="72019" table:style-name="ce1">
            <text:p>72019</text:p>
          </table:table-cell>
          <table:table-cell table:number-columns-repeated="16377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time" office:time-value="PT11H45M13.189S" table:style-name="ce2">
            <text:p>45:13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2458" table:style-name="ce1">
            <text:p>12458</text:p>
          </table:table-cell>
          <table:table-cell office:value-type="string" table:style-name="ce1">
            <text:p>Success</text:p>
          </table:table-cell>
          <table:table-cell office:value-type="float" office:value="81322" table:style-name="ce1">
            <text:p>81322</text:p>
          </table:table-cell>
          <table:table-cell table:number-columns-repeated="16377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time" office:time-value="PT11H45M23.886S" table:style-name="ce2">
            <text:p>45:23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1774" table:style-name="ce1">
            <text:p>1774</text:p>
          </table:table-cell>
          <table:table-cell office:value-type="string" table:style-name="ce1">
            <text:p>Success</text:p>
          </table:table-cell>
          <table:table-cell office:value-type="float" office:value="43265" table:style-name="ce1">
            <text:p>43265</text:p>
          </table:table-cell>
          <table:table-cell table:number-columns-repeated="16377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time" office:time-value="PT11H45M12.822S" table:style-name="ce2">
            <text:p>45:12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2924" table:style-name="ce1">
            <text:p>12924</text:p>
          </table:table-cell>
          <table:table-cell office:value-type="string" table:style-name="ce1">
            <text:p>Success</text:p>
          </table:table-cell>
          <table:table-cell office:value-type="float" office:value="72007" table:style-name="ce1">
            <text:p>72007</text:p>
          </table:table-cell>
          <table:table-cell table:number-columns-repeated="16377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time" office:time-value="PT11H45M24.188S" table:style-name="ce2">
            <text:p>45:24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589" table:style-name="ce1">
            <text:p>1589</text:p>
          </table:table-cell>
          <table:table-cell office:value-type="string" table:style-name="ce1">
            <text:p>Success</text:p>
          </table:table-cell>
          <table:table-cell office:value-type="float" office:value="10635" table:style-name="ce1">
            <text:p>10635</text:p>
          </table:table-cell>
          <table:table-cell table:number-columns-repeated="16377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time" office:time-value="PT11H45M24.630S" table:style-name="ce2">
            <text:p>45:24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174" table:style-name="ce1">
            <text:p>1174</text:p>
          </table:table-cell>
          <table:table-cell office:value-type="string" table:style-name="ce1">
            <text:p>Success</text:p>
          </table:table-cell>
          <table:table-cell office:value-type="float" office:value="12713" table:style-name="ce1">
            <text:p>12713</text:p>
          </table:table-cell>
          <table:table-cell table:number-columns-repeated="16377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time" office:time-value="PT11H45M13.328S" table:style-name="ce2">
            <text:p>45:13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2538" table:style-name="ce1">
            <text:p>12538</text:p>
          </table:table-cell>
          <table:table-cell office:value-type="string" table:style-name="ce1">
            <text:p>Success</text:p>
          </table:table-cell>
          <table:table-cell office:value-type="float" office:value="81329" table:style-name="ce1">
            <text:p>81329</text:p>
          </table:table-cell>
          <table:table-cell table:number-columns-repeated="16377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time" office:time-value="PT11H45M12.861S" table:style-name="ce2">
            <text:p>45:12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3020" table:style-name="ce1">
            <text:p>13020</text:p>
          </table:table-cell>
          <table:table-cell office:value-type="string" table:style-name="ce1">
            <text:p>Success</text:p>
          </table:table-cell>
          <table:table-cell office:value-type="float" office:value="81340" table:style-name="ce1">
            <text:p>81340</text:p>
          </table:table-cell>
          <table:table-cell table:number-columns-repeated="16377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time" office:time-value="PT11H45M23.886S" table:style-name="ce2">
            <text:p>45:23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2061" table:style-name="ce1">
            <text:p>2061</text:p>
          </table:table-cell>
          <table:table-cell office:value-type="string" table:style-name="ce1">
            <text:p>Success</text:p>
          </table:table-cell>
          <table:table-cell office:value-type="float" office:value="43265" table:style-name="ce1">
            <text:p>43265</text:p>
          </table:table-cell>
          <table:table-cell table:number-columns-repeated="16377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time" office:time-value="PT11H45M13.279S" table:style-name="ce2">
            <text:p>45:13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2717" table:style-name="ce1">
            <text:p>12717</text:p>
          </table:table-cell>
          <table:table-cell office:value-type="string" table:style-name="ce1">
            <text:p>Success</text:p>
          </table:table-cell>
          <table:table-cell office:value-type="float" office:value="81322" table:style-name="ce1">
            <text:p>81322</text:p>
          </table:table-cell>
          <table:table-cell table:number-columns-repeated="16377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time" office:time-value="PT11H45M13.322S" table:style-name="ce2">
            <text:p>45:13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2687" table:style-name="ce1">
            <text:p>12687</text:p>
          </table:table-cell>
          <table:table-cell office:value-type="string" table:style-name="ce1">
            <text:p>Success</text:p>
          </table:table-cell>
          <table:table-cell office:value-type="float" office:value="81322" table:style-name="ce1">
            <text:p>81322</text:p>
          </table:table-cell>
          <table:table-cell table:number-columns-repeated="16377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time" office:time-value="PT11H45M13.097S" table:style-name="ce2">
            <text:p>45:13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2917" table:style-name="ce1">
            <text:p>12917</text:p>
          </table:table-cell>
          <table:table-cell office:value-type="string" table:style-name="ce1">
            <text:p>Success</text:p>
          </table:table-cell>
          <table:table-cell office:value-type="float" office:value="81322" table:style-name="ce1">
            <text:p>81322</text:p>
          </table:table-cell>
          <table:table-cell table:number-columns-repeated="16377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time" office:time-value="PT11H45M13.278S" table:style-name="ce2">
            <text:p>45:13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2763" table:style-name="ce1">
            <text:p>12763</text:p>
          </table:table-cell>
          <table:table-cell office:value-type="string" table:style-name="ce1">
            <text:p>Success</text:p>
          </table:table-cell>
          <table:table-cell office:value-type="float" office:value="81329" table:style-name="ce1">
            <text:p>81329</text:p>
          </table:table-cell>
          <table:table-cell table:number-columns-repeated="16377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time" office:time-value="PT11H45M13.282S" table:style-name="ce2">
            <text:p>45:13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2848" table:style-name="ce1">
            <text:p>12848</text:p>
          </table:table-cell>
          <table:table-cell office:value-type="string" table:style-name="ce1">
            <text:p>Success</text:p>
          </table:table-cell>
          <table:table-cell office:value-type="float" office:value="81322" table:style-name="ce1">
            <text:p>81322</text:p>
          </table:table-cell>
          <table:table-cell table:number-columns-repeated="16377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time" office:time-value="PT11H45M13.522S" table:style-name="ce2">
            <text:p>45:13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2610" table:style-name="ce1">
            <text:p>12610</text:p>
          </table:table-cell>
          <table:table-cell office:value-type="string" table:style-name="ce1">
            <text:p>Success</text:p>
          </table:table-cell>
          <table:table-cell office:value-type="float" office:value="81336" table:style-name="ce1">
            <text:p>81336</text:p>
          </table:table-cell>
          <table:table-cell table:number-columns-repeated="16377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time" office:time-value="PT11H45M24.833S" table:style-name="ce2">
            <text:p>45:24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300" table:style-name="ce1">
            <text:p>1300</text:p>
          </table:table-cell>
          <table:table-cell office:value-type="string" table:style-name="ce1">
            <text:p>Success</text:p>
          </table:table-cell>
          <table:table-cell office:value-type="float" office:value="14829" table:style-name="ce1">
            <text:p>14829</text:p>
          </table:table-cell>
          <table:table-cell table:number-columns-repeated="16377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time" office:time-value="PT11H45M13.272S" table:style-name="ce2">
            <text:p>45:13.3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2863" table:style-name="ce1">
            <text:p>12863</text:p>
          </table:table-cell>
          <table:table-cell office:value-type="string" table:style-name="ce1">
            <text:p>Success</text:p>
          </table:table-cell>
          <table:table-cell office:value-type="float" office:value="72010" table:style-name="ce1">
            <text:p>72010</text:p>
          </table:table-cell>
          <table:table-cell table:number-columns-repeated="16377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time" office:time-value="PT11H45M13.104S" table:style-name="ce2">
            <text:p>45:13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3048" table:style-name="ce1">
            <text:p>13048</text:p>
          </table:table-cell>
          <table:table-cell office:value-type="string" table:style-name="ce1">
            <text:p>Success</text:p>
          </table:table-cell>
          <table:table-cell office:value-type="float" office:value="81340" table:style-name="ce1">
            <text:p>81340</text:p>
          </table:table-cell>
          <table:table-cell table:number-columns-repeated="16377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time" office:time-value="PT11H45M13.338S" table:style-name="ce2">
            <text:p>45:13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2833" table:style-name="ce1">
            <text:p>12833</text:p>
          </table:table-cell>
          <table:table-cell office:value-type="string" table:style-name="ce1">
            <text:p>Success</text:p>
          </table:table-cell>
          <table:table-cell office:value-type="float" office:value="81329" table:style-name="ce1">
            <text:p>81329</text:p>
          </table:table-cell>
          <table:table-cell table:number-columns-repeated="16377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time" office:time-value="PT11H45M24.849S" table:style-name="ce2">
            <text:p>45:24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1334" table:style-name="ce1">
            <text:p>133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time" office:time-value="PT11H45M13.198S" table:style-name="ce2">
            <text:p>45:13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2999" table:style-name="ce1">
            <text:p>12999</text:p>
          </table:table-cell>
          <table:table-cell office:value-type="string" table:style-name="ce1">
            <text:p>Success</text:p>
          </table:table-cell>
          <table:table-cell office:value-type="float" office:value="81333" table:style-name="ce1">
            <text:p>81333</text:p>
          </table:table-cell>
          <table:table-cell table:number-columns-repeated="16377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time" office:time-value="PT11H45M13.318S" table:style-name="ce2">
            <text:p>45:13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2883" table:style-name="ce1">
            <text:p>12883</text:p>
          </table:table-cell>
          <table:table-cell office:value-type="string" table:style-name="ce1">
            <text:p>Success</text:p>
          </table:table-cell>
          <table:table-cell office:value-type="float" office:value="81329" table:style-name="ce1">
            <text:p>81329</text:p>
          </table:table-cell>
          <table:table-cell table:number-columns-repeated="16377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time" office:time-value="PT11H45M25.450S" table:style-name="ce2">
            <text:p>45:25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770" table:style-name="ce1">
            <text:p>7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time" office:time-value="PT11H45M25.779S" table:style-name="ce2">
            <text:p>45:25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445" table:style-name="ce1">
            <text:p>44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time" office:time-value="PT11H45M24.232S" table:style-name="ce2">
            <text:p>45:24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996" table:style-name="ce1">
            <text:p>199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time" office:time-value="PT11H45M25.482S" table:style-name="ce2">
            <text:p>45:25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837" table:style-name="ce1">
            <text:p>8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time" office:time-value="PT11H45M24.982S" table:style-name="ce2">
            <text:p>45:25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1341" table:style-name="ce1">
            <text:p>134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time" office:time-value="PT11H45M24.818S" table:style-name="ce2">
            <text:p>45:24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1505" table:style-name="ce1">
            <text:p>15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time" office:time-value="PT11H45M24.849S" table:style-name="ce2">
            <text:p>45:24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1486" table:style-name="ce1">
            <text:p>14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time" office:time-value="PT11H45M24.849S" table:style-name="ce2">
            <text:p>45:24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1493" table:style-name="ce1">
            <text:p>149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time" office:time-value="PT11H45M24.833S" table:style-name="ce2">
            <text:p>45:24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1565" table:style-name="ce1">
            <text:p>15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time" office:time-value="PT11H45M26.136S" table:style-name="ce2">
            <text:p>45:26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21" table:style-name="ce1">
            <text:p>3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time" office:time-value="PT11H45M26.225S" table:style-name="ce2">
            <text:p>45:26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355" table:style-name="ce1">
            <text:p>35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time" office:time-value="PT11H45M26.581S" table:style-name="ce2">
            <text:p>45:26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time" office:time-value="PT11H45M25.747S" table:style-name="ce2">
            <text:p>45:25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870" table:style-name="ce1">
            <text:p>8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time" office:time-value="PT11H45M25.645S" table:style-name="ce2">
            <text:p>45:25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1031" table:style-name="ce1">
            <text:p>103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time" office:time-value="PT11H45M25.581S" table:style-name="ce2">
            <text:p>45:25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1167" table:style-name="ce1">
            <text:p>11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time" office:time-value="PT11H45M13.203S" table:style-name="ce2">
            <text:p>45:13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3613" table:style-name="ce1">
            <text:p>13613</text:p>
          </table:table-cell>
          <table:table-cell office:value-type="string" table:style-name="ce1">
            <text:p>Success</text:p>
          </table:table-cell>
          <table:table-cell office:value-type="float" office:value="81322" table:style-name="ce1">
            <text:p>81322</text:p>
          </table:table-cell>
          <table:table-cell table:number-columns-repeated="16377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time" office:time-value="PT11H45M26.602S" table:style-name="ce2">
            <text:p>45:26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246" table:style-name="ce1">
            <text:p>24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time" office:time-value="PT11H45M4.492S" table:style-name="ce2">
            <text:p>45:04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4027" table:style-name="ce1">
            <text:p>24027</text:p>
          </table:table-cell>
          <table:table-cell office:value-type="string" table:style-name="ce1">
            <text:p>Success</text:p>
          </table:table-cell>
          <table:table-cell office:value-type="float" office:value="72010" table:style-name="ce1">
            <text:p>72010</text:p>
          </table:table-cell>
          <table:table-cell table:number-columns-repeated="16377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time" office:time-value="PT11H45M12.714S" table:style-name="ce2">
            <text:p>45:12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5816" table:style-name="ce1">
            <text:p>15816</text:p>
          </table:table-cell>
          <table:table-cell office:value-type="string" table:style-name="ce1">
            <text:p>Success</text:p>
          </table:table-cell>
          <table:table-cell office:value-type="float" office:value="72021" table:style-name="ce1">
            <text:p>72021</text:p>
          </table:table-cell>
          <table:table-cell table:number-columns-repeated="16377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time" office:time-value="PT11H45M4.562S" table:style-name="ce2">
            <text:p>45:04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3976" table:style-name="ce1">
            <text:p>23976</text:p>
          </table:table-cell>
          <table:table-cell office:value-type="string" table:style-name="ce1">
            <text:p>Success</text:p>
          </table:table-cell>
          <table:table-cell office:value-type="float" office:value="71999" table:style-name="ce1">
            <text:p>71999</text:p>
          </table:table-cell>
          <table:table-cell table:number-columns-repeated="16377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time" office:time-value="PT11H45M13.238S" table:style-name="ce2">
            <text:p>45:13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5310" table:style-name="ce1">
            <text:p>15310</text:p>
          </table:table-cell>
          <table:table-cell office:value-type="string" table:style-name="ce1">
            <text:p>Success</text:p>
          </table:table-cell>
          <table:table-cell office:value-type="float" office:value="81329" table:style-name="ce1">
            <text:p>81329</text:p>
          </table:table-cell>
          <table:table-cell table:number-columns-repeated="16377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time" office:time-value="PT11H45M21.215S" table:style-name="ce2">
            <text:p>45:21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7337" table:style-name="ce1">
            <text:p>7337</text:p>
          </table:table-cell>
          <table:table-cell office:value-type="string" table:style-name="ce1">
            <text:p>Success</text:p>
          </table:table-cell>
          <table:table-cell office:value-type="float" office:value="66203" table:style-name="ce1">
            <text:p>66203</text:p>
          </table:table-cell>
          <table:table-cell table:number-columns-repeated="16377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time" office:time-value="PT11H45M13.065S" table:style-name="ce2">
            <text:p>45:13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5504" table:style-name="ce1">
            <text:p>15504</text:p>
          </table:table-cell>
          <table:table-cell office:value-type="string" table:style-name="ce1">
            <text:p>Success</text:p>
          </table:table-cell>
          <table:table-cell office:value-type="float" office:value="81340" table:style-name="ce1">
            <text:p>81340</text:p>
          </table:table-cell>
          <table:table-cell table:number-columns-repeated="16377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time" office:time-value="PT11H45M4.415S" table:style-name="ce2">
            <text:p>45:04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4156" table:style-name="ce1">
            <text:p>24156</text:p>
          </table:table-cell>
          <table:table-cell office:value-type="string" table:style-name="ce1">
            <text:p>Success</text:p>
          </table:table-cell>
          <table:table-cell office:value-type="float" office:value="81329" table:style-name="ce1">
            <text:p>81329</text:p>
          </table:table-cell>
          <table:table-cell table:number-columns-repeated="16377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time" office:time-value="PT11H45M4.392S" table:style-name="ce2">
            <text:p>45:04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4189" table:style-name="ce1">
            <text:p>24189</text:p>
          </table:table-cell>
          <table:table-cell office:value-type="string" table:style-name="ce1">
            <text:p>Success</text:p>
          </table:table-cell>
          <table:table-cell office:value-type="float" office:value="83892" table:style-name="ce1">
            <text:p>83892</text:p>
          </table:table-cell>
          <table:table-cell table:number-columns-repeated="16377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time" office:time-value="PT11H45M4.504S" table:style-name="ce2">
            <text:p>45:04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4080" table:style-name="ce1">
            <text:p>24080</text:p>
          </table:table-cell>
          <table:table-cell office:value-type="string" table:style-name="ce1">
            <text:p>Success</text:p>
          </table:table-cell>
          <table:table-cell office:value-type="float" office:value="81324" table:style-name="ce1">
            <text:p>81324</text:p>
          </table:table-cell>
          <table:table-cell table:number-columns-repeated="16377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time" office:time-value="PT11H45M13.150S" table:style-name="ce2">
            <text:p>45:13.1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5434" table:style-name="ce1">
            <text:p>15434</text:p>
          </table:table-cell>
          <table:table-cell office:value-type="string" table:style-name="ce1">
            <text:p>Success</text:p>
          </table:table-cell>
          <table:table-cell office:value-type="float" office:value="81322" table:style-name="ce1">
            <text:p>81322</text:p>
          </table:table-cell>
          <table:table-cell table:number-columns-repeated="16377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time" office:time-value="PT11H45M13.141S" table:style-name="ce2">
            <text:p>45:13.1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5447" table:style-name="ce1">
            <text:p>15447</text:p>
          </table:table-cell>
          <table:table-cell office:value-type="string" table:style-name="ce1">
            <text:p>Success</text:p>
          </table:table-cell>
          <table:table-cell office:value-type="float" office:value="81336" table:style-name="ce1">
            <text:p>81336</text:p>
          </table:table-cell>
          <table:table-cell table:number-columns-repeated="16377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time" office:time-value="PT11H45M13.188S" table:style-name="ce2">
            <text:p>45:13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5413" table:style-name="ce1">
            <text:p>15413</text:p>
          </table:table-cell>
          <table:table-cell office:value-type="string" table:style-name="ce1">
            <text:p>Success</text:p>
          </table:table-cell>
          <table:table-cell office:value-type="float" office:value="81322" table:style-name="ce1">
            <text:p>81322</text:p>
          </table:table-cell>
          <table:table-cell table:number-columns-repeated="16377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time" office:time-value="PT11H45M12.790S" table:style-name="ce2">
            <text:p>45:12.8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5812" table:style-name="ce1">
            <text:p>15812</text:p>
          </table:table-cell>
          <table:table-cell office:value-type="string" table:style-name="ce1">
            <text:p>Success</text:p>
          </table:table-cell>
          <table:table-cell office:value-type="float" office:value="81340" table:style-name="ce1">
            <text:p>81340</text:p>
          </table:table-cell>
          <table:table-cell table:number-columns-repeated="16377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time" office:time-value="PT11H45M4.617S" table:style-name="ce2">
            <text:p>45:04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3987" table:style-name="ce1">
            <text:p>23987</text:p>
          </table:table-cell>
          <table:table-cell office:value-type="string" table:style-name="ce1">
            <text:p>Success</text:p>
          </table:table-cell>
          <table:table-cell office:value-type="float" office:value="72019" table:style-name="ce1">
            <text:p>72019</text:p>
          </table:table-cell>
          <table:table-cell table:number-columns-repeated="16377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time" office:time-value="PT11H45M4.488S" table:style-name="ce2">
            <text:p>45:04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4119" table:style-name="ce1">
            <text:p>24119</text:p>
          </table:table-cell>
          <table:table-cell office:value-type="string" table:style-name="ce1">
            <text:p>Success</text:p>
          </table:table-cell>
          <table:table-cell office:value-type="float" office:value="72003" table:style-name="ce1">
            <text:p>72003</text:p>
          </table:table-cell>
          <table:table-cell table:number-columns-repeated="16377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time" office:time-value="PT11H45M28.531S" table:style-name="ce2">
            <text:p>45:28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time" office:time-value="PT11H45M28.607S" table:style-name="ce2">
            <text:p>45:28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time" office:time-value="PT11H45M28.605S" table:style-name="ce2">
            <text:p>45:28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time" office:time-value="PT11H45M28.540S" table:style-name="ce2">
            <text:p>45:28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time" office:time-value="PT11H45M28.520S" table:style-name="ce2">
            <text:p>45:28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13" table:style-name="ce1">
            <text:p>4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time" office:time-value="PT11H45M24.415S" table:style-name="ce2">
            <text:p>45:24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5154" table:style-name="ce1">
            <text:p>5154</text:p>
          </table:table-cell>
          <table:table-cell office:value-type="string" table:style-name="ce1">
            <text:p>Success</text:p>
          </table:table-cell>
          <table:table-cell office:value-type="float" office:value="46380" table:style-name="ce1">
            <text:p>46380</text:p>
          </table:table-cell>
          <table:table-cell table:number-columns-repeated="16377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time" office:time-value="PT11H45M26.342S" table:style-name="ce2">
            <text:p>45:26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3263" table:style-name="ce1">
            <text:p>3263</text:p>
          </table:table-cell>
          <table:table-cell office:value-type="string" table:style-name="ce1">
            <text:p>Success</text:p>
          </table:table-cell>
          <table:table-cell office:value-type="float" office:value="27979" table:style-name="ce1">
            <text:p>27979</text:p>
          </table:table-cell>
          <table:table-cell table:number-columns-repeated="16377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time" office:time-value="PT11H45M26.330S" table:style-name="ce2">
            <text:p>45:26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358" table:style-name="ce1">
            <text:p>3358</text:p>
          </table:table-cell>
          <table:table-cell office:value-type="string" table:style-name="ce1">
            <text:p>Success</text:p>
          </table:table-cell>
          <table:table-cell office:value-type="float" office:value="27979" table:style-name="ce1">
            <text:p>27979</text:p>
          </table:table-cell>
          <table:table-cell table:number-columns-repeated="16377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time" office:time-value="PT11H45M26.325S" table:style-name="ce2">
            <text:p>45:26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379" table:style-name="ce1">
            <text:p>3379</text:p>
          </table:table-cell>
          <table:table-cell office:value-type="string" table:style-name="ce1">
            <text:p>Success</text:p>
          </table:table-cell>
          <table:table-cell office:value-type="float" office:value="27979" table:style-name="ce1">
            <text:p>27979</text:p>
          </table:table-cell>
          <table:table-cell table:number-columns-repeated="16377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time" office:time-value="PT11H45M28.604S" table:style-name="ce2">
            <text:p>45:28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1206" table:style-name="ce1">
            <text:p>1206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time" office:time-value="PT11H45M26.618S" table:style-name="ce2">
            <text:p>45:26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195" table:style-name="ce1">
            <text:p>3195</text:p>
          </table:table-cell>
          <table:table-cell office:value-type="string" table:style-name="ce1">
            <text:p>Success</text:p>
          </table:table-cell>
          <table:table-cell office:value-type="float" office:value="27979" table:style-name="ce1">
            <text:p>27979</text:p>
          </table:table-cell>
          <table:table-cell table:number-columns-repeated="16377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time" office:time-value="PT11H45M26.320S" table:style-name="ce2">
            <text:p>45:26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493" table:style-name="ce1">
            <text:p>3493</text:p>
          </table:table-cell>
          <table:table-cell office:value-type="string" table:style-name="ce1">
            <text:p>Success</text:p>
          </table:table-cell>
          <table:table-cell office:value-type="float" office:value="27981" table:style-name="ce1">
            <text:p>27981</text:p>
          </table:table-cell>
          <table:table-cell table:number-columns-repeated="16377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time" office:time-value="PT11H45M26.459S" table:style-name="ce2">
            <text:p>45:26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3357" table:style-name="ce1">
            <text:p>3357</text:p>
          </table:table-cell>
          <table:table-cell office:value-type="string" table:style-name="ce1">
            <text:p>Success</text:p>
          </table:table-cell>
          <table:table-cell office:value-type="float" office:value="27979" table:style-name="ce1">
            <text:p>27979</text:p>
          </table:table-cell>
          <table:table-cell table:number-columns-repeated="16377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time" office:time-value="PT11H45M26.351S" table:style-name="ce2">
            <text:p>45:26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641" table:style-name="ce1">
            <text:p>3641</text:p>
          </table:table-cell>
          <table:table-cell office:value-type="string" table:style-name="ce1">
            <text:p>Success</text:p>
          </table:table-cell>
          <table:table-cell office:value-type="float" office:value="27981" table:style-name="ce1">
            <text:p>27981</text:p>
          </table:table-cell>
          <table:table-cell table:number-columns-repeated="16377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time" office:time-value="PT11H45M26.197S" table:style-name="ce2">
            <text:p>45:26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3830" table:style-name="ce1">
            <text:p>3830</text:p>
          </table:table-cell>
          <table:table-cell office:value-type="string" table:style-name="ce1">
            <text:p>Success</text:p>
          </table:table-cell>
          <table:table-cell office:value-type="float" office:value="27979" table:style-name="ce1">
            <text:p>27979</text:p>
          </table:table-cell>
          <table:table-cell table:number-columns-repeated="16377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time" office:time-value="PT11H45M28.935S" table:style-name="ce2">
            <text:p>45:28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097" table:style-name="ce1">
            <text:p>1097</text:p>
          </table:table-cell>
          <table:table-cell office:value-type="string" table:style-name="ce1">
            <text:p>Success</text:p>
          </table:table-cell>
          <table:table-cell office:value-type="float" office:value="27979" table:style-name="ce1">
            <text:p>27979</text:p>
          </table:table-cell>
          <table:table-cell table:number-columns-repeated="16377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time" office:time-value="PT11H45M24.818S" table:style-name="ce2">
            <text:p>45:24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216" table:style-name="ce1">
            <text:p>5216</text:p>
          </table:table-cell>
          <table:table-cell office:value-type="string" table:style-name="ce1">
            <text:p>Success</text:p>
          </table:table-cell>
          <table:table-cell office:value-type="float" office:value="43265" table:style-name="ce1">
            <text:p>43265</text:p>
          </table:table-cell>
          <table:table-cell table:number-columns-repeated="16377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time" office:time-value="PT11H45M26.132S" table:style-name="ce2">
            <text:p>45:26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907" table:style-name="ce1">
            <text:p>3907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time" office:time-value="PT11H45M28.586S" table:style-name="ce2">
            <text:p>45:28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1458" table:style-name="ce1">
            <text:p>1458</text:p>
          </table:table-cell>
          <table:table-cell office:value-type="string" table:style-name="ce1">
            <text:p>Success</text:p>
          </table:table-cell>
          <table:table-cell office:value-type="float" office:value="38768" table:style-name="ce1">
            <text:p>38768</text:p>
          </table:table-cell>
          <table:table-cell table:number-columns-repeated="16377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time" office:time-value="PT11H45M26.221S" table:style-name="ce2">
            <text:p>45:26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3830" table:style-name="ce1">
            <text:p>3830</text:p>
          </table:table-cell>
          <table:table-cell office:value-type="string" table:style-name="ce1">
            <text:p>Success</text:p>
          </table:table-cell>
          <table:table-cell office:value-type="float" office:value="27981" table:style-name="ce1">
            <text:p>27981</text:p>
          </table:table-cell>
          <table:table-cell table:number-columns-repeated="16377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time" office:time-value="PT11H45M26.677S" table:style-name="ce2">
            <text:p>45:26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379" table:style-name="ce1">
            <text:p>3379</text:p>
          </table:table-cell>
          <table:table-cell office:value-type="string" table:style-name="ce1">
            <text:p>Success</text:p>
          </table:table-cell>
          <table:table-cell office:value-type="float" office:value="27981" table:style-name="ce1">
            <text:p>27981</text:p>
          </table:table-cell>
          <table:table-cell table:number-columns-repeated="16377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time" office:time-value="PT11H45M26.399S" table:style-name="ce2">
            <text:p>45:26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3676" table:style-name="ce1">
            <text:p>3676</text:p>
          </table:table-cell>
          <table:table-cell office:value-type="string" table:style-name="ce1">
            <text:p>Success</text:p>
          </table:table-cell>
          <table:table-cell office:value-type="float" office:value="27979" table:style-name="ce1">
            <text:p>27979</text:p>
          </table:table-cell>
          <table:table-cell table:number-columns-repeated="16377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time" office:time-value="PT11H45M25.997S" table:style-name="ce2">
            <text:p>45:26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091" table:style-name="ce1">
            <text:p>4091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time" office:time-value="PT11H45M26.202S" table:style-name="ce2">
            <text:p>45:26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901" table:style-name="ce1">
            <text:p>3901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time" office:time-value="PT11H45M28.737S" table:style-name="ce2">
            <text:p>45:28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395" table:style-name="ce1">
            <text:p>1395</text:p>
          </table:table-cell>
          <table:table-cell office:value-type="string" table:style-name="ce1">
            <text:p>Success</text:p>
          </table:table-cell>
          <table:table-cell office:value-type="float" office:value="27979" table:style-name="ce1">
            <text:p>27979</text:p>
          </table:table-cell>
          <table:table-cell table:number-columns-repeated="16377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time" office:time-value="PT11H45M28.603S" table:style-name="ce2">
            <text:p>45:28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1538" table:style-name="ce1">
            <text:p>1538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time" office:time-value="PT11H45M28.586S" table:style-name="ce2">
            <text:p>45:28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1588" table:style-name="ce1">
            <text:p>1588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time" office:time-value="PT11H45M25.867S" table:style-name="ce2">
            <text:p>45:25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375" table:style-name="ce1">
            <text:p>4375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time" office:time-value="PT11H45M24.802S" table:style-name="ce2">
            <text:p>45:24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427" table:style-name="ce1">
            <text:p>5427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time" office:time-value="PT11H45M28.570S" table:style-name="ce2">
            <text:p>45:28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1674" table:style-name="ce1">
            <text:p>1674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time" office:time-value="PT11H45M29.572S" table:style-name="ce2">
            <text:p>45:29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676" table:style-name="ce1">
            <text:p>676</text:p>
          </table:table-cell>
          <table:table-cell office:value-type="string" table:style-name="ce1">
            <text:p>Success</text:p>
          </table:table-cell>
          <table:table-cell office:value-type="float" office:value="16946" table:style-name="ce1">
            <text:p>16946</text:p>
          </table:table-cell>
          <table:table-cell table:number-columns-repeated="16377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time" office:time-value="PT11H45M28.589S" table:style-name="ce2">
            <text:p>45:28.6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1658" table:style-name="ce1">
            <text:p>1658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time" office:time-value="PT11H45M24.849S" table:style-name="ce2">
            <text:p>45:24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386" table:style-name="ce1">
            <text:p>5386</text:p>
          </table:table-cell>
          <table:table-cell office:value-type="string" table:style-name="ce1">
            <text:p>Success</text:p>
          </table:table-cell>
          <table:table-cell office:value-type="float" office:value="43265" table:style-name="ce1">
            <text:p>43265</text:p>
          </table:table-cell>
          <table:table-cell table:number-columns-repeated="16377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time" office:time-value="PT11H45M28.572S" table:style-name="ce2">
            <text:p>45:28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1678" table:style-name="ce1">
            <text:p>1678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time" office:time-value="PT11H45M25.499S" table:style-name="ce2">
            <text:p>45:25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753" table:style-name="ce1">
            <text:p>4753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time" office:time-value="PT11H45M26.749S" table:style-name="ce2">
            <text:p>45:26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3502" table:style-name="ce1">
            <text:p>3502</text:p>
          </table:table-cell>
          <table:table-cell office:value-type="string" table:style-name="ce1">
            <text:p>Success</text:p>
          </table:table-cell>
          <table:table-cell office:value-type="float" office:value="27979" table:style-name="ce1">
            <text:p>27979</text:p>
          </table:table-cell>
          <table:table-cell table:number-columns-repeated="16377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time" office:time-value="PT11H45M25.102S" table:style-name="ce2">
            <text:p>45:25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166" table:style-name="ce1">
            <text:p>5166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time" office:time-value="PT11H45M25.661S" table:style-name="ce2">
            <text:p>45:25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4612" table:style-name="ce1">
            <text:p>4612</text:p>
          </table:table-cell>
          <table:table-cell office:value-type="string" table:style-name="ce1">
            <text:p>Success</text:p>
          </table:table-cell>
          <table:table-cell office:value-type="float" office:value="47431" table:style-name="ce1">
            <text:p>47431</text:p>
          </table:table-cell>
          <table:table-cell table:number-columns-repeated="16377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time" office:time-value="PT11H45M25.883S" table:style-name="ce2">
            <text:p>45:25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404" table:style-name="ce1">
            <text:p>4404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time" office:time-value="PT11H45M25.650S" table:style-name="ce2">
            <text:p>45:25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671" table:style-name="ce1">
            <text:p>4671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time" office:time-value="PT11H45M25.381S" table:style-name="ce2">
            <text:p>45:25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947" table:style-name="ce1">
            <text:p>4947</text:p>
          </table:table-cell>
          <table:table-cell office:value-type="string" table:style-name="ce1">
            <text:p>Success</text:p>
          </table:table-cell>
          <table:table-cell office:value-type="float" office:value="43265" table:style-name="ce1">
            <text:p>43265</text:p>
          </table:table-cell>
          <table:table-cell table:number-columns-repeated="16377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time" office:time-value="PT11H45M28.550S" table:style-name="ce2">
            <text:p>45:28.5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1838" table:style-name="ce1">
            <text:p>1838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time" office:time-value="PT11H45M25.482S" table:style-name="ce2">
            <text:p>45:25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917" table:style-name="ce1">
            <text:p>4917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time" office:time-value="PT11H45M28.583S" table:style-name="ce2">
            <text:p>45:28.6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1831" table:style-name="ce1">
            <text:p>1831</text:p>
          </table:table-cell>
          <table:table-cell office:value-type="string" table:style-name="ce1">
            <text:p>Success</text:p>
          </table:table-cell>
          <table:table-cell office:value-type="float" office:value="43267" table:style-name="ce1">
            <text:p>43267</text:p>
          </table:table-cell>
          <table:table-cell table:number-columns-repeated="16377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time" office:time-value="PT11H45M25.997S" table:style-name="ce2">
            <text:p>45:26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437" table:style-name="ce1">
            <text:p>4437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time" office:time-value="PT11H45M28.819S" table:style-name="ce2">
            <text:p>45:28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639" table:style-name="ce1">
            <text:p>1639</text:p>
          </table:table-cell>
          <table:table-cell office:value-type="string" table:style-name="ce1">
            <text:p>Success</text:p>
          </table:table-cell>
          <table:table-cell office:value-type="float" office:value="27981" table:style-name="ce1">
            <text:p>27981</text:p>
          </table:table-cell>
          <table:table-cell table:number-columns-repeated="16377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time" office:time-value="PT11H45M26.134S" table:style-name="ce2">
            <text:p>45:26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338" table:style-name="ce1">
            <text:p>4338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time" office:time-value="PT11H45M26.012S" table:style-name="ce2">
            <text:p>45:26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457" table:style-name="ce1">
            <text:p>4457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time" office:time-value="PT11H45M28.679S" table:style-name="ce2">
            <text:p>45:28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824" table:style-name="ce1">
            <text:p>1824</text:p>
          </table:table-cell>
          <table:table-cell office:value-type="string" table:style-name="ce1">
            <text:p>Success</text:p>
          </table:table-cell>
          <table:table-cell office:value-type="float" office:value="27979" table:style-name="ce1">
            <text:p>27979</text:p>
          </table:table-cell>
          <table:table-cell table:number-columns-repeated="16377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time" office:time-value="PT11H45M25.424S" table:style-name="ce2">
            <text:p>45:25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5088" table:style-name="ce1">
            <text:p>5088</text:p>
          </table:table-cell>
          <table:table-cell office:value-type="string" table:style-name="ce1">
            <text:p>Success</text:p>
          </table:table-cell>
          <table:table-cell office:value-type="float" office:value="46583" table:style-name="ce1">
            <text:p>46583</text:p>
          </table:table-cell>
          <table:table-cell table:number-columns-repeated="16377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time" office:time-value="PT11H45M29.606S" table:style-name="ce2">
            <text:p>45:29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932" table:style-name="ce1">
            <text:p>932</text:p>
          </table:table-cell>
          <table:table-cell office:value-type="string" table:style-name="ce1">
            <text:p>Success</text:p>
          </table:table-cell>
          <table:table-cell office:value-type="float" office:value="19062" table:style-name="ce1">
            <text:p>19062</text:p>
          </table:table-cell>
          <table:table-cell table:number-columns-repeated="16377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time" office:time-value="PT11H45M26.154S" table:style-name="ce2">
            <text:p>45:26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405" table:style-name="ce1">
            <text:p>4405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time" office:time-value="PT11H45M26.173S" table:style-name="ce2">
            <text:p>45:26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411" table:style-name="ce1">
            <text:p>4411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time" office:time-value="PT11H45M26.198S" table:style-name="ce2">
            <text:p>45:26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409" table:style-name="ce1">
            <text:p>4409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time" office:time-value="PT11H45M25.239S" table:style-name="ce2">
            <text:p>45:25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376" table:style-name="ce1">
            <text:p>5376</text:p>
          </table:table-cell>
          <table:table-cell office:value-type="string" table:style-name="ce1">
            <text:p>Success</text:p>
          </table:table-cell>
          <table:table-cell office:value-type="float" office:value="43267" table:style-name="ce1">
            <text:p>43267</text:p>
          </table:table-cell>
          <table:table-cell table:number-columns-repeated="16377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time" office:time-value="PT11H45M26.028S" table:style-name="ce2">
            <text:p>45:26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587" table:style-name="ce1">
            <text:p>4587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time" office:time-value="PT11H45M29.706S" table:style-name="ce2">
            <text:p>45:29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224" table:style-name="ce1">
            <text:p>1224</text:p>
          </table:table-cell>
          <table:table-cell office:value-type="string" table:style-name="ce1">
            <text:p>Success</text:p>
          </table:table-cell>
          <table:table-cell office:value-type="float" office:value="21179" table:style-name="ce1">
            <text:p>21179</text:p>
          </table:table-cell>
          <table:table-cell table:number-columns-repeated="16377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time" office:time-value="PT11H45M28.877S" table:style-name="ce2">
            <text:p>45:28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067" table:style-name="ce1">
            <text:p>2067</text:p>
          </table:table-cell>
          <table:table-cell office:value-type="string" table:style-name="ce1">
            <text:p>Success</text:p>
          </table:table-cell>
          <table:table-cell office:value-type="float" office:value="27979" table:style-name="ce1">
            <text:p>27979</text:p>
          </table:table-cell>
          <table:table-cell table:number-columns-repeated="16377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time" office:time-value="PT11H45M26.818S" table:style-name="ce2">
            <text:p>45:26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143" table:style-name="ce1">
            <text:p>4143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time" office:time-value="PT11H45M26.849S" table:style-name="ce2">
            <text:p>45:26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4188" table:style-name="ce1">
            <text:p>4188</text:p>
          </table:table-cell>
          <table:table-cell office:value-type="string" table:style-name="ce1">
            <text:p>Success</text:p>
          </table:table-cell>
          <table:table-cell office:value-type="float" office:value="52394" table:style-name="ce1">
            <text:p>52394</text:p>
          </table:table-cell>
          <table:table-cell table:number-columns-repeated="16377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time" office:time-value="PT11H45M29.817S" table:style-name="ce2">
            <text:p>45:29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617" table:style-name="ce1">
            <text:p>1617</text:p>
          </table:table-cell>
          <table:table-cell office:value-type="string" table:style-name="ce1">
            <text:p>Success</text:p>
          </table:table-cell>
          <table:table-cell office:value-type="float" office:value="27532" table:style-name="ce1">
            <text:p>27532</text:p>
          </table:table-cell>
          <table:table-cell table:number-columns-repeated="16377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time" office:time-value="PT11H45M25.934S" table:style-name="ce2">
            <text:p>45:25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5530" table:style-name="ce1">
            <text:p>5530</text:p>
          </table:table-cell>
          <table:table-cell office:value-type="string" table:style-name="ce1">
            <text:p>Success</text:p>
          </table:table-cell>
          <table:table-cell office:value-type="float" office:value="47431" table:style-name="ce1">
            <text:p>47431</text:p>
          </table:table-cell>
          <table:table-cell table:number-columns-repeated="16377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time" office:time-value="PT11H45M31.038S" table:style-name="ce2">
            <text:p>45:31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486" table:style-name="ce1">
            <text:p>4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time" office:time-value="PT11H45M30.041S" table:style-name="ce2">
            <text:p>45:30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511" table:style-name="ce1">
            <text:p>1511</text:p>
          </table:table-cell>
          <table:table-cell office:value-type="string" table:style-name="ce1">
            <text:p>Success</text:p>
          </table:table-cell>
          <table:table-cell office:value-type="float" office:value="46583" table:style-name="ce1">
            <text:p>46583</text:p>
          </table:table-cell>
          <table:table-cell table:number-columns-repeated="16377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time" office:time-value="PT11H45M26.229S" table:style-name="ce2">
            <text:p>45:26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5325" table:style-name="ce1">
            <text:p>5325</text:p>
          </table:table-cell>
          <table:table-cell office:value-type="string" table:style-name="ce1">
            <text:p>Success</text:p>
          </table:table-cell>
          <table:table-cell office:value-type="float" office:value="52393" table:style-name="ce1">
            <text:p>52393</text:p>
          </table:table-cell>
          <table:table-cell table:number-columns-repeated="16377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time" office:time-value="PT11H45M29.814S" table:style-name="ce2">
            <text:p>45:29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849" table:style-name="ce1">
            <text:p>1849</text:p>
          </table:table-cell>
          <table:table-cell office:value-type="string" table:style-name="ce1">
            <text:p>Success</text:p>
          </table:table-cell>
          <table:table-cell office:value-type="float" office:value="27532" table:style-name="ce1">
            <text:p>27532</text:p>
          </table:table-cell>
          <table:table-cell table:number-columns-repeated="16377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time" office:time-value="PT11H45M29.814S" table:style-name="ce2">
            <text:p>45:29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Success</text:p>
          </table:table-cell>
          <table:table-cell office:value-type="float" office:value="27530" table:style-name="ce1">
            <text:p>27530</text:p>
          </table:table-cell>
          <table:table-cell table:number-columns-repeated="16377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time" office:time-value="PT11H45M30.133S" table:style-name="ce2">
            <text:p>45:30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665" table:style-name="ce1">
            <text:p>1665</text:p>
          </table:table-cell>
          <table:table-cell office:value-type="string" table:style-name="ce1">
            <text:p>Success</text:p>
          </table:table-cell>
          <table:table-cell office:value-type="float" office:value="29651" table:style-name="ce1">
            <text:p>29651</text:p>
          </table:table-cell>
          <table:table-cell table:number-columns-repeated="16377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time" office:time-value="PT11H45M31.555S" table:style-name="ce2">
            <text:p>45:31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Success</text:p>
          </table:table-cell>
          <table:table-cell office:value-type="float" office:value="394" table:style-name="ce1">
            <text:p>394</text:p>
          </table:table-cell>
          <table:table-cell table:number-columns-repeated="16377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time" office:time-value="PT11H45M30.556S" table:style-name="ce2">
            <text:p>45:30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401" table:style-name="ce1">
            <text:p>1401</text:p>
          </table:table-cell>
          <table:table-cell office:value-type="string" table:style-name="ce1">
            <text:p>Success</text:p>
          </table:table-cell>
          <table:table-cell office:value-type="float" office:value="46587" table:style-name="ce1">
            <text:p>46587</text:p>
          </table:table-cell>
          <table:table-cell table:number-columns-repeated="16377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time" office:time-value="PT11H45M30.243S" table:style-name="ce2">
            <text:p>45:30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813" table:style-name="ce1">
            <text:p>1813</text:p>
          </table:table-cell>
          <table:table-cell office:value-type="string" table:style-name="ce1">
            <text:p>Success</text:p>
          </table:table-cell>
          <table:table-cell office:value-type="float" office:value="46583" table:style-name="ce1">
            <text:p>46583</text:p>
          </table:table-cell>
          <table:table-cell table:number-columns-repeated="16377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time" office:time-value="PT11H45M30.399S" table:style-name="ce2">
            <text:p>45:30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673" table:style-name="ce1">
            <text:p>1673</text:p>
          </table:table-cell>
          <table:table-cell office:value-type="string" table:style-name="ce1">
            <text:p>Success</text:p>
          </table:table-cell>
          <table:table-cell office:value-type="float" office:value="46587" table:style-name="ce1">
            <text:p>46587</text:p>
          </table:table-cell>
          <table:table-cell table:number-columns-repeated="16377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time" office:time-value="PT11H45M30.243S" table:style-name="ce2">
            <text:p>45:30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870" table:style-name="ce1">
            <text:p>1870</text:p>
          </table:table-cell>
          <table:table-cell office:value-type="string" table:style-name="ce1">
            <text:p>Success</text:p>
          </table:table-cell>
          <table:table-cell office:value-type="float" office:value="46583" table:style-name="ce1">
            <text:p>46583</text:p>
          </table:table-cell>
          <table:table-cell table:number-columns-repeated="16377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time" office:time-value="PT11H45M30.142S" table:style-name="ce2">
            <text:p>45:30.1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978" table:style-name="ce1">
            <text:p>1978</text:p>
          </table:table-cell>
          <table:table-cell office:value-type="string" table:style-name="ce1">
            <text:p>Success</text:p>
          </table:table-cell>
          <table:table-cell office:value-type="float" office:value="46583" table:style-name="ce1">
            <text:p>46583</text:p>
          </table:table-cell>
          <table:table-cell table:number-columns-repeated="16377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time" office:time-value="PT11H45M31.436S" table:style-name="ce2">
            <text:p>45:31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690" table:style-name="ce1">
            <text:p>690</text:p>
          </table:table-cell>
          <table:table-cell office:value-type="string" table:style-name="ce1">
            <text:p>Success</text:p>
          </table:table-cell>
          <table:table-cell office:value-type="float" office:value="66264" table:style-name="ce1">
            <text:p>66264</text:p>
          </table:table-cell>
          <table:table-cell table:number-columns-repeated="16377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time" office:time-value="PT11H45M30.249S" table:style-name="ce2">
            <text:p>45:30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884" table:style-name="ce1">
            <text:p>1884</text:p>
          </table:table-cell>
          <table:table-cell office:value-type="string" table:style-name="ce1">
            <text:p>Success</text:p>
          </table:table-cell>
          <table:table-cell office:value-type="float" office:value="46583" table:style-name="ce1">
            <text:p>46583</text:p>
          </table:table-cell>
          <table:table-cell table:number-columns-repeated="16377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time" office:time-value="PT11H45M30.473S" table:style-name="ce2">
            <text:p>45:30.5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680" table:style-name="ce1">
            <text:p>1680</text:p>
          </table:table-cell>
          <table:table-cell office:value-type="string" table:style-name="ce1">
            <text:p>Success</text:p>
          </table:table-cell>
          <table:table-cell office:value-type="float" office:value="46583" table:style-name="ce1">
            <text:p>46583</text:p>
          </table:table-cell>
          <table:table-cell table:number-columns-repeated="16377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time" office:time-value="PT11H45M30.034S" table:style-name="ce2">
            <text:p>45:30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137" table:style-name="ce1">
            <text:p>2137</text:p>
          </table:table-cell>
          <table:table-cell office:value-type="string" table:style-name="ce1">
            <text:p>Success</text:p>
          </table:table-cell>
          <table:table-cell office:value-type="float" office:value="31769" table:style-name="ce1">
            <text:p>31769</text:p>
          </table:table-cell>
          <table:table-cell table:number-columns-repeated="16377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time" office:time-value="PT11H45M30.054S" table:style-name="ce2">
            <text:p>45:30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205" table:style-name="ce1">
            <text:p>2205</text:p>
          </table:table-cell>
          <table:table-cell office:value-type="string" table:style-name="ce1">
            <text:p>Success</text:p>
          </table:table-cell>
          <table:table-cell office:value-type="float" office:value="33887" table:style-name="ce1">
            <text:p>33887</text:p>
          </table:table-cell>
          <table:table-cell table:number-columns-repeated="16377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time" office:time-value="PT11H45M29.993S" table:style-name="ce2">
            <text:p>45:30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609" table:style-name="ce1">
            <text:p>2609</text:p>
          </table:table-cell>
          <table:table-cell office:value-type="string" table:style-name="ce1">
            <text:p>Success</text:p>
          </table:table-cell>
          <table:table-cell office:value-type="float" office:value="36006" table:style-name="ce1">
            <text:p>36006</text:p>
          </table:table-cell>
          <table:table-cell table:number-columns-repeated="16377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time" office:time-value="PT11H45M31.526S" table:style-name="ce2">
            <text:p>45:31.5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112" table:style-name="ce1">
            <text:p>1112</text:p>
          </table:table-cell>
          <table:table-cell office:value-type="string" table:style-name="ce1">
            <text:p>Success</text:p>
          </table:table-cell>
          <table:table-cell office:value-type="float" office:value="18172" table:style-name="ce1">
            <text:p>18172</text:p>
          </table:table-cell>
          <table:table-cell table:number-columns-repeated="16377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time" office:time-value="PT11H45M30.269S" table:style-name="ce2">
            <text:p>45:30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416" table:style-name="ce1">
            <text:p>2416</text:p>
          </table:table-cell>
          <table:table-cell office:value-type="string" table:style-name="ce1">
            <text:p>Success</text:p>
          </table:table-cell>
          <table:table-cell office:value-type="float" office:value="46583" table:style-name="ce1">
            <text:p>46583</text:p>
          </table:table-cell>
          <table:table-cell table:number-columns-repeated="16377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time" office:time-value="PT11H45M30.252S" table:style-name="ce2">
            <text:p>45:30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517" table:style-name="ce1">
            <text:p>2517</text:p>
          </table:table-cell>
          <table:table-cell office:value-type="string" table:style-name="ce1">
            <text:p>Success</text:p>
          </table:table-cell>
          <table:table-cell office:value-type="float" office:value="38127" table:style-name="ce1">
            <text:p>38127</text:p>
          </table:table-cell>
          <table:table-cell table:number-columns-repeated="16377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time" office:time-value="PT11H45M25.557S" table:style-name="ce2">
            <text:p>45:25.6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7258" table:style-name="ce1">
            <text:p>7258</text:p>
          </table:table-cell>
          <table:table-cell office:value-type="string" table:style-name="ce1">
            <text:p>Success</text:p>
          </table:table-cell>
          <table:table-cell office:value-type="float" office:value="46587" table:style-name="ce1">
            <text:p>46587</text:p>
          </table:table-cell>
          <table:table-cell table:number-columns-repeated="16377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time" office:time-value="PT11H45M30.288S" table:style-name="ce2">
            <text:p>45:30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539" table:style-name="ce1">
            <text:p>2539</text:p>
          </table:table-cell>
          <table:table-cell office:value-type="string" table:style-name="ce1">
            <text:p>Success</text:p>
          </table:table-cell>
          <table:table-cell office:value-type="float" office:value="46587" table:style-name="ce1">
            <text:p>46587</text:p>
          </table:table-cell>
          <table:table-cell table:number-columns-repeated="16377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time" office:time-value="PT11H45M31.799S" table:style-name="ce2">
            <text:p>45:31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065" table:style-name="ce1">
            <text:p>1065</text:p>
          </table:table-cell>
          <table:table-cell office:value-type="string" table:style-name="ce1">
            <text:p>Success</text:p>
          </table:table-cell>
          <table:table-cell office:value-type="float" office:value="66264" table:style-name="ce1">
            <text:p>66264</text:p>
          </table:table-cell>
          <table:table-cell table:number-columns-repeated="16377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time" office:time-value="PT11H45M30.447S" table:style-name="ce2">
            <text:p>45:30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434" table:style-name="ce1">
            <text:p>2434</text:p>
          </table:table-cell>
          <table:table-cell office:value-type="string" table:style-name="ce1">
            <text:p>Success</text:p>
          </table:table-cell>
          <table:table-cell office:value-type="float" office:value="46583" table:style-name="ce1">
            <text:p>46583</text:p>
          </table:table-cell>
          <table:table-cell table:number-columns-repeated="16377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time" office:time-value="PT11H45M30.603S" table:style-name="ce2">
            <text:p>45:30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268" table:style-name="ce1">
            <text:p>2268</text:p>
          </table:table-cell>
          <table:table-cell office:value-type="string" table:style-name="ce1">
            <text:p>Success</text:p>
          </table:table-cell>
          <table:table-cell office:value-type="float" office:value="47432" table:style-name="ce1">
            <text:p>47432</text:p>
          </table:table-cell>
          <table:table-cell table:number-columns-repeated="16377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time" office:time-value="PT11H45M32.176S" table:style-name="ce2">
            <text:p>45:32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748" table:style-name="ce1">
            <text:p>748</text:p>
          </table:table-cell>
          <table:table-cell office:value-type="string" table:style-name="ce1">
            <text:p>Success</text:p>
          </table:table-cell>
          <table:table-cell office:value-type="float" office:value="66264" table:style-name="ce1">
            <text:p>66264</text:p>
          </table:table-cell>
          <table:table-cell table:number-columns-repeated="16377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time" office:time-value="PT11H45M32.127S" table:style-name="ce2">
            <text:p>45:32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847" table:style-name="ce1">
            <text:p>847</text:p>
          </table:table-cell>
          <table:table-cell office:value-type="string" table:style-name="ce1">
            <text:p>Success</text:p>
          </table:table-cell>
          <table:table-cell office:value-type="float" office:value="40944" table:style-name="ce1">
            <text:p>40944</text:p>
          </table:table-cell>
          <table:table-cell table:number-columns-repeated="16377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time" office:time-value="PT11H45M28.554S" table:style-name="ce2">
            <text:p>45:28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4420" table:style-name="ce1">
            <text:p>4420</text:p>
          </table:table-cell>
          <table:table-cell office:value-type="string" table:style-name="ce1">
            <text:p>Success</text:p>
          </table:table-cell>
          <table:table-cell office:value-type="float" office:value="40944" table:style-name="ce1">
            <text:p>40944</text:p>
          </table:table-cell>
          <table:table-cell table:number-columns-repeated="16377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time" office:time-value="PT11H45M25.306S" table:style-name="ce2">
            <text:p>45:25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7671" table:style-name="ce1">
            <text:p>7671</text:p>
          </table:table-cell>
          <table:table-cell office:value-type="string" table:style-name="ce1">
            <text:p>Success</text:p>
          </table:table-cell>
          <table:table-cell office:value-type="float" office:value="40946" table:style-name="ce1">
            <text:p>40946</text:p>
          </table:table-cell>
          <table:table-cell table:number-columns-repeated="16377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time" office:time-value="PT11H45M32.978S" table:style-name="ce2">
            <text:p>45:33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time" office:time-value="PT11H45M32.976S" table:style-name="ce2">
            <text:p>45:33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time" office:time-value="PT11H45M30.415S" table:style-name="ce2">
            <text:p>45:30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591" table:style-name="ce1">
            <text:p>2591</text:p>
          </table:table-cell>
          <table:table-cell office:value-type="string" table:style-name="ce1">
            <text:p>Success</text:p>
          </table:table-cell>
          <table:table-cell office:value-type="float" office:value="47432" table:style-name="ce1">
            <text:p>47432</text:p>
          </table:table-cell>
          <table:table-cell table:number-columns-repeated="16377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time" office:time-value="PT11H45M30.105S" table:style-name="ce2">
            <text:p>45:30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2924" table:style-name="ce1">
            <text:p>2924</text:p>
          </table:table-cell>
          <table:table-cell office:value-type="string" table:style-name="ce1">
            <text:p>Success</text:p>
          </table:table-cell>
          <table:table-cell office:value-type="float" office:value="46583" table:style-name="ce1">
            <text:p>46583</text:p>
          </table:table-cell>
          <table:table-cell table:number-columns-repeated="16377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time" office:time-value="PT11H45M29.812S" table:style-name="ce2">
            <text:p>45:29.8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3231" table:style-name="ce1">
            <text:p>3231</text:p>
          </table:table-cell>
          <table:table-cell office:value-type="string" table:style-name="ce1">
            <text:p>Success</text:p>
          </table:table-cell>
          <table:table-cell office:value-type="float" office:value="46587" table:style-name="ce1">
            <text:p>46587</text:p>
          </table:table-cell>
          <table:table-cell table:number-columns-repeated="16377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time" office:time-value="PT11H45M32.976S" table:style-name="ce2">
            <text:p>45:33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time" office:time-value="PT11H45M32.999S" table:style-name="ce2">
            <text:p>45:33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time" office:time-value="PT11H45M32.993S" table:style-name="ce2">
            <text:p>45:33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time" office:time-value="PT11H45M30.390S" table:style-name="ce2">
            <text:p>45:30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663" table:style-name="ce1">
            <text:p>2663</text:p>
          </table:table-cell>
          <table:table-cell office:value-type="string" table:style-name="ce1">
            <text:p>Success</text:p>
          </table:table-cell>
          <table:table-cell office:value-type="float" office:value="46583" table:style-name="ce1">
            <text:p>46583</text:p>
          </table:table-cell>
          <table:table-cell table:number-columns-repeated="16377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time" office:time-value="PT11H45M33.050S" table:style-name="ce2">
            <text:p>45:33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time" office:time-value="PT11H45M33.049S" table:style-name="ce2">
            <text:p>45:33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time" office:time-value="PT11H45M33.109S" table:style-name="ce2">
            <text:p>45:33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time" office:time-value="PT11H45M30.251S" table:style-name="ce2">
            <text:p>45:30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871" table:style-name="ce1">
            <text:p>2871</text:p>
          </table:table-cell>
          <table:table-cell office:value-type="string" table:style-name="ce1">
            <text:p>Success</text:p>
          </table:table-cell>
          <table:table-cell office:value-type="float" office:value="46564" table:style-name="ce1">
            <text:p>46564</text:p>
          </table:table-cell>
          <table:table-cell table:number-columns-repeated="16377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time" office:time-value="PT11H45M33.110S" table:style-name="ce2">
            <text:p>45:33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time" office:time-value="PT11H45M30.962S" table:style-name="ce2">
            <text:p>45:31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171" table:style-name="ce1">
            <text:p>2171</text:p>
          </table:table-cell>
          <table:table-cell office:value-type="string" table:style-name="ce1">
            <text:p>Success</text:p>
          </table:table-cell>
          <table:table-cell office:value-type="float" office:value="46583" table:style-name="ce1">
            <text:p>46583</text:p>
          </table:table-cell>
          <table:table-cell table:number-columns-repeated="16377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time" office:time-value="PT11H45M30.246S" table:style-name="ce2">
            <text:p>45:30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902" table:style-name="ce1">
            <text:p>2902</text:p>
          </table:table-cell>
          <table:table-cell office:value-type="string" table:style-name="ce1">
            <text:p>Success</text:p>
          </table:table-cell>
          <table:table-cell office:value-type="float" office:value="46587" table:style-name="ce1">
            <text:p>46587</text:p>
          </table:table-cell>
          <table:table-cell table:number-columns-repeated="16377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time" office:time-value="PT11H45M33.047S" table:style-name="ce2">
            <text:p>45:33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time" office:time-value="PT11H45M30.329S" table:style-name="ce2">
            <text:p>45:30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846" table:style-name="ce1">
            <text:p>2846</text:p>
          </table:table-cell>
          <table:table-cell office:value-type="string" table:style-name="ce1">
            <text:p>Success</text:p>
          </table:table-cell>
          <table:table-cell office:value-type="float" office:value="47431" table:style-name="ce1">
            <text:p>47431</text:p>
          </table:table-cell>
          <table:table-cell table:number-columns-repeated="16377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time" office:time-value="PT11H45M30.322S" table:style-name="ce2">
            <text:p>45:30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854" table:style-name="ce1">
            <text:p>2854</text:p>
          </table:table-cell>
          <table:table-cell office:value-type="string" table:style-name="ce1">
            <text:p>Success</text:p>
          </table:table-cell>
          <table:table-cell office:value-type="float" office:value="46583" table:style-name="ce1">
            <text:p>46583</text:p>
          </table:table-cell>
          <table:table-cell table:number-columns-repeated="16377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time" office:time-value="PT11H45M30.175S" table:style-name="ce2">
            <text:p>45:30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3001" table:style-name="ce1">
            <text:p>3001</text:p>
          </table:table-cell>
          <table:table-cell office:value-type="string" table:style-name="ce1">
            <text:p>Success</text:p>
          </table:table-cell>
          <table:table-cell office:value-type="float" office:value="46583" table:style-name="ce1">
            <text:p>46583</text:p>
          </table:table-cell>
          <table:table-cell table:number-columns-repeated="16377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time" office:time-value="PT11H45M30.619S" table:style-name="ce2">
            <text:p>45:30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546" table:style-name="ce1">
            <text:p>2546</text:p>
          </table:table-cell>
          <table:table-cell office:value-type="string" table:style-name="ce1">
            <text:p>Success</text:p>
          </table:table-cell>
          <table:table-cell office:value-type="float" office:value="46583" table:style-name="ce1">
            <text:p>46583</text:p>
          </table:table-cell>
          <table:table-cell table:number-columns-repeated="16377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time" office:time-value="PT11H45M30.250S" table:style-name="ce2">
            <text:p>45:30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949" table:style-name="ce1">
            <text:p>2949</text:p>
          </table:table-cell>
          <table:table-cell office:value-type="string" table:style-name="ce1">
            <text:p>Success</text:p>
          </table:table-cell>
          <table:table-cell office:value-type="float" office:value="47435" table:style-name="ce1">
            <text:p>47435</text:p>
          </table:table-cell>
          <table:table-cell table:number-columns-repeated="16377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time" office:time-value="PT11H45M33.135S" table:style-name="ce2">
            <text:p>45:33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time" office:time-value="PT11H45M30.036S" table:style-name="ce2">
            <text:p>45:30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3177" table:style-name="ce1">
            <text:p>3177</text:p>
          </table:table-cell>
          <table:table-cell office:value-type="string" table:style-name="ce1">
            <text:p>Success</text:p>
          </table:table-cell>
          <table:table-cell office:value-type="float" office:value="47431" table:style-name="ce1">
            <text:p>47431</text:p>
          </table:table-cell>
          <table:table-cell table:number-columns-repeated="16377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time" office:time-value="PT11H45M33.119S" table:style-name="ce2">
            <text:p>45:33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time" office:time-value="PT11H45M32.865S" table:style-name="ce2">
            <text:p>45:32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427" table:style-name="ce1">
            <text:p>427</text:p>
          </table:table-cell>
          <table:table-cell office:value-type="string" table:style-name="ce1">
            <text:p>Success</text:p>
          </table:table-cell>
          <table:table-cell office:value-type="float" office:value="40944" table:style-name="ce1">
            <text:p>40944</text:p>
          </table:table-cell>
          <table:table-cell table:number-columns-repeated="16377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time" office:time-value="PT11H45M33.295S" table:style-name="ce2">
            <text:p>45:33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time" office:time-value="PT11H45M33.305S" table:style-name="ce2">
            <text:p>45:33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time" office:time-value="PT11H45M31.732S" table:style-name="ce2">
            <text:p>45:31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663" table:style-name="ce1">
            <text:p>1663</text:p>
          </table:table-cell>
          <table:table-cell office:value-type="string" table:style-name="ce1">
            <text:p>Success</text:p>
          </table:table-cell>
          <table:table-cell office:value-type="float" office:value="55607" table:style-name="ce1">
            <text:p>55607</text:p>
          </table:table-cell>
          <table:table-cell table:number-columns-repeated="16377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time" office:time-value="PT11H45M33.316S" table:style-name="ce2">
            <text:p>45:33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time" office:time-value="PT11H45M24.603S" table:style-name="ce2">
            <text:p>45:24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8892" table:style-name="ce1">
            <text:p>8892</text:p>
          </table:table-cell>
          <table:table-cell office:value-type="string" table:style-name="ce1">
            <text:p>Success</text:p>
          </table:table-cell>
          <table:table-cell office:value-type="float" office:value="62563" table:style-name="ce1">
            <text:p>62563</text:p>
          </table:table-cell>
          <table:table-cell table:number-columns-repeated="16377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time" office:time-value="PT11H45M30.248S" table:style-name="ce2">
            <text:p>45:30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262" table:style-name="ce1">
            <text:p>3262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time" office:time-value="PT11H45M30.473S" table:style-name="ce2">
            <text:p>45:30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3054" table:style-name="ce1">
            <text:p>3054</text:p>
          </table:table-cell>
          <table:table-cell office:value-type="string" table:style-name="ce1">
            <text:p>Success</text:p>
          </table:table-cell>
          <table:table-cell office:value-type="float" office:value="46583" table:style-name="ce1">
            <text:p>46583</text:p>
          </table:table-cell>
          <table:table-cell table:number-columns-repeated="16377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time" office:time-value="PT11H45M30.572S" table:style-name="ce2">
            <text:p>45:30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949" table:style-name="ce1">
            <text:p>2949</text:p>
          </table:table-cell>
          <table:table-cell office:value-type="string" table:style-name="ce1">
            <text:p>Success</text:p>
          </table:table-cell>
          <table:table-cell office:value-type="float" office:value="46583" table:style-name="ce1">
            <text:p>46583</text:p>
          </table:table-cell>
          <table:table-cell table:number-columns-repeated="16377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time" office:time-value="PT11H45M30.089S" table:style-name="ce2">
            <text:p>45:30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456" table:style-name="ce1">
            <text:p>3456</text:p>
          </table:table-cell>
          <table:table-cell office:value-type="string" table:style-name="ce1">
            <text:p>Success</text:p>
          </table:table-cell>
          <table:table-cell office:value-type="float" office:value="46583" table:style-name="ce1">
            <text:p>46583</text:p>
          </table:table-cell>
          <table:table-cell table:number-columns-repeated="16377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time" office:time-value="PT11H45M32.261S" table:style-name="ce2">
            <text:p>45:32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287" table:style-name="ce1">
            <text:p>1287</text:p>
          </table:table-cell>
          <table:table-cell office:value-type="string" table:style-name="ce1">
            <text:p>Success</text:p>
          </table:table-cell>
          <table:table-cell office:value-type="float" office:value="55607" table:style-name="ce1">
            <text:p>55607</text:p>
          </table:table-cell>
          <table:table-cell table:number-columns-repeated="16377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time" office:time-value="PT11H45M30.525S" table:style-name="ce2">
            <text:p>45:30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3018" table:style-name="ce1">
            <text:p>3018</text:p>
          </table:table-cell>
          <table:table-cell office:value-type="string" table:style-name="ce1">
            <text:p>Success</text:p>
          </table:table-cell>
          <table:table-cell office:value-type="float" office:value="55605" table:style-name="ce1">
            <text:p>55605</text:p>
          </table:table-cell>
          <table:table-cell table:number-columns-repeated="16377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time" office:time-value="PT11H45M29.689S" table:style-name="ce2">
            <text:p>45:29.7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868" table:style-name="ce1">
            <text:p>3868</text:p>
          </table:table-cell>
          <table:table-cell office:value-type="string" table:style-name="ce1">
            <text:p>Success</text:p>
          </table:table-cell>
          <table:table-cell office:value-type="float" office:value="55605" table:style-name="ce1">
            <text:p>55605</text:p>
          </table:table-cell>
          <table:table-cell table:number-columns-repeated="16377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time" office:time-value="PT11H45M32.155S" table:style-name="ce2">
            <text:p>45:32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422" table:style-name="ce1">
            <text:p>1422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time" office:time-value="PT11H45M32.762S" table:style-name="ce2">
            <text:p>45:32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804" table:style-name="ce1">
            <text:p>804</text:p>
          </table:table-cell>
          <table:table-cell office:value-type="string" table:style-name="ce1">
            <text:p>Success</text:p>
          </table:table-cell>
          <table:table-cell office:value-type="float" office:value="55605" table:style-name="ce1">
            <text:p>55605</text:p>
          </table:table-cell>
          <table:table-cell table:number-columns-repeated="16377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time" office:time-value="PT11H45M30.275S" table:style-name="ce2">
            <text:p>45:30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304" table:style-name="ce1">
            <text:p>3304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time" office:time-value="PT11H45M30.029S" table:style-name="ce2">
            <text:p>45:30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3551" table:style-name="ce1">
            <text:p>3551</text:p>
          </table:table-cell>
          <table:table-cell office:value-type="string" table:style-name="ce1">
            <text:p>Success</text:p>
          </table:table-cell>
          <table:table-cell office:value-type="float" office:value="55605" table:style-name="ce1">
            <text:p>55605</text:p>
          </table:table-cell>
          <table:table-cell table:number-columns-repeated="16377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time" office:time-value="PT11H45M33.438S" table:style-name="ce2">
            <text:p>45:33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time" office:time-value="PT11H45M33.159S" table:style-name="ce2">
            <text:p>45:33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454" table:style-name="ce1">
            <text:p>454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time" office:time-value="PT11H45M26.134S" table:style-name="ce2">
            <text:p>45:26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7522" table:style-name="ce1">
            <text:p>7522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time" office:time-value="PT11H45M30.510S" table:style-name="ce2">
            <text:p>45:30.5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3145" table:style-name="ce1">
            <text:p>3145</text:p>
          </table:table-cell>
          <table:table-cell office:value-type="string" table:style-name="ce1">
            <text:p>Success</text:p>
          </table:table-cell>
          <table:table-cell office:value-type="float" office:value="42376" table:style-name="ce1">
            <text:p>42376</text:p>
          </table:table-cell>
          <table:table-cell table:number-columns-repeated="16377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time" office:time-value="PT11H45M33.605S" table:style-name="ce2">
            <text:p>45:33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time" office:time-value="PT11H45M32.926S" table:style-name="ce2">
            <text:p>45:32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774" table:style-name="ce1">
            <text:p>774</text:p>
          </table:table-cell>
          <table:table-cell office:value-type="string" table:style-name="ce1">
            <text:p>Success</text:p>
          </table:table-cell>
          <table:table-cell office:value-type="float" office:value="40944" table:style-name="ce1">
            <text:p>40944</text:p>
          </table:table-cell>
          <table:table-cell table:number-columns-repeated="16377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time" office:time-value="PT11H45M33.701S" table:style-name="ce2">
            <text:p>45:33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time" office:time-value="PT11H45M33.614S" table:style-name="ce2">
            <text:p>45:33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time" office:time-value="PT11H45M33.731S" table:style-name="ce2">
            <text:p>45:33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time" office:time-value="PT11H45M33.750S" table:style-name="ce2">
            <text:p>45:33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time" office:time-value="PT11H45M30.459S" table:style-name="ce2">
            <text:p>45:30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3405" table:style-name="ce1">
            <text:p>3405</text:p>
          </table:table-cell>
          <table:table-cell office:value-type="string" table:style-name="ce1">
            <text:p>Success</text:p>
          </table:table-cell>
          <table:table-cell office:value-type="float" office:value="42379" table:style-name="ce1">
            <text:p>42379</text:p>
          </table:table-cell>
          <table:table-cell table:number-columns-repeated="16377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time" office:time-value="PT11H45M33.805S" table:style-name="ce2">
            <text:p>45:33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time" office:time-value="PT11H45M33.917S" table:style-name="ce2">
            <text:p>45:33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time" office:time-value="PT11H45M33.974S" table:style-name="ce2">
            <text:p>45:34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time" office:time-value="PT11H45M30.603S" table:style-name="ce2">
            <text:p>45:30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3465" table:style-name="ce1">
            <text:p>3465</text:p>
          </table:table-cell>
          <table:table-cell office:value-type="string" table:style-name="ce1">
            <text:p>Success</text:p>
          </table:table-cell>
          <table:table-cell office:value-type="float" office:value="46587" table:style-name="ce1">
            <text:p>46587</text:p>
          </table:table-cell>
          <table:table-cell table:number-columns-repeated="16377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time" office:time-value="PT11H45M30.045S" table:style-name="ce2">
            <text:p>45:30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055" table:style-name="ce1">
            <text:p>4055</text:p>
          </table:table-cell>
          <table:table-cell office:value-type="string" table:style-name="ce1">
            <text:p>Success</text:p>
          </table:table-cell>
          <table:table-cell office:value-type="float" office:value="46584" table:style-name="ce1">
            <text:p>46584</text:p>
          </table:table-cell>
          <table:table-cell table:number-columns-repeated="16377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time" office:time-value="PT11H45M30.252S" table:style-name="ce2">
            <text:p>45:30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3854" table:style-name="ce1">
            <text:p>3854</text:p>
          </table:table-cell>
          <table:table-cell office:value-type="string" table:style-name="ce1">
            <text:p>Success</text:p>
          </table:table-cell>
          <table:table-cell office:value-type="float" office:value="46583" table:style-name="ce1">
            <text:p>46583</text:p>
          </table:table-cell>
          <table:table-cell table:number-columns-repeated="16377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time" office:time-value="PT11H45M30.931S" table:style-name="ce2">
            <text:p>45:30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251" table:style-name="ce1">
            <text:p>3251</text:p>
          </table:table-cell>
          <table:table-cell office:value-type="string" table:style-name="ce1">
            <text:p>Success</text:p>
          </table:table-cell>
          <table:table-cell office:value-type="float" office:value="55605" table:style-name="ce1">
            <text:p>55605</text:p>
          </table:table-cell>
          <table:table-cell table:number-columns-repeated="16377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time" office:time-value="PT11H45M30.494S" table:style-name="ce2">
            <text:p>45:30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787" table:style-name="ce1">
            <text:p>3787</text:p>
          </table:table-cell>
          <table:table-cell office:value-type="string" table:style-name="ce1">
            <text:p>Success</text:p>
          </table:table-cell>
          <table:table-cell office:value-type="float" office:value="44501" table:style-name="ce1">
            <text:p>44501</text:p>
          </table:table-cell>
          <table:table-cell table:number-columns-repeated="16377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time" office:time-value="PT11H45M25.806S" table:style-name="ce2">
            <text:p>45:25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8735" table:style-name="ce1">
            <text:p>8735</text:p>
          </table:table-cell>
          <table:table-cell office:value-type="string" table:style-name="ce1">
            <text:p>Success</text:p>
          </table:table-cell>
          <table:table-cell office:value-type="float" office:value="55605" table:style-name="ce1">
            <text:p>55605</text:p>
          </table:table-cell>
          <table:table-cell table:number-columns-repeated="16377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time" office:time-value="PT11H45M32.887S" table:style-name="ce2">
            <text:p>45:32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663" table:style-name="ce1">
            <text:p>1663</text:p>
          </table:table-cell>
          <table:table-cell office:value-type="string" table:style-name="ce1">
            <text:p>Success</text:p>
          </table:table-cell>
          <table:table-cell office:value-type="float" office:value="56341" table:style-name="ce1">
            <text:p>56341</text:p>
          </table:table-cell>
          <table:table-cell table:number-columns-repeated="16377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time" office:time-value="PT11H45M30.077S" table:style-name="ce2">
            <text:p>45:30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4474" table:style-name="ce1">
            <text:p>4474</text:p>
          </table:table-cell>
          <table:table-cell office:value-type="string" table:style-name="ce1">
            <text:p>Success</text:p>
          </table:table-cell>
          <table:table-cell office:value-type="float" office:value="55605" table:style-name="ce1">
            <text:p>55605</text:p>
          </table:table-cell>
          <table:table-cell table:number-columns-repeated="16377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time" office:time-value="PT11H45M32.883S" table:style-name="ce2">
            <text:p>45:32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672" table:style-name="ce1">
            <text:p>1672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time" office:time-value="PT11H45M33.177S" table:style-name="ce2">
            <text:p>45:33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391" table:style-name="ce1">
            <text:p>1391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time" office:time-value="PT11H45M31.553S" table:style-name="ce2">
            <text:p>45:31.6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083" table:style-name="ce1">
            <text:p>3083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time" office:time-value="PT11H45M32.688S" table:style-name="ce2">
            <text:p>45:32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965" table:style-name="ce1">
            <text:p>1965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time" office:time-value="PT11H45M30.945S" table:style-name="ce2">
            <text:p>45:30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720" table:style-name="ce1">
            <text:p>3720</text:p>
          </table:table-cell>
          <table:table-cell office:value-type="string" table:style-name="ce1">
            <text:p>Success</text:p>
          </table:table-cell>
          <table:table-cell office:value-type="float" office:value="55605" table:style-name="ce1">
            <text:p>55605</text:p>
          </table:table-cell>
          <table:table-cell table:number-columns-repeated="16377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time" office:time-value="PT11H45M31.665S" table:style-name="ce2">
            <text:p>45:31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041" table:style-name="ce1">
            <text:p>3041</text:p>
          </table:table-cell>
          <table:table-cell office:value-type="string" table:style-name="ce1">
            <text:p>Success</text:p>
          </table:table-cell>
          <table:table-cell office:value-type="float" office:value="55605" table:style-name="ce1">
            <text:p>55605</text:p>
          </table:table-cell>
          <table:table-cell table:number-columns-repeated="16377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time" office:time-value="PT11H45M33.659S" table:style-name="ce2">
            <text:p>45:33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059" table:style-name="ce1">
            <text:p>1059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time" office:time-value="PT11H45M33.546S" table:style-name="ce2">
            <text:p>45:33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173" table:style-name="ce1">
            <text:p>1173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time" office:time-value="PT11H45M33.008S" table:style-name="ce2">
            <text:p>45:33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713" table:style-name="ce1">
            <text:p>1713</text:p>
          </table:table-cell>
          <table:table-cell office:value-type="string" table:style-name="ce1">
            <text:p>Success</text:p>
          </table:table-cell>
          <table:table-cell office:value-type="float" office:value="56341" table:style-name="ce1">
            <text:p>56341</text:p>
          </table:table-cell>
          <table:table-cell table:number-columns-repeated="16377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time" office:time-value="PT11H45M32.605S" table:style-name="ce2">
            <text:p>45:32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185" table:style-name="ce1">
            <text:p>2185</text:p>
          </table:table-cell>
          <table:table-cell office:value-type="string" table:style-name="ce1">
            <text:p>Success</text:p>
          </table:table-cell>
          <table:table-cell office:value-type="float" office:value="66266" table:style-name="ce1">
            <text:p>66266</text:p>
          </table:table-cell>
          <table:table-cell table:number-columns-repeated="16377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time" office:time-value="PT11H45M33.214S" table:style-name="ce2">
            <text:p>45:33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611" table:style-name="ce1">
            <text:p>1611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time" office:time-value="PT11H45M30.057S" table:style-name="ce2">
            <text:p>45:30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4770" table:style-name="ce1">
            <text:p>4770</text:p>
          </table:table-cell>
          <table:table-cell office:value-type="string" table:style-name="ce1">
            <text:p>Success</text:p>
          </table:table-cell>
          <table:table-cell office:value-type="float" office:value="55607" table:style-name="ce1">
            <text:p>55607</text:p>
          </table:table-cell>
          <table:table-cell table:number-columns-repeated="16377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time" office:time-value="PT11H45M33.535S" table:style-name="ce2">
            <text:p>45:33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299" table:style-name="ce1">
            <text:p>1299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time" office:time-value="PT11H45M33.201S" table:style-name="ce2">
            <text:p>45:33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652" table:style-name="ce1">
            <text:p>1652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time" office:time-value="PT11H45M33.150S" table:style-name="ce2">
            <text:p>45:33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705" table:style-name="ce1">
            <text:p>1705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time" office:time-value="PT11H45M34.075S" table:style-name="ce2">
            <text:p>45:34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790" table:style-name="ce1">
            <text:p>790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time" office:time-value="PT11H45M33.866S" table:style-name="ce2">
            <text:p>45:33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283" table:style-name="ce1">
            <text:p>1283</text:p>
          </table:table-cell>
          <table:table-cell office:value-type="string" table:style-name="ce1">
            <text:p>Success</text:p>
          </table:table-cell>
          <table:table-cell office:value-type="float" office:value="66266" table:style-name="ce1">
            <text:p>66266</text:p>
          </table:table-cell>
          <table:table-cell table:number-columns-repeated="16377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time" office:time-value="PT11H45M34.294S" table:style-name="ce2">
            <text:p>45:34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057" table:style-name="ce1">
            <text:p>1057</text:p>
          </table:table-cell>
          <table:table-cell office:value-type="string" table:style-name="ce1">
            <text:p>Success</text:p>
          </table:table-cell>
          <table:table-cell office:value-type="float" office:value="66264" table:style-name="ce1">
            <text:p>66264</text:p>
          </table:table-cell>
          <table:table-cell table:number-columns-repeated="16377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time" office:time-value="PT11H45M34.791S" table:style-name="ce2">
            <text:p>45:34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576" table:style-name="ce1">
            <text:p>576</text:p>
          </table:table-cell>
          <table:table-cell office:value-type="string" table:style-name="ce1">
            <text:p>Success</text:p>
          </table:table-cell>
          <table:table-cell office:value-type="float" office:value="40946" table:style-name="ce1">
            <text:p>40946</text:p>
          </table:table-cell>
          <table:table-cell table:number-columns-repeated="16377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time" office:time-value="PT11H45M35.369S" table:style-name="ce2">
            <text:p>45:35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time" office:time-value="PT11H45M35.427S" table:style-name="ce2">
            <text:p>45:35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time" office:time-value="PT11H45M35.352S" table:style-name="ce2">
            <text:p>45:35.4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Success</text:p>
          </table:table-cell>
          <table:table-cell office:value-type="float" office:value="40944" table:style-name="ce1">
            <text:p>40944</text:p>
          </table:table-cell>
          <table:table-cell table:number-columns-repeated="16377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time" office:time-value="PT11H45M35.145S" table:style-name="ce2">
            <text:p>45:35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391" table:style-name="ce1">
            <text:p>391</text:p>
          </table:table-cell>
          <table:table-cell office:value-type="string" table:style-name="ce1">
            <text:p>Success</text:p>
          </table:table-cell>
          <table:table-cell office:value-type="float" office:value="40946" table:style-name="ce1">
            <text:p>40946</text:p>
          </table:table-cell>
          <table:table-cell table:number-columns-repeated="16377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time" office:time-value="PT11H45M35.486S" table:style-name="ce2">
            <text:p>45:35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time" office:time-value="PT11H45M35.536S" table:style-name="ce2">
            <text:p>45:35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time" office:time-value="PT11H45M35.555S" table:style-name="ce2">
            <text:p>45:35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time" office:time-value="PT11H45M35.543S" table:style-name="ce2">
            <text:p>45:35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time" office:time-value="PT11H45M35.626S" table:style-name="ce2">
            <text:p>45:35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time" office:time-value="PT11H45M35.602S" table:style-name="ce2">
            <text:p>45:35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time" office:time-value="PT11H45M35.635S" table:style-name="ce2">
            <text:p>45:35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time" office:time-value="PT11H45M35.685S" table:style-name="ce2">
            <text:p>45:35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time" office:time-value="PT11H45M35.707S" table:style-name="ce2">
            <text:p>45:35.7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time" office:time-value="PT11H45M35.763S" table:style-name="ce2">
            <text:p>45:35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time" office:time-value="PT11H45M35.792S" table:style-name="ce2">
            <text:p>45:35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time" office:time-value="PT11H45M35.843S" table:style-name="ce2">
            <text:p>45:35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time" office:time-value="PT11H45M35.877S" table:style-name="ce2">
            <text:p>45:35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time" office:time-value="PT11H45M31.481S" table:style-name="ce2">
            <text:p>45:31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4529" table:style-name="ce1">
            <text:p>4529</text:p>
          </table:table-cell>
          <table:table-cell office:value-type="string" table:style-name="ce1">
            <text:p>Success</text:p>
          </table:table-cell>
          <table:table-cell office:value-type="float" office:value="46623" table:style-name="ce1">
            <text:p>46623</text:p>
          </table:table-cell>
          <table:table-cell table:number-columns-repeated="16377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time" office:time-value="PT11H45M36.011S" table:style-name="ce2">
            <text:p>45:36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Success</text:p>
          </table:table-cell>
          <table:table-cell office:value-type="float" office:value="69587" table:style-name="ce1">
            <text:p>69587</text:p>
          </table:table-cell>
          <table:table-cell table:number-columns-repeated="16377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time" office:time-value="PT11H45M31.813S" table:style-name="ce2">
            <text:p>45:31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4680" table:style-name="ce1">
            <text:p>4680</text:p>
          </table:table-cell>
          <table:table-cell office:value-type="string" table:style-name="ce1">
            <text:p>Success</text:p>
          </table:table-cell>
          <table:table-cell office:value-type="float" office:value="46681" table:style-name="ce1">
            <text:p>46681</text:p>
          </table:table-cell>
          <table:table-cell table:number-columns-repeated="16377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time" office:time-value="PT11H45M36.403S" table:style-name="ce2">
            <text:p>45:36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42474" table:style-name="ce1">
            <text:p>42474</text:p>
          </table:table-cell>
          <table:table-cell table:number-columns-repeated="16377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time" office:time-value="PT11H45M36.546S" table:style-name="ce2">
            <text:p>45:36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time" office:time-value="PT11H45M36.574S" table:style-name="ce2">
            <text:p>45:36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time" office:time-value="PT11H45M36.495S" table:style-name="ce2">
            <text:p>45:36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time" office:time-value="PT11H45M31.963S" table:style-name="ce2">
            <text:p>45:32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4776" table:style-name="ce1">
            <text:p>4776</text:p>
          </table:table-cell>
          <table:table-cell office:value-type="string" table:style-name="ce1">
            <text:p>Success</text:p>
          </table:table-cell>
          <table:table-cell office:value-type="float" office:value="48742" table:style-name="ce1">
            <text:p>48742</text:p>
          </table:table-cell>
          <table:table-cell table:number-columns-repeated="16377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time" office:time-value="PT11H45M36.599S" table:style-name="ce2">
            <text:p>45:36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time" office:time-value="PT11H45M36.686S" table:style-name="ce2">
            <text:p>45:36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time" office:time-value="PT11H45M36.743S" table:style-name="ce2">
            <text:p>45:36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time" office:time-value="PT11H45M36.817S" table:style-name="ce2">
            <text:p>45:36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time" office:time-value="PT11H45M32.074S" table:style-name="ce2">
            <text:p>45:32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5156" table:style-name="ce1">
            <text:p>5156</text:p>
          </table:table-cell>
          <table:table-cell office:value-type="string" table:style-name="ce1">
            <text:p>Success</text:p>
          </table:table-cell>
          <table:table-cell office:value-type="float" office:value="50864" table:style-name="ce1">
            <text:p>50864</text:p>
          </table:table-cell>
          <table:table-cell table:number-columns-repeated="16377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time" office:time-value="PT11H45M32.059S" table:style-name="ce2">
            <text:p>45:32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5694" table:style-name="ce1">
            <text:p>5694</text:p>
          </table:table-cell>
          <table:table-cell office:value-type="string" table:style-name="ce1">
            <text:p>Success</text:p>
          </table:table-cell>
          <table:table-cell office:value-type="float" office:value="55103" table:style-name="ce1">
            <text:p>55103</text:p>
          </table:table-cell>
          <table:table-cell table:number-columns-repeated="16377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time" office:time-value="PT11H45M32.116S" table:style-name="ce2">
            <text:p>45:32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5960" table:style-name="ce1">
            <text:p>5960</text:p>
          </table:table-cell>
          <table:table-cell office:value-type="string" table:style-name="ce1">
            <text:p>Success</text:p>
          </table:table-cell>
          <table:table-cell office:value-type="float" office:value="59345" table:style-name="ce1">
            <text:p>59345</text:p>
          </table:table-cell>
          <table:table-cell table:number-columns-repeated="16377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time" office:time-value="PT11H45M32.121S" table:style-name="ce2">
            <text:p>45:32.1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6071" table:style-name="ce1">
            <text:p>6071</text:p>
          </table:table-cell>
          <table:table-cell office:value-type="string" table:style-name="ce1">
            <text:p>Success</text:p>
          </table:table-cell>
          <table:table-cell office:value-type="float" office:value="59345" table:style-name="ce1">
            <text:p>59345</text:p>
          </table:table-cell>
          <table:table-cell table:number-columns-repeated="16377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time" office:time-value="PT11H45M32.134S" table:style-name="ce2">
            <text:p>45:32.1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6101" table:style-name="ce1">
            <text:p>6101</text:p>
          </table:table-cell>
          <table:table-cell office:value-type="string" table:style-name="ce1">
            <text:p>Success</text:p>
          </table:table-cell>
          <table:table-cell office:value-type="float" office:value="59345" table:style-name="ce1">
            <text:p>59345</text:p>
          </table:table-cell>
          <table:table-cell table:number-columns-repeated="16377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time" office:time-value="PT11H45M32.640S" table:style-name="ce2">
            <text:p>45:32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5907" table:style-name="ce1">
            <text:p>5907</text:p>
          </table:table-cell>
          <table:table-cell office:value-type="string" table:style-name="ce1">
            <text:p>Success</text:p>
          </table:table-cell>
          <table:table-cell office:value-type="float" office:value="59446" table:style-name="ce1">
            <text:p>59446</text:p>
          </table:table-cell>
          <table:table-cell table:number-columns-repeated="16377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time" office:time-value="PT11H45M38.543S" table:style-name="ce2">
            <text:p>45:38.5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297" table:style-name="ce1">
            <text:p>29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time" office:time-value="PT11H45M38.847S" table:style-name="ce2">
            <text:p>45:38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out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time" office:time-value="PT11H45M38.896S" table:style-name="ce2">
            <text:p>45:38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time" office:time-value="PT11H45M38.908S" table:style-name="ce2">
            <text:p>45:38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time" office:time-value="PT11H45M32.828S" table:style-name="ce2">
            <text:p>45:32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6177" table:style-name="ce1">
            <text:p>6177</text:p>
          </table:table-cell>
          <table:table-cell office:value-type="string" table:style-name="ce1">
            <text:p>Success</text:p>
          </table:table-cell>
          <table:table-cell office:value-type="float" office:value="63586" table:style-name="ce1">
            <text:p>63586</text:p>
          </table:table-cell>
          <table:table-cell table:number-columns-repeated="16377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time" office:time-value="PT11H45M32.817S" table:style-name="ce2">
            <text:p>45:32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6295" table:style-name="ce1">
            <text:p>6295</text:p>
          </table:table-cell>
          <table:table-cell office:value-type="string" table:style-name="ce1">
            <text:p>Success</text:p>
          </table:table-cell>
          <table:table-cell office:value-type="float" office:value="63587" table:style-name="ce1">
            <text:p>63587</text:p>
          </table:table-cell>
          <table:table-cell table:number-columns-repeated="16377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time" office:time-value="PT11H45M33.031S" table:style-name="ce2">
            <text:p>45:33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6576" table:style-name="ce1">
            <text:p>6576</text:p>
          </table:table-cell>
          <table:table-cell office:value-type="string" table:style-name="ce1">
            <text:p>Success</text:p>
          </table:table-cell>
          <table:table-cell office:value-type="float" office:value="67827" table:style-name="ce1">
            <text:p>67827</text:p>
          </table:table-cell>
          <table:table-cell table:number-columns-repeated="16377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time" office:time-value="PT11H45M33.054S" table:style-name="ce2">
            <text:p>45:33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6741" table:style-name="ce1">
            <text:p>6741</text:p>
          </table:table-cell>
          <table:table-cell office:value-type="string" table:style-name="ce1">
            <text:p>Success</text:p>
          </table:table-cell>
          <table:table-cell office:value-type="float" office:value="69947" table:style-name="ce1">
            <text:p>69947</text:p>
          </table:table-cell>
          <table:table-cell table:number-columns-repeated="16377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time" office:time-value="PT11H45M33.046S" table:style-name="ce2">
            <text:p>45:33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6960" table:style-name="ce1">
            <text:p>6960</text:p>
          </table:table-cell>
          <table:table-cell office:value-type="string" table:style-name="ce1">
            <text:p>Success</text:p>
          </table:table-cell>
          <table:table-cell office:value-type="float" office:value="72067" table:style-name="ce1">
            <text:p>72067</text:p>
          </table:table-cell>
          <table:table-cell table:number-columns-repeated="16377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time" office:time-value="PT11H45M33.180S" table:style-name="ce2">
            <text:p>45:33.2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7108" table:style-name="ce1">
            <text:p>7108</text:p>
          </table:table-cell>
          <table:table-cell office:value-type="string" table:style-name="ce1">
            <text:p>Success</text:p>
          </table:table-cell>
          <table:table-cell office:value-type="float" office:value="74188" table:style-name="ce1">
            <text:p>74188</text:p>
          </table:table-cell>
          <table:table-cell table:number-columns-repeated="16377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time" office:time-value="PT11H45M33.178S" table:style-name="ce2">
            <text:p>45:33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7313" table:style-name="ce1">
            <text:p>7313</text:p>
          </table:table-cell>
          <table:table-cell office:value-type="string" table:style-name="ce1">
            <text:p>Success</text:p>
          </table:table-cell>
          <table:table-cell office:value-type="float" office:value="76309" table:style-name="ce1">
            <text:p>76309</text:p>
          </table:table-cell>
          <table:table-cell table:number-columns-repeated="16377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time" office:time-value="PT11H45M33.179S" table:style-name="ce2">
            <text:p>45:33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7481" table:style-name="ce1">
            <text:p>7481</text:p>
          </table:table-cell>
          <table:table-cell office:value-type="string" table:style-name="ce1">
            <text:p>Success</text:p>
          </table:table-cell>
          <table:table-cell office:value-type="float" office:value="78428" table:style-name="ce1">
            <text:p>78428</text:p>
          </table:table-cell>
          <table:table-cell table:number-columns-repeated="16377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time" office:time-value="PT11H45M33.123S" table:style-name="ce2">
            <text:p>45:33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7602" table:style-name="ce1">
            <text:p>7602</text:p>
          </table:table-cell>
          <table:table-cell office:value-type="string" table:style-name="ce1">
            <text:p>Success</text:p>
          </table:table-cell>
          <table:table-cell office:value-type="float" office:value="78411" table:style-name="ce1">
            <text:p>78411</text:p>
          </table:table-cell>
          <table:table-cell table:number-columns-repeated="16377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time" office:time-value="PT11H45M33.209S" table:style-name="ce2">
            <text:p>45:33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7643" table:style-name="ce1">
            <text:p>7643</text:p>
          </table:table-cell>
          <table:table-cell office:value-type="string" table:style-name="ce1">
            <text:p>Success</text:p>
          </table:table-cell>
          <table:table-cell office:value-type="float" office:value="80638" table:style-name="ce1">
            <text:p>80638</text:p>
          </table:table-cell>
          <table:table-cell table:number-columns-repeated="16377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time" office:time-value="PT11H45M33.220S" table:style-name="ce2">
            <text:p>45:33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7729" table:style-name="ce1">
            <text:p>7729</text:p>
          </table:table-cell>
          <table:table-cell office:value-type="string" table:style-name="ce1">
            <text:p>Success</text:p>
          </table:table-cell>
          <table:table-cell office:value-type="float" office:value="80636" table:style-name="ce1">
            <text:p>80636</text:p>
          </table:table-cell>
          <table:table-cell table:number-columns-repeated="16377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time" office:time-value="PT11H45M33.135S" table:style-name="ce2">
            <text:p>45:33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7864" table:style-name="ce1">
            <text:p>7864</text:p>
          </table:table-cell>
          <table:table-cell office:value-type="string" table:style-name="ce1">
            <text:p>Success</text:p>
          </table:table-cell>
          <table:table-cell office:value-type="float" office:value="80548" table:style-name="ce1">
            <text:p>80548</text:p>
          </table:table-cell>
          <table:table-cell table:number-columns-repeated="16377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time" office:time-value="PT11H45M33.578S" table:style-name="ce2">
            <text:p>45:33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8102" table:style-name="ce1">
            <text:p>8102</text:p>
          </table:table-cell>
          <table:table-cell office:value-type="string" table:style-name="ce1">
            <text:p>Success</text:p>
          </table:table-cell>
          <table:table-cell office:value-type="float" office:value="84824" table:style-name="ce1">
            <text:p>84824</text:p>
          </table:table-cell>
          <table:table-cell table:number-columns-repeated="16377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time" office:time-value="PT11H45M33.559S" table:style-name="ce2">
            <text:p>45:33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8165" table:style-name="ce1">
            <text:p>8165</text:p>
          </table:table-cell>
          <table:table-cell office:value-type="string" table:style-name="ce1">
            <text:p>Success</text:p>
          </table:table-cell>
          <table:table-cell office:value-type="float" office:value="86912" table:style-name="ce1">
            <text:p>86912</text:p>
          </table:table-cell>
          <table:table-cell table:number-columns-repeated="16377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time" office:time-value="PT11H45M33.558S" table:style-name="ce2">
            <text:p>45:33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8247" table:style-name="ce1">
            <text:p>8247</text:p>
          </table:table-cell>
          <table:table-cell office:value-type="string" table:style-name="ce1">
            <text:p>Success</text:p>
          </table:table-cell>
          <table:table-cell office:value-type="float" office:value="86956" table:style-name="ce1">
            <text:p>86956</text:p>
          </table:table-cell>
          <table:table-cell table:number-columns-repeated="16377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time" office:time-value="PT11H45M33.578S" table:style-name="ce2">
            <text:p>45:33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8255" table:style-name="ce1">
            <text:p>8255</text:p>
          </table:table-cell>
          <table:table-cell office:value-type="string" table:style-name="ce1">
            <text:p>Success</text:p>
          </table:table-cell>
          <table:table-cell office:value-type="float" office:value="86910" table:style-name="ce1">
            <text:p>86910</text:p>
          </table:table-cell>
          <table:table-cell table:number-columns-repeated="16377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time" office:time-value="PT11H45M33.530S" table:style-name="ce2">
            <text:p>45:33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8330" table:style-name="ce1">
            <text:p>8330</text:p>
          </table:table-cell>
          <table:table-cell office:value-type="string" table:style-name="ce1">
            <text:p>Success</text:p>
          </table:table-cell>
          <table:table-cell office:value-type="float" office:value="89031" table:style-name="ce1">
            <text:p>89031</text:p>
          </table:table-cell>
          <table:table-cell table:number-columns-repeated="16377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time" office:time-value="PT11H45M33.549S" table:style-name="ce2">
            <text:p>45:33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8448" table:style-name="ce1">
            <text:p>8448</text:p>
          </table:table-cell>
          <table:table-cell office:value-type="string" table:style-name="ce1">
            <text:p>Success</text:p>
          </table:table-cell>
          <table:table-cell office:value-type="float" office:value="89072" table:style-name="ce1">
            <text:p>89072</text:p>
          </table:table-cell>
          <table:table-cell table:number-columns-repeated="16377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time" office:time-value="PT11H45M33.498S" table:style-name="ce2">
            <text:p>45:33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8622" table:style-name="ce1">
            <text:p>8622</text:p>
          </table:table-cell>
          <table:table-cell office:value-type="string" table:style-name="ce1">
            <text:p>Success</text:p>
          </table:table-cell>
          <table:table-cell office:value-type="float" office:value="91151" table:style-name="ce1">
            <text:p>91151</text:p>
          </table:table-cell>
          <table:table-cell table:number-columns-repeated="16377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time" office:time-value="PT11H45M33.512S" table:style-name="ce2">
            <text:p>45:33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8679" table:style-name="ce1">
            <text:p>8679</text:p>
          </table:table-cell>
          <table:table-cell office:value-type="string" table:style-name="ce1">
            <text:p>Success</text:p>
          </table:table-cell>
          <table:table-cell office:value-type="float" office:value="91205" table:style-name="ce1">
            <text:p>91205</text:p>
          </table:table-cell>
          <table:table-cell table:number-columns-repeated="16377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time" office:time-value="PT11H45M33.700S" table:style-name="ce2">
            <text:p>45:33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8499" table:style-name="ce1">
            <text:p>8499</text:p>
          </table:table-cell>
          <table:table-cell office:value-type="string" table:style-name="ce1">
            <text:p>Success</text:p>
          </table:table-cell>
          <table:table-cell office:value-type="float" office:value="91197" table:style-name="ce1">
            <text:p>91197</text:p>
          </table:table-cell>
          <table:table-cell table:number-columns-repeated="16377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time" office:time-value="PT11H45M33.396S" table:style-name="ce2">
            <text:p>45:33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8855" table:style-name="ce1">
            <text:p>8855</text:p>
          </table:table-cell>
          <table:table-cell office:value-type="string" table:style-name="ce1">
            <text:p>Success</text:p>
          </table:table-cell>
          <table:table-cell office:value-type="float" office:value="91200" table:style-name="ce1">
            <text:p>91200</text:p>
          </table:table-cell>
          <table:table-cell table:number-columns-repeated="16377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time" office:time-value="PT11H45M33.822S" table:style-name="ce2">
            <text:p>45:33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8516" table:style-name="ce1">
            <text:p>8516</text:p>
          </table:table-cell>
          <table:table-cell office:value-type="string" table:style-name="ce1">
            <text:p>Success</text:p>
          </table:table-cell>
          <table:table-cell office:value-type="float" office:value="91201" table:style-name="ce1">
            <text:p>91201</text:p>
          </table:table-cell>
          <table:table-cell table:number-columns-repeated="16377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time" office:time-value="PT11H45M33.659S" table:style-name="ce2">
            <text:p>45:33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8720" table:style-name="ce1">
            <text:p>8720</text:p>
          </table:table-cell>
          <table:table-cell office:value-type="string" table:style-name="ce1">
            <text:p>Success</text:p>
          </table:table-cell>
          <table:table-cell office:value-type="float" office:value="93366" table:style-name="ce1">
            <text:p>93366</text:p>
          </table:table-cell>
          <table:table-cell table:number-columns-repeated="16377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time" office:time-value="PT11H45M33.580S" table:style-name="ce2">
            <text:p>45:33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8894" table:style-name="ce1">
            <text:p>8894</text:p>
          </table:table-cell>
          <table:table-cell office:value-type="string" table:style-name="ce1">
            <text:p>Success</text:p>
          </table:table-cell>
          <table:table-cell office:value-type="float" office:value="93276" table:style-name="ce1">
            <text:p>93276</text:p>
          </table:table-cell>
          <table:table-cell table:number-columns-repeated="16377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time" office:time-value="PT11H45M34.055S" table:style-name="ce2">
            <text:p>45:34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8488" table:style-name="ce1">
            <text:p>8488</text:p>
          </table:table-cell>
          <table:table-cell office:value-type="string" table:style-name="ce1">
            <text:p>Success</text:p>
          </table:table-cell>
          <table:table-cell office:value-type="float" office:value="93325" table:style-name="ce1">
            <text:p>93325</text:p>
          </table:table-cell>
          <table:table-cell table:number-columns-repeated="16377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time" office:time-value="PT11H45M33.582S" table:style-name="ce2">
            <text:p>45:33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8989" table:style-name="ce1">
            <text:p>8989</text:p>
          </table:table-cell>
          <table:table-cell office:value-type="string" table:style-name="ce1">
            <text:p>Success</text:p>
          </table:table-cell>
          <table:table-cell office:value-type="float" office:value="93272" table:style-name="ce1">
            <text:p>93272</text:p>
          </table:table-cell>
          <table:table-cell table:number-columns-repeated="16377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time" office:time-value="PT11H45M34.103S" table:style-name="ce2">
            <text:p>45:34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8803" table:style-name="ce1">
            <text:p>8803</text:p>
          </table:table-cell>
          <table:table-cell office:value-type="string" table:style-name="ce1">
            <text:p>Success</text:p>
          </table:table-cell>
          <table:table-cell office:value-type="float" office:value="97515" table:style-name="ce1">
            <text:p>97515</text:p>
          </table:table-cell>
          <table:table-cell table:number-columns-repeated="16377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time" office:time-value="PT11H45M34.108S" table:style-name="ce2">
            <text:p>45:34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8875" table:style-name="ce1">
            <text:p>8875</text:p>
          </table:table-cell>
          <table:table-cell office:value-type="string" table:style-name="ce1">
            <text:p>Success</text:p>
          </table:table-cell>
          <table:table-cell office:value-type="float" office:value="97513" table:style-name="ce1">
            <text:p>97513</text:p>
          </table:table-cell>
          <table:table-cell table:number-columns-repeated="16377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time" office:time-value="PT11H45M34.184S" table:style-name="ce2">
            <text:p>45:34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8820" table:style-name="ce1">
            <text:p>8820</text:p>
          </table:table-cell>
          <table:table-cell office:value-type="string" table:style-name="ce1">
            <text:p>Success</text:p>
          </table:table-cell>
          <table:table-cell office:value-type="float" office:value="97575" table:style-name="ce1">
            <text:p>97575</text:p>
          </table:table-cell>
          <table:table-cell table:number-columns-repeated="16377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time" office:time-value="PT11H45M34.543S" table:style-name="ce2">
            <text:p>45:34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8646" table:style-name="ce1">
            <text:p>8646</text:p>
          </table:table-cell>
          <table:table-cell office:value-type="string" table:style-name="ce1">
            <text:p>Success</text:p>
          </table:table-cell>
          <table:table-cell office:value-type="float" office:value="99739" table:style-name="ce1">
            <text:p>99739</text:p>
          </table:table-cell>
          <table:table-cell table:number-columns-repeated="16377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time" office:time-value="PT11H45M34.569S" table:style-name="ce2">
            <text:p>45:34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8841" table:style-name="ce1">
            <text:p>8841</text:p>
          </table:table-cell>
          <table:table-cell office:value-type="string" table:style-name="ce1">
            <text:p>Success</text:p>
          </table:table-cell>
          <table:table-cell office:value-type="float" office:value="101753" table:style-name="ce1">
            <text:p>101753</text:p>
          </table:table-cell>
          <table:table-cell table:number-columns-repeated="16377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time" office:time-value="PT11H45M34.557S" table:style-name="ce2">
            <text:p>45:34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8858" table:style-name="ce1">
            <text:p>8858</text:p>
          </table:table-cell>
          <table:table-cell office:value-type="string" table:style-name="ce1">
            <text:p>Success</text:p>
          </table:table-cell>
          <table:table-cell office:value-type="float" office:value="103872" table:style-name="ce1">
            <text:p>103872</text:p>
          </table:table-cell>
          <table:table-cell table:number-columns-repeated="16377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time" office:time-value="PT11H45M34.552S" table:style-name="ce2">
            <text:p>45:34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8977" table:style-name="ce1">
            <text:p>8977</text:p>
          </table:table-cell>
          <table:table-cell office:value-type="string" table:style-name="ce1">
            <text:p>Success</text:p>
          </table:table-cell>
          <table:table-cell office:value-type="float" office:value="105993" table:style-name="ce1">
            <text:p>105993</text:p>
          </table:table-cell>
          <table:table-cell table:number-columns-repeated="16377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time" office:time-value="PT11H45M34.552S" table:style-name="ce2">
            <text:p>45:34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8998" table:style-name="ce1">
            <text:p>8998</text:p>
          </table:table-cell>
          <table:table-cell office:value-type="string" table:style-name="ce1">
            <text:p>Success</text:p>
          </table:table-cell>
          <table:table-cell office:value-type="float" office:value="105993" table:style-name="ce1">
            <text:p>105993</text:p>
          </table:table-cell>
          <table:table-cell table:number-columns-repeated="16377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time" office:time-value="PT11H45M34.836S" table:style-name="ce2">
            <text:p>45:34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8948" table:style-name="ce1">
            <text:p>8948</text:p>
          </table:table-cell>
          <table:table-cell office:value-type="string" table:style-name="ce1">
            <text:p>Success</text:p>
          </table:table-cell>
          <table:table-cell office:value-type="float" office:value="110234" table:style-name="ce1">
            <text:p>110234</text:p>
          </table:table-cell>
          <table:table-cell table:number-columns-repeated="16377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time" office:time-value="PT11H45M34.826S" table:style-name="ce2">
            <text:p>45:34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9080" table:style-name="ce1">
            <text:p>9080</text:p>
          </table:table-cell>
          <table:table-cell office:value-type="string" table:style-name="ce1">
            <text:p>Success</text:p>
          </table:table-cell>
          <table:table-cell office:value-type="float" office:value="114474" table:style-name="ce1">
            <text:p>114474</text:p>
          </table:table-cell>
          <table:table-cell table:number-columns-repeated="16377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time" office:time-value="PT11H45M34.722S" table:style-name="ce2">
            <text:p>45:34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9290" table:style-name="ce1">
            <text:p>9290</text:p>
          </table:table-cell>
          <table:table-cell office:value-type="string" table:style-name="ce1">
            <text:p>Success</text:p>
          </table:table-cell>
          <table:table-cell office:value-type="float" office:value="116595" table:style-name="ce1">
            <text:p>116595</text:p>
          </table:table-cell>
          <table:table-cell table:number-columns-repeated="16377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time" office:time-value="PT11H45M34.720S" table:style-name="ce2">
            <text:p>45:34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9298" table:style-name="ce1">
            <text:p>9298</text:p>
          </table:table-cell>
          <table:table-cell office:value-type="string" table:style-name="ce1">
            <text:p>Success</text:p>
          </table:table-cell>
          <table:table-cell office:value-type="float" office:value="116594" table:style-name="ce1">
            <text:p>116594</text:p>
          </table:table-cell>
          <table:table-cell table:number-columns-repeated="16377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time" office:time-value="PT11H45M34.719S" table:style-name="ce2">
            <text:p>45:34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9367" table:style-name="ce1">
            <text:p>9367</text:p>
          </table:table-cell>
          <table:table-cell office:value-type="string" table:style-name="ce1">
            <text:p>Success</text:p>
          </table:table-cell>
          <table:table-cell office:value-type="float" office:value="116673" table:style-name="ce1">
            <text:p>116673</text:p>
          </table:table-cell>
          <table:table-cell table:number-columns-repeated="16377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time" office:time-value="PT11H45M34.708S" table:style-name="ce2">
            <text:p>45:34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9475" table:style-name="ce1">
            <text:p>9475</text:p>
          </table:table-cell>
          <table:table-cell office:value-type="string" table:style-name="ce1">
            <text:p>Success</text:p>
          </table:table-cell>
          <table:table-cell office:value-type="float" office:value="118802" table:style-name="ce1">
            <text:p>118802</text:p>
          </table:table-cell>
          <table:table-cell table:number-columns-repeated="16377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time" office:time-value="PT11H45M34.829S" table:style-name="ce2">
            <text:p>45:34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9405" table:style-name="ce1">
            <text:p>9405</text:p>
          </table:table-cell>
          <table:table-cell office:value-type="string" table:style-name="ce1">
            <text:p>Success</text:p>
          </table:table-cell>
          <table:table-cell office:value-type="float" office:value="125079" table:style-name="ce1">
            <text:p>125079</text:p>
          </table:table-cell>
          <table:table-cell table:number-columns-repeated="16377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time" office:time-value="PT11H45M34.654S" table:style-name="ce2">
            <text:p>45:34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9588" table:style-name="ce1">
            <text:p>9588</text:p>
          </table:table-cell>
          <table:table-cell office:value-type="string" table:style-name="ce1">
            <text:p>Success</text:p>
          </table:table-cell>
          <table:table-cell office:value-type="float" office:value="120835" table:style-name="ce1">
            <text:p>120835</text:p>
          </table:table-cell>
          <table:table-cell table:number-columns-repeated="16377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time" office:time-value="PT11H45M34.666S" table:style-name="ce2">
            <text:p>45:34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9628" table:style-name="ce1">
            <text:p>9628</text:p>
          </table:table-cell>
          <table:table-cell office:value-type="string" table:style-name="ce1">
            <text:p>Success</text:p>
          </table:table-cell>
          <table:table-cell office:value-type="float" office:value="122958" table:style-name="ce1">
            <text:p>122958</text:p>
          </table:table-cell>
          <table:table-cell table:number-columns-repeated="16377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time" office:time-value="PT11H45M34.637S" table:style-name="ce2">
            <text:p>45:34.6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9686" table:style-name="ce1">
            <text:p>9686</text:p>
          </table:table-cell>
          <table:table-cell office:value-type="string" table:style-name="ce1">
            <text:p>Success</text:p>
          </table:table-cell>
          <table:table-cell office:value-type="float" office:value="122957" table:style-name="ce1">
            <text:p>122957</text:p>
          </table:table-cell>
          <table:table-cell table:number-columns-repeated="16377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time" office:time-value="PT11H45M34.866S" table:style-name="ce2">
            <text:p>45:34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9486" table:style-name="ce1">
            <text:p>9486</text:p>
          </table:table-cell>
          <table:table-cell office:value-type="string" table:style-name="ce1">
            <text:p>Success</text:p>
          </table:table-cell>
          <table:table-cell office:value-type="float" office:value="127197" table:style-name="ce1">
            <text:p>127197</text:p>
          </table:table-cell>
          <table:table-cell table:number-columns-repeated="16377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time" office:time-value="PT11H45M34.856S" table:style-name="ce2">
            <text:p>45:34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9501" table:style-name="ce1">
            <text:p>9501</text:p>
          </table:table-cell>
          <table:table-cell office:value-type="string" table:style-name="ce1">
            <text:p>Success</text:p>
          </table:table-cell>
          <table:table-cell office:value-type="float" office:value="129318" table:style-name="ce1">
            <text:p>129318</text:p>
          </table:table-cell>
          <table:table-cell table:number-columns-repeated="16377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time" office:time-value="PT11H45M34.854S" table:style-name="ce2">
            <text:p>45:34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9605" table:style-name="ce1">
            <text:p>9605</text:p>
          </table:table-cell>
          <table:table-cell office:value-type="string" table:style-name="ce1">
            <text:p>Success</text:p>
          </table:table-cell>
          <table:table-cell office:value-type="float" office:value="129317" table:style-name="ce1">
            <text:p>129317</text:p>
          </table:table-cell>
          <table:table-cell table:number-columns-repeated="16377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time" office:time-value="PT11H45M35.975S" table:style-name="ce2">
            <text:p>45:36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8505" table:style-name="ce1">
            <text:p>8505</text:p>
          </table:table-cell>
          <table:table-cell office:value-type="string" table:style-name="ce1">
            <text:p>Success</text:p>
          </table:table-cell>
          <table:table-cell office:value-type="float" office:value="129416" table:style-name="ce1">
            <text:p>129416</text:p>
          </table:table-cell>
          <table:table-cell table:number-columns-repeated="16377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time" office:time-value="PT11H45M35.684S" table:style-name="ce2">
            <text:p>45:35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8802" table:style-name="ce1">
            <text:p>8802</text:p>
          </table:table-cell>
          <table:table-cell office:value-type="string" table:style-name="ce1">
            <text:p>Success</text:p>
          </table:table-cell>
          <table:table-cell office:value-type="float" office:value="129415" table:style-name="ce1">
            <text:p>129415</text:p>
          </table:table-cell>
          <table:table-cell table:number-columns-repeated="16377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time" office:time-value="PT11H45M35.923S" table:style-name="ce2">
            <text:p>45:35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8575" table:style-name="ce1">
            <text:p>8575</text:p>
          </table:table-cell>
          <table:table-cell office:value-type="string" table:style-name="ce1">
            <text:p>Success</text:p>
          </table:table-cell>
          <table:table-cell office:value-type="float" office:value="129413" table:style-name="ce1">
            <text:p>129413</text:p>
          </table:table-cell>
          <table:table-cell table:number-columns-repeated="16377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time" office:time-value="PT11H45M36.858S" table:style-name="ce2">
            <text:p>45:36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7727" table:style-name="ce1">
            <text:p>7727</text:p>
          </table:table-cell>
          <table:table-cell office:value-type="string" table:style-name="ce1">
            <text:p>Success</text:p>
          </table:table-cell>
          <table:table-cell office:value-type="float" office:value="127307" table:style-name="ce1">
            <text:p>127307</text:p>
          </table:table-cell>
          <table:table-cell table:number-columns-repeated="16377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time" office:time-value="PT11H45M36.740S" table:style-name="ce2">
            <text:p>45:36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2400" table:style-name="ce1">
            <text:p>12400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time" office:time-value="PT11H45M39.608S" table:style-name="ce2">
            <text:p>45:39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9753" table:style-name="ce1">
            <text:p>9753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time" office:time-value="PT11H45M37.232S" table:style-name="ce2">
            <text:p>45:37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2179" table:style-name="ce1">
            <text:p>12179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time" office:time-value="PT11H45M36.813S" table:style-name="ce2">
            <text:p>45:36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2649" table:style-name="ce1">
            <text:p>12649</text:p>
          </table:table-cell>
          <table:table-cell office:value-type="string" table:style-name="ce1">
            <text:p>Success</text:p>
          </table:table-cell>
          <table:table-cell office:value-type="float" office:value="54075" table:style-name="ce1">
            <text:p>54075</text:p>
          </table:table-cell>
          <table:table-cell table:number-columns-repeated="16377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time" office:time-value="PT11H45M37.754S" table:style-name="ce2">
            <text:p>45:37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1881" table:style-name="ce1">
            <text:p>11881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time" office:time-value="PT11H45M40.290S" table:style-name="ce2">
            <text:p>45:40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9353" table:style-name="ce1">
            <text:p>9353</text:p>
          </table:table-cell>
          <table:table-cell office:value-type="string" table:style-name="ce1">
            <text:p>Success</text:p>
          </table:table-cell>
          <table:table-cell office:value-type="float" office:value="69587" table:style-name="ce1">
            <text:p>69587</text:p>
          </table:table-cell>
          <table:table-cell table:number-columns-repeated="16377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time" office:time-value="PT11H45M40.727S" table:style-name="ce2">
            <text:p>45:40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8944" table:style-name="ce1">
            <text:p>8944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time" office:time-value="PT11H45M40.493S" table:style-name="ce2">
            <text:p>45:40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9196" table:style-name="ce1">
            <text:p>9196</text:p>
          </table:table-cell>
          <table:table-cell office:value-type="string" table:style-name="ce1">
            <text:p>Success</text:p>
          </table:table-cell>
          <table:table-cell office:value-type="float" office:value="69587" table:style-name="ce1">
            <text:p>69587</text:p>
          </table:table-cell>
          <table:table-cell table:number-columns-repeated="16377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time" office:time-value="PT11H45M40.661S" table:style-name="ce2">
            <text:p>45:40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9029" table:style-name="ce1">
            <text:p>9029</text:p>
          </table:table-cell>
          <table:table-cell office:value-type="string" table:style-name="ce1">
            <text:p>Success</text:p>
          </table:table-cell>
          <table:table-cell office:value-type="float" office:value="69587" table:style-name="ce1">
            <text:p>69587</text:p>
          </table:table-cell>
          <table:table-cell table:number-columns-repeated="16377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time" office:time-value="PT11H45M38.236S" table:style-name="ce2">
            <text:p>45:38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1455" table:style-name="ce1">
            <text:p>11455</text:p>
          </table:table-cell>
          <table:table-cell office:value-type="string" table:style-name="ce1">
            <text:p>Success</text:p>
          </table:table-cell>
          <table:table-cell office:value-type="float" office:value="69587" table:style-name="ce1">
            <text:p>69587</text:p>
          </table:table-cell>
          <table:table-cell table:number-columns-repeated="16377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time" office:time-value="PT11H45M39.113S" table:style-name="ce2">
            <text:p>45:39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0579" table:style-name="ce1">
            <text:p>10579</text:p>
          </table:table-cell>
          <table:table-cell office:value-type="string" table:style-name="ce1">
            <text:p>Success</text:p>
          </table:table-cell>
          <table:table-cell office:value-type="float" office:value="69587" table:style-name="ce1">
            <text:p>69587</text:p>
          </table:table-cell>
          <table:table-cell table:number-columns-repeated="16377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time" office:time-value="PT11H45M49.463S" table:style-name="ce2">
            <text:p>45:49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time" office:time-value="PT11H45M41.862S" table:style-name="ce2">
            <text:p>45:41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7849" table:style-name="ce1">
            <text:p>7849</text:p>
          </table:table-cell>
          <table:table-cell office:value-type="string" table:style-name="ce1">
            <text:p>Success</text:p>
          </table:table-cell>
          <table:table-cell office:value-type="float" office:value="69587" table:style-name="ce1">
            <text:p>69587</text:p>
          </table:table-cell>
          <table:table-cell table:number-columns-repeated="16377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time" office:time-value="PT11H45M38.195S" table:style-name="ce2">
            <text:p>45:38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1522" table:style-name="ce1">
            <text:p>11522</text:p>
          </table:table-cell>
          <table:table-cell office:value-type="string" table:style-name="ce1">
            <text:p>Success</text:p>
          </table:table-cell>
          <table:table-cell office:value-type="float" office:value="69587" table:style-name="ce1">
            <text:p>69587</text:p>
          </table:table-cell>
          <table:table-cell table:number-columns-repeated="16377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time" office:time-value="PT11H45M42.908S" table:style-name="ce2">
            <text:p>45:42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6813" table:style-name="ce1">
            <text:p>6813</text:p>
          </table:table-cell>
          <table:table-cell office:value-type="string" table:style-name="ce1">
            <text:p>Success</text:p>
          </table:table-cell>
          <table:table-cell office:value-type="float" office:value="56341" table:style-name="ce1">
            <text:p>56341</text:p>
          </table:table-cell>
          <table:table-cell table:number-columns-repeated="16377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time" office:time-value="PT11H45M41.000S" table:style-name="ce2">
            <text:p>45:41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8740" table:style-name="ce1">
            <text:p>8740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time" office:time-value="PT11H45M39.784S" table:style-name="ce2">
            <text:p>45:39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9953" table:style-name="ce1">
            <text:p>9953</text:p>
          </table:table-cell>
          <table:table-cell office:value-type="string" table:style-name="ce1">
            <text:p>Success</text:p>
          </table:table-cell>
          <table:table-cell office:value-type="float" office:value="69587" table:style-name="ce1">
            <text:p>69587</text:p>
          </table:table-cell>
          <table:table-cell table:number-columns-repeated="16377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time" office:time-value="PT11H45M42.979S" table:style-name="ce2">
            <text:p>45:43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6784" table:style-name="ce1">
            <text:p>6784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time" office:time-value="PT11H45M38.078S" table:style-name="ce2">
            <text:p>45:38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1752" table:style-name="ce1">
            <text:p>11752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time" office:time-value="PT11H45M39.007S" table:style-name="ce2">
            <text:p>45:39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0952" table:style-name="ce1">
            <text:p>10952</text:p>
          </table:table-cell>
          <table:table-cell office:value-type="string" table:style-name="ce1">
            <text:p>Success</text:p>
          </table:table-cell>
          <table:table-cell office:value-type="float" office:value="69587" table:style-name="ce1">
            <text:p>69587</text:p>
          </table:table-cell>
          <table:table-cell table:number-columns-repeated="16377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time" office:time-value="PT11H45M40.008S" table:style-name="ce2">
            <text:p>45:40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0062" table:style-name="ce1">
            <text:p>10062</text:p>
          </table:table-cell>
          <table:table-cell office:value-type="string" table:style-name="ce1">
            <text:p>Success</text:p>
          </table:table-cell>
          <table:table-cell office:value-type="float" office:value="69587" table:style-name="ce1">
            <text:p>69587</text:p>
          </table:table-cell>
          <table:table-cell table:number-columns-repeated="16377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time" office:time-value="PT11H45M43.191S" table:style-name="ce2">
            <text:p>45:43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6972" table:style-name="ce1">
            <text:p>6972</text:p>
          </table:table-cell>
          <table:table-cell office:value-type="string" table:style-name="ce1">
            <text:p>Success</text:p>
          </table:table-cell>
          <table:table-cell office:value-type="float" office:value="58392" table:style-name="ce1">
            <text:p>58392</text:p>
          </table:table-cell>
          <table:table-cell table:number-columns-repeated="16377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time" office:time-value="PT11H45M44.354S" table:style-name="ce2">
            <text:p>45:44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5811" table:style-name="ce1">
            <text:p>5811</text:p>
          </table:table-cell>
          <table:table-cell office:value-type="string" table:style-name="ce1">
            <text:p>Success</text:p>
          </table:table-cell>
          <table:table-cell office:value-type="float" office:value="59120" table:style-name="ce1">
            <text:p>59120</text:p>
          </table:table-cell>
          <table:table-cell table:number-columns-repeated="16377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time" office:time-value="PT11H45M41.835S" table:style-name="ce2">
            <text:p>45:41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8332" table:style-name="ce1">
            <text:p>8332</text:p>
          </table:table-cell>
          <table:table-cell office:value-type="string" table:style-name="ce1">
            <text:p>Success</text:p>
          </table:table-cell>
          <table:table-cell office:value-type="float" office:value="59120" table:style-name="ce1">
            <text:p>59120</text:p>
          </table:table-cell>
          <table:table-cell table:number-columns-repeated="16377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time" office:time-value="PT11H45M42.381S" table:style-name="ce2">
            <text:p>45:42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7786" table:style-name="ce1">
            <text:p>7786</text:p>
          </table:table-cell>
          <table:table-cell office:value-type="string" table:style-name="ce1">
            <text:p>Success</text:p>
          </table:table-cell>
          <table:table-cell office:value-type="float" office:value="59120" table:style-name="ce1">
            <text:p>59120</text:p>
          </table:table-cell>
          <table:table-cell table:number-columns-repeated="16377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time" office:time-value="PT11H45M42.994S" table:style-name="ce2">
            <text:p>45:43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7165" table:style-name="ce1">
            <text:p>7165</text:p>
          </table:table-cell>
          <table:table-cell office:value-type="string" table:style-name="ce1">
            <text:p>Success</text:p>
          </table:table-cell>
          <table:table-cell office:value-type="float" office:value="58392" table:style-name="ce1">
            <text:p>58392</text:p>
          </table:table-cell>
          <table:table-cell table:number-columns-repeated="16377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time" office:time-value="PT11H45M44.088S" table:style-name="ce2">
            <text:p>45:44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6083" table:style-name="ce1">
            <text:p>6083</text:p>
          </table:table-cell>
          <table:table-cell office:value-type="string" table:style-name="ce1">
            <text:p>Success</text:p>
          </table:table-cell>
          <table:table-cell office:value-type="float" office:value="59120" table:style-name="ce1">
            <text:p>59120</text:p>
          </table:table-cell>
          <table:table-cell table:number-columns-repeated="16377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time" office:time-value="PT11H45M44.013S" table:style-name="ce2">
            <text:p>45:44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6161" table:style-name="ce1">
            <text:p>6161</text:p>
          </table:table-cell>
          <table:table-cell office:value-type="string" table:style-name="ce1">
            <text:p>Success</text:p>
          </table:table-cell>
          <table:table-cell office:value-type="float" office:value="59122" table:style-name="ce1">
            <text:p>59122</text:p>
          </table:table-cell>
          <table:table-cell table:number-columns-repeated="16377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time" office:time-value="PT11H45M44.461S" table:style-name="ce2">
            <text:p>45:44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5715" table:style-name="ce1">
            <text:p>5715</text:p>
          </table:table-cell>
          <table:table-cell office:value-type="string" table:style-name="ce1">
            <text:p>Success</text:p>
          </table:table-cell>
          <table:table-cell office:value-type="float" office:value="59120" table:style-name="ce1">
            <text:p>59120</text:p>
          </table:table-cell>
          <table:table-cell table:number-columns-repeated="16377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time" office:time-value="PT11H45M43.551S" table:style-name="ce2">
            <text:p>45:43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6628" table:style-name="ce1">
            <text:p>6628</text:p>
          </table:table-cell>
          <table:table-cell office:value-type="string" table:style-name="ce1">
            <text:p>Success</text:p>
          </table:table-cell>
          <table:table-cell office:value-type="float" office:value="59122" table:style-name="ce1">
            <text:p>59122</text:p>
          </table:table-cell>
          <table:table-cell table:number-columns-repeated="16377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time" office:time-value="PT11H45M44.280S" table:style-name="ce2">
            <text:p>45:44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5894" table:style-name="ce1">
            <text:p>5894</text:p>
          </table:table-cell>
          <table:table-cell office:value-type="string" table:style-name="ce1">
            <text:p>Success</text:p>
          </table:table-cell>
          <table:table-cell office:value-type="float" office:value="58392" table:style-name="ce1">
            <text:p>58392</text:p>
          </table:table-cell>
          <table:table-cell table:number-columns-repeated="16377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time" office:time-value="PT11H45M43.530S" table:style-name="ce2">
            <text:p>45:43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6659" table:style-name="ce1">
            <text:p>6659</text:p>
          </table:table-cell>
          <table:table-cell office:value-type="string" table:style-name="ce1">
            <text:p>Success</text:p>
          </table:table-cell>
          <table:table-cell office:value-type="float" office:value="58392" table:style-name="ce1">
            <text:p>58392</text:p>
          </table:table-cell>
          <table:table-cell table:number-columns-repeated="16377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time" office:time-value="PT11H45M42.475S" table:style-name="ce2">
            <text:p>45:42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7718" table:style-name="ce1">
            <text:p>7718</text:p>
          </table:table-cell>
          <table:table-cell office:value-type="string" table:style-name="ce1">
            <text:p>Success</text:p>
          </table:table-cell>
          <table:table-cell office:value-type="float" office:value="59120" table:style-name="ce1">
            <text:p>59120</text:p>
          </table:table-cell>
          <table:table-cell table:number-columns-repeated="16377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time" office:time-value="PT11H45M41.806S" table:style-name="ce2">
            <text:p>45:41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8387" table:style-name="ce1">
            <text:p>8387</text:p>
          </table:table-cell>
          <table:table-cell office:value-type="string" table:style-name="ce1">
            <text:p>Success</text:p>
          </table:table-cell>
          <table:table-cell office:value-type="float" office:value="58392" table:style-name="ce1">
            <text:p>58392</text:p>
          </table:table-cell>
          <table:table-cell table:number-columns-repeated="16377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time" office:time-value="PT11H45M42.253S" table:style-name="ce2">
            <text:p>45:42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7943" table:style-name="ce1">
            <text:p>7943</text:p>
          </table:table-cell>
          <table:table-cell office:value-type="string" table:style-name="ce1">
            <text:p>Success</text:p>
          </table:table-cell>
          <table:table-cell office:value-type="float" office:value="58394" table:style-name="ce1">
            <text:p>58394</text:p>
          </table:table-cell>
          <table:table-cell table:number-columns-repeated="16377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time" office:time-value="PT11H45M43.411S" table:style-name="ce2">
            <text:p>45:43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6785" table:style-name="ce1">
            <text:p>6785</text:p>
          </table:table-cell>
          <table:table-cell office:value-type="string" table:style-name="ce1">
            <text:p>Success</text:p>
          </table:table-cell>
          <table:table-cell office:value-type="float" office:value="59120" table:style-name="ce1">
            <text:p>59120</text:p>
          </table:table-cell>
          <table:table-cell table:number-columns-repeated="16377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time" office:time-value="PT11H45M42.573S" table:style-name="ce2">
            <text:p>45:42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7624" table:style-name="ce1">
            <text:p>7624</text:p>
          </table:table-cell>
          <table:table-cell office:value-type="string" table:style-name="ce1">
            <text:p>Success</text:p>
          </table:table-cell>
          <table:table-cell office:value-type="float" office:value="58392" table:style-name="ce1">
            <text:p>58392</text:p>
          </table:table-cell>
          <table:table-cell table:number-columns-repeated="16377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time" office:time-value="PT11H45M43.416S" table:style-name="ce2">
            <text:p>45:43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6784" table:style-name="ce1">
            <text:p>6784</text:p>
          </table:table-cell>
          <table:table-cell office:value-type="string" table:style-name="ce1">
            <text:p>Success</text:p>
          </table:table-cell>
          <table:table-cell office:value-type="float" office:value="59120" table:style-name="ce1">
            <text:p>59120</text:p>
          </table:table-cell>
          <table:table-cell table:number-columns-repeated="16377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time" office:time-value="PT11H45M44.325S" table:style-name="ce2">
            <text:p>45:44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5879" table:style-name="ce1">
            <text:p>5879</text:p>
          </table:table-cell>
          <table:table-cell office:value-type="string" table:style-name="ce1">
            <text:p>Success</text:p>
          </table:table-cell>
          <table:table-cell office:value-type="float" office:value="59120" table:style-name="ce1">
            <text:p>59120</text:p>
          </table:table-cell>
          <table:table-cell table:number-columns-repeated="16377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time" office:time-value="PT11H45M42.192S" table:style-name="ce2">
            <text:p>45:42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8015" table:style-name="ce1">
            <text:p>8015</text:p>
          </table:table-cell>
          <table:table-cell office:value-type="string" table:style-name="ce1">
            <text:p>Success</text:p>
          </table:table-cell>
          <table:table-cell office:value-type="float" office:value="59120" table:style-name="ce1">
            <text:p>59120</text:p>
          </table:table-cell>
          <table:table-cell table:number-columns-repeated="16377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time" office:time-value="PT11H45M41.998S" table:style-name="ce2">
            <text:p>45:42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8209" table:style-name="ce1">
            <text:p>8209</text:p>
          </table:table-cell>
          <table:table-cell office:value-type="string" table:style-name="ce1">
            <text:p>Success</text:p>
          </table:table-cell>
          <table:table-cell office:value-type="float" office:value="58394" table:style-name="ce1">
            <text:p>58394</text:p>
          </table:table-cell>
          <table:table-cell table:number-columns-repeated="16377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time" office:time-value="PT11H45M44.234S" table:style-name="ce2">
            <text:p>45:44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5969" table:style-name="ce1">
            <text:p>5969</text:p>
          </table:table-cell>
          <table:table-cell office:value-type="string" table:style-name="ce1">
            <text:p>Success</text:p>
          </table:table-cell>
          <table:table-cell office:value-type="float" office:value="59120" table:style-name="ce1">
            <text:p>59120</text:p>
          </table:table-cell>
          <table:table-cell table:number-columns-repeated="16377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time" office:time-value="PT11H45M43.786S" table:style-name="ce2">
            <text:p>45:43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6429" table:style-name="ce1">
            <text:p>6429</text:p>
          </table:table-cell>
          <table:table-cell office:value-type="string" table:style-name="ce1">
            <text:p>Success</text:p>
          </table:table-cell>
          <table:table-cell office:value-type="float" office:value="59120" table:style-name="ce1">
            <text:p>59120</text:p>
          </table:table-cell>
          <table:table-cell table:number-columns-repeated="16377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time" office:time-value="PT11H45M41.681S" table:style-name="ce2">
            <text:p>45:41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8536" table:style-name="ce1">
            <text:p>8536</text:p>
          </table:table-cell>
          <table:table-cell office:value-type="string" table:style-name="ce1">
            <text:p>Success</text:p>
          </table:table-cell>
          <table:table-cell office:value-type="float" office:value="58392" table:style-name="ce1">
            <text:p>58392</text:p>
          </table:table-cell>
          <table:table-cell table:number-columns-repeated="16377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time" office:time-value="PT11H45M44.019S" table:style-name="ce2">
            <text:p>45:44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6196" table:style-name="ce1">
            <text:p>6196</text:p>
          </table:table-cell>
          <table:table-cell office:value-type="string" table:style-name="ce1">
            <text:p>Success</text:p>
          </table:table-cell>
          <table:table-cell office:value-type="float" office:value="59120" table:style-name="ce1">
            <text:p>59120</text:p>
          </table:table-cell>
          <table:table-cell table:number-columns-repeated="16377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time" office:time-value="PT11H45M44.234S" table:style-name="ce2">
            <text:p>45:44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5985" table:style-name="ce1">
            <text:p>5985</text:p>
          </table:table-cell>
          <table:table-cell office:value-type="string" table:style-name="ce1">
            <text:p>Success</text:p>
          </table:table-cell>
          <table:table-cell office:value-type="float" office:value="58394" table:style-name="ce1">
            <text:p>58394</text:p>
          </table:table-cell>
          <table:table-cell table:number-columns-repeated="16377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time" office:time-value="PT11H45M43.907S" table:style-name="ce2">
            <text:p>45:43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6315" table:style-name="ce1">
            <text:p>6315</text:p>
          </table:table-cell>
          <table:table-cell office:value-type="string" table:style-name="ce1">
            <text:p>Success</text:p>
          </table:table-cell>
          <table:table-cell office:value-type="float" office:value="59120" table:style-name="ce1">
            <text:p>59120</text:p>
          </table:table-cell>
          <table:table-cell table:number-columns-repeated="16377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time" office:time-value="PT11H45M44.359S" table:style-name="ce2">
            <text:p>45:44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5865" table:style-name="ce1">
            <text:p>5865</text:p>
          </table:table-cell>
          <table:table-cell office:value-type="string" table:style-name="ce1">
            <text:p>Success</text:p>
          </table:table-cell>
          <table:table-cell office:value-type="float" office:value="59120" table:style-name="ce1">
            <text:p>59120</text:p>
          </table:table-cell>
          <table:table-cell table:number-columns-repeated="16377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time" office:time-value="PT11H45M41.725S" table:style-name="ce2">
            <text:p>45:41.7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8522" table:style-name="ce1">
            <text:p>8522</text:p>
          </table:table-cell>
          <table:table-cell office:value-type="string" table:style-name="ce1">
            <text:p>Success</text:p>
          </table:table-cell>
          <table:table-cell office:value-type="float" office:value="58392" table:style-name="ce1">
            <text:p>58392</text:p>
          </table:table-cell>
          <table:table-cell table:number-columns-repeated="16377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time" office:time-value="PT11H45M42.121S" table:style-name="ce2">
            <text:p>45:42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8128" table:style-name="ce1">
            <text:p>8128</text:p>
          </table:table-cell>
          <table:table-cell office:value-type="string" table:style-name="ce1">
            <text:p>Success</text:p>
          </table:table-cell>
          <table:table-cell office:value-type="float" office:value="61436" table:style-name="ce1">
            <text:p>61436</text:p>
          </table:table-cell>
          <table:table-cell table:number-columns-repeated="16377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time" office:time-value="PT11H45M44.184S" table:style-name="ce2">
            <text:p>45:44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6078" table:style-name="ce1">
            <text:p>6078</text:p>
          </table:table-cell>
          <table:table-cell office:value-type="string" table:style-name="ce1">
            <text:p>Success</text:p>
          </table:table-cell>
          <table:table-cell office:value-type="float" office:value="58392" table:style-name="ce1">
            <text:p>58392</text:p>
          </table:table-cell>
          <table:table-cell table:number-columns-repeated="16377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time" office:time-value="PT11H45M49.755S" table:style-name="ce2">
            <text:p>45:49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589" table:style-name="ce1">
            <text:p>589</text:p>
          </table:table-cell>
          <table:table-cell office:value-type="string" table:style-name="ce1">
            <text:p>Success</text:p>
          </table:table-cell>
          <table:table-cell office:value-type="float" office:value="42474" table:style-name="ce1">
            <text:p>42474</text:p>
          </table:table-cell>
          <table:table-cell table:number-columns-repeated="16377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time" office:time-value="PT11H45M50.345S" table:style-name="ce2">
            <text:p>45:50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time" office:time-value="PT11H45M49.956S" table:style-name="ce2">
            <text:p>45:50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443" table:style-name="ce1">
            <text:p>443</text:p>
          </table:table-cell>
          <table:table-cell office:value-type="string" table:style-name="ce1">
            <text:p>Success</text:p>
          </table:table-cell>
          <table:table-cell office:value-type="float" office:value="42474" table:style-name="ce1">
            <text:p>42474</text:p>
          </table:table-cell>
          <table:table-cell table:number-columns-repeated="16377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time" office:time-value="PT11H45M50.398S" table:style-name="ce2">
            <text:p>45:50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time" office:time-value="PT11H45M50.406S" table:style-name="ce2">
            <text:p>45:50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time" office:time-value="PT11H45M50.481S" table:style-name="ce2">
            <text:p>45:50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time" office:time-value="PT11H45M50.165S" table:style-name="ce2">
            <text:p>45:50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time" office:time-value="PT11H45M50.265S" table:style-name="ce2">
            <text:p>45:50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611" table:style-name="ce1">
            <text:p>6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time" office:time-value="PT11H45M50.249S" table:style-name="ce2">
            <text:p>45:50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843" table:style-name="ce1">
            <text:p>84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time" office:time-value="PT11H45M50.224S" table:style-name="ce2">
            <text:p>45:50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112" table:style-name="ce1">
            <text:p>111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time" office:time-value="PT11H45M50.201S" table:style-name="ce2">
            <text:p>45:50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346" table:style-name="ce1">
            <text:p>13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time" office:time-value="PT11H45M50.195S" table:style-name="ce2">
            <text:p>45:50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534" table:style-name="ce1">
            <text:p>153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time" office:time-value="PT11H45M50.206S" table:style-name="ce2">
            <text:p>45:50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700" table:style-name="ce1">
            <text:p>17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time" office:time-value="PT11H45M50.223S" table:style-name="ce2">
            <text:p>45:50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900" table:style-name="ce1">
            <text:p>19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time" office:time-value="PT11H45M50.225S" table:style-name="ce2">
            <text:p>45:50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994" table:style-name="ce1">
            <text:p>19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time" office:time-value="PT11H45M50.199S" table:style-name="ce2">
            <text:p>45:50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130" table:style-name="ce1">
            <text:p>21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time" office:time-value="PT11H45M49.742S" table:style-name="ce2">
            <text:p>45:49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656" table:style-name="ce1">
            <text:p>2656</text:p>
          </table:table-cell>
          <table:table-cell office:value-type="string" table:style-name="ce1">
            <text:p>Success</text:p>
          </table:table-cell>
          <table:table-cell office:value-type="float" office:value="127328" table:style-name="ce1">
            <text:p>127328</text:p>
          </table:table-cell>
          <table:table-cell table:number-columns-repeated="16377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time" office:time-value="PT11H45M49.363S" table:style-name="ce2">
            <text:p>45:49.4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3051" table:style-name="ce1">
            <text:p>3051</text:p>
          </table:table-cell>
          <table:table-cell office:value-type="string" table:style-name="ce1">
            <text:p>Success</text:p>
          </table:table-cell>
          <table:table-cell office:value-type="float" office:value="127328" table:style-name="ce1">
            <text:p>127328</text:p>
          </table:table-cell>
          <table:table-cell table:number-columns-repeated="16377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time" office:time-value="PT11H45M49.770S" table:style-name="ce2">
            <text:p>45:49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695" table:style-name="ce1">
            <text:p>2695</text:p>
          </table:table-cell>
          <table:table-cell office:value-type="string" table:style-name="ce1">
            <text:p>Success</text:p>
          </table:table-cell>
          <table:table-cell office:value-type="float" office:value="127328" table:style-name="ce1">
            <text:p>127328</text:p>
          </table:table-cell>
          <table:table-cell table:number-columns-repeated="16377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time" office:time-value="PT11H45M50.191S" table:style-name="ce2">
            <text:p>45:50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279" table:style-name="ce1">
            <text:p>22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time" office:time-value="PT11H45M49.673S" table:style-name="ce2">
            <text:p>45:49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812" table:style-name="ce1">
            <text:p>2812</text:p>
          </table:table-cell>
          <table:table-cell office:value-type="string" table:style-name="ce1">
            <text:p>Success</text:p>
          </table:table-cell>
          <table:table-cell office:value-type="float" office:value="127328" table:style-name="ce1">
            <text:p>127328</text:p>
          </table:table-cell>
          <table:table-cell table:number-columns-repeated="16377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time" office:time-value="PT11H45M49.723S" table:style-name="ce2">
            <text:p>45:49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766" table:style-name="ce1">
            <text:p>2766</text:p>
          </table:table-cell>
          <table:table-cell office:value-type="string" table:style-name="ce1">
            <text:p>Success</text:p>
          </table:table-cell>
          <table:table-cell office:value-type="float" office:value="127330" table:style-name="ce1">
            <text:p>127330</text:p>
          </table:table-cell>
          <table:table-cell table:number-columns-repeated="16377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time" office:time-value="PT11H45M49.141S" table:style-name="ce2">
            <text:p>45:49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3354" table:style-name="ce1">
            <text:p>3354</text:p>
          </table:table-cell>
          <table:table-cell office:value-type="string" table:style-name="ce1">
            <text:p>Success</text:p>
          </table:table-cell>
          <table:table-cell office:value-type="float" office:value="127328" table:style-name="ce1">
            <text:p>127328</text:p>
          </table:table-cell>
          <table:table-cell table:number-columns-repeated="16377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time" office:time-value="PT11H45M49.832S" table:style-name="ce2">
            <text:p>45:49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689" table:style-name="ce1">
            <text:p>2689</text:p>
          </table:table-cell>
          <table:table-cell office:value-type="string" table:style-name="ce1">
            <text:p>Success</text:p>
          </table:table-cell>
          <table:table-cell office:value-type="float" office:value="127328" table:style-name="ce1">
            <text:p>127328</text:p>
          </table:table-cell>
          <table:table-cell table:number-columns-repeated="16377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time" office:time-value="PT11H45M49.413S" table:style-name="ce2">
            <text:p>45:49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3124" table:style-name="ce1">
            <text:p>3124</text:p>
          </table:table-cell>
          <table:table-cell office:value-type="string" table:style-name="ce1">
            <text:p>Success</text:p>
          </table:table-cell>
          <table:table-cell office:value-type="float" office:value="127328" table:style-name="ce1">
            <text:p>127328</text:p>
          </table:table-cell>
          <table:table-cell table:number-columns-repeated="16377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time" office:time-value="PT11H45M49.637S" table:style-name="ce2">
            <text:p>45:49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905" table:style-name="ce1">
            <text:p>2905</text:p>
          </table:table-cell>
          <table:table-cell office:value-type="string" table:style-name="ce1">
            <text:p>Success</text:p>
          </table:table-cell>
          <table:table-cell office:value-type="float" office:value="127328" table:style-name="ce1">
            <text:p>127328</text:p>
          </table:table-cell>
          <table:table-cell table:number-columns-repeated="16377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time" office:time-value="PT11H45M50.210S" table:style-name="ce2">
            <text:p>45:50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357" table:style-name="ce1">
            <text:p>23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time" office:time-value="PT11H45M50.220S" table:style-name="ce2">
            <text:p>45:50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383" table:style-name="ce1">
            <text:p>23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time" office:time-value="PT11H45M50.195S" table:style-name="ce2">
            <text:p>45:50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454" table:style-name="ce1">
            <text:p>24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time" office:time-value="PT11H45M50.209S" table:style-name="ce2">
            <text:p>45:50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482" table:style-name="ce1">
            <text:p>24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time" office:time-value="PT11H45M50.218S" table:style-name="ce2">
            <text:p>45:50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524" table:style-name="ce1">
            <text:p>252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time" office:time-value="PT11H45M50.192S" table:style-name="ce2">
            <text:p>45:50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593" table:style-name="ce1">
            <text:p>259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time" office:time-value="PT11H45M50.197S" table:style-name="ce2">
            <text:p>45:50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632" table:style-name="ce1">
            <text:p>26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time" office:time-value="PT11H45M50.198S" table:style-name="ce2">
            <text:p>45:50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679" table:style-name="ce1">
            <text:p>26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time" office:time-value="PT11H45M50.220S" table:style-name="ce2">
            <text:p>45:50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701" table:style-name="ce1">
            <text:p>27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time" office:time-value="PT11H45M50.214S" table:style-name="ce2">
            <text:p>45:50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752" table:style-name="ce1">
            <text:p>275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time" office:time-value="PT11H45M50.180S" table:style-name="ce2">
            <text:p>45:50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824" table:style-name="ce1">
            <text:p>282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time" office:time-value="PT11H45M50.172S" table:style-name="ce2">
            <text:p>45:50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879" table:style-name="ce1">
            <text:p>28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time" office:time-value="PT11H45M50.170S" table:style-name="ce2">
            <text:p>45:50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942" table:style-name="ce1">
            <text:p>294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time" office:time-value="PT11H45M50.169S" table:style-name="ce2">
            <text:p>45:50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985" table:style-name="ce1">
            <text:p>298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time" office:time-value="PT11H45M50.178S" table:style-name="ce2">
            <text:p>45:50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3024" table:style-name="ce1">
            <text:p>302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time" office:time-value="PT11H45M50.173S" table:style-name="ce2">
            <text:p>45:50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3073" table:style-name="ce1">
            <text:p>30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time" office:time-value="PT11H45M50.175S" table:style-name="ce2">
            <text:p>45:50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3115" table:style-name="ce1">
            <text:p>31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time" office:time-value="PT11H45M50.166S" table:style-name="ce2">
            <text:p>45:50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3164" table:style-name="ce1">
            <text:p>316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time" office:time-value="PT11H45M53.292S" table:style-name="ce2">
            <text:p>45:53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time" office:time-value="PT11H45M53.247S" table:style-name="ce2">
            <text:p>45:53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time" office:time-value="PT11H45M53.204S" table:style-name="ce2">
            <text:p>45:53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58" table:style-name="ce1">
            <text:p>2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time" office:time-value="PT11H45M53.155S" table:style-name="ce2">
            <text:p>45:53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48" table:style-name="ce1">
            <text:p>3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time" office:time-value="PT11H45M53.114S" table:style-name="ce2">
            <text:p>45:53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438" table:style-name="ce1">
            <text:p>4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time" office:time-value="PT11H45M53.053S" table:style-name="ce2">
            <text:p>45:53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time" office:time-value="PT11H45M53.006S" table:style-name="ce2">
            <text:p>45:53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633" table:style-name="ce1">
            <text:p>6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time" office:time-value="PT11H45M52.967S" table:style-name="ce2">
            <text:p>45:53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715" table:style-name="ce1">
            <text:p>7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time" office:time-value="PT11H45M52.922S" table:style-name="ce2">
            <text:p>45:52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805" table:style-name="ce1">
            <text:p>8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time" office:time-value="PT11H45M52.879S" table:style-name="ce2">
            <text:p>45:52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891" table:style-name="ce1">
            <text:p>8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time" office:time-value="PT11H45M52.830S" table:style-name="ce2">
            <text:p>45:52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982" table:style-name="ce1">
            <text:p>9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time" office:time-value="PT11H45M52.786S" table:style-name="ce2">
            <text:p>45:52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072" table:style-name="ce1">
            <text:p>10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time" office:time-value="PT11H45M52.743S" table:style-name="ce2">
            <text:p>45:52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162" table:style-name="ce1">
            <text:p>11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time" office:time-value="PT11H45M52.693S" table:style-name="ce2">
            <text:p>45:52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255" table:style-name="ce1">
            <text:p>12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time" office:time-value="PT11H45M52.651S" table:style-name="ce2">
            <text:p>45:52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342" table:style-name="ce1">
            <text:p>134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time" office:time-value="PT11H45M52.604S" table:style-name="ce2">
            <text:p>45:52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442" table:style-name="ce1">
            <text:p>144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time" office:time-value="PT11H45M52.567S" table:style-name="ce2">
            <text:p>45:52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518" table:style-name="ce1">
            <text:p>15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time" office:time-value="PT11H45M52.472S" table:style-name="ce2">
            <text:p>45:52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661" table:style-name="ce1">
            <text:p>166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time" office:time-value="PT11H45M52.329S" table:style-name="ce2">
            <text:p>45:52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847" table:style-name="ce1">
            <text:p>18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time" office:time-value="PT11H45M52.220S" table:style-name="ce2">
            <text:p>45:52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998" table:style-name="ce1">
            <text:p>199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time" office:time-value="PT11H45M52.111S" table:style-name="ce2">
            <text:p>45:52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138" table:style-name="ce1">
            <text:p>21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time" office:time-value="PT11H45M51.908S" table:style-name="ce2">
            <text:p>45:51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402" table:style-name="ce1">
            <text:p>24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time" office:time-value="PT11H45M51.731S" table:style-name="ce2">
            <text:p>45:51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628" table:style-name="ce1">
            <text:p>262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time" office:time-value="PT11H45M51.549S" table:style-name="ce2">
            <text:p>45:51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858" table:style-name="ce1">
            <text:p>28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time" office:time-value="PT11H45M51.338S" table:style-name="ce2">
            <text:p>45:51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3104" table:style-name="ce1">
            <text:p>310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time" office:time-value="PT11H45M51.093S" table:style-name="ce2">
            <text:p>45:51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403" table:style-name="ce1">
            <text:p>34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time" office:time-value="PT11H45M50.877S" table:style-name="ce2">
            <text:p>45:50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3661" table:style-name="ce1">
            <text:p>366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time" office:time-value="PT11H45M50.566S" table:style-name="ce2">
            <text:p>45:50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4017" table:style-name="ce1">
            <text:p>401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time" office:time-value="PT11H45M53.332S" table:style-name="ce2">
            <text:p>45:53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306" table:style-name="ce1">
            <text:p>130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time" office:time-value="PT11H45M50.451S" table:style-name="ce2">
            <text:p>45:50.5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4213" table:style-name="ce1">
            <text:p>4213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time" office:time-value="PT11H45M50.549S" table:style-name="ce2">
            <text:p>45:50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4120" table:style-name="ce1">
            <text:p>4120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time" office:time-value="PT11H45M54.665S" table:style-name="ce2">
            <text:p>45:54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656" table:style-name="ce1">
            <text:p>656</text:p>
          </table:table-cell>
          <table:table-cell table:number-columns-repeated="16377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time" office:time-value="PT11H45M54.670S" table:style-name="ce2">
            <text:p>45:54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656" table:style-name="ce1">
            <text:p>656</text:p>
          </table:table-cell>
          <table:table-cell table:number-columns-repeated="16377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time" office:time-value="PT11H45M54.688S" table:style-name="ce2">
            <text:p>45:54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656" table:style-name="ce1">
            <text:p>656</text:p>
          </table:table-cell>
          <table:table-cell table:number-columns-repeated="16377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time" office:time-value="PT11H45M54.687S" table:style-name="ce2">
            <text:p>45:54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656" table:style-name="ce1">
            <text:p>656</text:p>
          </table:table-cell>
          <table:table-cell table:number-columns-repeated="16377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time" office:time-value="PT11H45M49.691S" table:style-name="ce2">
            <text:p>45:49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8146" table:style-name="ce1">
            <text:p>8146</text:p>
          </table:table-cell>
          <table:table-cell office:value-type="string" table:style-name="ce1">
            <text:p>Success</text:p>
          </table:table-cell>
          <table:table-cell office:value-type="float" office:value="42474" table:style-name="ce1">
            <text:p>42474</text:p>
          </table:table-cell>
          <table:table-cell table:number-columns-repeated="16377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time" office:time-value="PT11H45M57.839S" table:style-name="ce2">
            <text:p>45:57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time" office:time-value="PT11H45M57.884S" table:style-name="ce2">
            <text:p>45:57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time" office:time-value="PT11H45M50.250S" table:style-name="ce2">
            <text:p>45:50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8016" table:style-name="ce1">
            <text:p>8016</text:p>
          </table:table-cell>
          <table:table-cell office:value-type="string" table:style-name="ce1">
            <text:p>Success</text:p>
          </table:table-cell>
          <table:table-cell office:value-type="float" office:value="19841" table:style-name="ce1">
            <text:p>19841</text:p>
          </table:table-cell>
          <table:table-cell table:number-columns-repeated="16377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time" office:time-value="PT11H45M57.896S" table:style-name="ce2">
            <text:p>45:57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370" table:style-name="ce1">
            <text:p>370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time" office:time-value="PT11H45M58.267S" table:style-name="ce2">
            <text:p>45:58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time" office:time-value="PT11H45M58.274S" table:style-name="ce2">
            <text:p>45:58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656" table:style-name="ce1">
            <text:p>656</text:p>
          </table:table-cell>
          <table:table-cell table:number-columns-repeated="16377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time" office:time-value="PT11H45M49.719S" table:style-name="ce2">
            <text:p>45:49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8642" table:style-name="ce1">
            <text:p>8642</text:p>
          </table:table-cell>
          <table:table-cell office:value-type="string" table:style-name="ce1">
            <text:p>Success</text:p>
          </table:table-cell>
          <table:table-cell office:value-type="float" office:value="35147" table:style-name="ce1">
            <text:p>35147</text:p>
          </table:table-cell>
          <table:table-cell table:number-columns-repeated="16377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time" office:time-value="PT11H45M58.324S" table:style-name="ce2">
            <text:p>45:58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656" table:style-name="ce1">
            <text:p>656</text:p>
          </table:table-cell>
          <table:table-cell table:number-columns-repeated="16377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time" office:time-value="PT11H45M49.713S" table:style-name="ce2">
            <text:p>45:49.7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8688" table:style-name="ce1">
            <text:p>8688</text:p>
          </table:table-cell>
          <table:table-cell office:value-type="string" table:style-name="ce1">
            <text:p>Success</text:p>
          </table:table-cell>
          <table:table-cell office:value-type="float" office:value="35147" table:style-name="ce1">
            <text:p>35147</text:p>
          </table:table-cell>
          <table:table-cell table:number-columns-repeated="16377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time" office:time-value="PT11H45M54.135S" table:style-name="ce2">
            <text:p>45:54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4289" table:style-name="ce1">
            <text:p>4289</text:p>
          </table:table-cell>
          <table:table-cell office:value-type="string" table:style-name="ce1">
            <text:p>Success</text:p>
          </table:table-cell>
          <table:table-cell office:value-type="float" office:value="24798" table:style-name="ce1">
            <text:p>24798</text:p>
          </table:table-cell>
          <table:table-cell table:number-columns-repeated="16377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time" office:time-value="PT11H45M50.071S" table:style-name="ce2">
            <text:p>45:50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8383" table:style-name="ce1">
            <text:p>8383</text:p>
          </table:table-cell>
          <table:table-cell office:value-type="string" table:style-name="ce1">
            <text:p>Success</text:p>
          </table:table-cell>
          <table:table-cell office:value-type="float" office:value="35147" table:style-name="ce1">
            <text:p>35147</text:p>
          </table:table-cell>
          <table:table-cell table:number-columns-repeated="16377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time" office:time-value="PT11H45M52.467S" table:style-name="ce2">
            <text:p>45:52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5991" table:style-name="ce1">
            <text:p>5991</text:p>
          </table:table-cell>
          <table:table-cell office:value-type="string" table:style-name="ce1">
            <text:p>Success</text:p>
          </table:table-cell>
          <table:table-cell office:value-type="float" office:value="59539" table:style-name="ce1">
            <text:p>59539</text:p>
          </table:table-cell>
          <table:table-cell table:number-columns-repeated="16377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time" office:time-value="PT11H45M52.543S" table:style-name="ce2">
            <text:p>45:52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5917" table:style-name="ce1">
            <text:p>5917</text:p>
          </table:table-cell>
          <table:table-cell office:value-type="string" table:style-name="ce1">
            <text:p>Success</text:p>
          </table:table-cell>
          <table:table-cell office:value-type="float" office:value="59539" table:style-name="ce1">
            <text:p>59539</text:p>
          </table:table-cell>
          <table:table-cell table:number-columns-repeated="16377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time" office:time-value="PT11H45M54.409S" table:style-name="ce2">
            <text:p>45:54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4069" table:style-name="ce1">
            <text:p>4069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time" office:time-value="PT11H45M52.523S" table:style-name="ce2">
            <text:p>45:52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6025" table:style-name="ce1">
            <text:p>6025</text:p>
          </table:table-cell>
          <table:table-cell office:value-type="string" table:style-name="ce1">
            <text:p>Success</text:p>
          </table:table-cell>
          <table:table-cell office:value-type="float" office:value="59539" table:style-name="ce1">
            <text:p>59539</text:p>
          </table:table-cell>
          <table:table-cell table:number-columns-repeated="16377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time" office:time-value="PT11H45M53.641S" table:style-name="ce2">
            <text:p>45:53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4922" table:style-name="ce1">
            <text:p>4922</text:p>
          </table:table-cell>
          <table:table-cell office:value-type="string" table:style-name="ce1">
            <text:p>Success</text:p>
          </table:table-cell>
          <table:table-cell office:value-type="float" office:value="25534" table:style-name="ce1">
            <text:p>25534</text:p>
          </table:table-cell>
          <table:table-cell table:number-columns-repeated="16377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time" office:time-value="PT11H45M58.363S" table:style-name="ce2">
            <text:p>45:58.4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time" office:time-value="PT11H45M53.994S" table:style-name="ce2">
            <text:p>45:54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4705" table:style-name="ce1">
            <text:p>4705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time" office:time-value="PT11H45M52.497S" table:style-name="ce2">
            <text:p>45:52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6205" table:style-name="ce1">
            <text:p>6205</text:p>
          </table:table-cell>
          <table:table-cell office:value-type="string" table:style-name="ce1">
            <text:p>Success</text:p>
          </table:table-cell>
          <table:table-cell office:value-type="float" office:value="59539" table:style-name="ce1">
            <text:p>59539</text:p>
          </table:table-cell>
          <table:table-cell table:number-columns-repeated="16377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time" office:time-value="PT11H45M54.048S" table:style-name="ce2">
            <text:p>45:54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4658" table:style-name="ce1">
            <text:p>4658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time" office:time-value="PT11H45M49.693S" table:style-name="ce2">
            <text:p>45:49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9025" table:style-name="ce1">
            <text:p>9025</text:p>
          </table:table-cell>
          <table:table-cell office:value-type="string" table:style-name="ce1">
            <text:p>Success</text:p>
          </table:table-cell>
          <table:table-cell office:value-type="float" office:value="35147" table:style-name="ce1">
            <text:p>35147</text:p>
          </table:table-cell>
          <table:table-cell table:number-columns-repeated="16377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time" office:time-value="PT11H45M52.539S" table:style-name="ce2">
            <text:p>45:52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6192" table:style-name="ce1">
            <text:p>6192</text:p>
          </table:table-cell>
          <table:table-cell office:value-type="string" table:style-name="ce1">
            <text:p>Success</text:p>
          </table:table-cell>
          <table:table-cell office:value-type="float" office:value="59539" table:style-name="ce1">
            <text:p>59539</text:p>
          </table:table-cell>
          <table:table-cell table:number-columns-repeated="16377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time" office:time-value="PT11H45M49.645S" table:style-name="ce2">
            <text:p>45:49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9140" table:style-name="ce1">
            <text:p>9140</text:p>
          </table:table-cell>
          <table:table-cell office:value-type="string" table:style-name="ce1">
            <text:p>Success</text:p>
          </table:table-cell>
          <table:table-cell office:value-type="float" office:value="35147" table:style-name="ce1">
            <text:p>35147</text:p>
          </table:table-cell>
          <table:table-cell table:number-columns-repeated="16377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time" office:time-value="PT11H45M42.201S" table:style-name="ce2">
            <text:p>45:42.2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6617" table:style-name="ce1">
            <text:p>16617</text:p>
          </table:table-cell>
          <table:table-cell office:value-type="string" table:style-name="ce1">
            <text:p>Success</text:p>
          </table:table-cell>
          <table:table-cell office:value-type="float" office:value="67623" table:style-name="ce1">
            <text:p>67623</text:p>
          </table:table-cell>
          <table:table-cell table:number-columns-repeated="16377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time" office:time-value="PT11H45M49.693S" table:style-name="ce2">
            <text:p>45:49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9138" table:style-name="ce1">
            <text:p>9138</text:p>
          </table:table-cell>
          <table:table-cell office:value-type="string" table:style-name="ce1">
            <text:p>Success</text:p>
          </table:table-cell>
          <table:table-cell office:value-type="float" office:value="35147" table:style-name="ce1">
            <text:p>35147</text:p>
          </table:table-cell>
          <table:table-cell table:number-columns-repeated="16377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time" office:time-value="PT11H45M42.340S" table:style-name="ce2">
            <text:p>45:42.3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6492" table:style-name="ce1">
            <text:p>16492</text:p>
          </table:table-cell>
          <table:table-cell office:value-type="string" table:style-name="ce1">
            <text:p>Success</text:p>
          </table:table-cell>
          <table:table-cell office:value-type="float" office:value="67623" table:style-name="ce1">
            <text:p>67623</text:p>
          </table:table-cell>
          <table:table-cell table:number-columns-repeated="16377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time" office:time-value="PT11H45M44.483S" table:style-name="ce2">
            <text:p>45:44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4351" table:style-name="ce1">
            <text:p>14351</text:p>
          </table:table-cell>
          <table:table-cell office:value-type="string" table:style-name="ce1">
            <text:p>Success</text:p>
          </table:table-cell>
          <table:table-cell office:value-type="float" office:value="67624" table:style-name="ce1">
            <text:p>67624</text:p>
          </table:table-cell>
          <table:table-cell table:number-columns-repeated="16377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time" office:time-value="PT11H45M44.488S" table:style-name="ce2">
            <text:p>45:44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4349" table:style-name="ce1">
            <text:p>14349</text:p>
          </table:table-cell>
          <table:table-cell office:value-type="string" table:style-name="ce1">
            <text:p>Success</text:p>
          </table:table-cell>
          <table:table-cell office:value-type="float" office:value="67624" table:style-name="ce1">
            <text:p>67624</text:p>
          </table:table-cell>
          <table:table-cell table:number-columns-repeated="16377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time" office:time-value="PT11H45M58.426S" table:style-name="ce2">
            <text:p>45:58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419" table:style-name="ce1">
            <text:p>419</text:p>
          </table:table-cell>
          <table:table-cell office:value-type="string" table:style-name="ce1">
            <text:p>Success</text:p>
          </table:table-cell>
          <table:table-cell office:value-type="float" office:value="62563" table:style-name="ce1">
            <text:p>62563</text:p>
          </table:table-cell>
          <table:table-cell table:number-columns-repeated="16377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time" office:time-value="PT11H45M42.544S" table:style-name="ce2">
            <text:p>45:42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6356" table:style-name="ce1">
            <text:p>16356</text:p>
          </table:table-cell>
          <table:table-cell office:value-type="string" table:style-name="ce1">
            <text:p>Success</text:p>
          </table:table-cell>
          <table:table-cell office:value-type="float" office:value="67623" table:style-name="ce1">
            <text:p>67623</text:p>
          </table:table-cell>
          <table:table-cell table:number-columns-repeated="16377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time" office:time-value="PT11H45M49.692S" table:style-name="ce2">
            <text:p>45:49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9208" table:style-name="ce1">
            <text:p>9208</text:p>
          </table:table-cell>
          <table:table-cell office:value-type="string" table:style-name="ce1">
            <text:p>Success</text:p>
          </table:table-cell>
          <table:table-cell office:value-type="float" office:value="35147" table:style-name="ce1">
            <text:p>35147</text:p>
          </table:table-cell>
          <table:table-cell table:number-columns-repeated="16377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time" office:time-value="PT11H45M40.839S" table:style-name="ce2">
            <text:p>45:40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8048" table:style-name="ce1">
            <text:p>18048</text:p>
          </table:table-cell>
          <table:table-cell office:value-type="string" table:style-name="ce1">
            <text:p>Success</text:p>
          </table:table-cell>
          <table:table-cell office:value-type="float" office:value="67623" table:style-name="ce1">
            <text:p>67623</text:p>
          </table:table-cell>
          <table:table-cell table:number-columns-repeated="16377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time" office:time-value="PT11H45M44.501S" table:style-name="ce2">
            <text:p>45:44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4402" table:style-name="ce1">
            <text:p>14402</text:p>
          </table:table-cell>
          <table:table-cell office:value-type="string" table:style-name="ce1">
            <text:p>Success</text:p>
          </table:table-cell>
          <table:table-cell office:value-type="float" office:value="67627" table:style-name="ce1">
            <text:p>67627</text:p>
          </table:table-cell>
          <table:table-cell table:number-columns-repeated="16377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time" office:time-value="PT11H45M44.587S" table:style-name="ce2">
            <text:p>45:44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4317" table:style-name="ce1">
            <text:p>14317</text:p>
          </table:table-cell>
          <table:table-cell office:value-type="string" table:style-name="ce1">
            <text:p>Success</text:p>
          </table:table-cell>
          <table:table-cell office:value-type="float" office:value="72468" table:style-name="ce1">
            <text:p>72468</text:p>
          </table:table-cell>
          <table:table-cell table:number-columns-repeated="16377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time" office:time-value="PT11H45M49.695S" table:style-name="ce2">
            <text:p>45:49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9206" table:style-name="ce1">
            <text:p>9206</text:p>
          </table:table-cell>
          <table:table-cell office:value-type="string" table:style-name="ce1">
            <text:p>Success</text:p>
          </table:table-cell>
          <table:table-cell office:value-type="float" office:value="48609" table:style-name="ce1">
            <text:p>48609</text:p>
          </table:table-cell>
          <table:table-cell table:number-columns-repeated="16377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time" office:time-value="PT11H45M40.950S" table:style-name="ce2">
            <text:p>45:40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7953" table:style-name="ce1">
            <text:p>17953</text:p>
          </table:table-cell>
          <table:table-cell office:value-type="string" table:style-name="ce1">
            <text:p>Success</text:p>
          </table:table-cell>
          <table:table-cell office:value-type="float" office:value="67624" table:style-name="ce1">
            <text:p>67624</text:p>
          </table:table-cell>
          <table:table-cell table:number-columns-repeated="16377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time" office:time-value="PT11H45M58.836S" table:style-name="ce2">
            <text:p>45:58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28665" table:style-name="ce1">
            <text:p>28665</text:p>
          </table:table-cell>
          <table:table-cell table:number-columns-repeated="16377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time" office:time-value="PT11H45M54.703S" table:style-name="ce2">
            <text:p>45:54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4238" table:style-name="ce1">
            <text:p>4238</text:p>
          </table:table-cell>
          <table:table-cell office:value-type="string" table:style-name="ce1">
            <text:p>Success</text:p>
          </table:table-cell>
          <table:table-cell office:value-type="float" office:value="27576" table:style-name="ce1">
            <text:p>27576</text:p>
          </table:table-cell>
          <table:table-cell table:number-columns-repeated="16377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time" office:time-value="PT11H45M54.701S" table:style-name="ce2">
            <text:p>45:54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4244" table:style-name="ce1">
            <text:p>4244</text:p>
          </table:table-cell>
          <table:table-cell office:value-type="string" table:style-name="ce1">
            <text:p>Success</text:p>
          </table:table-cell>
          <table:table-cell office:value-type="float" office:value="27566" table:style-name="ce1">
            <text:p>27566</text:p>
          </table:table-cell>
          <table:table-cell table:number-columns-repeated="16377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time" office:time-value="PT11H45M58.821S" table:style-name="ce2">
            <text:p>45:58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28663" table:style-name="ce1">
            <text:p>28663</text:p>
          </table:table-cell>
          <table:table-cell table:number-columns-repeated="16377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time" office:time-value="PT11H45M58.463S" table:style-name="ce2">
            <text:p>45:58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494" table:style-name="ce1">
            <text:p>4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time" office:time-value="PT11H45M58.839S" table:style-name="ce2">
            <text:p>45:58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28665" table:style-name="ce1">
            <text:p>28665</text:p>
          </table:table-cell>
          <table:table-cell table:number-columns-repeated="16377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time" office:time-value="PT11H45M58.904S" table:style-name="ce2">
            <text:p>45:58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Success</text:p>
          </table:table-cell>
          <table:table-cell office:value-type="float" office:value="43755" table:style-name="ce1">
            <text:p>43755</text:p>
          </table:table-cell>
          <table:table-cell table:number-columns-repeated="16377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time" office:time-value="PT11H45M58.403S" table:style-name="ce2">
            <text:p>45:58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628" table:style-name="ce1">
            <text:p>62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time" office:time-value="PT11H45M58.388S" table:style-name="ce2">
            <text:p>45:58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651" table:style-name="ce1">
            <text:p>651</text:p>
          </table:table-cell>
          <table:table-cell office:value-type="string" table:style-name="ce1">
            <text:p>Success</text:p>
          </table:table-cell>
          <table:table-cell office:value-type="float" office:value="29685" table:style-name="ce1">
            <text:p>29685</text:p>
          </table:table-cell>
          <table:table-cell table:number-columns-repeated="16377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time" office:time-value="PT11H45M58.959S" table:style-name="ce2">
            <text:p>45:59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time" office:time-value="PT11H45M58.907S" table:style-name="ce2">
            <text:p>45:58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237" table:style-name="ce1">
            <text:p>2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time" office:time-value="PT11H45M58.832S" table:style-name="ce2">
            <text:p>45:58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379" table:style-name="ce1">
            <text:p>3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time" office:time-value="PT11H45M58.787S" table:style-name="ce2">
            <text:p>45:58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468" table:style-name="ce1">
            <text:p>4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time" office:time-value="PT11H45M58.733S" table:style-name="ce2">
            <text:p>45:58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584" table:style-name="ce1">
            <text:p>5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time" office:time-value="PT11H45M58.704S" table:style-name="ce2">
            <text:p>45:58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650" table:style-name="ce1">
            <text:p>65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time" office:time-value="PT11H45M58.720S" table:style-name="ce2">
            <text:p>45:58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680" table:style-name="ce1">
            <text:p>68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time" office:time-value="PT11H45M58.550S" table:style-name="ce2">
            <text:p>45:58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896" table:style-name="ce1">
            <text:p>8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time" office:time-value="PT11H45M58.658S" table:style-name="ce2">
            <text:p>45:58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836" table:style-name="ce1">
            <text:p>8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time" office:time-value="PT11H45M58.456S" table:style-name="ce2">
            <text:p>45:58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090" table:style-name="ce1">
            <text:p>10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time" office:time-value="PT11H45M58.459S" table:style-name="ce2">
            <text:p>45:58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133" table:style-name="ce1">
            <text:p>11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time" office:time-value="PT11H45M59.548S" table:style-name="ce2">
            <text:p>45:59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time" office:time-value="PT11H45M59.496S" table:style-name="ce2">
            <text:p>45:59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time" office:time-value="PT11H45M59.447S" table:style-name="ce2">
            <text:p>45:59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78" table:style-name="ce1">
            <text:p>27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time" office:time-value="PT11H45M59.401S" table:style-name="ce2">
            <text:p>45:59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364" table:style-name="ce1">
            <text:p>36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time" office:time-value="PT11H45M59.355S" table:style-name="ce2">
            <text:p>45:59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457" table:style-name="ce1">
            <text:p>4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time" office:time-value="PT11H45M59.319S" table:style-name="ce2">
            <text:p>45:59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time" office:time-value="PT11H45M59.256S" table:style-name="ce2">
            <text:p>45:59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639" table:style-name="ce1">
            <text:p>6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time" office:time-value="PT11H45M59.213S" table:style-name="ce2">
            <text:p>45:59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time" office:time-value="PT11H45M59.146S" table:style-name="ce2">
            <text:p>45:59.1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843" table:style-name="ce1">
            <text:p>84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time" office:time-value="PT11H45M59.032S" table:style-name="ce2">
            <text:p>45:59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time" office:time-value="PT11H45M59.991S" table:style-name="ce2">
            <text:p>46:00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time" office:time-value="PT11H45M58.904S" table:style-name="ce2">
            <text:p>45:58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177" table:style-name="ce1">
            <text:p>1177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time" office:time-value="PT11H45M59.945S" table:style-name="ce2">
            <text:p>45:59.9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time" office:time-value="PT11H45M59.896S" table:style-name="ce2">
            <text:p>45:59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76" table:style-name="ce1">
            <text:p>2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time" office:time-value="PT11H45M59.766S" table:style-name="ce2">
            <text:p>45:59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451" table:style-name="ce1">
            <text:p>45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time" office:time-value="PT11H45M59.678S" table:style-name="ce2">
            <text:p>45:59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543" table:style-name="ce1">
            <text:p>543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time" office:time-value="PT11H45M59.635S" table:style-name="ce2">
            <text:p>45:59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633" table:style-name="ce1">
            <text:p>6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time" office:time-value="PT11H46M0.270S" table:style-name="ce2">
            <text:p>46:00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time" office:time-value="PT11H46M0.219S" table:style-name="ce2">
            <text:p>46:00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time" office:time-value="PT11H46M0.079S" table:style-name="ce2">
            <text:p>46:00.1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time" office:time-value="PT11H46M0.116S" table:style-name="ce2">
            <text:p>46:00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time" office:time-value="PT11H46M0.181S" table:style-name="ce2">
            <text:p>46:00.2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time" office:time-value="PT11H45M59.594S" table:style-name="ce2">
            <text:p>45:59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time" office:time-value="PT11H46M0.223S" table:style-name="ce2">
            <text:p>46:00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time" office:time-value="PT11H46M0.035S" table:style-name="ce2">
            <text:p>46:00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367" table:style-name="ce1">
            <text:p>3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time" office:time-value="PT11H46M0.329S" table:style-name="ce2">
            <text:p>46:00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time" office:time-value="PT11H46M0.322S" table:style-name="ce2">
            <text:p>46:00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time" office:time-value="PT11H46M0.331S" table:style-name="ce2">
            <text:p>46:00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time" office:time-value="PT11H46M0.338S" table:style-name="ce2">
            <text:p>46:00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time" office:time-value="PT11H46M0.316S" table:style-name="ce2">
            <text:p>46:00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time" office:time-value="PT11H46M0.404S" table:style-name="ce2">
            <text:p>46:00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time" office:time-value="PT11H46M0.448S" table:style-name="ce2">
            <text:p>46:00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time" office:time-value="PT11H45M59.020S" table:style-name="ce2">
            <text:p>45:59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581" table:style-name="ce1">
            <text:p>1581</text:p>
          </table:table-cell>
          <table:table-cell office:value-type="string" table:style-name="ce1">
            <text:p>Success</text:p>
          </table:table-cell>
          <table:table-cell office:value-type="float" office:value="29648" table:style-name="ce1">
            <text:p>29648</text:p>
          </table:table-cell>
          <table:table-cell table:number-columns-repeated="16377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time" office:time-value="PT11H46M0.603S" table:style-name="ce2">
            <text:p>46:00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time" office:time-value="PT11H46M0.634S" table:style-name="ce2">
            <text:p>46:00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3331" table:style-name="ce1">
            <text:p>3331</text:p>
          </table:table-cell>
          <table:table-cell table:number-columns-repeated="16377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time" office:time-value="PT11H46M0.647S" table:style-name="ce2">
            <text:p>46:00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time" office:time-value="PT11H45M53.684S" table:style-name="ce2">
            <text:p>45:53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7191" table:style-name="ce1">
            <text:p>7191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time" office:time-value="PT11H45M53.949S" table:style-name="ce2">
            <text:p>45:53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6939" table:style-name="ce1">
            <text:p>6939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time" office:time-value="PT11H45M54.360S" table:style-name="ce2">
            <text:p>45:54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6534" table:style-name="ce1">
            <text:p>6534</text:p>
          </table:table-cell>
          <table:table-cell office:value-type="string" table:style-name="ce1">
            <text:p>Success</text:p>
          </table:table-cell>
          <table:table-cell office:value-type="float" office:value="24798" table:style-name="ce1">
            <text:p>24798</text:p>
          </table:table-cell>
          <table:table-cell table:number-columns-repeated="16377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time" office:time-value="PT11H45M52.489S" table:style-name="ce2">
            <text:p>45:52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8457" table:style-name="ce1">
            <text:p>8457</text:p>
          </table:table-cell>
          <table:table-cell office:value-type="string" table:style-name="ce1">
            <text:p>Success</text:p>
          </table:table-cell>
          <table:table-cell office:value-type="float" office:value="63048" table:style-name="ce1">
            <text:p>63048</text:p>
          </table:table-cell>
          <table:table-cell table:number-columns-repeated="16377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time" office:time-value="PT11H45M52.487S" table:style-name="ce2">
            <text:p>45:52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8478" table:style-name="ce1">
            <text:p>8478</text:p>
          </table:table-cell>
          <table:table-cell office:value-type="string" table:style-name="ce1">
            <text:p>Success</text:p>
          </table:table-cell>
          <table:table-cell office:value-type="float" office:value="63046" table:style-name="ce1">
            <text:p>63046</text:p>
          </table:table-cell>
          <table:table-cell table:number-columns-repeated="16377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time" office:time-value="PT11H45M52.416S" table:style-name="ce2">
            <text:p>45:52.4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8561" table:style-name="ce1">
            <text:p>8561</text:p>
          </table:table-cell>
          <table:table-cell office:value-type="string" table:style-name="ce1">
            <text:p>Success</text:p>
          </table:table-cell>
          <table:table-cell office:value-type="float" office:value="63046" table:style-name="ce1">
            <text:p>63046</text:p>
          </table:table-cell>
          <table:table-cell table:number-columns-repeated="16377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time" office:time-value="PT11H46M0.948S" table:style-name="ce2">
            <text:p>46:00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time" office:time-value="PT11H46M0.967S" table:style-name="ce2">
            <text:p>46:01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time" office:time-value="PT11H46M0.980S" table:style-name="ce2">
            <text:p>46:01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time" office:time-value="PT11H46M1.095S" table:style-name="ce2">
            <text:p>46:01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time" office:time-value="PT11H46M1.041S" table:style-name="ce2">
            <text:p>46:01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95" table:style-name="ce1">
            <text:p>1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time" office:time-value="PT11H46M1.144S" table:style-name="ce2">
            <text:p>46:01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time" office:time-value="PT11H45M53.415S" table:style-name="ce2">
            <text:p>45:53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8270" table:style-name="ce1">
            <text:p>8270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time" office:time-value="PT11H45M54.584S" table:style-name="ce2">
            <text:p>45:54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7115" table:style-name="ce1">
            <text:p>7115</text:p>
          </table:table-cell>
          <table:table-cell office:value-type="string" table:style-name="ce1">
            <text:p>Success</text:p>
          </table:table-cell>
          <table:table-cell office:value-type="float" office:value="24798" table:style-name="ce1">
            <text:p>24798</text:p>
          </table:table-cell>
          <table:table-cell table:number-columns-repeated="16377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time" office:time-value="PT11H45M53.814S" table:style-name="ce2">
            <text:p>45:53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7915" table:style-name="ce1">
            <text:p>7915</text:p>
          </table:table-cell>
          <table:table-cell office:value-type="string" table:style-name="ce1">
            <text:p>Success</text:p>
          </table:table-cell>
          <table:table-cell office:value-type="float" office:value="24800" table:style-name="ce1">
            <text:p>24800</text:p>
          </table:table-cell>
          <table:table-cell table:number-columns-repeated="16377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time" office:time-value="PT11H45M54.221S" table:style-name="ce2">
            <text:p>45:54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7511" table:style-name="ce1">
            <text:p>7511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time" office:time-value="PT11H45M54.539S" table:style-name="ce2">
            <text:p>45:54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7197" table:style-name="ce1">
            <text:p>7197</text:p>
          </table:table-cell>
          <table:table-cell office:value-type="string" table:style-name="ce1">
            <text:p>Success</text:p>
          </table:table-cell>
          <table:table-cell office:value-type="float" office:value="24798" table:style-name="ce1">
            <text:p>24798</text:p>
          </table:table-cell>
          <table:table-cell table:number-columns-repeated="16377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time" office:time-value="PT11H45M54.497S" table:style-name="ce2">
            <text:p>45:54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7239" table:style-name="ce1">
            <text:p>7239</text:p>
          </table:table-cell>
          <table:table-cell office:value-type="string" table:style-name="ce1">
            <text:p>Success</text:p>
          </table:table-cell>
          <table:table-cell office:value-type="float" office:value="24798" table:style-name="ce1">
            <text:p>24798</text:p>
          </table:table-cell>
          <table:table-cell table:number-columns-repeated="16377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time" office:time-value="PT11H45M53.728S" table:style-name="ce2">
            <text:p>45:53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8037" table:style-name="ce1">
            <text:p>8037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time" office:time-value="PT11H45M54.641S" table:style-name="ce2">
            <text:p>45:54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7160" table:style-name="ce1">
            <text:p>7160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time" office:time-value="PT11H45M53.860S" table:style-name="ce2">
            <text:p>45:53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7944" table:style-name="ce1">
            <text:p>7944</text:p>
          </table:table-cell>
          <table:table-cell office:value-type="string" table:style-name="ce1">
            <text:p>Success</text:p>
          </table:table-cell>
          <table:table-cell office:value-type="float" office:value="24798" table:style-name="ce1">
            <text:p>24798</text:p>
          </table:table-cell>
          <table:table-cell table:number-columns-repeated="16377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time" office:time-value="PT11H45M53.594S" table:style-name="ce2">
            <text:p>45:53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8213" table:style-name="ce1">
            <text:p>8213</text:p>
          </table:table-cell>
          <table:table-cell office:value-type="string" table:style-name="ce1">
            <text:p>Success</text:p>
          </table:table-cell>
          <table:table-cell office:value-type="float" office:value="24798" table:style-name="ce1">
            <text:p>24798</text:p>
          </table:table-cell>
          <table:table-cell table:number-columns-repeated="16377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time" office:time-value="PT11H45M54.265S" table:style-name="ce2">
            <text:p>45:54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7544" table:style-name="ce1">
            <text:p>7544</text:p>
          </table:table-cell>
          <table:table-cell office:value-type="string" table:style-name="ce1">
            <text:p>Success</text:p>
          </table:table-cell>
          <table:table-cell office:value-type="float" office:value="24800" table:style-name="ce1">
            <text:p>24800</text:p>
          </table:table-cell>
          <table:table-cell table:number-columns-repeated="16377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time" office:time-value="PT11H45M53.907S" table:style-name="ce2">
            <text:p>45:53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7904" table:style-name="ce1">
            <text:p>7904</text:p>
          </table:table-cell>
          <table:table-cell office:value-type="string" table:style-name="ce1">
            <text:p>Success</text:p>
          </table:table-cell>
          <table:table-cell office:value-type="float" office:value="24798" table:style-name="ce1">
            <text:p>24798</text:p>
          </table:table-cell>
          <table:table-cell table:number-columns-repeated="16377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time" office:time-value="PT11H45M53.772S" table:style-name="ce2">
            <text:p>45:53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8041" table:style-name="ce1">
            <text:p>8041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time" office:time-value="PT11H45M54.312S" table:style-name="ce2">
            <text:p>45:54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7520" table:style-name="ce1">
            <text:p>7520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time" office:time-value="PT11H45M58.908S" table:style-name="ce2">
            <text:p>45:58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941" table:style-name="ce1">
            <text:p>2941</text:p>
          </table:table-cell>
          <table:table-cell office:value-type="string" table:style-name="ce1">
            <text:p>Success</text:p>
          </table:table-cell>
          <table:table-cell office:value-type="float" office:value="28663" table:style-name="ce1">
            <text:p>28663</text:p>
          </table:table-cell>
          <table:table-cell table:number-columns-repeated="16377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time" office:time-value="PT11H45M54.087S" table:style-name="ce2">
            <text:p>45:54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7773" table:style-name="ce1">
            <text:p>7773</text:p>
          </table:table-cell>
          <table:table-cell office:value-type="string" table:style-name="ce1">
            <text:p>Success</text:p>
          </table:table-cell>
          <table:table-cell office:value-type="float" office:value="24800" table:style-name="ce1">
            <text:p>24800</text:p>
          </table:table-cell>
          <table:table-cell table:number-columns-repeated="16377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time" office:time-value="PT11H45M54.443S" table:style-name="ce2">
            <text:p>45:54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7419" table:style-name="ce1">
            <text:p>7419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time" office:time-value="PT11H45M53.553S" table:style-name="ce2">
            <text:p>45:53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8363" table:style-name="ce1">
            <text:p>8363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time" office:time-value="PT11H45M58.302S" table:style-name="ce2">
            <text:p>45:58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625" table:style-name="ce1">
            <text:p>3625</text:p>
          </table:table-cell>
          <table:table-cell office:value-type="string" table:style-name="ce1">
            <text:p>Success</text:p>
          </table:table-cell>
          <table:table-cell office:value-type="float" office:value="24798" table:style-name="ce1">
            <text:p>24798</text:p>
          </table:table-cell>
          <table:table-cell table:number-columns-repeated="16377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time" office:time-value="PT11H45M54.180S" table:style-name="ce2">
            <text:p>45:54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7782" table:style-name="ce1">
            <text:p>7782</text:p>
          </table:table-cell>
          <table:table-cell office:value-type="string" table:style-name="ce1">
            <text:p>Success</text:p>
          </table:table-cell>
          <table:table-cell office:value-type="float" office:value="24798" table:style-name="ce1">
            <text:p>24798</text:p>
          </table:table-cell>
          <table:table-cell table:number-columns-repeated="16377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time" office:time-value="PT11H45M53.462S" table:style-name="ce2">
            <text:p>45:53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8506" table:style-name="ce1">
            <text:p>8506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time" office:time-value="PT11H45M58.833S" table:style-name="ce2">
            <text:p>45:58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3232" table:style-name="ce1">
            <text:p>3232</text:p>
          </table:table-cell>
          <table:table-cell office:value-type="string" table:style-name="ce1">
            <text:p>Success</text:p>
          </table:table-cell>
          <table:table-cell office:value-type="float" office:value="28663" table:style-name="ce1">
            <text:p>28663</text:p>
          </table:table-cell>
          <table:table-cell table:number-columns-repeated="16377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time" office:time-value="PT11H45M58.908S" table:style-name="ce2">
            <text:p>45:58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3180" table:style-name="ce1">
            <text:p>3180</text:p>
          </table:table-cell>
          <table:table-cell office:value-type="string" table:style-name="ce1">
            <text:p>Success</text:p>
          </table:table-cell>
          <table:table-cell office:value-type="float" office:value="28665" table:style-name="ce1">
            <text:p>28665</text:p>
          </table:table-cell>
          <table:table-cell table:number-columns-repeated="16377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time" office:time-value="PT11H45M59.861S" table:style-name="ce2">
            <text:p>45:59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239" table:style-name="ce1">
            <text:p>2239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time" office:time-value="PT11H46M0.473S" table:style-name="ce2">
            <text:p>46:00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684" table:style-name="ce1">
            <text:p>1684</text:p>
          </table:table-cell>
          <table:table-cell office:value-type="string" table:style-name="ce1">
            <text:p>Success</text:p>
          </table:table-cell>
          <table:table-cell office:value-type="float" office:value="36040" table:style-name="ce1">
            <text:p>36040</text:p>
          </table:table-cell>
          <table:table-cell table:number-columns-repeated="16377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time" office:time-value="PT11H45M53.505S" table:style-name="ce2">
            <text:p>45:53.5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8740" table:style-name="ce1">
            <text:p>8740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time" office:time-value="PT11H45M53.368S" table:style-name="ce2">
            <text:p>45:53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8962" table:style-name="ce1">
            <text:p>8962</text:p>
          </table:table-cell>
          <table:table-cell office:value-type="string" table:style-name="ce1">
            <text:p>Success</text:p>
          </table:table-cell>
          <table:table-cell office:value-type="float" office:value="25534" table:style-name="ce1">
            <text:p>25534</text:p>
          </table:table-cell>
          <table:table-cell table:number-columns-repeated="16377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time" office:time-value="PT11H45M58.907S" table:style-name="ce2">
            <text:p>45:58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482" table:style-name="ce1">
            <text:p>3482</text:p>
          </table:table-cell>
          <table:table-cell office:value-type="string" table:style-name="ce1">
            <text:p>Success</text:p>
          </table:table-cell>
          <table:table-cell office:value-type="float" office:value="28663" table:style-name="ce1">
            <text:p>28663</text:p>
          </table:table-cell>
          <table:table-cell table:number-columns-repeated="16377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time" office:time-value="PT11H45M52.400S" table:style-name="ce2">
            <text:p>45:52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0024" table:style-name="ce1">
            <text:p>10024</text:p>
          </table:table-cell>
          <table:table-cell office:value-type="string" table:style-name="ce1">
            <text:p>Success</text:p>
          </table:table-cell>
          <table:table-cell office:value-type="float" office:value="63046" table:style-name="ce1">
            <text:p>63046</text:p>
          </table:table-cell>
          <table:table-cell table:number-columns-repeated="16377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time" office:time-value="PT11H45M59.727S" table:style-name="ce2">
            <text:p>45:59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697" table:style-name="ce1">
            <text:p>2697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time" office:time-value="PT11H46M2.158S" table:style-name="ce2">
            <text:p>46:02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338" table:style-name="ce1">
            <text:p>3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time" office:time-value="PT11H45M58.906S" table:style-name="ce2">
            <text:p>45:58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658" table:style-name="ce1">
            <text:p>3658</text:p>
          </table:table-cell>
          <table:table-cell office:value-type="string" table:style-name="ce1">
            <text:p>Success</text:p>
          </table:table-cell>
          <table:table-cell office:value-type="float" office:value="28663" table:style-name="ce1">
            <text:p>28663</text:p>
          </table:table-cell>
          <table:table-cell table:number-columns-repeated="16377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time" office:time-value="PT11H45M58.906S" table:style-name="ce2">
            <text:p>45:58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671" table:style-name="ce1">
            <text:p>3671</text:p>
          </table:table-cell>
          <table:table-cell office:value-type="string" table:style-name="ce1">
            <text:p>Success</text:p>
          </table:table-cell>
          <table:table-cell office:value-type="float" office:value="28670" table:style-name="ce1">
            <text:p>28670</text:p>
          </table:table-cell>
          <table:table-cell table:number-columns-repeated="16377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time" office:time-value="PT11H46M0.416S" table:style-name="ce2">
            <text:p>46:00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346" table:style-name="ce1">
            <text:p>2346</text:p>
          </table:table-cell>
          <table:table-cell office:value-type="string" table:style-name="ce1">
            <text:p>Success</text:p>
          </table:table-cell>
          <table:table-cell office:value-type="float" office:value="42396" table:style-name="ce1">
            <text:p>42396</text:p>
          </table:table-cell>
          <table:table-cell table:number-columns-repeated="16377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time" office:time-value="PT11H46M0.409S" table:style-name="ce2">
            <text:p>46:00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379" table:style-name="ce1">
            <text:p>2379</text:p>
          </table:table-cell>
          <table:table-cell office:value-type="string" table:style-name="ce1">
            <text:p>Success</text:p>
          </table:table-cell>
          <table:table-cell office:value-type="float" office:value="42394" table:style-name="ce1">
            <text:p>42394</text:p>
          </table:table-cell>
          <table:table-cell table:number-columns-repeated="16377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time" office:time-value="PT11H46M0.422S" table:style-name="ce2">
            <text:p>46:00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405" table:style-name="ce1">
            <text:p>2405</text:p>
          </table:table-cell>
          <table:table-cell office:value-type="string" table:style-name="ce1">
            <text:p>Success</text:p>
          </table:table-cell>
          <table:table-cell office:value-type="float" office:value="42394" table:style-name="ce1">
            <text:p>42394</text:p>
          </table:table-cell>
          <table:table-cell table:number-columns-repeated="16377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time" office:time-value="PT11H46M0.423S" table:style-name="ce2">
            <text:p>46:00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450" table:style-name="ce1">
            <text:p>2450</text:p>
          </table:table-cell>
          <table:table-cell office:value-type="string" table:style-name="ce1">
            <text:p>Success</text:p>
          </table:table-cell>
          <table:table-cell office:value-type="float" office:value="42396" table:style-name="ce1">
            <text:p>42396</text:p>
          </table:table-cell>
          <table:table-cell table:number-columns-repeated="16377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time" office:time-value="PT11H46M0.445S" table:style-name="ce2">
            <text:p>46:00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585" table:style-name="ce1">
            <text:p>2585</text:p>
          </table:table-cell>
          <table:table-cell office:value-type="string" table:style-name="ce1">
            <text:p>Success</text:p>
          </table:table-cell>
          <table:table-cell office:value-type="float" office:value="42394" table:style-name="ce1">
            <text:p>42394</text:p>
          </table:table-cell>
          <table:table-cell table:number-columns-repeated="16377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time" office:time-value="PT11H46M2.425S" table:style-name="ce2">
            <text:p>46:02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925" table:style-name="ce1">
            <text:p>9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time" office:time-value="PT11H46M3.031S" table:style-name="ce2">
            <text:p>46:03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534" table:style-name="ce1">
            <text:p>53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time" office:time-value="PT11H46M2.498S" table:style-name="ce2">
            <text:p>46:02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098" table:style-name="ce1">
            <text:p>1098</text:p>
          </table:table-cell>
          <table:table-cell office:value-type="string" table:style-name="ce1">
            <text:p>Success</text:p>
          </table:table-cell>
          <table:table-cell office:value-type="float" office:value="28714" table:style-name="ce1">
            <text:p>28714</text:p>
          </table:table-cell>
          <table:table-cell table:number-columns-repeated="16377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time" office:time-value="PT11H46M2.391S" table:style-name="ce2">
            <text:p>46:02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542" table:style-name="ce1">
            <text:p>1542</text:p>
          </table:table-cell>
          <table:table-cell office:value-type="string" table:style-name="ce1">
            <text:p>Success</text:p>
          </table:table-cell>
          <table:table-cell office:value-type="float" office:value="59099" table:style-name="ce1">
            <text:p>59099</text:p>
          </table:table-cell>
          <table:table-cell table:number-columns-repeated="16377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time" office:time-value="PT11H46M0.082S" table:style-name="ce2">
            <text:p>46:00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3865" table:style-name="ce1">
            <text:p>3865</text:p>
          </table:table-cell>
          <table:table-cell office:value-type="string" table:style-name="ce1">
            <text:p>Success</text:p>
          </table:table-cell>
          <table:table-cell office:value-type="float" office:value="46684" table:style-name="ce1">
            <text:p>46684</text:p>
          </table:table-cell>
          <table:table-cell table:number-columns-repeated="16377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time" office:time-value="PT11H46M2.579S" table:style-name="ce2">
            <text:p>46:02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396" table:style-name="ce1">
            <text:p>1396</text:p>
          </table:table-cell>
          <table:table-cell office:value-type="string" table:style-name="ce1">
            <text:p>Success</text:p>
          </table:table-cell>
          <table:table-cell office:value-type="float" office:value="59099" table:style-name="ce1">
            <text:p>59099</text:p>
          </table:table-cell>
          <table:table-cell table:number-columns-repeated="16377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time" office:time-value="PT11H46M0.897S" table:style-name="ce2">
            <text:p>46:00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3091" table:style-name="ce1">
            <text:p>3091</text:p>
          </table:table-cell>
          <table:table-cell office:value-type="string" table:style-name="ce1">
            <text:p>Success</text:p>
          </table:table-cell>
          <table:table-cell office:value-type="float" office:value="50841" table:style-name="ce1">
            <text:p>50841</text:p>
          </table:table-cell>
          <table:table-cell table:number-columns-repeated="16377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time" office:time-value="PT11H46M2.873S" table:style-name="ce2">
            <text:p>46:02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118" table:style-name="ce1">
            <text:p>11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time" office:time-value="PT11H46M2.067S" table:style-name="ce2">
            <text:p>46:02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ccess</text:p>
          </table:table-cell>
          <table:table-cell office:value-type="float" office:value="59099" table:style-name="ce1">
            <text:p>59099</text:p>
          </table:table-cell>
          <table:table-cell table:number-columns-repeated="16377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time" office:time-value="PT11H46M2.092S" table:style-name="ce2">
            <text:p>46:02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uccess</text:p>
          </table:table-cell>
          <table:table-cell office:value-type="float" office:value="59098" table:style-name="ce1">
            <text:p>59098</text:p>
          </table:table-cell>
          <table:table-cell table:number-columns-repeated="16377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time" office:time-value="PT11H45M58.949S" table:style-name="ce2">
            <text:p>45:58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5097" table:style-name="ce1">
            <text:p>5097</text:p>
          </table:table-cell>
          <table:table-cell office:value-type="string" table:style-name="ce1">
            <text:p>Success</text:p>
          </table:table-cell>
          <table:table-cell office:value-type="float" office:value="59099" table:style-name="ce1">
            <text:p>59099</text:p>
          </table:table-cell>
          <table:table-cell table:number-columns-repeated="16377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time" office:time-value="PT11H45M58.967S" table:style-name="ce2">
            <text:p>45:59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5082" table:style-name="ce1">
            <text:p>5082</text:p>
          </table:table-cell>
          <table:table-cell office:value-type="string" table:style-name="ce1">
            <text:p>Success</text:p>
          </table:table-cell>
          <table:table-cell office:value-type="float" office:value="59098" table:style-name="ce1">
            <text:p>59098</text:p>
          </table:table-cell>
          <table:table-cell table:number-columns-repeated="16377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time" office:time-value="PT11H45M58.934S" table:style-name="ce2">
            <text:p>45:58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5117" table:style-name="ce1">
            <text:p>5117</text:p>
          </table:table-cell>
          <table:table-cell office:value-type="string" table:style-name="ce1">
            <text:p>Success</text:p>
          </table:table-cell>
          <table:table-cell office:value-type="float" office:value="59098" table:style-name="ce1">
            <text:p>59098</text:p>
          </table:table-cell>
          <table:table-cell table:number-columns-repeated="16377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time" office:time-value="PT11H46M0.350S" table:style-name="ce2">
            <text:p>46:00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3710" table:style-name="ce1">
            <text:p>3710</text:p>
          </table:table-cell>
          <table:table-cell office:value-type="string" table:style-name="ce1">
            <text:p>Success</text:p>
          </table:table-cell>
          <table:table-cell office:value-type="float" office:value="46642" table:style-name="ce1">
            <text:p>46642</text:p>
          </table:table-cell>
          <table:table-cell table:number-columns-repeated="16377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time" office:time-value="PT11H46M2.565S" table:style-name="ce2">
            <text:p>46:02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496" table:style-name="ce1">
            <text:p>1496</text:p>
          </table:table-cell>
          <table:table-cell office:value-type="string" table:style-name="ce1">
            <text:p>Success</text:p>
          </table:table-cell>
          <table:table-cell office:value-type="float" office:value="59099" table:style-name="ce1">
            <text:p>59099</text:p>
          </table:table-cell>
          <table:table-cell table:number-columns-repeated="16377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time" office:time-value="PT11H46M1.851S" table:style-name="ce2">
            <text:p>46:01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211" table:style-name="ce1">
            <text:p>2211</text:p>
          </table:table-cell>
          <table:table-cell office:value-type="string" table:style-name="ce1">
            <text:p>Success</text:p>
          </table:table-cell>
          <table:table-cell office:value-type="float" office:value="59099" table:style-name="ce1">
            <text:p>59099</text:p>
          </table:table-cell>
          <table:table-cell table:number-columns-repeated="16377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time" office:time-value="PT11H46M3.948S" table:style-name="ce2">
            <text:p>46:03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time" office:time-value="PT11H46M0.890S" table:style-name="ce2">
            <text:p>46:00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262" table:style-name="ce1">
            <text:p>3262</text:p>
          </table:table-cell>
          <table:table-cell office:value-type="string" table:style-name="ce1">
            <text:p>Success</text:p>
          </table:table-cell>
          <table:table-cell office:value-type="float" office:value="50846" table:style-name="ce1">
            <text:p>50846</text:p>
          </table:table-cell>
          <table:table-cell table:number-columns-repeated="16377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time" office:time-value="PT11H46M1.701S" table:style-name="ce2">
            <text:p>46:01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647" table:style-name="ce1">
            <text:p>2647</text:p>
          </table:table-cell>
          <table:table-cell office:value-type="string" table:style-name="ce1">
            <text:p>Success</text:p>
          </table:table-cell>
          <table:table-cell office:value-type="float" office:value="55087" table:style-name="ce1">
            <text:p>55087</text:p>
          </table:table-cell>
          <table:table-cell table:number-columns-repeated="16377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time" office:time-value="PT11H46M1.691S" table:style-name="ce2">
            <text:p>46:01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712" table:style-name="ce1">
            <text:p>2712</text:p>
          </table:table-cell>
          <table:table-cell office:value-type="string" table:style-name="ce1">
            <text:p>Success</text:p>
          </table:table-cell>
          <table:table-cell office:value-type="float" office:value="59324" table:style-name="ce1">
            <text:p>59324</text:p>
          </table:table-cell>
          <table:table-cell table:number-columns-repeated="16377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time" office:time-value="PT11H46M2.828S" table:style-name="ce2">
            <text:p>46:02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715" table:style-name="ce1">
            <text:p>17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time" office:time-value="PT11H46M1.812S" table:style-name="ce2">
            <text:p>46:01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834" table:style-name="ce1">
            <text:p>2834</text:p>
          </table:table-cell>
          <table:table-cell office:value-type="string" table:style-name="ce1">
            <text:p>Success</text:p>
          </table:table-cell>
          <table:table-cell office:value-type="float" office:value="63561" table:style-name="ce1">
            <text:p>63561</text:p>
          </table:table-cell>
          <table:table-cell table:number-columns-repeated="16377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time" office:time-value="PT11H46M1.730S" table:style-name="ce2">
            <text:p>46:01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918" table:style-name="ce1">
            <text:p>2918</text:p>
          </table:table-cell>
          <table:table-cell office:value-type="string" table:style-name="ce1">
            <text:p>Success</text:p>
          </table:table-cell>
          <table:table-cell office:value-type="float" office:value="57209" table:style-name="ce1">
            <text:p>57209</text:p>
          </table:table-cell>
          <table:table-cell table:number-columns-repeated="16377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time" office:time-value="PT11H46M2.102S" table:style-name="ce2">
            <text:p>46:02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564" table:style-name="ce1">
            <text:p>2564</text:p>
          </table:table-cell>
          <table:table-cell office:value-type="string" table:style-name="ce1">
            <text:p>Success</text:p>
          </table:table-cell>
          <table:table-cell office:value-type="float" office:value="67901" table:style-name="ce1">
            <text:p>67901</text:p>
          </table:table-cell>
          <table:table-cell table:number-columns-repeated="16377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time" office:time-value="PT11H46M1.808S" table:style-name="ce2">
            <text:p>46:01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944" table:style-name="ce1">
            <text:p>2944</text:p>
          </table:table-cell>
          <table:table-cell office:value-type="string" table:style-name="ce1">
            <text:p>Success</text:p>
          </table:table-cell>
          <table:table-cell office:value-type="float" office:value="63571" table:style-name="ce1">
            <text:p>63571</text:p>
          </table:table-cell>
          <table:table-cell table:number-columns-repeated="16377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time" office:time-value="PT11H46M2.788S" table:style-name="ce2">
            <text:p>46:02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time" office:time-value="PT11H46M1.862S" table:style-name="ce2">
            <text:p>46:01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969" table:style-name="ce1">
            <text:p>2969</text:p>
          </table:table-cell>
          <table:table-cell office:value-type="string" table:style-name="ce1">
            <text:p>Success</text:p>
          </table:table-cell>
          <table:table-cell office:value-type="float" office:value="65690" table:style-name="ce1">
            <text:p>65690</text:p>
          </table:table-cell>
          <table:table-cell table:number-columns-repeated="16377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time" office:time-value="PT11H46M1.738S" table:style-name="ce2">
            <text:p>46:01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133" table:style-name="ce1">
            <text:p>3133</text:p>
          </table:table-cell>
          <table:table-cell office:value-type="string" table:style-name="ce1">
            <text:p>Success</text:p>
          </table:table-cell>
          <table:table-cell office:value-type="float" office:value="61449" table:style-name="ce1">
            <text:p>61449</text:p>
          </table:table-cell>
          <table:table-cell table:number-columns-repeated="16377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time" office:time-value="PT11H46M1.917S" table:style-name="ce2">
            <text:p>46:01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970" table:style-name="ce1">
            <text:p>2970</text:p>
          </table:table-cell>
          <table:table-cell office:value-type="string" table:style-name="ce1">
            <text:p>Success</text:p>
          </table:table-cell>
          <table:table-cell office:value-type="float" office:value="67815" table:style-name="ce1">
            <text:p>67815</text:p>
          </table:table-cell>
          <table:table-cell table:number-columns-repeated="16377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time" office:time-value="PT11H46M2.425S" table:style-name="ce2">
            <text:p>46:02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658" table:style-name="ce1">
            <text:p>2658</text:p>
          </table:table-cell>
          <table:table-cell office:value-type="string" table:style-name="ce1">
            <text:p>Success</text:p>
          </table:table-cell>
          <table:table-cell office:value-type="float" office:value="67901" table:style-name="ce1">
            <text:p>67901</text:p>
          </table:table-cell>
          <table:table-cell table:number-columns-repeated="16377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time" office:time-value="PT11H46M2.763S" table:style-name="ce2">
            <text:p>46:02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2429" table:style-name="ce1">
            <text:p>24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time" office:time-value="PT11H46M4.063S" table:style-name="ce2">
            <text:p>46:04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306" table:style-name="ce1">
            <text:p>130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time" office:time-value="PT11H46M4.050S" table:style-name="ce2">
            <text:p>46:04.1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321" table:style-name="ce1">
            <text:p>132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time" office:time-value="PT11H46M4.061S" table:style-name="ce2">
            <text:p>46:04.1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402" table:style-name="ce1">
            <text:p>14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time" office:time-value="PT11H46M4.048S" table:style-name="ce2">
            <text:p>46:04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431" table:style-name="ce1">
            <text:p>143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time" office:time-value="PT11H46M3.352S" table:style-name="ce2">
            <text:p>46:03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311" table:style-name="ce1">
            <text:p>23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time" office:time-value="PT11H46M3.935S" table:style-name="ce2">
            <text:p>46:03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754" table:style-name="ce1">
            <text:p>175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time" office:time-value="PT11H46M3.568S" table:style-name="ce2">
            <text:p>46:03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323" table:style-name="ce1">
            <text:p>2323</text:p>
          </table:table-cell>
          <table:table-cell office:value-type="string" table:style-name="ce1">
            <text:p>Success</text:p>
          </table:table-cell>
          <table:table-cell office:value-type="float" office:value="28714" table:style-name="ce1">
            <text:p>28714</text:p>
          </table:table-cell>
          <table:table-cell table:number-columns-repeated="16377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time" office:time-value="PT11H46M4.030S" table:style-name="ce2">
            <text:p>46:04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time" office:time-value="PT11H46M5.465S" table:style-name="ce2">
            <text:p>46:05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509" table:style-name="ce1">
            <text:p>509</text:p>
          </table:table-cell>
          <table:table-cell office:value-type="string" table:style-name="ce1">
            <text:p>Success</text:p>
          </table:table-cell>
          <table:table-cell office:value-type="float" office:value="28714" table:style-name="ce1">
            <text:p>28714</text:p>
          </table:table-cell>
          <table:table-cell table:number-columns-repeated="16377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time" office:time-value="PT11H46M4.794S" table:style-name="ce2">
            <text:p>46:04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220" table:style-name="ce1">
            <text:p>1220</text:p>
          </table:table-cell>
          <table:table-cell office:value-type="string" table:style-name="ce1">
            <text:p>Success</text:p>
          </table:table-cell>
          <table:table-cell office:value-type="float" office:value="28714" table:style-name="ce1">
            <text:p>28714</text:p>
          </table:table-cell>
          <table:table-cell table:number-columns-repeated="16377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time" office:time-value="PT11H45M59.103S" table:style-name="ce2">
            <text:p>45:59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6914" table:style-name="ce1">
            <text:p>6914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time" office:time-value="PT11H46M5.195S" table:style-name="ce2">
            <text:p>46:05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832" table:style-name="ce1">
            <text:p>832</text:p>
          </table:table-cell>
          <table:table-cell office:value-type="string" table:style-name="ce1">
            <text:p>Success</text:p>
          </table:table-cell>
          <table:table-cell office:value-type="float" office:value="28714" table:style-name="ce1">
            <text:p>28714</text:p>
          </table:table-cell>
          <table:table-cell table:number-columns-repeated="16377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time" office:time-value="PT11H46M4.833S" table:style-name="ce2">
            <text:p>46:04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205" table:style-name="ce1">
            <text:p>1205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time" office:time-value="PT11H46M4.754S" table:style-name="ce2">
            <text:p>46:04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288" table:style-name="ce1">
            <text:p>1288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time" office:time-value="PT11H45M59.813S" table:style-name="ce2">
            <text:p>45:59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6229" table:style-name="ce1">
            <text:p>6229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time" office:time-value="PT11H46M3.597S" table:style-name="ce2">
            <text:p>46:03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2447" table:style-name="ce1">
            <text:p>2447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time" office:time-value="PT11H46M4.008S" table:style-name="ce2">
            <text:p>46:04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2045" table:style-name="ce1">
            <text:p>204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time" office:time-value="PT11H46M3.992S" table:style-name="ce2">
            <text:p>46:04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065" table:style-name="ce1">
            <text:p>2065</text:p>
          </table:table-cell>
          <table:table-cell office:value-type="string" table:style-name="ce1">
            <text:p>Success</text:p>
          </table:table-cell>
          <table:table-cell office:value-type="float" office:value="28714" table:style-name="ce1">
            <text:p>28714</text:p>
          </table:table-cell>
          <table:table-cell table:number-columns-repeated="16377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time" office:time-value="PT11H46M3.990S" table:style-name="ce2">
            <text:p>46:04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2070" table:style-name="ce1">
            <text:p>2070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time" office:time-value="PT11H46M6.042S" table:style-name="ce2">
            <text:p>46:06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time" office:time-value="PT11H46M6.047S" table:style-name="ce2">
            <text:p>46:06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time" office:time-value="PT11H46M1.187S" table:style-name="ce2">
            <text:p>46:01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4988" table:style-name="ce1">
            <text:p>4988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time" office:time-value="PT11H46M0.661S" table:style-name="ce2">
            <text:p>46:00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5554" table:style-name="ce1">
            <text:p>5554</text:p>
          </table:table-cell>
          <table:table-cell office:value-type="string" table:style-name="ce1">
            <text:p>Success</text:p>
          </table:table-cell>
          <table:table-cell office:value-type="float" office:value="47306" table:style-name="ce1">
            <text:p>47306</text:p>
          </table:table-cell>
          <table:table-cell table:number-columns-repeated="16377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time" office:time-value="PT11H46M6.043S" table:style-name="ce2">
            <text:p>46:06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time" office:time-value="PT11H46M6.062S" table:style-name="ce2">
            <text:p>46:06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time" office:time-value="PT11H46M4.546S" table:style-name="ce2">
            <text:p>46:04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718" table:style-name="ce1">
            <text:p>1718</text:p>
          </table:table-cell>
          <table:table-cell office:value-type="string" table:style-name="ce1">
            <text:p>Success</text:p>
          </table:table-cell>
          <table:table-cell office:value-type="float" office:value="28714" table:style-name="ce1">
            <text:p>28714</text:p>
          </table:table-cell>
          <table:table-cell table:number-columns-repeated="16377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time" office:time-value="PT11H46M5.087S" table:style-name="ce2">
            <text:p>46:05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179" table:style-name="ce1">
            <text:p>1179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time" office:time-value="PT11H46M1.236S" table:style-name="ce2">
            <text:p>46:01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5068" table:style-name="ce1">
            <text:p>5068</text:p>
          </table:table-cell>
          <table:table-cell office:value-type="string" table:style-name="ce1">
            <text:p>Success</text:p>
          </table:table-cell>
          <table:table-cell office:value-type="float" office:value="25534" table:style-name="ce1">
            <text:p>25534</text:p>
          </table:table-cell>
          <table:table-cell table:number-columns-repeated="16377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time" office:time-value="PT11H46M4.873S" table:style-name="ce2">
            <text:p>46:04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461" table:style-name="ce1">
            <text:p>1461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time" office:time-value="PT11H46M6.268S" table:style-name="ce2">
            <text:p>46:06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time" office:time-value="PT11H46M4.648S" table:style-name="ce2">
            <text:p>46:04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710" table:style-name="ce1">
            <text:p>1710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time" office:time-value="PT11H46M4.406S" table:style-name="ce2">
            <text:p>46:04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970" table:style-name="ce1">
            <text:p>1970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time" office:time-value="PT11H46M0.347S" table:style-name="ce2">
            <text:p>46:00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6061" table:style-name="ce1">
            <text:p>6061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time" office:time-value="PT11H46M4.155S" table:style-name="ce2">
            <text:p>46:04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253" table:style-name="ce1">
            <text:p>2253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time" office:time-value="PT11H46M4.056S" table:style-name="ce2">
            <text:p>46:04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354" table:style-name="ce1">
            <text:p>235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time" office:time-value="PT11H46M4.075S" table:style-name="ce2">
            <text:p>46:04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2342" table:style-name="ce1">
            <text:p>2342</text:p>
          </table:table-cell>
          <table:table-cell office:value-type="string" table:style-name="ce1">
            <text:p>Success</text:p>
          </table:table-cell>
          <table:table-cell office:value-type="float" office:value="49419" table:style-name="ce1">
            <text:p>49419</text:p>
          </table:table-cell>
          <table:table-cell table:number-columns-repeated="16377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time" office:time-value="PT11H46M6.337S" table:style-name="ce2">
            <text:p>46:06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time" office:time-value="PT11H46M4.651S" table:style-name="ce2">
            <text:p>46:04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774" table:style-name="ce1">
            <text:p>1774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time" office:time-value="PT11H46M6.379S" table:style-name="ce2">
            <text:p>46:06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time" office:time-value="PT11H46M6.360S" table:style-name="ce2">
            <text:p>46:06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time" office:time-value="PT11H46M6.426S" table:style-name="ce2">
            <text:p>46:06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time" office:time-value="PT11H46M4.668S" table:style-name="ce2">
            <text:p>46:04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794" table:style-name="ce1">
            <text:p>1794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time" office:time-value="PT11H46M6.409S" table:style-name="ce2">
            <text:p>46:06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time" office:time-value="PT11H46M4.350S" table:style-name="ce2">
            <text:p>46:04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149" table:style-name="ce1">
            <text:p>2149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162" table:style-name="ce1">
            <text:p>1162</text:p>
          </table:table-cell>
          <table:table-cell office:value-type="time" office:time-value="PT11H46M6.465S" table:style-name="ce2">
            <text:p>46:06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time" office:time-value="PT11H46M6.501S" table:style-name="ce2">
            <text:p>46:06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time" office:time-value="PT11H46M4.890S" table:style-name="ce2">
            <text:p>46:04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733" table:style-name="ce1">
            <text:p>1733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time" office:time-value="PT11H46M5.975S" table:style-name="ce2">
            <text:p>46:06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736" table:style-name="ce1">
            <text:p>736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time" office:time-value="PT11H46M4.064S" table:style-name="ce2">
            <text:p>46:04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703" table:style-name="ce1">
            <text:p>270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time" office:time-value="PT11H45M58.946S" table:style-name="ce2">
            <text:p>45:58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7832" table:style-name="ce1">
            <text:p>7832</text:p>
          </table:table-cell>
          <table:table-cell office:value-type="string" table:style-name="ce1">
            <text:p>Success</text:p>
          </table:table-cell>
          <table:table-cell office:value-type="float" office:value="64912" table:style-name="ce1">
            <text:p>64912</text:p>
          </table:table-cell>
          <table:table-cell table:number-columns-repeated="16377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time" office:time-value="PT11H46M6.016S" table:style-name="ce2">
            <text:p>46:06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773" table:style-name="ce1">
            <text:p>773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time" office:time-value="PT11H46M6.265S" table:style-name="ce2">
            <text:p>46:06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527" table:style-name="ce1">
            <text:p>527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time" office:time-value="PT11H46M6.713S" table:style-name="ce2">
            <text:p>46:06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time" office:time-value="PT11H46M6.791S" table:style-name="ce2">
            <text:p>46:06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time" office:time-value="PT11H46M6.029S" table:style-name="ce2">
            <text:p>46:06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804" table:style-name="ce1">
            <text:p>804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time" office:time-value="PT11H46M6.793S" table:style-name="ce2">
            <text:p>46:06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time" office:time-value="PT11H45M59.041S" table:style-name="ce2">
            <text:p>45:59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7808" table:style-name="ce1">
            <text:p>7808</text:p>
          </table:table-cell>
          <table:table-cell office:value-type="string" table:style-name="ce1">
            <text:p>Success</text:p>
          </table:table-cell>
          <table:table-cell office:value-type="float" office:value="64877" table:style-name="ce1">
            <text:p>64877</text:p>
          </table:table-cell>
          <table:table-cell table:number-columns-repeated="16377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time" office:time-value="PT11H46M5.893S" table:style-name="ce2">
            <text:p>46:05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964" table:style-name="ce1">
            <text:p>964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time" office:time-value="PT11H46M1.814S" table:style-name="ce2">
            <text:p>46:01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5048" table:style-name="ce1">
            <text:p>5048</text:p>
          </table:table-cell>
          <table:table-cell office:value-type="string" table:style-name="ce1">
            <text:p>Success</text:p>
          </table:table-cell>
          <table:table-cell office:value-type="float" office:value="60501" table:style-name="ce1">
            <text:p>60501</text:p>
          </table:table-cell>
          <table:table-cell table:number-columns-repeated="16377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time" office:time-value="PT11H46M6.220S" table:style-name="ce2">
            <text:p>46:06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659" table:style-name="ce1">
            <text:p>65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time" office:time-value="PT11H46M6.064S" table:style-name="ce2">
            <text:p>46:06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822" table:style-name="ce1">
            <text:p>82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time" office:time-value="PT11H46M6.059S" table:style-name="ce2">
            <text:p>46:06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837" table:style-name="ce1">
            <text:p>837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time" office:time-value="PT11H46M6.601S" table:style-name="ce2">
            <text:p>46:06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302" table:style-name="ce1">
            <text:p>30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time" office:time-value="PT11H46M6.859S" table:style-name="ce2">
            <text:p>46:06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time" office:time-value="PT11H46M6.430S" table:style-name="ce2">
            <text:p>46:06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498" table:style-name="ce1">
            <text:p>49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time" office:time-value="PT11H46M6.428S" table:style-name="ce2">
            <text:p>46:06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502" table:style-name="ce1">
            <text:p>50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time" office:time-value="PT11H46M6.423S" table:style-name="ce2">
            <text:p>46:06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508" table:style-name="ce1">
            <text:p>50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time" office:time-value="PT11H46M6.889S" table:style-name="ce2">
            <text:p>46:06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342" table:style-name="ce1">
            <text:p>342</text:p>
          </table:table-cell>
          <table:table-cell table:number-columns-repeated="16377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time" office:time-value="PT11H45M58.943S" table:style-name="ce2">
            <text:p>45:58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7994" table:style-name="ce1">
            <text:p>7994</text:p>
          </table:table-cell>
          <table:table-cell office:value-type="string" table:style-name="ce1">
            <text:p>Success</text:p>
          </table:table-cell>
          <table:table-cell office:value-type="float" office:value="71639" table:style-name="ce1">
            <text:p>71639</text:p>
          </table:table-cell>
          <table:table-cell table:number-columns-repeated="16377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time" office:time-value="PT11H46M6.454S" table:style-name="ce2">
            <text:p>46:06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485" table:style-name="ce1">
            <text:p>48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time" office:time-value="PT11H46M6.835S" table:style-name="ce2">
            <text:p>46:06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time" office:time-value="PT11H46M6.357S" table:style-name="ce2">
            <text:p>46:06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587" table:style-name="ce1">
            <text:p>58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time" office:time-value="PT11H46M6.217S" table:style-name="ce2">
            <text:p>46:06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732" table:style-name="ce1">
            <text:p>73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time" office:time-value="PT11H46M6.625S" table:style-name="ce2">
            <text:p>46:06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time" office:time-value="PT11H46M6.482S" table:style-name="ce2">
            <text:p>46:06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471" table:style-name="ce1">
            <text:p>47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time" office:time-value="PT11H46M6.534S" table:style-name="ce2">
            <text:p>46:06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429" table:style-name="ce1">
            <text:p>42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94" table:style-name="ce1">
            <text:p>1194</text:p>
          </table:table-cell>
          <table:table-cell office:value-type="time" office:time-value="PT11H46M6.955S" table:style-name="ce2">
            <text:p>46:07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342" table:style-name="ce1">
            <text:p>342</text:p>
          </table:table-cell>
          <table:table-cell table:number-columns-repeated="16377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time" office:time-value="PT11H46M6.880S" table:style-name="ce2">
            <text:p>46:06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342" table:style-name="ce1">
            <text:p>342</text:p>
          </table:table-cell>
          <table:table-cell table:number-columns-repeated="16377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time" office:time-value="PT11H46M1.833S" table:style-name="ce2">
            <text:p>46:01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5167" table:style-name="ce1">
            <text:p>5167</text:p>
          </table:table-cell>
          <table:table-cell office:value-type="string" table:style-name="ce1">
            <text:p>Success</text:p>
          </table:table-cell>
          <table:table-cell office:value-type="float" office:value="61062" table:style-name="ce1">
            <text:p>61062</text:p>
          </table:table-cell>
          <table:table-cell table:number-columns-repeated="16377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time" office:time-value="PT11H46M6.934S" table:style-name="ce2">
            <text:p>46:06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342" table:style-name="ce1">
            <text:p>342</text:p>
          </table:table-cell>
          <table:table-cell table:number-columns-repeated="16377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time" office:time-value="PT11H46M6.898S" table:style-name="ce2">
            <text:p>46:06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time" office:time-value="PT11H46M6.922S" table:style-name="ce2">
            <text:p>46:06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342" table:style-name="ce1">
            <text:p>342</text:p>
          </table:table-cell>
          <table:table-cell table:number-columns-repeated="16377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time" office:time-value="PT11H46M6.929S" table:style-name="ce2">
            <text:p>46:06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342" table:style-name="ce1">
            <text:p>342</text:p>
          </table:table-cell>
          <table:table-cell table:number-columns-repeated="16377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time" office:time-value="PT11H46M3.977S" table:style-name="ce2">
            <text:p>46:04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060" table:style-name="ce1">
            <text:p>306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time" office:time-value="PT11H46M6.965S" table:style-name="ce2">
            <text:p>46:07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342" table:style-name="ce1">
            <text:p>342</text:p>
          </table:table-cell>
          <table:table-cell table:number-columns-repeated="16377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time" office:time-value="PT11H46M6.950S" table:style-name="ce2">
            <text:p>46:07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342" table:style-name="ce1">
            <text:p>342</text:p>
          </table:table-cell>
          <table:table-cell table:number-columns-repeated="16377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time" office:time-value="PT11H46M6.952S" table:style-name="ce2">
            <text:p>46:07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time" office:time-value="PT11H46M6.941S" table:style-name="ce2">
            <text:p>46:06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Success</text:p>
          </table:table-cell>
          <table:table-cell office:value-type="float" office:value="342" table:style-name="ce1">
            <text:p>342</text:p>
          </table:table-cell>
          <table:table-cell table:number-columns-repeated="16377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time" office:time-value="PT11H46M6.948S" table:style-name="ce2">
            <text:p>46:06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342" table:style-name="ce1">
            <text:p>342</text:p>
          </table:table-cell>
          <table:table-cell table:number-columns-repeated="16377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time" office:time-value="PT11H46M6.931S" table:style-name="ce2">
            <text:p>46:06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342" table:style-name="ce1">
            <text:p>342</text:p>
          </table:table-cell>
          <table:table-cell table:number-columns-repeated="16377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time" office:time-value="PT11H46M1.810S" table:style-name="ce2">
            <text:p>46:01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5282" table:style-name="ce1">
            <text:p>5282</text:p>
          </table:table-cell>
          <table:table-cell office:value-type="string" table:style-name="ce1">
            <text:p>Success</text:p>
          </table:table-cell>
          <table:table-cell office:value-type="float" office:value="58892" table:style-name="ce1">
            <text:p>58892</text:p>
          </table:table-cell>
          <table:table-cell table:number-columns-repeated="16377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time" office:time-value="PT11H46M7.049S" table:style-name="ce2">
            <text:p>46:07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342" table:style-name="ce1">
            <text:p>342</text:p>
          </table:table-cell>
          <table:table-cell table:number-columns-repeated="16377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time" office:time-value="PT11H46M5.373S" table:style-name="ce2">
            <text:p>46:05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4063" table:style-name="ce1">
            <text:p>4063</text:p>
          </table:table-cell>
          <table:table-cell office:value-type="string" table:style-name="ce1">
            <text:p>Success</text:p>
          </table:table-cell>
          <table:table-cell office:value-type="float" office:value="72065" table:style-name="ce1">
            <text:p>72065</text:p>
          </table:table-cell>
          <table:table-cell table:number-columns-repeated="16377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time" office:time-value="PT11H46M9.437S" table:style-name="ce2">
            <text:p>46:09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time" office:time-value="PT11H46M9.507S" table:style-name="ce2">
            <text:p>46:09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530" table:style-name="ce1">
            <text:p>530</text:p>
          </table:table-cell>
          <table:table-cell table:number-columns-repeated="16377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time" office:time-value="PT11H46M9.580S" table:style-name="ce2">
            <text:p>46:09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576" table:style-name="ce1">
            <text:p>576</text:p>
          </table:table-cell>
          <table:table-cell table:number-columns-repeated="16377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time" office:time-value="PT11H46M9.601S" table:style-name="ce2">
            <text:p>46:09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576" table:style-name="ce1">
            <text:p>576</text:p>
          </table:table-cell>
          <table:table-cell table:number-columns-repeated="16377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time" office:time-value="PT11H46M5.482S" table:style-name="ce2">
            <text:p>46:05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4164" table:style-name="ce1">
            <text:p>4164</text:p>
          </table:table-cell>
          <table:table-cell office:value-type="string" table:style-name="ce1">
            <text:p>Success</text:p>
          </table:table-cell>
          <table:table-cell office:value-type="float" office:value="74186" table:style-name="ce1">
            <text:p>74186</text:p>
          </table:table-cell>
          <table:table-cell table:number-columns-repeated="16377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time" office:time-value="PT11H46M5.691S" table:style-name="ce2">
            <text:p>46:05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4049" table:style-name="ce1">
            <text:p>4049</text:p>
          </table:table-cell>
          <table:table-cell office:value-type="string" table:style-name="ce1">
            <text:p>Success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time" office:time-value="PT11H46M9.647S" table:style-name="ce2">
            <text:p>46:09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524" table:style-name="ce1">
            <text:p>524</text:p>
          </table:table-cell>
          <table:table-cell table:number-columns-repeated="16377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time" office:time-value="PT11H46M9.753S" table:style-name="ce2">
            <text:p>46:09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576" table:style-name="ce1">
            <text:p>576</text:p>
          </table:table-cell>
          <table:table-cell table:number-columns-repeated="16377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time" office:time-value="PT11H46M5.371S" table:style-name="ce2">
            <text:p>46:05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4425" table:style-name="ce1">
            <text:p>4425</text:p>
          </table:table-cell>
          <table:table-cell office:value-type="string" table:style-name="ce1">
            <text:p>Success</text:p>
          </table:table-cell>
          <table:table-cell office:value-type="float" office:value="72068" table:style-name="ce1">
            <text:p>72068</text:p>
          </table:table-cell>
          <table:table-cell table:number-columns-repeated="16377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time" office:time-value="PT11H46M9.741S" table:style-name="ce2">
            <text:p>46:09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524" table:style-name="ce1">
            <text:p>524</text:p>
          </table:table-cell>
          <table:table-cell table:number-columns-repeated="16377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time" office:time-value="PT11H46M9.780S" table:style-name="ce2">
            <text:p>46:09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576" table:style-name="ce1">
            <text:p>576</text:p>
          </table:table-cell>
          <table:table-cell table:number-columns-repeated="16377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time" office:time-value="PT11H46M9.805S" table:style-name="ce2">
            <text:p>46:09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576" table:style-name="ce1">
            <text:p>576</text:p>
          </table:table-cell>
          <table:table-cell table:number-columns-repeated="16377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time" office:time-value="PT11H46M9.801S" table:style-name="ce2">
            <text:p>46:09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524" table:style-name="ce1">
            <text:p>524</text:p>
          </table:table-cell>
          <table:table-cell table:number-columns-repeated="16377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time" office:time-value="PT11H46M9.868S" table:style-name="ce2">
            <text:p>46:09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576" table:style-name="ce1">
            <text:p>576</text:p>
          </table:table-cell>
          <table:table-cell table:number-columns-repeated="16377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time" office:time-value="PT11H46M5.973S" table:style-name="ce2">
            <text:p>46:06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3919" table:style-name="ce1">
            <text:p>3919</text:p>
          </table:table-cell>
          <table:table-cell office:value-type="string" table:style-name="ce1">
            <text:p>Success</text:p>
          </table:table-cell>
          <table:table-cell office:value-type="float" office:value="78419" table:style-name="ce1">
            <text:p>78419</text:p>
          </table:table-cell>
          <table:table-cell table:number-columns-repeated="16377"/>
        </table:table-row>
        <table:table-row table:style-name="ro1">
          <table:table-cell office:value-type="float" office:value="1226" table:style-name="ce1">
            <text:p>1226</text:p>
          </table:table-cell>
          <table:table-cell office:value-type="time" office:time-value="PT11H46M9.840S" table:style-name="ce2">
            <text:p>46:09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576" table:style-name="ce1">
            <text:p>576</text:p>
          </table:table-cell>
          <table:table-cell table:number-columns-repeated="16377"/>
        </table:table-row>
        <table:table-row table:style-name="ro1">
          <table:table-cell office:value-type="float" office:value="1227" table:style-name="ce1">
            <text:p>1227</text:p>
          </table:table-cell>
          <table:table-cell office:value-type="time" office:time-value="PT11H46M9.864S" table:style-name="ce2">
            <text:p>46:09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576" table:style-name="ce1">
            <text:p>576</text:p>
          </table:table-cell>
          <table:table-cell table:number-columns-repeated="16377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time" office:time-value="PT11H46M9.893S" table:style-name="ce2">
            <text:p>46:09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524" table:style-name="ce1">
            <text:p>524</text:p>
          </table:table-cell>
          <table:table-cell table:number-columns-repeated="16377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time" office:time-value="PT11H46M9.885S" table:style-name="ce2">
            <text:p>46:09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576" table:style-name="ce1">
            <text:p>576</text:p>
          </table:table-cell>
          <table:table-cell table:number-columns-repeated="16377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time" office:time-value="PT11H46M9.940S" table:style-name="ce2">
            <text:p>46:09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576" table:style-name="ce1">
            <text:p>576</text:p>
          </table:table-cell>
          <table:table-cell table:number-columns-repeated="16377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time" office:time-value="PT11H46M9.906S" table:style-name="ce2">
            <text:p>46:09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576" table:style-name="ce1">
            <text:p>576</text:p>
          </table:table-cell>
          <table:table-cell table:number-columns-repeated="16377"/>
        </table:table-row>
        <table:table-row table:style-name="ro1">
          <table:table-cell office:value-type="float" office:value="1232" table:style-name="ce1">
            <text:p>1232</text:p>
          </table:table-cell>
          <table:table-cell office:value-type="time" office:time-value="PT11H46M6.057S" table:style-name="ce2">
            <text:p>46:06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3919" table:style-name="ce1">
            <text:p>3919</text:p>
          </table:table-cell>
          <table:table-cell office:value-type="string" table:style-name="ce1">
            <text:p>Success</text:p>
          </table:table-cell>
          <table:table-cell office:value-type="float" office:value="80540" table:style-name="ce1">
            <text:p>80540</text:p>
          </table:table-cell>
          <table:table-cell table:number-columns-repeated="16377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time" office:time-value="PT11H46M6.043S" table:style-name="ce2">
            <text:p>46:06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3946" table:style-name="ce1">
            <text:p>3946</text:p>
          </table:table-cell>
          <table:table-cell office:value-type="string" table:style-name="ce1">
            <text:p>Success</text:p>
          </table:table-cell>
          <table:table-cell office:value-type="float" office:value="78513" table:style-name="ce1">
            <text:p>78513</text:p>
          </table:table-cell>
          <table:table-cell table:number-columns-repeated="16377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time" office:time-value="PT11H46M9.973S" table:style-name="ce2">
            <text:p>46:10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576" table:style-name="ce1">
            <text:p>576</text:p>
          </table:table-cell>
          <table:table-cell table:number-columns-repeated="16377"/>
        </table:table-row>
        <table:table-row table:style-name="ro1">
          <table:table-cell office:value-type="float" office:value="1235" table:style-name="ce1">
            <text:p>1235</text:p>
          </table:table-cell>
          <table:table-cell office:value-type="time" office:time-value="PT11H46M9.950S" table:style-name="ce2">
            <text:p>46:09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576" table:style-name="ce1">
            <text:p>576</text:p>
          </table:table-cell>
          <table:table-cell table:number-columns-repeated="16377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time" office:time-value="PT11H46M6.102S" table:style-name="ce2">
            <text:p>46:06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3944" table:style-name="ce1">
            <text:p>3944</text:p>
          </table:table-cell>
          <table:table-cell office:value-type="string" table:style-name="ce1">
            <text:p>Success</text:p>
          </table:table-cell>
          <table:table-cell office:value-type="float" office:value="80562" table:style-name="ce1">
            <text:p>80562</text:p>
          </table:table-cell>
          <table:table-cell table:number-columns-repeated="16377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time" office:time-value="PT11H46M9.977S" table:style-name="ce2">
            <text:p>46:10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524" table:style-name="ce1">
            <text:p>524</text:p>
          </table:table-cell>
          <table:table-cell table:number-columns-repeated="16377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time" office:time-value="PT11H46M10.024S" table:style-name="ce2">
            <text:p>46:10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576" table:style-name="ce1">
            <text:p>576</text:p>
          </table:table-cell>
          <table:table-cell table:number-columns-repeated="16377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time" office:time-value="PT11H46M6.306S" table:style-name="ce2">
            <text:p>46:06.3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3758" table:style-name="ce1">
            <text:p>3758</text:p>
          </table:table-cell>
          <table:table-cell office:value-type="string" table:style-name="ce1">
            <text:p>Success</text:p>
          </table:table-cell>
          <table:table-cell office:value-type="float" office:value="80638" table:style-name="ce1">
            <text:p>80638</text:p>
          </table:table-cell>
          <table:table-cell table:number-columns-repeated="16377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time" office:time-value="PT11H46M10.047S" table:style-name="ce2">
            <text:p>46:10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524" table:style-name="ce1">
            <text:p>524</text:p>
          </table:table-cell>
          <table:table-cell table:number-columns-repeated="16377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time" office:time-value="PT11H46M6.018S" table:style-name="ce2">
            <text:p>46:06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4093" table:style-name="ce1">
            <text:p>4093</text:p>
          </table:table-cell>
          <table:table-cell office:value-type="string" table:style-name="ce1">
            <text:p>Success</text:p>
          </table:table-cell>
          <table:table-cell office:value-type="float" office:value="78513" table:style-name="ce1">
            <text:p>78513</text:p>
          </table:table-cell>
          <table:table-cell table:number-columns-repeated="16377"/>
        </table:table-row>
        <table:table-row table:style-name="ro1">
          <table:table-cell office:value-type="float" office:value="1242" table:style-name="ce1">
            <text:p>1242</text:p>
          </table:table-cell>
          <table:table-cell office:value-type="time" office:time-value="PT11H46M10.052S" table:style-name="ce2">
            <text:p>46:10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576" table:style-name="ce1">
            <text:p>576</text:p>
          </table:table-cell>
          <table:table-cell table:number-columns-repeated="16377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time" office:time-value="PT11H46M6.181S" table:style-name="ce2">
            <text:p>46:06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3943" table:style-name="ce1">
            <text:p>3943</text:p>
          </table:table-cell>
          <table:table-cell office:value-type="string" table:style-name="ce1">
            <text:p>Success</text:p>
          </table:table-cell>
          <table:table-cell office:value-type="float" office:value="80638" table:style-name="ce1">
            <text:p>80638</text:p>
          </table:table-cell>
          <table:table-cell table:number-columns-repeated="16377"/>
        </table:table-row>
        <table:table-row table:style-name="ro1">
          <table:table-cell office:value-type="float" office:value="1244" table:style-name="ce1">
            <text:p>1244</text:p>
          </table:table-cell>
          <table:table-cell office:value-type="time" office:time-value="PT11H46M10.090S" table:style-name="ce2">
            <text:p>46:10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576" table:style-name="ce1">
            <text:p>576</text:p>
          </table:table-cell>
          <table:table-cell table:number-columns-repeated="16377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time" office:time-value="PT11H46M10.118S" table:style-name="ce2">
            <text:p>46:10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576" table:style-name="ce1">
            <text:p>576</text:p>
          </table:table-cell>
          <table:table-cell table:number-columns-repeated="16377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time" office:time-value="PT11H46M10.136S" table:style-name="ce2">
            <text:p>46:10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576" table:style-name="ce1">
            <text:p>576</text:p>
          </table:table-cell>
          <table:table-cell table:number-columns-repeated="16377"/>
        </table:table-row>
        <table:table-row table:style-name="ro1">
          <table:table-cell office:value-type="float" office:value="1247" table:style-name="ce1">
            <text:p>1247</text:p>
          </table:table-cell>
          <table:table-cell office:value-type="time" office:time-value="PT11H46M10.154S" table:style-name="ce2">
            <text:p>46:10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576" table:style-name="ce1">
            <text:p>576</text:p>
          </table:table-cell>
          <table:table-cell table:number-columns-repeated="16377"/>
        </table:table-row>
        <table:table-row table:style-name="ro1">
          <table:table-cell office:value-type="float" office:value="1248" table:style-name="ce1">
            <text:p>1248</text:p>
          </table:table-cell>
          <table:table-cell office:value-type="time" office:time-value="PT11H46M6.410S" table:style-name="ce2">
            <text:p>46:06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3805" table:style-name="ce1">
            <text:p>3805</text:p>
          </table:table-cell>
          <table:table-cell office:value-type="string" table:style-name="ce1">
            <text:p>Success</text:p>
          </table:table-cell>
          <table:table-cell office:value-type="float" office:value="80636" table:style-name="ce1">
            <text:p>80636</text:p>
          </table:table-cell>
          <table:table-cell table:number-columns-repeated="16377"/>
        </table:table-row>
        <table:table-row table:style-name="ro1">
          <table:table-cell office:value-type="float" office:value="1249" table:style-name="ce1">
            <text:p>1249</text:p>
          </table:table-cell>
          <table:table-cell office:value-type="time" office:time-value="PT11H46M6.413S" table:style-name="ce2">
            <text:p>46:06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3806" table:style-name="ce1">
            <text:p>3806</text:p>
          </table:table-cell>
          <table:table-cell office:value-type="string" table:style-name="ce1">
            <text:p>Success</text:p>
          </table:table-cell>
          <table:table-cell office:value-type="float" office:value="82656" table:style-name="ce1">
            <text:p>82656</text:p>
          </table:table-cell>
          <table:table-cell table:number-columns-repeated="16377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time" office:time-value="PT11H46M10.183S" table:style-name="ce2">
            <text:p>46:10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576" table:style-name="ce1">
            <text:p>576</text:p>
          </table:table-cell>
          <table:table-cell table:number-columns-repeated="16377"/>
        </table:table-row>
        <table:table-row table:style-name="ro1">
          <table:table-cell office:value-type="float" office:value="1251" table:style-name="ce1">
            <text:p>1251</text:p>
          </table:table-cell>
          <table:table-cell office:value-type="time" office:time-value="PT11H46M6.770S" table:style-name="ce2">
            <text:p>46:06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503" table:style-name="ce1">
            <text:p>3503</text:p>
          </table:table-cell>
          <table:table-cell office:value-type="string" table:style-name="ce1">
            <text:p>Success</text:p>
          </table:table-cell>
          <table:table-cell office:value-type="float" office:value="84771" table:style-name="ce1">
            <text:p>84771</text:p>
          </table:table-cell>
          <table:table-cell table:number-columns-repeated="16377"/>
        </table:table-row>
        <table:table-row table:style-name="ro1">
          <table:table-cell office:value-type="float" office:value="1252" table:style-name="ce1">
            <text:p>1252</text:p>
          </table:table-cell>
          <table:table-cell office:value-type="time" office:time-value="PT11H46M6.796S" table:style-name="ce2">
            <text:p>46:06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3477" table:style-name="ce1">
            <text:p>3477</text:p>
          </table:table-cell>
          <table:table-cell office:value-type="string" table:style-name="ce1">
            <text:p>Success</text:p>
          </table:table-cell>
          <table:table-cell office:value-type="float" office:value="84803" table:style-name="ce1">
            <text:p>84803</text:p>
          </table:table-cell>
          <table:table-cell table:number-columns-repeated="16377"/>
        </table:table-row>
        <table:table-row table:style-name="ro1">
          <table:table-cell office:value-type="float" office:value="1253" table:style-name="ce1">
            <text:p>1253</text:p>
          </table:table-cell>
          <table:table-cell office:value-type="time" office:time-value="PT11H46M6.842S" table:style-name="ce2">
            <text:p>46:06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3435" table:style-name="ce1">
            <text:p>3435</text:p>
          </table:table-cell>
          <table:table-cell office:value-type="string" table:style-name="ce1">
            <text:p>Success</text:p>
          </table:table-cell>
          <table:table-cell office:value-type="float" office:value="84803" table:style-name="ce1">
            <text:p>84803</text:p>
          </table:table-cell>
          <table:table-cell table:number-columns-repeated="16377"/>
        </table:table-row>
        <table:table-row table:style-name="ro1">
          <table:table-cell office:value-type="float" office:value="1254" table:style-name="ce1">
            <text:p>1254</text:p>
          </table:table-cell>
          <table:table-cell office:value-type="time" office:time-value="PT11H46M10.220S" table:style-name="ce2">
            <text:p>46:10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524" table:style-name="ce1">
            <text:p>524</text:p>
          </table:table-cell>
          <table:table-cell table:number-columns-repeated="16377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time" office:time-value="PT11H46M10.277S" table:style-name="ce2">
            <text:p>46:10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524" table:style-name="ce1">
            <text:p>524</text:p>
          </table:table-cell>
          <table:table-cell table:number-columns-repeated="16377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time" office:time-value="PT11H46M10.277S" table:style-name="ce2">
            <text:p>46:10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622" table:style-name="ce1">
            <text:p>622</text:p>
          </table:table-cell>
          <table:table-cell table:number-columns-repeated="16377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time" office:time-value="PT11H46M10.262S" table:style-name="ce2">
            <text:p>46:10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524" table:style-name="ce1">
            <text:p>524</text:p>
          </table:table-cell>
          <table:table-cell table:number-columns-repeated="16377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time" office:time-value="PT11H46M10.262S" table:style-name="ce2">
            <text:p>46:10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524" table:style-name="ce1">
            <text:p>524</text:p>
          </table:table-cell>
          <table:table-cell table:number-columns-repeated="16377"/>
        </table:table-row>
        <table:table-row table:style-name="ro1">
          <table:table-cell office:value-type="float" office:value="1259" table:style-name="ce1">
            <text:p>1259</text:p>
          </table:table-cell>
          <table:table-cell office:value-type="time" office:time-value="PT11H46M10.309S" table:style-name="ce2">
            <text:p>46:10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622" table:style-name="ce1">
            <text:p>622</text:p>
          </table:table-cell>
          <table:table-cell table:number-columns-repeated="16377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time" office:time-value="PT11H46M10.293S" table:style-name="ce2">
            <text:p>46:10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622" table:style-name="ce1">
            <text:p>622</text:p>
          </table:table-cell>
          <table:table-cell table:number-columns-repeated="16377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time" office:time-value="PT11H46M10.309S" table:style-name="ce2">
            <text:p>46:10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622" table:style-name="ce1">
            <text:p>622</text:p>
          </table:table-cell>
          <table:table-cell table:number-columns-repeated="16377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time" office:time-value="PT11H46M10.324S" table:style-name="ce2">
            <text:p>46:10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668" table:style-name="ce1">
            <text:p>668</text:p>
          </table:table-cell>
          <table:table-cell table:number-columns-repeated="16377"/>
        </table:table-row>
        <table:table-row table:style-name="ro1">
          <table:table-cell office:value-type="float" office:value="1263" table:style-name="ce1">
            <text:p>1263</text:p>
          </table:table-cell>
          <table:table-cell office:value-type="time" office:time-value="PT11H46M10.324S" table:style-name="ce2">
            <text:p>46:10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668" table:style-name="ce1">
            <text:p>668</text:p>
          </table:table-cell>
          <table:table-cell table:number-columns-repeated="16377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time" office:time-value="PT11H46M6.944S" table:style-name="ce2">
            <text:p>46:06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442" table:style-name="ce1">
            <text:p>3442</text:p>
          </table:table-cell>
          <table:table-cell office:value-type="string" table:style-name="ce1">
            <text:p>Success</text:p>
          </table:table-cell>
          <table:table-cell office:value-type="float" office:value="84803" table:style-name="ce1">
            <text:p>84803</text:p>
          </table:table-cell>
          <table:table-cell table:number-columns-repeated="16377"/>
        </table:table-row>
        <table:table-row table:style-name="ro1">
          <table:table-cell office:value-type="float" office:value="1265" table:style-name="ce1">
            <text:p>1265</text:p>
          </table:table-cell>
          <table:table-cell office:value-type="time" office:time-value="PT11H46M10.340S" table:style-name="ce2">
            <text:p>46:10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668" table:style-name="ce1">
            <text:p>668</text:p>
          </table:table-cell>
          <table:table-cell table:number-columns-repeated="16377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time" office:time-value="PT11H46M10.340S" table:style-name="ce2">
            <text:p>46:10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668" table:style-name="ce1">
            <text:p>668</text:p>
          </table:table-cell>
          <table:table-cell table:number-columns-repeated="16377"/>
        </table:table-row>
        <table:table-row table:style-name="ro1">
          <table:table-cell office:value-type="float" office:value="1267" table:style-name="ce1">
            <text:p>1267</text:p>
          </table:table-cell>
          <table:table-cell office:value-type="time" office:time-value="PT11H46M10.324S" table:style-name="ce2">
            <text:p>46:10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668" table:style-name="ce1">
            <text:p>668</text:p>
          </table:table-cell>
          <table:table-cell table:number-columns-repeated="16377"/>
        </table:table-row>
        <table:table-row table:style-name="ro1">
          <table:table-cell office:value-type="float" office:value="1268" table:style-name="ce1">
            <text:p>1268</text:p>
          </table:table-cell>
          <table:table-cell office:value-type="time" office:time-value="PT11H46M10.402S" table:style-name="ce2">
            <text:p>46:10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668" table:style-name="ce1">
            <text:p>668</text:p>
          </table:table-cell>
          <table:table-cell table:number-columns-repeated="16377"/>
        </table:table-row>
        <table:table-row table:style-name="ro1">
          <table:table-cell office:value-type="float" office:value="1269" table:style-name="ce1">
            <text:p>1269</text:p>
          </table:table-cell>
          <table:table-cell office:value-type="time" office:time-value="PT11H46M10.387S" table:style-name="ce2">
            <text:p>46:10.4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668" table:style-name="ce1">
            <text:p>668</text:p>
          </table:table-cell>
          <table:table-cell table:number-columns-repeated="16377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time" office:time-value="PT11H46M10.387S" table:style-name="ce2">
            <text:p>46:10.4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668" table:style-name="ce1">
            <text:p>668</text:p>
          </table:table-cell>
          <table:table-cell table:number-columns-repeated="16377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time" office:time-value="PT11H46M10.387S" table:style-name="ce2">
            <text:p>46:10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616" table:style-name="ce1">
            <text:p>616</text:p>
          </table:table-cell>
          <table:table-cell table:number-columns-repeated="16377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time" office:time-value="PT11H46M10.433S" table:style-name="ce2">
            <text:p>46:10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668" table:style-name="ce1">
            <text:p>668</text:p>
          </table:table-cell>
          <table:table-cell table:number-columns-repeated="16377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time" office:time-value="PT11H46M6.832S" table:style-name="ce2">
            <text:p>46:06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635" table:style-name="ce1">
            <text:p>3635</text:p>
          </table:table-cell>
          <table:table-cell office:value-type="string" table:style-name="ce1">
            <text:p>Success</text:p>
          </table:table-cell>
          <table:table-cell office:value-type="float" office:value="84802" table:style-name="ce1">
            <text:p>84802</text:p>
          </table:table-cell>
          <table:table-cell table:number-columns-repeated="16377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time" office:time-value="PT11H46M6.925S" table:style-name="ce2">
            <text:p>46:06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3544" table:style-name="ce1">
            <text:p>3544</text:p>
          </table:table-cell>
          <table:table-cell office:value-type="string" table:style-name="ce1">
            <text:p>Success</text:p>
          </table:table-cell>
          <table:table-cell office:value-type="float" office:value="84802" table:style-name="ce1">
            <text:p>84802</text:p>
          </table:table-cell>
          <table:table-cell table:number-columns-repeated="16377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time" office:time-value="PT11H46M10.465S" table:style-name="ce2">
            <text:p>46:10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616" table:style-name="ce1">
            <text:p>616</text:p>
          </table:table-cell>
          <table:table-cell table:number-columns-repeated="16377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time" office:time-value="PT11H46M10.465S" table:style-name="ce2">
            <text:p>46:10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616" table:style-name="ce1">
            <text:p>616</text:p>
          </table:table-cell>
          <table:table-cell table:number-columns-repeated="16377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time" office:time-value="PT11H46M10.465S" table:style-name="ce2">
            <text:p>46:10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668" table:style-name="ce1">
            <text:p>668</text:p>
          </table:table-cell>
          <table:table-cell table:number-columns-repeated="16377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time" office:time-value="PT11H46M10.480S" table:style-name="ce2">
            <text:p>46:10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668" table:style-name="ce1">
            <text:p>668</text:p>
          </table:table-cell>
          <table:table-cell table:number-columns-repeated="16377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time" office:time-value="PT11H46M10.480S" table:style-name="ce2">
            <text:p>46:10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668" table:style-name="ce1">
            <text:p>668</text:p>
          </table:table-cell>
          <table:table-cell table:number-columns-repeated="16377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time" office:time-value="PT11H46M10.480S" table:style-name="ce2">
            <text:p>46:10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668" table:style-name="ce1">
            <text:p>668</text:p>
          </table:table-cell>
          <table:table-cell table:number-columns-repeated="16377"/>
        </table:table-row>
        <table:table-row table:style-name="ro1">
          <table:table-cell office:value-type="float" office:value="1281" table:style-name="ce1">
            <text:p>1281</text:p>
          </table:table-cell>
          <table:table-cell office:value-type="time" office:time-value="PT11H46M10.511S" table:style-name="ce2">
            <text:p>46:10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668" table:style-name="ce1">
            <text:p>668</text:p>
          </table:table-cell>
          <table:table-cell table:number-columns-repeated="16377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time" office:time-value="PT11H46M10.511S" table:style-name="ce2">
            <text:p>46:10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668" table:style-name="ce1">
            <text:p>668</text:p>
          </table:table-cell>
          <table:table-cell table:number-columns-repeated="16377"/>
        </table:table-row>
        <table:table-row table:style-name="ro1">
          <table:table-cell office:value-type="float" office:value="1283" table:style-name="ce1">
            <text:p>1283</text:p>
          </table:table-cell>
          <table:table-cell office:value-type="time" office:time-value="PT11H46M10.527S" table:style-name="ce2">
            <text:p>46:10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668" table:style-name="ce1">
            <text:p>668</text:p>
          </table:table-cell>
          <table:table-cell table:number-columns-repeated="16377"/>
        </table:table-row>
        <table:table-row table:style-name="ro1">
          <table:table-cell office:value-type="float" office:value="1284" table:style-name="ce1">
            <text:p>1284</text:p>
          </table:table-cell>
          <table:table-cell office:value-type="time" office:time-value="PT11H46M10.527S" table:style-name="ce2">
            <text:p>46:10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668" table:style-name="ce1">
            <text:p>668</text:p>
          </table:table-cell>
          <table:table-cell table:number-columns-repeated="16377"/>
        </table:table-row>
        <table:table-row table:style-name="ro1">
          <table:table-cell office:value-type="float" office:value="1285" table:style-name="ce1">
            <text:p>1285</text:p>
          </table:table-cell>
          <table:table-cell office:value-type="time" office:time-value="PT11H46M7.042S" table:style-name="ce2">
            <text:p>46:07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4266" table:style-name="ce1">
            <text:p>4266</text:p>
          </table:table-cell>
          <table:table-cell office:value-type="string" table:style-name="ce1">
            <text:p>Success</text:p>
          </table:table-cell>
          <table:table-cell office:value-type="float" office:value="82605" table:style-name="ce1">
            <text:p>82605</text:p>
          </table:table-cell>
          <table:table-cell table:number-columns-repeated="16377"/>
        </table:table-row>
        <table:table-row table:style-name="ro1">
          <table:table-cell office:value-type="float" office:value="1286" table:style-name="ce1">
            <text:p>1286</text:p>
          </table:table-cell>
          <table:table-cell office:value-type="time" office:time-value="PT11H46M11.314S" table:style-name="ce2">
            <text:p>46:11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178" table:style-name="ce1">
            <text:p>1178</text:p>
          </table:table-cell>
          <table:table-cell table:number-columns-repeated="16377"/>
        </table:table-row>
        <table:table-row table:style-name="ro1">
          <table:table-cell office:value-type="float" office:value="1287" table:style-name="ce1">
            <text:p>1287</text:p>
          </table:table-cell>
          <table:table-cell office:value-type="time" office:time-value="PT11H46M11.330S" table:style-name="ce2">
            <text:p>46:11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230" table:style-name="ce1">
            <text:p>1230</text:p>
          </table:table-cell>
          <table:table-cell table:number-columns-repeated="16377"/>
        </table:table-row>
        <table:table-row table:style-name="ro1">
          <table:table-cell office:value-type="float" office:value="1288" table:style-name="ce1">
            <text:p>1288</text:p>
          </table:table-cell>
          <table:table-cell office:value-type="time" office:time-value="PT11H46M11.346S" table:style-name="ce2">
            <text:p>46:11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230" table:style-name="ce1">
            <text:p>1230</text:p>
          </table:table-cell>
          <table:table-cell table:number-columns-repeated="16377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time" office:time-value="PT11H46M7.020S" table:style-name="ce2">
            <text:p>46:07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4358" table:style-name="ce1">
            <text:p>4358</text:p>
          </table:table-cell>
          <table:table-cell office:value-type="string" table:style-name="ce1">
            <text:p>Success</text:p>
          </table:table-cell>
          <table:table-cell office:value-type="float" office:value="82694" table:style-name="ce1">
            <text:p>82694</text:p>
          </table:table-cell>
          <table:table-cell table:number-columns-repeated="16377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time" office:time-value="PT11H46M11.363S" table:style-name="ce2">
            <text:p>46:11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230" table:style-name="ce1">
            <text:p>1230</text:p>
          </table:table-cell>
          <table:table-cell table:number-columns-repeated="16377"/>
        </table:table-row>
        <table:table-row table:style-name="ro1">
          <table:table-cell office:value-type="float" office:value="1291" table:style-name="ce1">
            <text:p>1291</text:p>
          </table:table-cell>
          <table:table-cell office:value-type="time" office:time-value="PT11H46M11.379S" table:style-name="ce2">
            <text:p>46:11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178" table:style-name="ce1">
            <text:p>1178</text:p>
          </table:table-cell>
          <table:table-cell table:number-columns-repeated="16377"/>
        </table:table-row>
        <table:table-row table:style-name="ro1">
          <table:table-cell office:value-type="float" office:value="1292" table:style-name="ce1">
            <text:p>1292</text:p>
          </table:table-cell>
          <table:table-cell office:value-type="time" office:time-value="PT11H46M11.394S" table:style-name="ce2">
            <text:p>46:11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230" table:style-name="ce1">
            <text:p>1230</text:p>
          </table:table-cell>
          <table:table-cell table:number-columns-repeated="16377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time" office:time-value="PT11H46M11.408S" table:style-name="ce2">
            <text:p>46:11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24" table:style-name="ce1">
            <text:p>1324</text:p>
          </table:table-cell>
          <table:table-cell table:number-columns-repeated="16377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time" office:time-value="PT11H46M11.425S" table:style-name="ce2">
            <text:p>46:11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24" table:style-name="ce1">
            <text:p>1324</text:p>
          </table:table-cell>
          <table:table-cell table:number-columns-repeated="16377"/>
        </table:table-row>
        <table:table-row table:style-name="ro1">
          <table:table-cell office:value-type="float" office:value="1295" table:style-name="ce1">
            <text:p>1295</text:p>
          </table:table-cell>
          <table:table-cell office:value-type="time" office:time-value="PT11H46M1.734S" table:style-name="ce2">
            <text:p>46:01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0654" table:style-name="ce1">
            <text:p>10654</text:p>
          </table:table-cell>
          <table:table-cell office:value-type="string" table:style-name="ce1">
            <text:p>Success</text:p>
          </table:table-cell>
          <table:table-cell office:value-type="float" office:value="61062" table:style-name="ce1">
            <text:p>61062</text:p>
          </table:table-cell>
          <table:table-cell table:number-columns-repeated="16377"/>
        </table:table-row>
        <table:table-row table:style-name="ro1">
          <table:table-cell office:value-type="float" office:value="1296" table:style-name="ce1">
            <text:p>1296</text:p>
          </table:table-cell>
          <table:table-cell office:value-type="time" office:time-value="PT11H46M1.929S" table:style-name="ce2">
            <text:p>46:01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0474" table:style-name="ce1">
            <text:p>10474</text:p>
          </table:table-cell>
          <table:table-cell office:value-type="string" table:style-name="ce1">
            <text:p>Success</text:p>
          </table:table-cell>
          <table:table-cell office:value-type="float" office:value="59451" table:style-name="ce1">
            <text:p>59451</text:p>
          </table:table-cell>
          <table:table-cell table:number-columns-repeated="16377"/>
        </table:table-row>
        <table:table-row table:style-name="ro1">
          <table:table-cell office:value-type="float" office:value="1297" table:style-name="ce1">
            <text:p>1297</text:p>
          </table:table-cell>
          <table:table-cell office:value-type="time" office:time-value="PT11H46M10.217S" table:style-name="ce2">
            <text:p>46:10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317" table:style-name="ce1">
            <text:p>2317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time" office:time-value="PT11H46M10.125S" table:style-name="ce2">
            <text:p>46:10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492" table:style-name="ce1">
            <text:p>2492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time" office:time-value="PT11H46M7.004S" table:style-name="ce2">
            <text:p>46:07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5632" table:style-name="ce1">
            <text:p>5632</text:p>
          </table:table-cell>
          <table:table-cell office:value-type="string" table:style-name="ce1">
            <text:p>Success</text:p>
          </table:table-cell>
          <table:table-cell office:value-type="float" office:value="42093" table:style-name="ce1">
            <text:p>42093</text:p>
          </table:table-cell>
          <table:table-cell table:number-columns-repeated="16377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time" office:time-value="PT11H46M10.065S" table:style-name="ce2">
            <text:p>46:10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582" table:style-name="ce1">
            <text:p>2582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301" table:style-name="ce1">
            <text:p>1301</text:p>
          </table:table-cell>
          <table:table-cell office:value-type="time" office:time-value="PT11H46M1.281S" table:style-name="ce2">
            <text:p>46:01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1380" table:style-name="ce1">
            <text:p>11380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302" table:style-name="ce1">
            <text:p>1302</text:p>
          </table:table-cell>
          <table:table-cell office:value-type="time" office:time-value="PT11H46M9.972S" table:style-name="ce2">
            <text:p>46:10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2718" table:style-name="ce1">
            <text:p>2718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303" table:style-name="ce1">
            <text:p>1303</text:p>
          </table:table-cell>
          <table:table-cell office:value-type="time" office:time-value="PT11H46M11.441S" table:style-name="ce2">
            <text:p>46:11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314" table:style-name="ce1">
            <text:p>1314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304" table:style-name="ce1">
            <text:p>1304</text:p>
          </table:table-cell>
          <table:table-cell office:value-type="time" office:time-value="PT11H46M9.903S" table:style-name="ce2">
            <text:p>46:09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2856" table:style-name="ce1">
            <text:p>2856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time" office:time-value="PT11H46M10.052S" table:style-name="ce2">
            <text:p>46:10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2710" table:style-name="ce1">
            <text:p>2710</text:p>
          </table:table-cell>
          <table:table-cell office:value-type="string" table:style-name="ce1">
            <text:p>Success</text:p>
          </table:table-cell>
          <table:table-cell office:value-type="float" office:value="52405" table:style-name="ce1">
            <text:p>52405</text:p>
          </table:table-cell>
          <table:table-cell table:number-columns-repeated="16377"/>
        </table:table-row>
        <table:table-row table:style-name="ro1">
          <table:table-cell office:value-type="float" office:value="1306" table:style-name="ce1">
            <text:p>1306</text:p>
          </table:table-cell>
          <table:table-cell office:value-type="time" office:time-value="PT11H46M10.114S" table:style-name="ce2">
            <text:p>46:10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651" table:style-name="ce1">
            <text:p>2651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time" office:time-value="PT11H46M9.992S" table:style-name="ce2">
            <text:p>46:10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780" table:style-name="ce1">
            <text:p>2780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time" office:time-value="PT11H46M10.543S" table:style-name="ce2">
            <text:p>46:10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2216" table:style-name="ce1">
            <text:p>2216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309" table:style-name="ce1">
            <text:p>1309</text:p>
          </table:table-cell>
          <table:table-cell office:value-type="time" office:time-value="PT11H46M6.216S" table:style-name="ce2">
            <text:p>46:06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6576" table:style-name="ce1">
            <text:p>6576</text:p>
          </table:table-cell>
          <table:table-cell office:value-type="string" table:style-name="ce1">
            <text:p>Success</text:p>
          </table:table-cell>
          <table:table-cell office:value-type="float" office:value="44988" table:style-name="ce1">
            <text:p>44988</text:p>
          </table:table-cell>
          <table:table-cell table:number-columns-repeated="16377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time" office:time-value="PT11H46M6.866S" table:style-name="ce2">
            <text:p>46:06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5958" table:style-name="ce1">
            <text:p>5958</text:p>
          </table:table-cell>
          <table:table-cell office:value-type="string" table:style-name="ce1">
            <text:p>Success</text:p>
          </table:table-cell>
          <table:table-cell office:value-type="float" office:value="47570" table:style-name="ce1">
            <text:p>47570</text:p>
          </table:table-cell>
          <table:table-cell table:number-columns-repeated="16377"/>
        </table:table-row>
        <table:table-row table:style-name="ro1">
          <table:table-cell office:value-type="float" office:value="1311" table:style-name="ce1">
            <text:p>1311</text:p>
          </table:table-cell>
          <table:table-cell office:value-type="time" office:time-value="PT11H46M7.094S" table:style-name="ce2">
            <text:p>46:07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5732" table:style-name="ce1">
            <text:p>5732</text:p>
          </table:table-cell>
          <table:table-cell office:value-type="string" table:style-name="ce1">
            <text:p>Success</text:p>
          </table:table-cell>
          <table:table-cell office:value-type="float" office:value="41367" table:style-name="ce1">
            <text:p>41367</text:p>
          </table:table-cell>
          <table:table-cell table:number-columns-repeated="16377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time" office:time-value="PT11H46M12.757S" table:style-name="ce2">
            <text:p>46:12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13" table:style-name="ce1">
            <text:p>1313</text:p>
          </table:table-cell>
          <table:table-cell office:value-type="time" office:time-value="PT11H46M12.773S" table:style-name="ce2">
            <text:p>46:12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351" table:style-name="ce1">
            <text:p>35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14" table:style-name="ce1">
            <text:p>1314</text:p>
          </table:table-cell>
          <table:table-cell office:value-type="time" office:time-value="PT11H46M6.782S" table:style-name="ce2">
            <text:p>46:06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7657" table:style-name="ce1">
            <text:p>7657</text:p>
          </table:table-cell>
          <table:table-cell office:value-type="string" table:style-name="ce1">
            <text:p>Success</text:p>
          </table:table-cell>
          <table:table-cell office:value-type="float" office:value="28670" table:style-name="ce1">
            <text:p>28670</text:p>
          </table:table-cell>
          <table:table-cell table:number-columns-repeated="16377"/>
        </table:table-row>
        <table:table-row table:style-name="ro1">
          <table:table-cell office:value-type="float" office:value="1315" table:style-name="ce1">
            <text:p>1315</text:p>
          </table:table-cell>
          <table:table-cell office:value-type="time" office:time-value="PT11H46M7.041S" table:style-name="ce2">
            <text:p>46:07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7429" table:style-name="ce1">
            <text:p>7429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316" table:style-name="ce1">
            <text:p>1316</text:p>
          </table:table-cell>
          <table:table-cell office:value-type="time" office:time-value="PT11H46M6.856S" table:style-name="ce2">
            <text:p>46:06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7619" table:style-name="ce1">
            <text:p>7619</text:p>
          </table:table-cell>
          <table:table-cell office:value-type="string" table:style-name="ce1">
            <text:p>Success</text:p>
          </table:table-cell>
          <table:table-cell office:value-type="float" office:value="28670" table:style-name="ce1">
            <text:p>28670</text:p>
          </table:table-cell>
          <table:table-cell table:number-columns-repeated="16377"/>
        </table:table-row>
        <table:table-row table:style-name="ro1">
          <table:table-cell office:value-type="float" office:value="1317" table:style-name="ce1">
            <text:p>1317</text:p>
          </table:table-cell>
          <table:table-cell office:value-type="time" office:time-value="PT11H46M10.355S" table:style-name="ce2">
            <text:p>46:10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4239" table:style-name="ce1">
            <text:p>4239</text:p>
          </table:table-cell>
          <table:table-cell office:value-type="string" table:style-name="ce1">
            <text:p>Success</text:p>
          </table:table-cell>
          <table:table-cell office:value-type="float" office:value="52405" table:style-name="ce1">
            <text:p>52405</text:p>
          </table:table-cell>
          <table:table-cell table:number-columns-repeated="16377"/>
        </table:table-row>
        <table:table-row table:style-name="ro1">
          <table:table-cell office:value-type="float" office:value="1318" table:style-name="ce1">
            <text:p>1318</text:p>
          </table:table-cell>
          <table:table-cell office:value-type="time" office:time-value="PT11H46M10.543S" table:style-name="ce2">
            <text:p>46:10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4047" table:style-name="ce1">
            <text:p>4047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319" table:style-name="ce1">
            <text:p>1319</text:p>
          </table:table-cell>
          <table:table-cell office:value-type="time" office:time-value="PT11H46M7.025S" table:style-name="ce2">
            <text:p>46:07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7584" table:style-name="ce1">
            <text:p>7584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320" table:style-name="ce1">
            <text:p>1320</text:p>
          </table:table-cell>
          <table:table-cell office:value-type="time" office:time-value="PT11H46M6.939S" table:style-name="ce2">
            <text:p>46:06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7691" table:style-name="ce1">
            <text:p>7691</text:p>
          </table:table-cell>
          <table:table-cell office:value-type="string" table:style-name="ce1">
            <text:p>Success</text:p>
          </table:table-cell>
          <table:table-cell office:value-type="float" office:value="28670" table:style-name="ce1">
            <text:p>28670</text:p>
          </table:table-cell>
          <table:table-cell table:number-columns-repeated="16377"/>
        </table:table-row>
        <table:table-row table:style-name="ro1">
          <table:table-cell office:value-type="float" office:value="1321" table:style-name="ce1">
            <text:p>1321</text:p>
          </table:table-cell>
          <table:table-cell office:value-type="time" office:time-value="PT11H46M6.420S" table:style-name="ce2">
            <text:p>46:06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8213" table:style-name="ce1">
            <text:p>8213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1322" table:style-name="ce1">
            <text:p>1322</text:p>
          </table:table-cell>
          <table:table-cell office:value-type="time" office:time-value="PT11H45M58.701S" table:style-name="ce2">
            <text:p>45:58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5944" table:style-name="ce1">
            <text:p>15944</text:p>
          </table:table-cell>
          <table:table-cell office:value-type="string" table:style-name="ce1">
            <text:p>Success</text:p>
          </table:table-cell>
          <table:table-cell office:value-type="float" office:value="60186" table:style-name="ce1">
            <text:p>60186</text:p>
          </table:table-cell>
          <table:table-cell table:number-columns-repeated="16377"/>
        </table:table-row>
        <table:table-row table:style-name="ro1">
          <table:table-cell office:value-type="float" office:value="1323" table:style-name="ce1">
            <text:p>1323</text:p>
          </table:table-cell>
          <table:table-cell office:value-type="time" office:time-value="PT11H46M14.610S" table:style-name="ce2">
            <text:p>46:14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1704" table:style-name="ce1">
            <text:p>1704</text:p>
          </table:table-cell>
          <table:table-cell table:number-columns-repeated="16377"/>
        </table:table-row>
        <table:table-row table:style-name="ro1">
          <table:table-cell office:value-type="float" office:value="1324" table:style-name="ce1">
            <text:p>1324</text:p>
          </table:table-cell>
          <table:table-cell office:value-type="time" office:time-value="PT11H46M10.418S" table:style-name="ce2">
            <text:p>46:10.4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4256" table:style-name="ce1">
            <text:p>4256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325" table:style-name="ce1">
            <text:p>1325</text:p>
          </table:table-cell>
          <table:table-cell office:value-type="time" office:time-value="PT11H46M1.806S" table:style-name="ce2">
            <text:p>46:01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2879" table:style-name="ce1">
            <text:p>12879</text:p>
          </table:table-cell>
          <table:table-cell office:value-type="string" table:style-name="ce1">
            <text:p>Success</text:p>
          </table:table-cell>
          <table:table-cell office:value-type="float" office:value="59451" table:style-name="ce1">
            <text:p>59451</text:p>
          </table:table-cell>
          <table:table-cell table:number-columns-repeated="16377"/>
        </table:table-row>
        <table:table-row table:style-name="ro1">
          <table:table-cell office:value-type="float" office:value="1326" table:style-name="ce1">
            <text:p>1326</text:p>
          </table:table-cell>
          <table:table-cell office:value-type="time" office:time-value="PT11H46M14.471S" table:style-name="ce2">
            <text:p>46:14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Success</text:p>
          </table:table-cell>
          <table:table-cell office:value-type="float" office:value="1704" table:style-name="ce1">
            <text:p>1704</text:p>
          </table:table-cell>
          <table:table-cell table:number-columns-repeated="16377"/>
        </table:table-row>
        <table:table-row table:style-name="ro1">
          <table:table-cell office:value-type="float" office:value="1327" table:style-name="ce1">
            <text:p>1327</text:p>
          </table:table-cell>
          <table:table-cell office:value-type="time" office:time-value="PT11H46M7.064S" table:style-name="ce2">
            <text:p>46:07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7682" table:style-name="ce1">
            <text:p>7682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328" table:style-name="ce1">
            <text:p>1328</text:p>
          </table:table-cell>
          <table:table-cell office:value-type="time" office:time-value="PT11H46M7.046S" table:style-name="ce2">
            <text:p>46:07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7706" table:style-name="ce1">
            <text:p>7706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329" table:style-name="ce1">
            <text:p>1329</text:p>
          </table:table-cell>
          <table:table-cell office:value-type="time" office:time-value="PT11H46M6.974S" table:style-name="ce2">
            <text:p>46:07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7790" table:style-name="ce1">
            <text:p>7790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time" office:time-value="PT11H46M1.766S" table:style-name="ce2">
            <text:p>46:01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3002" table:style-name="ce1">
            <text:p>13002</text:p>
          </table:table-cell>
          <table:table-cell office:value-type="string" table:style-name="ce1">
            <text:p>Success</text:p>
          </table:table-cell>
          <table:table-cell office:value-type="float" office:value="61062" table:style-name="ce1">
            <text:p>61062</text:p>
          </table:table-cell>
          <table:table-cell table:number-columns-repeated="16377"/>
        </table:table-row>
        <table:table-row table:style-name="ro1">
          <table:table-cell office:value-type="float" office:value="1331" table:style-name="ce1">
            <text:p>1331</text:p>
          </table:table-cell>
          <table:table-cell office:value-type="time" office:time-value="PT11H46M7.139S" table:style-name="ce2">
            <text:p>46:07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7634" table:style-name="ce1">
            <text:p>7634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332" table:style-name="ce1">
            <text:p>1332</text:p>
          </table:table-cell>
          <table:table-cell office:value-type="time" office:time-value="PT11H46M7.059S" table:style-name="ce2">
            <text:p>46:07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7714" table:style-name="ce1">
            <text:p>7714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333" table:style-name="ce1">
            <text:p>1333</text:p>
          </table:table-cell>
          <table:table-cell office:value-type="time" office:time-value="PT11H46M10.032S" table:style-name="ce2">
            <text:p>46:10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4753" table:style-name="ce1">
            <text:p>4753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334" table:style-name="ce1">
            <text:p>1334</text:p>
          </table:table-cell>
          <table:table-cell office:value-type="time" office:time-value="PT11H46M11.385S" table:style-name="ce2">
            <text:p>46:11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3405" table:style-name="ce1">
            <text:p>3405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335" table:style-name="ce1">
            <text:p>1335</text:p>
          </table:table-cell>
          <table:table-cell office:value-type="time" office:time-value="PT11H46M10.222S" table:style-name="ce2">
            <text:p>46:10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4574" table:style-name="ce1">
            <text:p>4574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336" table:style-name="ce1">
            <text:p>1336</text:p>
          </table:table-cell>
          <table:table-cell office:value-type="time" office:time-value="PT11H46M7.057S" table:style-name="ce2">
            <text:p>46:07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7740" table:style-name="ce1">
            <text:p>7740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337" table:style-name="ce1">
            <text:p>1337</text:p>
          </table:table-cell>
          <table:table-cell office:value-type="time" office:time-value="PT11H46M10.418S" table:style-name="ce2">
            <text:p>46:10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4380" table:style-name="ce1">
            <text:p>4380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338" table:style-name="ce1">
            <text:p>1338</text:p>
          </table:table-cell>
          <table:table-cell office:value-type="time" office:time-value="PT11H46M5.665S" table:style-name="ce2">
            <text:p>46:05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9158" table:style-name="ce1">
            <text:p>9158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339" table:style-name="ce1">
            <text:p>1339</text:p>
          </table:table-cell>
          <table:table-cell office:value-type="time" office:time-value="PT11H46M9.644S" table:style-name="ce2">
            <text:p>46:09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5186" table:style-name="ce1">
            <text:p>5186</text:p>
          </table:table-cell>
          <table:table-cell office:value-type="string" table:style-name="ce1">
            <text:p>Success</text:p>
          </table:table-cell>
          <table:table-cell office:value-type="float" office:value="52405" table:style-name="ce1">
            <text:p>52405</text:p>
          </table:table-cell>
          <table:table-cell table:number-columns-repeated="16377"/>
        </table:table-row>
        <table:table-row table:style-name="ro1">
          <table:table-cell office:value-type="float" office:value="1340" table:style-name="ce1">
            <text:p>1340</text:p>
          </table:table-cell>
          <table:table-cell office:value-type="time" office:time-value="PT11H46M10.215S" table:style-name="ce2">
            <text:p>46:10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4636" table:style-name="ce1">
            <text:p>4636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341" table:style-name="ce1">
            <text:p>1341</text:p>
          </table:table-cell>
          <table:table-cell office:value-type="time" office:time-value="PT11H46M14.778S" table:style-name="ce2">
            <text:p>46:14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1704" table:style-name="ce1">
            <text:p>1704</text:p>
          </table:table-cell>
          <table:table-cell table:number-columns-repeated="16377"/>
        </table:table-row>
        <table:table-row table:style-name="ro1">
          <table:table-cell office:value-type="float" office:value="1342" table:style-name="ce1">
            <text:p>1342</text:p>
          </table:table-cell>
          <table:table-cell office:value-type="time" office:time-value="PT11H46M14.799S" table:style-name="ce2">
            <text:p>46:14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1704" table:style-name="ce1">
            <text:p>1704</text:p>
          </table:table-cell>
          <table:table-cell table:number-columns-repeated="16377"/>
        </table:table-row>
        <table:table-row table:style-name="ro1">
          <table:table-cell office:value-type="float" office:value="1343" table:style-name="ce1">
            <text:p>1343</text:p>
          </table:table-cell>
          <table:table-cell office:value-type="time" office:time-value="PT11H46M12.405S" table:style-name="ce2">
            <text:p>46:12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480" table:style-name="ce1">
            <text:p>2480</text:p>
          </table:table-cell>
          <table:table-cell office:value-type="string" table:style-name="ce1">
            <text:p>Success</text:p>
          </table:table-cell>
          <table:table-cell office:value-type="float" office:value="41365" table:style-name="ce1">
            <text:p>41365</text:p>
          </table:table-cell>
          <table:table-cell table:number-columns-repeated="16377"/>
        </table:table-row>
        <table:table-row table:style-name="ro1">
          <table:table-cell office:value-type="float" office:value="1344" table:style-name="ce1">
            <text:p>1344</text:p>
          </table:table-cell>
          <table:table-cell office:value-type="time" office:time-value="PT11H46M2.247S" table:style-name="ce2">
            <text:p>46:02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2663" table:style-name="ce1">
            <text:p>12663</text:p>
          </table:table-cell>
          <table:table-cell office:value-type="string" table:style-name="ce1">
            <text:p>Success</text:p>
          </table:table-cell>
          <table:table-cell office:value-type="float" office:value="61062" table:style-name="ce1">
            <text:p>61062</text:p>
          </table:table-cell>
          <table:table-cell table:number-columns-repeated="16377"/>
        </table:table-row>
        <table:table-row table:style-name="ro1">
          <table:table-cell office:value-type="float" office:value="1345" table:style-name="ce1">
            <text:p>1345</text:p>
          </table:table-cell>
          <table:table-cell office:value-type="time" office:time-value="PT11H46M14.764S" table:style-name="ce2">
            <text:p>46:14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Success</text:p>
          </table:table-cell>
          <table:table-cell office:value-type="float" office:value="1704" table:style-name="ce1">
            <text:p>1704</text:p>
          </table:table-cell>
          <table:table-cell table:number-columns-repeated="16377"/>
        </table:table-row>
        <table:table-row table:style-name="ro1">
          <table:table-cell office:value-type="float" office:value="1346" table:style-name="ce1">
            <text:p>1346</text:p>
          </table:table-cell>
          <table:table-cell office:value-type="time" office:time-value="PT11H46M12.637S" table:style-name="ce2">
            <text:p>46:12.6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297" table:style-name="ce1">
            <text:p>2297</text:p>
          </table:table-cell>
          <table:table-cell office:value-type="string" table:style-name="ce1">
            <text:p>Success</text:p>
          </table:table-cell>
          <table:table-cell office:value-type="float" office:value="84733" table:style-name="ce1">
            <text:p>84733</text:p>
          </table:table-cell>
          <table:table-cell table:number-columns-repeated="16377"/>
        </table:table-row>
        <table:table-row table:style-name="ro1">
          <table:table-cell office:value-type="float" office:value="1347" table:style-name="ce1">
            <text:p>1347</text:p>
          </table:table-cell>
          <table:table-cell office:value-type="time" office:time-value="PT11H46M14.778S" table:style-name="ce2">
            <text:p>46:14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Success</text:p>
          </table:table-cell>
          <table:table-cell office:value-type="float" office:value="1704" table:style-name="ce1">
            <text:p>1704</text:p>
          </table:table-cell>
          <table:table-cell table:number-columns-repeated="16377"/>
        </table:table-row>
        <table:table-row table:style-name="ro1">
          <table:table-cell office:value-type="float" office:value="1348" table:style-name="ce1">
            <text:p>1348</text:p>
          </table:table-cell>
          <table:table-cell office:value-type="time" office:time-value="PT11H46M14.747S" table:style-name="ce2">
            <text:p>46:14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18" table:style-name="ce1">
            <text:p>218</text:p>
          </table:table-cell>
          <table:table-cell office:value-type="string" table:style-name="ce1">
            <text:p>Success</text:p>
          </table:table-cell>
          <table:table-cell office:value-type="float" office:value="1704" table:style-name="ce1">
            <text:p>1704</text:p>
          </table:table-cell>
          <table:table-cell table:number-columns-repeated="16377"/>
        </table:table-row>
        <table:table-row table:style-name="ro1">
          <table:table-cell office:value-type="float" office:value="1349" table:style-name="ce1">
            <text:p>1349</text:p>
          </table:table-cell>
          <table:table-cell office:value-type="time" office:time-value="PT11H46M12.390S" table:style-name="ce2">
            <text:p>46:12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589" table:style-name="ce1">
            <text:p>2589</text:p>
          </table:table-cell>
          <table:table-cell office:value-type="string" table:style-name="ce1">
            <text:p>Success</text:p>
          </table:table-cell>
          <table:table-cell office:value-type="float" office:value="42093" table:style-name="ce1">
            <text:p>42093</text:p>
          </table:table-cell>
          <table:table-cell table:number-columns-repeated="16377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time" office:time-value="PT11H46M14.753S" table:style-name="ce2">
            <text:p>46:14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Success</text:p>
          </table:table-cell>
          <table:table-cell office:value-type="float" office:value="1704" table:style-name="ce1">
            <text:p>1704</text:p>
          </table:table-cell>
          <table:table-cell table:number-columns-repeated="16377"/>
        </table:table-row>
        <table:table-row table:style-name="ro1">
          <table:table-cell office:value-type="float" office:value="1351" table:style-name="ce1">
            <text:p>1351</text:p>
          </table:table-cell>
          <table:table-cell office:value-type="time" office:time-value="PT11H46M14.600S" table:style-name="ce2">
            <text:p>46:14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609" table:style-name="ce1">
            <text:p>6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2" table:style-name="ce1">
            <text:p>1352</text:p>
          </table:table-cell>
          <table:table-cell office:value-type="time" office:time-value="PT11H46M14.928S" table:style-name="ce2">
            <text:p>46:14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573" table:style-name="ce1">
            <text:p>5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3" table:style-name="ce1">
            <text:p>1353</text:p>
          </table:table-cell>
          <table:table-cell office:value-type="time" office:time-value="PT11H46M12.828S" table:style-name="ce2">
            <text:p>46:12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888" table:style-name="ce1">
            <text:p>2888</text:p>
          </table:table-cell>
          <table:table-cell office:value-type="string" table:style-name="ce1">
            <text:p>Success</text:p>
          </table:table-cell>
          <table:table-cell office:value-type="float" office:value="91099" table:style-name="ce1">
            <text:p>91099</text:p>
          </table:table-cell>
          <table:table-cell table:number-columns-repeated="16377"/>
        </table:table-row>
        <table:table-row table:style-name="ro1">
          <table:table-cell office:value-type="float" office:value="1354" table:style-name="ce1">
            <text:p>1354</text:p>
          </table:table-cell>
          <table:table-cell office:value-type="time" office:time-value="PT11H46M12.663S" table:style-name="ce2">
            <text:p>46:12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3137" table:style-name="ce1">
            <text:p>3137</text:p>
          </table:table-cell>
          <table:table-cell office:value-type="string" table:style-name="ce1">
            <text:p>Success</text:p>
          </table:table-cell>
          <table:table-cell office:value-type="float" office:value="91101" table:style-name="ce1">
            <text:p>91101</text:p>
          </table:table-cell>
          <table:table-cell table:number-columns-repeated="16377"/>
        </table:table-row>
        <table:table-row table:style-name="ro1">
          <table:table-cell office:value-type="float" office:value="1355" table:style-name="ce1">
            <text:p>1355</text:p>
          </table:table-cell>
          <table:table-cell office:value-type="time" office:time-value="PT11H46M14.801S" table:style-name="ce2">
            <text:p>46:14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212" table:style-name="ce1">
            <text:p>121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6" table:style-name="ce1">
            <text:p>1356</text:p>
          </table:table-cell>
          <table:table-cell office:value-type="time" office:time-value="PT11H46M12.825S" table:style-name="ce2">
            <text:p>46:12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227" table:style-name="ce1">
            <text:p>3227</text:p>
          </table:table-cell>
          <table:table-cell office:value-type="string" table:style-name="ce1">
            <text:p>Success</text:p>
          </table:table-cell>
          <table:table-cell office:value-type="float" office:value="91114" table:style-name="ce1">
            <text:p>91114</text:p>
          </table:table-cell>
          <table:table-cell table:number-columns-repeated="16377"/>
        </table:table-row>
        <table:table-row table:style-name="ro1">
          <table:table-cell office:value-type="float" office:value="1357" table:style-name="ce1">
            <text:p>1357</text:p>
          </table:table-cell>
          <table:table-cell office:value-type="time" office:time-value="PT11H46M14.798S" table:style-name="ce2">
            <text:p>46:14.8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519" table:style-name="ce1">
            <text:p>15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8" table:style-name="ce1">
            <text:p>1358</text:p>
          </table:table-cell>
          <table:table-cell office:value-type="time" office:time-value="PT11H46M16.053S" table:style-name="ce2">
            <text:p>46:16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555" table:style-name="ce1">
            <text:p>5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9" table:style-name="ce1">
            <text:p>1359</text:p>
          </table:table-cell>
          <table:table-cell office:value-type="time" office:time-value="PT11H46M15.717S" table:style-name="ce2">
            <text:p>46:15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985" table:style-name="ce1">
            <text:p>98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0" table:style-name="ce1">
            <text:p>1360</text:p>
          </table:table-cell>
          <table:table-cell office:value-type="time" office:time-value="PT11H46M16.609S" table:style-name="ce2">
            <text:p>46:16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86" table:style-name="ce1">
            <text:p>3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1" table:style-name="ce1">
            <text:p>1361</text:p>
          </table:table-cell>
          <table:table-cell office:value-type="time" office:time-value="PT11H46M15.509S" table:style-name="ce2">
            <text:p>46:15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746" table:style-name="ce1">
            <text:p>17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2" table:style-name="ce1">
            <text:p>1362</text:p>
          </table:table-cell>
          <table:table-cell office:value-type="time" office:time-value="PT11H46M15.006S" table:style-name="ce2">
            <text:p>46:15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416" table:style-name="ce1">
            <text:p>2416</text:p>
          </table:table-cell>
          <table:table-cell office:value-type="string" table:style-name="ce1">
            <text:p>Success</text:p>
          </table:table-cell>
          <table:table-cell office:value-type="float" office:value="93369" table:style-name="ce1">
            <text:p>93369</text:p>
          </table:table-cell>
          <table:table-cell table:number-columns-repeated="16377"/>
        </table:table-row>
        <table:table-row table:style-name="ro1">
          <table:table-cell office:value-type="float" office:value="1363" table:style-name="ce1">
            <text:p>1363</text:p>
          </table:table-cell>
          <table:table-cell office:value-type="time" office:time-value="PT11H46M14.975S" table:style-name="ce2">
            <text:p>46:15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482" table:style-name="ce1">
            <text:p>2482</text:p>
          </table:table-cell>
          <table:table-cell office:value-type="string" table:style-name="ce1">
            <text:p>Success</text:p>
          </table:table-cell>
          <table:table-cell office:value-type="float" office:value="93197" table:style-name="ce1">
            <text:p>93197</text:p>
          </table:table-cell>
          <table:table-cell table:number-columns-repeated="16377"/>
        </table:table-row>
        <table:table-row table:style-name="ro1">
          <table:table-cell office:value-type="float" office:value="1364" table:style-name="ce1">
            <text:p>1364</text:p>
          </table:table-cell>
          <table:table-cell office:value-type="time" office:time-value="PT11H46M14.959S" table:style-name="ce2">
            <text:p>46:15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523" table:style-name="ce1">
            <text:p>2523</text:p>
          </table:table-cell>
          <table:table-cell office:value-type="string" table:style-name="ce1">
            <text:p>Success</text:p>
          </table:table-cell>
          <table:table-cell office:value-type="float" office:value="93369" table:style-name="ce1">
            <text:p>93369</text:p>
          </table:table-cell>
          <table:table-cell table:number-columns-repeated="16377"/>
        </table:table-row>
        <table:table-row table:style-name="ro1">
          <table:table-cell office:value-type="float" office:value="1365" table:style-name="ce1">
            <text:p>1365</text:p>
          </table:table-cell>
          <table:table-cell office:value-type="time" office:time-value="PT11H46M14.943S" table:style-name="ce2">
            <text:p>46:14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2558" table:style-name="ce1">
            <text:p>2558</text:p>
          </table:table-cell>
          <table:table-cell office:value-type="string" table:style-name="ce1">
            <text:p>Success</text:p>
          </table:table-cell>
          <table:table-cell office:value-type="float" office:value="93369" table:style-name="ce1">
            <text:p>93369</text:p>
          </table:table-cell>
          <table:table-cell table:number-columns-repeated="16377"/>
        </table:table-row>
        <table:table-row table:style-name="ro1">
          <table:table-cell office:value-type="float" office:value="1366" table:style-name="ce1">
            <text:p>1366</text:p>
          </table:table-cell>
          <table:table-cell office:value-type="time" office:time-value="PT11H46M14.865S" table:style-name="ce2">
            <text:p>46:14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641" table:style-name="ce1">
            <text:p>2641</text:p>
          </table:table-cell>
          <table:table-cell office:value-type="string" table:style-name="ce1">
            <text:p>Success</text:p>
          </table:table-cell>
          <table:table-cell office:value-type="float" office:value="95491" table:style-name="ce1">
            <text:p>95491</text:p>
          </table:table-cell>
          <table:table-cell table:number-columns-repeated="16377"/>
        </table:table-row>
        <table:table-row table:style-name="ro1">
          <table:table-cell office:value-type="float" office:value="1367" table:style-name="ce1">
            <text:p>1367</text:p>
          </table:table-cell>
          <table:table-cell office:value-type="time" office:time-value="PT11H46M14.975S" table:style-name="ce2">
            <text:p>46:15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537" table:style-name="ce1">
            <text:p>2537</text:p>
          </table:table-cell>
          <table:table-cell office:value-type="string" table:style-name="ce1">
            <text:p>Success</text:p>
          </table:table-cell>
          <table:table-cell office:value-type="float" office:value="93371" table:style-name="ce1">
            <text:p>93371</text:p>
          </table:table-cell>
          <table:table-cell table:number-columns-repeated="16377"/>
        </table:table-row>
        <table:table-row table:style-name="ro1">
          <table:table-cell office:value-type="float" office:value="1368" table:style-name="ce1">
            <text:p>1368</text:p>
          </table:table-cell>
          <table:table-cell office:value-type="time" office:time-value="PT11H46M16.997S" table:style-name="ce2">
            <text:p>46:17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532" table:style-name="ce1">
            <text:p>5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9" table:style-name="ce1">
            <text:p>1369</text:p>
          </table:table-cell>
          <table:table-cell office:value-type="time" office:time-value="PT11H46M14.881S" table:style-name="ce2">
            <text:p>46:14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648" table:style-name="ce1">
            <text:p>2648</text:p>
          </table:table-cell>
          <table:table-cell office:value-type="string" table:style-name="ce1">
            <text:p>Success</text:p>
          </table:table-cell>
          <table:table-cell office:value-type="float" office:value="95316" table:style-name="ce1">
            <text:p>95316</text:p>
          </table:table-cell>
          <table:table-cell table:number-columns-repeated="16377"/>
        </table:table-row>
        <table:table-row table:style-name="ro1">
          <table:table-cell office:value-type="float" office:value="1370" table:style-name="ce1">
            <text:p>1370</text:p>
          </table:table-cell>
          <table:table-cell office:value-type="time" office:time-value="PT11H46M14.897S" table:style-name="ce2">
            <text:p>46:14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647" table:style-name="ce1">
            <text:p>2647</text:p>
          </table:table-cell>
          <table:table-cell office:value-type="string" table:style-name="ce1">
            <text:p>Success</text:p>
          </table:table-cell>
          <table:table-cell office:value-type="float" office:value="95491" table:style-name="ce1">
            <text:p>95491</text:p>
          </table:table-cell>
          <table:table-cell table:number-columns-repeated="16377"/>
        </table:table-row>
        <table:table-row table:style-name="ro1">
          <table:table-cell office:value-type="float" office:value="1371" table:style-name="ce1">
            <text:p>1371</text:p>
          </table:table-cell>
          <table:table-cell office:value-type="time" office:time-value="PT11H46M16.703S" table:style-name="ce2">
            <text:p>46:16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910" table:style-name="ce1">
            <text:p>9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time" office:time-value="PT11H46M17.536S" table:style-name="ce2">
            <text:p>46:17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time" office:time-value="PT11H46M17.465S" table:style-name="ce2">
            <text:p>46:17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362" table:style-name="ce1">
            <text:p>3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4" table:style-name="ce1">
            <text:p>1374</text:p>
          </table:table-cell>
          <table:table-cell office:value-type="time" office:time-value="PT11H46M17.256S" table:style-name="ce2">
            <text:p>46:17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641" table:style-name="ce1">
            <text:p>64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5" table:style-name="ce1">
            <text:p>1375</text:p>
          </table:table-cell>
          <table:table-cell office:value-type="time" office:time-value="PT11H46M17.828S" table:style-name="ce2">
            <text:p>46:17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time" office:time-value="PT11H46M12.536S" table:style-name="ce2">
            <text:p>46:12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5536" table:style-name="ce1">
            <text:p>553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77" table:style-name="ce1">
            <text:p>1377</text:p>
          </table:table-cell>
          <table:table-cell office:value-type="time" office:time-value="PT11H46M12.649S" table:style-name="ce2">
            <text:p>46:12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5458" table:style-name="ce1">
            <text:p>545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78" table:style-name="ce1">
            <text:p>1378</text:p>
          </table:table-cell>
          <table:table-cell office:value-type="time" office:time-value="PT11H46M12.619S" table:style-name="ce2">
            <text:p>46:12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5506" table:style-name="ce1">
            <text:p>550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79" table:style-name="ce1">
            <text:p>1379</text:p>
          </table:table-cell>
          <table:table-cell office:value-type="time" office:time-value="PT11H46M18.073S" table:style-name="ce2">
            <text:p>46:18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80" table:style-name="ce1">
            <text:p>1380</text:p>
          </table:table-cell>
          <table:table-cell office:value-type="time" office:time-value="PT11H46M12.765S" table:style-name="ce2">
            <text:p>46:12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5407" table:style-name="ce1">
            <text:p>540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81" table:style-name="ce1">
            <text:p>1381</text:p>
          </table:table-cell>
          <table:table-cell office:value-type="time" office:time-value="PT11H46M18.128S" table:style-name="ce2">
            <text:p>46:18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82" table:style-name="ce1">
            <text:p>1382</text:p>
          </table:table-cell>
          <table:table-cell office:value-type="time" office:time-value="PT11H46M18.109S" table:style-name="ce2">
            <text:p>46:18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83" table:style-name="ce1">
            <text:p>1383</text:p>
          </table:table-cell>
          <table:table-cell office:value-type="time" office:time-value="PT11H46M12.773S" table:style-name="ce2">
            <text:p>46:12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5408" table:style-name="ce1">
            <text:p>540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84" table:style-name="ce1">
            <text:p>1384</text:p>
          </table:table-cell>
          <table:table-cell office:value-type="time" office:time-value="PT11H46M17.691S" table:style-name="ce2">
            <text:p>46:17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501" table:style-name="ce1">
            <text:p>5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5" table:style-name="ce1">
            <text:p>1385</text:p>
          </table:table-cell>
          <table:table-cell office:value-type="time" office:time-value="PT11H46M18.176S" table:style-name="ce2">
            <text:p>46:18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652" table:style-name="ce1">
            <text:p>1652</text:p>
          </table:table-cell>
          <table:table-cell table:number-columns-repeated="16377"/>
        </table:table-row>
        <table:table-row table:style-name="ro1">
          <table:table-cell office:value-type="float" office:value="1386" table:style-name="ce1">
            <text:p>1386</text:p>
          </table:table-cell>
          <table:table-cell office:value-type="time" office:time-value="PT11H46M18.174S" table:style-name="ce2">
            <text:p>46:18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87" table:style-name="ce1">
            <text:p>1387</text:p>
          </table:table-cell>
          <table:table-cell office:value-type="time" office:time-value="PT11H46M18.171S" table:style-name="ce2">
            <text:p>46:18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652" table:style-name="ce1">
            <text:p>1652</text:p>
          </table:table-cell>
          <table:table-cell table:number-columns-repeated="16377"/>
        </table:table-row>
        <table:table-row table:style-name="ro1">
          <table:table-cell office:value-type="float" office:value="1388" table:style-name="ce1">
            <text:p>1388</text:p>
          </table:table-cell>
          <table:table-cell office:value-type="time" office:time-value="PT11H46M18.180S" table:style-name="ce2">
            <text:p>46:18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652" table:style-name="ce1">
            <text:p>1652</text:p>
          </table:table-cell>
          <table:table-cell table:number-columns-repeated="16377"/>
        </table:table-row>
        <table:table-row table:style-name="ro1">
          <table:table-cell office:value-type="float" office:value="1389" table:style-name="ce1">
            <text:p>1389</text:p>
          </table:table-cell>
          <table:table-cell office:value-type="time" office:time-value="PT11H46M18.183S" table:style-name="ce2">
            <text:p>46:18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time" office:time-value="PT11H46M18.213S" table:style-name="ce2">
            <text:p>46:18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652" table:style-name="ce1">
            <text:p>1652</text:p>
          </table:table-cell>
          <table:table-cell table:number-columns-repeated="16377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time" office:time-value="PT11H46M18.229S" table:style-name="ce2">
            <text:p>46:18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652" table:style-name="ce1">
            <text:p>1652</text:p>
          </table:table-cell>
          <table:table-cell table:number-columns-repeated="16377"/>
        </table:table-row>
        <table:table-row table:style-name="ro1">
          <table:table-cell office:value-type="float" office:value="1392" table:style-name="ce1">
            <text:p>1392</text:p>
          </table:table-cell>
          <table:table-cell office:value-type="time" office:time-value="PT11H46M17.614S" table:style-name="ce2">
            <text:p>46:17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648" table:style-name="ce1">
            <text:p>6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93" table:style-name="ce1">
            <text:p>1393</text:p>
          </table:table-cell>
          <table:table-cell office:value-type="time" office:time-value="PT11H46M18.193S" table:style-name="ce2">
            <text:p>46:18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time" office:time-value="PT11H46M18.019S" table:style-name="ce2">
            <text:p>46:18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407" table:style-name="ce1">
            <text:p>4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95" table:style-name="ce1">
            <text:p>1395</text:p>
          </table:table-cell>
          <table:table-cell office:value-type="time" office:time-value="PT11H46M17.899S" table:style-name="ce2">
            <text:p>46:17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577" table:style-name="ce1">
            <text:p>57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96" table:style-name="ce1">
            <text:p>1396</text:p>
          </table:table-cell>
          <table:table-cell office:value-type="time" office:time-value="PT11H46M18.428S" table:style-name="ce2">
            <text:p>46:18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97" table:style-name="ce1">
            <text:p>1397</text:p>
          </table:table-cell>
          <table:table-cell office:value-type="time" office:time-value="PT11H46M18.354S" table:style-name="ce2">
            <text:p>46:18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98" table:style-name="ce1">
            <text:p>1398</text:p>
          </table:table-cell>
          <table:table-cell office:value-type="time" office:time-value="PT11H46M18.264S" table:style-name="ce2">
            <text:p>46:18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362" table:style-name="ce1">
            <text:p>3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99" table:style-name="ce1">
            <text:p>1399</text:p>
          </table:table-cell>
          <table:table-cell office:value-type="time" office:time-value="PT11H46M14.635S" table:style-name="ce2">
            <text:p>46:14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4174" table:style-name="ce1">
            <text:p>417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time" office:time-value="PT11H46M18.810S" table:style-name="ce2">
            <text:p>46:18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time" office:time-value="PT11H46M18.824S" table:style-name="ce2">
            <text:p>46:18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time" office:time-value="PT11H46M18.840S" table:style-name="ce2">
            <text:p>46:18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time" office:time-value="PT11H46M14.684S" table:style-name="ce2">
            <text:p>46:14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4896" table:style-name="ce1">
            <text:p>4896</text:p>
          </table:table-cell>
          <table:table-cell office:value-type="string" table:style-name="ce1">
            <text:p>Success</text:p>
          </table:table-cell>
          <table:table-cell office:value-type="float" office:value="89127" table:style-name="ce1">
            <text:p>89127</text:p>
          </table:table-cell>
          <table:table-cell table:number-columns-repeated="16377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time" office:time-value="PT11H46M14.728S" table:style-name="ce2">
            <text:p>46:14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4859" table:style-name="ce1">
            <text:p>4859</text:p>
          </table:table-cell>
          <table:table-cell office:value-type="string" table:style-name="ce1">
            <text:p>Success</text:p>
          </table:table-cell>
          <table:table-cell office:value-type="float" office:value="91247" table:style-name="ce1">
            <text:p>91247</text:p>
          </table:table-cell>
          <table:table-cell table:number-columns-repeated="16377"/>
        </table:table-row>
        <table:table-row table:style-name="ro1">
          <table:table-cell office:value-type="float" office:value="1405" table:style-name="ce1">
            <text:p>1405</text:p>
          </table:table-cell>
          <table:table-cell office:value-type="time" office:time-value="PT11H46M14.823S" table:style-name="ce2">
            <text:p>46:14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4838" table:style-name="ce1">
            <text:p>4838</text:p>
          </table:table-cell>
          <table:table-cell office:value-type="string" table:style-name="ce1">
            <text:p>Success</text:p>
          </table:table-cell>
          <table:table-cell office:value-type="float" office:value="88961" table:style-name="ce1">
            <text:p>88961</text:p>
          </table:table-cell>
          <table:table-cell table:number-columns-repeated="16377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time" office:time-value="PT11H46M17.561S" table:style-name="ce2">
            <text:p>46:17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179" table:style-name="ce1">
            <text:p>2179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407" table:style-name="ce1">
            <text:p>1407</text:p>
          </table:table-cell>
          <table:table-cell office:value-type="time" office:time-value="PT11H46M19.742S" table:style-name="ce2">
            <text:p>46:19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time" office:time-value="PT11H46M17.526S" table:style-name="ce2">
            <text:p>46:17.5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323" table:style-name="ce1">
            <text:p>2323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409" table:style-name="ce1">
            <text:p>1409</text:p>
          </table:table-cell>
          <table:table-cell office:value-type="time" office:time-value="PT11H46M19.851S" table:style-name="ce2">
            <text:p>46:19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time" office:time-value="PT11H46M17.516S" table:style-name="ce2">
            <text:p>46:17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349" table:style-name="ce1">
            <text:p>2349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411" table:style-name="ce1">
            <text:p>1411</text:p>
          </table:table-cell>
          <table:table-cell office:value-type="time" office:time-value="PT11H46M19.866S" table:style-name="ce2">
            <text:p>46:19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412" table:style-name="ce1">
            <text:p>1412</text:p>
          </table:table-cell>
          <table:table-cell office:value-type="time" office:time-value="PT11H46M17.495S" table:style-name="ce2">
            <text:p>46:17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455" table:style-name="ce1">
            <text:p>2455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413" table:style-name="ce1">
            <text:p>1413</text:p>
          </table:table-cell>
          <table:table-cell office:value-type="time" office:time-value="PT11H46M17.511S" table:style-name="ce2">
            <text:p>46:17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448" table:style-name="ce1">
            <text:p>2448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414" table:style-name="ce1">
            <text:p>1414</text:p>
          </table:table-cell>
          <table:table-cell office:value-type="time" office:time-value="PT11H46M19.952S" table:style-name="ce2">
            <text:p>46:20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415" table:style-name="ce1">
            <text:p>1415</text:p>
          </table:table-cell>
          <table:table-cell office:value-type="time" office:time-value="PT11H46M19.961S" table:style-name="ce2">
            <text:p>46:20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416" table:style-name="ce1">
            <text:p>1416</text:p>
          </table:table-cell>
          <table:table-cell office:value-type="time" office:time-value="PT11H46M17.424S" table:style-name="ce2">
            <text:p>46:17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633" table:style-name="ce1">
            <text:p>2633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417" table:style-name="ce1">
            <text:p>1417</text:p>
          </table:table-cell>
          <table:table-cell office:value-type="time" office:time-value="PT11H46M20.058S" table:style-name="ce2">
            <text:p>46:20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418" table:style-name="ce1">
            <text:p>1418</text:p>
          </table:table-cell>
          <table:table-cell office:value-type="time" office:time-value="PT11H46M19.589S" table:style-name="ce2">
            <text:p>46:19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983" table:style-name="ce1">
            <text:p>983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419" table:style-name="ce1">
            <text:p>1419</text:p>
          </table:table-cell>
          <table:table-cell office:value-type="time" office:time-value="PT11H46M19.582S" table:style-name="ce2">
            <text:p>46:19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007" table:style-name="ce1">
            <text:p>1007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time" office:time-value="PT11H46M20.574S" table:style-name="ce2">
            <text:p>46:20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421" table:style-name="ce1">
            <text:p>1421</text:p>
          </table:table-cell>
          <table:table-cell office:value-type="time" office:time-value="PT11H46M20.588S" table:style-name="ce2">
            <text:p>46:20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422" table:style-name="ce1">
            <text:p>1422</text:p>
          </table:table-cell>
          <table:table-cell office:value-type="time" office:time-value="PT11H46M17.532S" table:style-name="ce2">
            <text:p>46:17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3766" table:style-name="ce1">
            <text:p>3766</text:p>
          </table:table-cell>
          <table:table-cell office:value-type="string" table:style-name="ce1">
            <text:p>Success</text:p>
          </table:table-cell>
          <table:table-cell office:value-type="float" office:value="45808" table:style-name="ce1">
            <text:p>45808</text:p>
          </table:table-cell>
          <table:table-cell table:number-columns-repeated="16377"/>
        </table:table-row>
        <table:table-row table:style-name="ro1">
          <table:table-cell office:value-type="float" office:value="1423" table:style-name="ce1">
            <text:p>1423</text:p>
          </table:table-cell>
          <table:table-cell office:value-type="time" office:time-value="PT11H46M14.647S" table:style-name="ce2">
            <text:p>46:14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6701" table:style-name="ce1">
            <text:p>6701</text:p>
          </table:table-cell>
          <table:table-cell office:value-type="string" table:style-name="ce1">
            <text:p>Success</text:p>
          </table:table-cell>
          <table:table-cell office:value-type="float" office:value="41365" table:style-name="ce1">
            <text:p>41365</text:p>
          </table:table-cell>
          <table:table-cell table:number-columns-repeated="16377"/>
        </table:table-row>
        <table:table-row table:style-name="ro1">
          <table:table-cell office:value-type="float" office:value="1424" table:style-name="ce1">
            <text:p>1424</text:p>
          </table:table-cell>
          <table:table-cell office:value-type="time" office:time-value="PT11H46M0.877S" table:style-name="ce2">
            <text:p>46:00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0483" table:style-name="ce1">
            <text:p>20483</text:p>
          </table:table-cell>
          <table:table-cell office:value-type="string" table:style-name="ce1">
            <text:p>Success</text:p>
          </table:table-cell>
          <table:table-cell office:value-type="float" office:value="60186" table:style-name="ce1">
            <text:p>60186</text:p>
          </table:table-cell>
          <table:table-cell table:number-columns-repeated="16377"/>
        </table:table-row>
        <table:table-row table:style-name="ro1">
          <table:table-cell office:value-type="float" office:value="1425" table:style-name="ce1">
            <text:p>1425</text:p>
          </table:table-cell>
          <table:table-cell office:value-type="time" office:time-value="PT11H46M1.738S" table:style-name="ce2">
            <text:p>46:01.7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9630" table:style-name="ce1">
            <text:p>19630</text:p>
          </table:table-cell>
          <table:table-cell office:value-type="string" table:style-name="ce1">
            <text:p>Success</text:p>
          </table:table-cell>
          <table:table-cell office:value-type="float" office:value="59451" table:style-name="ce1">
            <text:p>59451</text:p>
          </table:table-cell>
          <table:table-cell table:number-columns-repeated="16377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time" office:time-value="PT11H46M1.865S" table:style-name="ce2">
            <text:p>46:01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9507" table:style-name="ce1">
            <text:p>19507</text:p>
          </table:table-cell>
          <table:table-cell office:value-type="string" table:style-name="ce1">
            <text:p>Success</text:p>
          </table:table-cell>
          <table:table-cell office:value-type="float" office:value="60186" table:style-name="ce1">
            <text:p>60186</text:p>
          </table:table-cell>
          <table:table-cell table:number-columns-repeated="16377"/>
        </table:table-row>
        <table:table-row table:style-name="ro1">
          <table:table-cell office:value-type="float" office:value="1427" table:style-name="ce1">
            <text:p>1427</text:p>
          </table:table-cell>
          <table:table-cell office:value-type="time" office:time-value="PT11H45M58.480S" table:style-name="ce2">
            <text:p>45:58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2906" table:style-name="ce1">
            <text:p>22906</text:p>
          </table:table-cell>
          <table:table-cell office:value-type="string" table:style-name="ce1">
            <text:p>Success</text:p>
          </table:table-cell>
          <table:table-cell office:value-type="float" office:value="60186" table:style-name="ce1">
            <text:p>60186</text:p>
          </table:table-cell>
          <table:table-cell table:number-columns-repeated="16377"/>
        </table:table-row>
        <table:table-row table:style-name="ro1">
          <table:table-cell office:value-type="float" office:value="1428" table:style-name="ce1">
            <text:p>1428</text:p>
          </table:table-cell>
          <table:table-cell office:value-type="time" office:time-value="PT11H45M58.566S" table:style-name="ce2">
            <text:p>45:58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2815" table:style-name="ce1">
            <text:p>22815</text:p>
          </table:table-cell>
          <table:table-cell office:value-type="string" table:style-name="ce1">
            <text:p>Success</text:p>
          </table:table-cell>
          <table:table-cell office:value-type="float" office:value="60187" table:style-name="ce1">
            <text:p>60187</text:p>
          </table:table-cell>
          <table:table-cell table:number-columns-repeated="16377"/>
        </table:table-row>
        <table:table-row table:style-name="ro1">
          <table:table-cell office:value-type="float" office:value="1429" table:style-name="ce1">
            <text:p>1429</text:p>
          </table:table-cell>
          <table:table-cell office:value-type="time" office:time-value="PT11H46M1.964S" table:style-name="ce2">
            <text:p>46:02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9424" table:style-name="ce1">
            <text:p>19424</text:p>
          </table:table-cell>
          <table:table-cell office:value-type="string" table:style-name="ce1">
            <text:p>Success</text:p>
          </table:table-cell>
          <table:table-cell office:value-type="float" office:value="59451" table:style-name="ce1">
            <text:p>59451</text:p>
          </table:table-cell>
          <table:table-cell table:number-columns-repeated="16377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time" office:time-value="PT11H46M12.999S" table:style-name="ce2">
            <text:p>46:13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8393" table:style-name="ce1">
            <text:p>8393</text:p>
          </table:table-cell>
          <table:table-cell office:value-type="string" table:style-name="ce1">
            <text:p>Success</text:p>
          </table:table-cell>
          <table:table-cell office:value-type="float" office:value="18172" table:style-name="ce1">
            <text:p>18172</text:p>
          </table:table-cell>
          <table:table-cell table:number-columns-repeated="16377"/>
        </table:table-row>
        <table:table-row table:style-name="ro1">
          <table:table-cell office:value-type="float" office:value="1431" table:style-name="ce1">
            <text:p>1431</text:p>
          </table:table-cell>
          <table:table-cell office:value-type="time" office:time-value="PT11H46M1.972S" table:style-name="ce2">
            <text:p>46:02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9420" table:style-name="ce1">
            <text:p>19420</text:p>
          </table:table-cell>
          <table:table-cell office:value-type="string" table:style-name="ce1">
            <text:p>Success</text:p>
          </table:table-cell>
          <table:table-cell office:value-type="float" office:value="60186" table:style-name="ce1">
            <text:p>60186</text:p>
          </table:table-cell>
          <table:table-cell table:number-columns-repeated="16377"/>
        </table:table-row>
        <table:table-row table:style-name="ro1">
          <table:table-cell office:value-type="float" office:value="1432" table:style-name="ce1">
            <text:p>1432</text:p>
          </table:table-cell>
          <table:table-cell office:value-type="time" office:time-value="PT11H46M2.336S" table:style-name="ce2">
            <text:p>46:02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9065" table:style-name="ce1">
            <text:p>19065</text:p>
          </table:table-cell>
          <table:table-cell office:value-type="string" table:style-name="ce1">
            <text:p>Success</text:p>
          </table:table-cell>
          <table:table-cell office:value-type="float" office:value="60187" table:style-name="ce1">
            <text:p>60187</text:p>
          </table:table-cell>
          <table:table-cell table:number-columns-repeated="16377"/>
        </table:table-row>
        <table:table-row table:style-name="ro1">
          <table:table-cell office:value-type="float" office:value="1433" table:style-name="ce1">
            <text:p>1433</text:p>
          </table:table-cell>
          <table:table-cell office:value-type="time" office:time-value="PT11H46M7.045S" table:style-name="ce2">
            <text:p>46:07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4411" table:style-name="ce1">
            <text:p>14411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434" table:style-name="ce1">
            <text:p>1434</text:p>
          </table:table-cell>
          <table:table-cell office:value-type="time" office:time-value="PT11H46M6.973S" table:style-name="ce2">
            <text:p>46:07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4489" table:style-name="ce1">
            <text:p>14489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435" table:style-name="ce1">
            <text:p>1435</text:p>
          </table:table-cell>
          <table:table-cell office:value-type="time" office:time-value="PT11H46M1.802S" table:style-name="ce2">
            <text:p>46:01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9674" table:style-name="ce1">
            <text:p>19674</text:p>
          </table:table-cell>
          <table:table-cell office:value-type="string" table:style-name="ce1">
            <text:p>Success</text:p>
          </table:table-cell>
          <table:table-cell office:value-type="float" office:value="60186" table:style-name="ce1">
            <text:p>60186</text:p>
          </table:table-cell>
          <table:table-cell table:number-columns-repeated="16377"/>
        </table:table-row>
        <table:table-row table:style-name="ro1">
          <table:table-cell office:value-type="float" office:value="1436" table:style-name="ce1">
            <text:p>1436</text:p>
          </table:table-cell>
          <table:table-cell office:value-type="time" office:time-value="PT11H46M12.794S" table:style-name="ce2">
            <text:p>46:12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8714" table:style-name="ce1">
            <text:p>8714</text:p>
          </table:table-cell>
          <table:table-cell office:value-type="string" table:style-name="ce1">
            <text:p>Success</text:p>
          </table:table-cell>
          <table:table-cell office:value-type="float" office:value="56636" table:style-name="ce1">
            <text:p>56636</text:p>
          </table:table-cell>
          <table:table-cell table:number-columns-repeated="16377"/>
        </table:table-row>
        <table:table-row table:style-name="ro1">
          <table:table-cell office:value-type="float" office:value="1437" table:style-name="ce1">
            <text:p>1437</text:p>
          </table:table-cell>
          <table:table-cell office:value-type="time" office:time-value="PT11H46M16.015S" table:style-name="ce2">
            <text:p>46:16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5524" table:style-name="ce1">
            <text:p>5524</text:p>
          </table:table-cell>
          <table:table-cell office:value-type="string" table:style-name="ce1">
            <text:p>Success</text:p>
          </table:table-cell>
          <table:table-cell office:value-type="float" office:value="18176" table:style-name="ce1">
            <text:p>18176</text:p>
          </table:table-cell>
          <table:table-cell table:number-columns-repeated="16377"/>
        </table:table-row>
        <table:table-row table:style-name="ro1">
          <table:table-cell office:value-type="float" office:value="1438" table:style-name="ce1">
            <text:p>1438</text:p>
          </table:table-cell>
          <table:table-cell office:value-type="time" office:time-value="PT11H46M15.210S" table:style-name="ce2">
            <text:p>46:15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6329" table:style-name="ce1">
            <text:p>6329</text:p>
          </table:table-cell>
          <table:table-cell office:value-type="string" table:style-name="ce1">
            <text:p>Success</text:p>
          </table:table-cell>
          <table:table-cell office:value-type="float" office:value="18176" table:style-name="ce1">
            <text:p>18176</text:p>
          </table:table-cell>
          <table:table-cell table:number-columns-repeated="16377"/>
        </table:table-row>
        <table:table-row table:style-name="ro1">
          <table:table-cell office:value-type="float" office:value="1439" table:style-name="ce1">
            <text:p>1439</text:p>
          </table:table-cell>
          <table:table-cell office:value-type="time" office:time-value="PT11H46M18.489S" table:style-name="ce2">
            <text:p>46:18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061" table:style-name="ce1">
            <text:p>3061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440" table:style-name="ce1">
            <text:p>1440</text:p>
          </table:table-cell>
          <table:table-cell office:value-type="time" office:time-value="PT11H46M20.588S" table:style-name="ce2">
            <text:p>46:20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966" table:style-name="ce1">
            <text:p>966</text:p>
          </table:table-cell>
          <table:table-cell office:value-type="string" table:style-name="ce1">
            <text:p>Success</text:p>
          </table:table-cell>
          <table:table-cell office:value-type="float" office:value="54085" table:style-name="ce1">
            <text:p>54085</text:p>
          </table:table-cell>
          <table:table-cell table:number-columns-repeated="16377"/>
        </table:table-row>
        <table:table-row table:style-name="ro1">
          <table:table-cell office:value-type="float" office:value="1441" table:style-name="ce1">
            <text:p>1441</text:p>
          </table:table-cell>
          <table:table-cell office:value-type="time" office:time-value="PT11H46M16.319S" table:style-name="ce2">
            <text:p>46:16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5253" table:style-name="ce1">
            <text:p>5253</text:p>
          </table:table-cell>
          <table:table-cell office:value-type="string" table:style-name="ce1">
            <text:p>Success</text:p>
          </table:table-cell>
          <table:table-cell office:value-type="float" office:value="18172" table:style-name="ce1">
            <text:p>18172</text:p>
          </table:table-cell>
          <table:table-cell table:number-columns-repeated="16377"/>
        </table:table-row>
        <table:table-row table:style-name="ro1">
          <table:table-cell office:value-type="float" office:value="1442" table:style-name="ce1">
            <text:p>1442</text:p>
          </table:table-cell>
          <table:table-cell office:value-type="time" office:time-value="PT11H46M14.631S" table:style-name="ce2">
            <text:p>46:14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6945" table:style-name="ce1">
            <text:p>6945</text:p>
          </table:table-cell>
          <table:table-cell office:value-type="string" table:style-name="ce1">
            <text:p>Success</text:p>
          </table:table-cell>
          <table:table-cell office:value-type="float" office:value="59099" table:style-name="ce1">
            <text:p>59099</text:p>
          </table:table-cell>
          <table:table-cell table:number-columns-repeated="16377"/>
        </table:table-row>
        <table:table-row table:style-name="ro1">
          <table:table-cell office:value-type="float" office:value="1443" table:style-name="ce1">
            <text:p>1443</text:p>
          </table:table-cell>
          <table:table-cell office:value-type="time" office:time-value="PT11H45M58.708S" table:style-name="ce2">
            <text:p>45:58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2871" table:style-name="ce1">
            <text:p>22871</text:p>
          </table:table-cell>
          <table:table-cell office:value-type="string" table:style-name="ce1">
            <text:p>Success</text:p>
          </table:table-cell>
          <table:table-cell office:value-type="float" office:value="60186" table:style-name="ce1">
            <text:p>60186</text:p>
          </table:table-cell>
          <table:table-cell table:number-columns-repeated="16377"/>
        </table:table-row>
        <table:table-row table:style-name="ro1">
          <table:table-cell office:value-type="float" office:value="1444" table:style-name="ce1">
            <text:p>1444</text:p>
          </table:table-cell>
          <table:table-cell office:value-type="time" office:time-value="PT11H46M14.770S" table:style-name="ce2">
            <text:p>46:14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6811" table:style-name="ce1">
            <text:p>6811</text:p>
          </table:table-cell>
          <table:table-cell office:value-type="string" table:style-name="ce1">
            <text:p>Success</text:p>
          </table:table-cell>
          <table:table-cell office:value-type="float" office:value="40804" table:style-name="ce1">
            <text:p>40804</text:p>
          </table:table-cell>
          <table:table-cell table:number-columns-repeated="16377"/>
        </table:table-row>
        <table:table-row table:style-name="ro1">
          <table:table-cell office:value-type="float" office:value="1445" table:style-name="ce1">
            <text:p>1445</text:p>
          </table:table-cell>
          <table:table-cell office:value-type="time" office:time-value="PT11H46M19.663S" table:style-name="ce2">
            <text:p>46:19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952" table:style-name="ce1">
            <text:p>1952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446" table:style-name="ce1">
            <text:p>1446</text:p>
          </table:table-cell>
          <table:table-cell office:value-type="time" office:time-value="PT11H46M14.912S" table:style-name="ce2">
            <text:p>46:14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6724" table:style-name="ce1">
            <text:p>6724</text:p>
          </table:table-cell>
          <table:table-cell office:value-type="string" table:style-name="ce1">
            <text:p>Success</text:p>
          </table:table-cell>
          <table:table-cell office:value-type="float" office:value="41365" table:style-name="ce1">
            <text:p>41365</text:p>
          </table:table-cell>
          <table:table-cell table:number-columns-repeated="16377"/>
        </table:table-row>
        <table:table-row table:style-name="ro1">
          <table:table-cell office:value-type="float" office:value="1447" table:style-name="ce1">
            <text:p>1447</text:p>
          </table:table-cell>
          <table:table-cell office:value-type="time" office:time-value="PT11H46M15.801S" table:style-name="ce2">
            <text:p>46:15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5849" table:style-name="ce1">
            <text:p>5849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448" table:style-name="ce1">
            <text:p>1448</text:p>
          </table:table-cell>
          <table:table-cell office:value-type="time" office:time-value="PT11H46M21.563S" table:style-name="ce2">
            <text:p>46:21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449" table:style-name="ce1">
            <text:p>1449</text:p>
          </table:table-cell>
          <table:table-cell office:value-type="time" office:time-value="PT11H46M21.464S" table:style-name="ce2">
            <text:p>46:21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Success</text:p>
          </table:table-cell>
          <table:table-cell office:value-type="float" office:value="1932" table:style-name="ce1">
            <text:p>1932</text:p>
          </table:table-cell>
          <table:table-cell table:number-columns-repeated="16377"/>
        </table:table-row>
        <table:table-row table:style-name="ro1">
          <table:table-cell office:value-type="float" office:value="1450" table:style-name="ce1">
            <text:p>1450</text:p>
          </table:table-cell>
          <table:table-cell office:value-type="time" office:time-value="PT11H46M21.457S" table:style-name="ce2">
            <text:p>46:21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Success</text:p>
          </table:table-cell>
          <table:table-cell office:value-type="float" office:value="1932" table:style-name="ce1">
            <text:p>1932</text:p>
          </table:table-cell>
          <table:table-cell table:number-columns-repeated="16377"/>
        </table:table-row>
        <table:table-row table:style-name="ro1">
          <table:table-cell office:value-type="float" office:value="1451" table:style-name="ce1">
            <text:p>1451</text:p>
          </table:table-cell>
          <table:table-cell office:value-type="time" office:time-value="PT11H46M14.687S" table:style-name="ce2">
            <text:p>46:14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6984" table:style-name="ce1">
            <text:p>6984</text:p>
          </table:table-cell>
          <table:table-cell office:value-type="string" table:style-name="ce1">
            <text:p>Success</text:p>
          </table:table-cell>
          <table:table-cell office:value-type="float" office:value="41365" table:style-name="ce1">
            <text:p>41365</text:p>
          </table:table-cell>
          <table:table-cell table:number-columns-repeated="16377"/>
        </table:table-row>
        <table:table-row table:style-name="ro1">
          <table:table-cell office:value-type="float" office:value="1452" table:style-name="ce1">
            <text:p>1452</text:p>
          </table:table-cell>
          <table:table-cell office:value-type="time" office:time-value="PT11H46M21.652S" table:style-name="ce2">
            <text:p>46:21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498" table:style-name="ce1">
            <text:p>49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53" table:style-name="ce1">
            <text:p>1453</text:p>
          </table:table-cell>
          <table:table-cell office:value-type="time" office:time-value="PT11H46M21.618S" table:style-name="ce2">
            <text:p>46:21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561" table:style-name="ce1">
            <text:p>56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54" table:style-name="ce1">
            <text:p>1454</text:p>
          </table:table-cell>
          <table:table-cell office:value-type="time" office:time-value="PT11H46M21.579S" table:style-name="ce2">
            <text:p>46:21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652" table:style-name="ce1">
            <text:p>65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55" table:style-name="ce1">
            <text:p>1455</text:p>
          </table:table-cell>
          <table:table-cell office:value-type="time" office:time-value="PT11H46M22.180S" table:style-name="ce2">
            <text:p>46:22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56" table:style-name="ce1">
            <text:p>1456</text:p>
          </table:table-cell>
          <table:table-cell office:value-type="time" office:time-value="PT11H46M22.152S" table:style-name="ce2">
            <text:p>46:22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57" table:style-name="ce1">
            <text:p>1457</text:p>
          </table:table-cell>
          <table:table-cell office:value-type="time" office:time-value="PT11H46M22.247S" table:style-name="ce2">
            <text:p>46:22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uccess</text:p>
          </table:table-cell>
          <table:table-cell office:value-type="float" office:value="1880" table:style-name="ce1">
            <text:p>1880</text:p>
          </table:table-cell>
          <table:table-cell table:number-columns-repeated="16377"/>
        </table:table-row>
        <table:table-row table:style-name="ro1">
          <table:table-cell office:value-type="float" office:value="1458" table:style-name="ce1">
            <text:p>1458</text:p>
          </table:table-cell>
          <table:table-cell office:value-type="time" office:time-value="PT11H46M13.126S" table:style-name="ce2">
            <text:p>46:13.1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9242" table:style-name="ce1">
            <text:p>9242</text:p>
          </table:table-cell>
          <table:table-cell office:value-type="string" table:style-name="ce1">
            <text:p>Success</text:p>
          </table:table-cell>
          <table:table-cell office:value-type="float" office:value="18172" table:style-name="ce1">
            <text:p>18172</text:p>
          </table:table-cell>
          <table:table-cell table:number-columns-repeated="16377"/>
        </table:table-row>
        <table:table-row table:style-name="ro1">
          <table:table-cell office:value-type="float" office:value="1459" table:style-name="ce1">
            <text:p>1459</text:p>
          </table:table-cell>
          <table:table-cell office:value-type="time" office:time-value="PT11H46M22.241S" table:style-name="ce2">
            <text:p>46:22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uccess</text:p>
          </table:table-cell>
          <table:table-cell office:value-type="float" office:value="1880" table:style-name="ce1">
            <text:p>1880</text:p>
          </table:table-cell>
          <table:table-cell table:number-columns-repeated="16377"/>
        </table:table-row>
        <table:table-row table:style-name="ro1">
          <table:table-cell office:value-type="float" office:value="1460" table:style-name="ce1">
            <text:p>1460</text:p>
          </table:table-cell>
          <table:table-cell office:value-type="time" office:time-value="PT11H46M18.582S" table:style-name="ce2">
            <text:p>46:18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821" table:style-name="ce1">
            <text:p>3821</text:p>
          </table:table-cell>
          <table:table-cell office:value-type="string" table:style-name="ce1">
            <text:p>Success</text:p>
          </table:table-cell>
          <table:table-cell office:value-type="float" office:value="24798" table:style-name="ce1">
            <text:p>24798</text:p>
          </table:table-cell>
          <table:table-cell table:number-columns-repeated="16377"/>
        </table:table-row>
        <table:table-row table:style-name="ro1">
          <table:table-cell office:value-type="float" office:value="1461" table:style-name="ce1">
            <text:p>1461</text:p>
          </table:table-cell>
          <table:table-cell office:value-type="time" office:time-value="PT11H46M10.418S" table:style-name="ce2">
            <text:p>46:10.4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2033" table:style-name="ce1">
            <text:p>12033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462" table:style-name="ce1">
            <text:p>1462</text:p>
          </table:table-cell>
          <table:table-cell office:value-type="time" office:time-value="PT11H46M10.511S" table:style-name="ce2">
            <text:p>46:10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1934" table:style-name="ce1">
            <text:p>11934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463" table:style-name="ce1">
            <text:p>1463</text:p>
          </table:table-cell>
          <table:table-cell office:value-type="time" office:time-value="PT11H46M6.936S" table:style-name="ce2">
            <text:p>46:06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5521" table:style-name="ce1">
            <text:p>15521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464" table:style-name="ce1">
            <text:p>1464</text:p>
          </table:table-cell>
          <table:table-cell office:value-type="time" office:time-value="PT11H46M7.008S" table:style-name="ce2">
            <text:p>46:07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5470" table:style-name="ce1">
            <text:p>15470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465" table:style-name="ce1">
            <text:p>1465</text:p>
          </table:table-cell>
          <table:table-cell office:value-type="time" office:time-value="PT11H46M18.215S" table:style-name="ce2">
            <text:p>46:18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4264" table:style-name="ce1">
            <text:p>4264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466" table:style-name="ce1">
            <text:p>1466</text:p>
          </table:table-cell>
          <table:table-cell office:value-type="time" office:time-value="PT11H46M18.216S" table:style-name="ce2">
            <text:p>46:18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4270" table:style-name="ce1">
            <text:p>4270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467" table:style-name="ce1">
            <text:p>1467</text:p>
          </table:table-cell>
          <table:table-cell office:value-type="time" office:time-value="PT11H46M14.440S" table:style-name="ce2">
            <text:p>46:14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8056" table:style-name="ce1">
            <text:p>8056</text:p>
          </table:table-cell>
          <table:table-cell office:value-type="string" table:style-name="ce1">
            <text:p>Success</text:p>
          </table:table-cell>
          <table:table-cell office:value-type="float" office:value="56891" table:style-name="ce1">
            <text:p>56891</text:p>
          </table:table-cell>
          <table:table-cell table:number-columns-repeated="16377"/>
        </table:table-row>
        <table:table-row table:style-name="ro1">
          <table:table-cell office:value-type="float" office:value="1468" table:style-name="ce1">
            <text:p>1468</text:p>
          </table:table-cell>
          <table:table-cell office:value-type="time" office:time-value="PT11H46M22.480S" table:style-name="ce2">
            <text:p>46:22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1932" table:style-name="ce1">
            <text:p>1932</text:p>
          </table:table-cell>
          <table:table-cell table:number-columns-repeated="16377"/>
        </table:table-row>
        <table:table-row table:style-name="ro1">
          <table:table-cell office:value-type="float" office:value="1469" table:style-name="ce1">
            <text:p>1469</text:p>
          </table:table-cell>
          <table:table-cell office:value-type="time" office:time-value="PT11H46M14.477S" table:style-name="ce2">
            <text:p>46:14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8082" table:style-name="ce1">
            <text:p>8082</text:p>
          </table:table-cell>
          <table:table-cell office:value-type="string" table:style-name="ce1">
            <text:p>Success</text:p>
          </table:table-cell>
          <table:table-cell office:value-type="float" office:value="56891" table:style-name="ce1">
            <text:p>56891</text:p>
          </table:table-cell>
          <table:table-cell table:number-columns-repeated="16377"/>
        </table:table-row>
        <table:table-row table:style-name="ro1">
          <table:table-cell office:value-type="float" office:value="1470" table:style-name="ce1">
            <text:p>1470</text:p>
          </table:table-cell>
          <table:table-cell office:value-type="time" office:time-value="PT11H46M12.763S" table:style-name="ce2">
            <text:p>46:12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9824" table:style-name="ce1">
            <text:p>9824</text:p>
          </table:table-cell>
          <table:table-cell office:value-type="string" table:style-name="ce1">
            <text:p>Success</text:p>
          </table:table-cell>
          <table:table-cell office:value-type="float" office:value="59583" table:style-name="ce1">
            <text:p>59583</text:p>
          </table:table-cell>
          <table:table-cell table:number-columns-repeated="16377"/>
        </table:table-row>
        <table:table-row table:style-name="ro1">
          <table:table-cell office:value-type="float" office:value="1471" table:style-name="ce1">
            <text:p>1471</text:p>
          </table:table-cell>
          <table:table-cell office:value-type="time" office:time-value="PT11H46M22.489S" table:style-name="ce2">
            <text:p>46:22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1932" table:style-name="ce1">
            <text:p>1932</text:p>
          </table:table-cell>
          <table:table-cell table:number-columns-repeated="16377"/>
        </table:table-row>
        <table:table-row table:style-name="ro1">
          <table:table-cell office:value-type="float" office:value="1472" table:style-name="ce1">
            <text:p>1472</text:p>
          </table:table-cell>
          <table:table-cell office:value-type="time" office:time-value="PT11H46M22.504S" table:style-name="ce2">
            <text:p>46:22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73" table:style-name="ce1">
            <text:p>1473</text:p>
          </table:table-cell>
          <table:table-cell office:value-type="time" office:time-value="PT11H46M22.561S" table:style-name="ce2">
            <text:p>46:22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74" table:style-name="ce1">
            <text:p>1474</text:p>
          </table:table-cell>
          <table:table-cell office:value-type="time" office:time-value="PT11H46M22.481S" table:style-name="ce2">
            <text:p>46:22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Success</text:p>
          </table:table-cell>
          <table:table-cell office:value-type="float" office:value="1932" table:style-name="ce1">
            <text:p>1932</text:p>
          </table:table-cell>
          <table:table-cell table:number-columns-repeated="16377"/>
        </table:table-row>
        <table:table-row table:style-name="ro1">
          <table:table-cell office:value-type="float" office:value="1475" table:style-name="ce1">
            <text:p>1475</text:p>
          </table:table-cell>
          <table:table-cell office:value-type="time" office:time-value="PT11H46M22.459S" table:style-name="ce2">
            <text:p>46:22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Success</text:p>
          </table:table-cell>
          <table:table-cell office:value-type="float" office:value="1932" table:style-name="ce1">
            <text:p>1932</text:p>
          </table:table-cell>
          <table:table-cell table:number-columns-repeated="16377"/>
        </table:table-row>
        <table:table-row table:style-name="ro1">
          <table:table-cell office:value-type="float" office:value="1476" table:style-name="ce1">
            <text:p>1476</text:p>
          </table:table-cell>
          <table:table-cell office:value-type="time" office:time-value="PT11H46M22.457S" table:style-name="ce2">
            <text:p>46:22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518" table:style-name="ce1">
            <text:p>5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77" table:style-name="ce1">
            <text:p>1477</text:p>
          </table:table-cell>
          <table:table-cell office:value-type="time" office:time-value="PT11H46M22.457S" table:style-name="ce2">
            <text:p>46:22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903" table:style-name="ce1">
            <text:p>9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78" table:style-name="ce1">
            <text:p>1478</text:p>
          </table:table-cell>
          <table:table-cell office:value-type="time" office:time-value="PT11H46M18.628S" table:style-name="ce2">
            <text:p>46:18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4845" table:style-name="ce1">
            <text:p>4845</text:p>
          </table:table-cell>
          <table:table-cell office:value-type="string" table:style-name="ce1">
            <text:p>Success</text:p>
          </table:table-cell>
          <table:table-cell office:value-type="float" office:value="24800" table:style-name="ce1">
            <text:p>24800</text:p>
          </table:table-cell>
          <table:table-cell table:number-columns-repeated="16377"/>
        </table:table-row>
        <table:table-row table:style-name="ro1">
          <table:table-cell office:value-type="float" office:value="1479" table:style-name="ce1">
            <text:p>1479</text:p>
          </table:table-cell>
          <table:table-cell office:value-type="time" office:time-value="PT11H46M20.604S" table:style-name="ce2">
            <text:p>46:20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2916" table:style-name="ce1">
            <text:p>2916</text:p>
          </table:table-cell>
          <table:table-cell office:value-type="string" table:style-name="ce1">
            <text:p>Success</text:p>
          </table:table-cell>
          <table:table-cell office:value-type="float" office:value="54085" table:style-name="ce1">
            <text:p>54085</text:p>
          </table:table-cell>
          <table:table-cell table:number-columns-repeated="16377"/>
        </table:table-row>
        <table:table-row table:style-name="ro1">
          <table:table-cell office:value-type="float" office:value="1480" table:style-name="ce1">
            <text:p>1480</text:p>
          </table:table-cell>
          <table:table-cell office:value-type="time" office:time-value="PT11H46M18.533S" table:style-name="ce2">
            <text:p>46:18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5031" table:style-name="ce1">
            <text:p>5031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481" table:style-name="ce1">
            <text:p>1481</text:p>
          </table:table-cell>
          <table:table-cell office:value-type="time" office:time-value="PT11H46M23.526S" table:style-name="ce2">
            <text:p>46:23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482" table:style-name="ce1">
            <text:p>1482</text:p>
          </table:table-cell>
          <table:table-cell office:value-type="time" office:time-value="PT11H46M21.388S" table:style-name="ce2">
            <text:p>46:21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315" table:style-name="ce1">
            <text:p>2315</text:p>
          </table:table-cell>
          <table:table-cell office:value-type="string" table:style-name="ce1">
            <text:p>Success</text:p>
          </table:table-cell>
          <table:table-cell office:value-type="float" office:value="41365" table:style-name="ce1">
            <text:p>41365</text:p>
          </table:table-cell>
          <table:table-cell table:number-columns-repeated="16377"/>
        </table:table-row>
        <table:table-row table:style-name="ro1">
          <table:table-cell office:value-type="float" office:value="1483" table:style-name="ce1">
            <text:p>1483</text:p>
          </table:table-cell>
          <table:table-cell office:value-type="time" office:time-value="PT11H46M21.395S" table:style-name="ce2">
            <text:p>46:21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372" table:style-name="ce1">
            <text:p>2372</text:p>
          </table:table-cell>
          <table:table-cell office:value-type="string" table:style-name="ce1">
            <text:p>Success</text:p>
          </table:table-cell>
          <table:table-cell office:value-type="float" office:value="41365" table:style-name="ce1">
            <text:p>41365</text:p>
          </table:table-cell>
          <table:table-cell table:number-columns-repeated="16377"/>
        </table:table-row>
        <table:table-row table:style-name="ro1">
          <table:table-cell office:value-type="float" office:value="1484" table:style-name="ce1">
            <text:p>1484</text:p>
          </table:table-cell>
          <table:table-cell office:value-type="time" office:time-value="PT11H46M19.975S" table:style-name="ce2">
            <text:p>46:20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3821" table:style-name="ce1">
            <text:p>3821</text:p>
          </table:table-cell>
          <table:table-cell office:value-type="string" table:style-name="ce1">
            <text:p>Success</text:p>
          </table:table-cell>
          <table:table-cell office:value-type="float" office:value="54085" table:style-name="ce1">
            <text:p>54085</text:p>
          </table:table-cell>
          <table:table-cell table:number-columns-repeated="16377"/>
        </table:table-row>
        <table:table-row table:style-name="ro1">
          <table:table-cell office:value-type="float" office:value="1485" table:style-name="ce1">
            <text:p>1485</text:p>
          </table:table-cell>
          <table:table-cell office:value-type="time" office:time-value="PT11H46M12.760S" table:style-name="ce2">
            <text:p>46:12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1073" table:style-name="ce1">
            <text:p>11073</text:p>
          </table:table-cell>
          <table:table-cell office:value-type="string" table:style-name="ce1">
            <text:p>Success</text:p>
          </table:table-cell>
          <table:table-cell office:value-type="float" office:value="59583" table:style-name="ce1">
            <text:p>59583</text:p>
          </table:table-cell>
          <table:table-cell table:number-columns-repeated="16377"/>
        </table:table-row>
        <table:table-row table:style-name="ro1">
          <table:table-cell office:value-type="float" office:value="1486" table:style-name="ce1">
            <text:p>1486</text:p>
          </table:table-cell>
          <table:table-cell office:value-type="time" office:time-value="PT11H46M21.371S" table:style-name="ce2">
            <text:p>46:21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516" table:style-name="ce1">
            <text:p>2516</text:p>
          </table:table-cell>
          <table:table-cell office:value-type="string" table:style-name="ce1">
            <text:p>Success</text:p>
          </table:table-cell>
          <table:table-cell office:value-type="float" office:value="41365" table:style-name="ce1">
            <text:p>41365</text:p>
          </table:table-cell>
          <table:table-cell table:number-columns-repeated="16377"/>
        </table:table-row>
        <table:table-row table:style-name="ro1">
          <table:table-cell office:value-type="float" office:value="1487" table:style-name="ce1">
            <text:p>1487</text:p>
          </table:table-cell>
          <table:table-cell office:value-type="time" office:time-value="PT11H46M12.691S" table:style-name="ce2">
            <text:p>46:12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1196" table:style-name="ce1">
            <text:p>11196</text:p>
          </table:table-cell>
          <table:table-cell office:value-type="string" table:style-name="ce1">
            <text:p>Success</text:p>
          </table:table-cell>
          <table:table-cell office:value-type="float" office:value="59583" table:style-name="ce1">
            <text:p>59583</text:p>
          </table:table-cell>
          <table:table-cell table:number-columns-repeated="16377"/>
        </table:table-row>
        <table:table-row table:style-name="ro1">
          <table:table-cell office:value-type="float" office:value="1488" table:style-name="ce1">
            <text:p>1488</text:p>
          </table:table-cell>
          <table:table-cell office:value-type="time" office:time-value="PT11H46M21.391S" table:style-name="ce2">
            <text:p>46:21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501" table:style-name="ce1">
            <text:p>2501</text:p>
          </table:table-cell>
          <table:table-cell office:value-type="string" table:style-name="ce1">
            <text:p>Success</text:p>
          </table:table-cell>
          <table:table-cell office:value-type="float" office:value="41365" table:style-name="ce1">
            <text:p>41365</text:p>
          </table:table-cell>
          <table:table-cell table:number-columns-repeated="16377"/>
        </table:table-row>
        <table:table-row table:style-name="ro1">
          <table:table-cell office:value-type="float" office:value="1489" table:style-name="ce1">
            <text:p>1489</text:p>
          </table:table-cell>
          <table:table-cell office:value-type="time" office:time-value="PT11H46M21.374S" table:style-name="ce2">
            <text:p>46:21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547" table:style-name="ce1">
            <text:p>2547</text:p>
          </table:table-cell>
          <table:table-cell office:value-type="string" table:style-name="ce1">
            <text:p>Success</text:p>
          </table:table-cell>
          <table:table-cell office:value-type="float" office:value="41365" table:style-name="ce1">
            <text:p>41365</text:p>
          </table:table-cell>
          <table:table-cell table:number-columns-repeated="16377"/>
        </table:table-row>
        <table:table-row table:style-name="ro1">
          <table:table-cell office:value-type="float" office:value="1490" table:style-name="ce1">
            <text:p>1490</text:p>
          </table:table-cell>
          <table:table-cell office:value-type="time" office:time-value="PT11H46M14.786S" table:style-name="ce2">
            <text:p>46:14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9136" table:style-name="ce1">
            <text:p>9136</text:p>
          </table:table-cell>
          <table:table-cell office:value-type="string" table:style-name="ce1">
            <text:p>Success</text:p>
          </table:table-cell>
          <table:table-cell office:value-type="float" office:value="59583" table:style-name="ce1">
            <text:p>59583</text:p>
          </table:table-cell>
          <table:table-cell table:number-columns-repeated="16377"/>
        </table:table-row>
        <table:table-row table:style-name="ro1">
          <table:table-cell office:value-type="float" office:value="1491" table:style-name="ce1">
            <text:p>1491</text:p>
          </table:table-cell>
          <table:table-cell office:value-type="time" office:time-value="PT11H46M19.877S" table:style-name="ce2">
            <text:p>46:19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4048" table:style-name="ce1">
            <text:p>4048</text:p>
          </table:table-cell>
          <table:table-cell office:value-type="string" table:style-name="ce1">
            <text:p>Success</text:p>
          </table:table-cell>
          <table:table-cell office:value-type="float" office:value="54085" table:style-name="ce1">
            <text:p>54085</text:p>
          </table:table-cell>
          <table:table-cell table:number-columns-repeated="16377"/>
        </table:table-row>
        <table:table-row table:style-name="ro1">
          <table:table-cell office:value-type="float" office:value="1492" table:style-name="ce1">
            <text:p>1492</text:p>
          </table:table-cell>
          <table:table-cell office:value-type="time" office:time-value="PT11H46M19.754S" table:style-name="ce2">
            <text:p>46:19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4171" table:style-name="ce1">
            <text:p>4171</text:p>
          </table:table-cell>
          <table:table-cell office:value-type="string" table:style-name="ce1">
            <text:p>Success</text:p>
          </table:table-cell>
          <table:table-cell office:value-type="float" office:value="54084" table:style-name="ce1">
            <text:p>54084</text:p>
          </table:table-cell>
          <table:table-cell table:number-columns-repeated="16377"/>
        </table:table-row>
        <table:table-row table:style-name="ro1">
          <table:table-cell office:value-type="float" office:value="1493" table:style-name="ce1">
            <text:p>1493</text:p>
          </table:table-cell>
          <table:table-cell office:value-type="time" office:time-value="PT11H46M21.553S" table:style-name="ce2">
            <text:p>46:21.6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382" table:style-name="ce1">
            <text:p>2382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494" table:style-name="ce1">
            <text:p>1494</text:p>
          </table:table-cell>
          <table:table-cell office:value-type="time" office:time-value="PT11H46M14.792S" table:style-name="ce2">
            <text:p>46:14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9146" table:style-name="ce1">
            <text:p>9146</text:p>
          </table:table-cell>
          <table:table-cell office:value-type="string" table:style-name="ce1">
            <text:p>Success</text:p>
          </table:table-cell>
          <table:table-cell office:value-type="float" office:value="59583" table:style-name="ce1">
            <text:p>59583</text:p>
          </table:table-cell>
          <table:table-cell table:number-columns-repeated="16377"/>
        </table:table-row>
        <table:table-row table:style-name="ro1">
          <table:table-cell office:value-type="float" office:value="1495" table:style-name="ce1">
            <text:p>1495</text:p>
          </table:table-cell>
          <table:table-cell office:value-type="time" office:time-value="PT11H46M23.798S" table:style-name="ce2">
            <text:p>46:23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496" table:style-name="ce1">
            <text:p>1496</text:p>
          </table:table-cell>
          <table:table-cell office:value-type="time" office:time-value="PT11H46M21.479S" table:style-name="ce2">
            <text:p>46:21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482" table:style-name="ce1">
            <text:p>2482</text:p>
          </table:table-cell>
          <table:table-cell office:value-type="string" table:style-name="ce1">
            <text:p>Success</text:p>
          </table:table-cell>
          <table:table-cell office:value-type="float" office:value="41365" table:style-name="ce1">
            <text:p>41365</text:p>
          </table:table-cell>
          <table:table-cell table:number-columns-repeated="16377"/>
        </table:table-row>
        <table:table-row table:style-name="ro1">
          <table:table-cell office:value-type="float" office:value="1497" table:style-name="ce1">
            <text:p>1497</text:p>
          </table:table-cell>
          <table:table-cell office:value-type="time" office:time-value="PT11H46M21.404S" table:style-name="ce2">
            <text:p>46:21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616" table:style-name="ce1">
            <text:p>2616</text:p>
          </table:table-cell>
          <table:table-cell office:value-type="string" table:style-name="ce1">
            <text:p>Success</text:p>
          </table:table-cell>
          <table:table-cell office:value-type="float" office:value="41367" table:style-name="ce1">
            <text:p>41367</text:p>
          </table:table-cell>
          <table:table-cell table:number-columns-repeated="16377"/>
        </table:table-row>
        <table:table-row table:style-name="ro1">
          <table:table-cell office:value-type="float" office:value="1498" table:style-name="ce1">
            <text:p>1498</text:p>
          </table:table-cell>
          <table:table-cell office:value-type="time" office:time-value="PT11H46M21.363S" table:style-name="ce2">
            <text:p>46:21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663" table:style-name="ce1">
            <text:p>2663</text:p>
          </table:table-cell>
          <table:table-cell office:value-type="string" table:style-name="ce1">
            <text:p>Success</text:p>
          </table:table-cell>
          <table:table-cell office:value-type="float" office:value="46057" table:style-name="ce1">
            <text:p>46057</text:p>
          </table:table-cell>
          <table:table-cell table:number-columns-repeated="16377"/>
        </table:table-row>
        <table:table-row table:style-name="ro1">
          <table:table-cell office:value-type="float" office:value="1499" table:style-name="ce1">
            <text:p>1499</text:p>
          </table:table-cell>
          <table:table-cell office:value-type="time" office:time-value="PT11H46M21.391S" table:style-name="ce2">
            <text:p>46:21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641" table:style-name="ce1">
            <text:p>2641</text:p>
          </table:table-cell>
          <table:table-cell office:value-type="string" table:style-name="ce1">
            <text:p>Success</text:p>
          </table:table-cell>
          <table:table-cell office:value-type="float" office:value="41367" table:style-name="ce1">
            <text:p>41367</text:p>
          </table:table-cell>
          <table:table-cell table:number-columns-repeated="16377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time" office:time-value="PT11H46M21.580S" table:style-name="ce2">
            <text:p>46:21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457" table:style-name="ce1">
            <text:p>2457</text:p>
          </table:table-cell>
          <table:table-cell office:value-type="string" table:style-name="ce1">
            <text:p>Success</text:p>
          </table:table-cell>
          <table:table-cell office:value-type="float" office:value="41365" table:style-name="ce1">
            <text:p>41365</text:p>
          </table:table-cell>
          <table:table-cell table:number-columns-repeated="16377"/>
        </table:table-row>
        <table:table-row table:style-name="ro1">
          <table:table-cell office:value-type="float" office:value="1501" table:style-name="ce1">
            <text:p>1501</text:p>
          </table:table-cell>
          <table:table-cell office:value-type="time" office:time-value="PT11H46M23.927S" table:style-name="ce2">
            <text:p>46:23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502" table:style-name="ce1">
            <text:p>1502</text:p>
          </table:table-cell>
          <table:table-cell office:value-type="time" office:time-value="PT11H46M23.927S" table:style-name="ce2">
            <text:p>46:23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503" table:style-name="ce1">
            <text:p>1503</text:p>
          </table:table-cell>
          <table:table-cell office:value-type="time" office:time-value="PT11H46M21.350S" table:style-name="ce2">
            <text:p>46:21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589" table:style-name="ce1">
            <text:p>3589</text:p>
          </table:table-cell>
          <table:table-cell office:value-type="string" table:style-name="ce1">
            <text:p>Success</text:p>
          </table:table-cell>
          <table:table-cell office:value-type="float" office:value="89007" table:style-name="ce1">
            <text:p>89007</text:p>
          </table:table-cell>
          <table:table-cell table:number-columns-repeated="16377"/>
        </table:table-row>
        <table:table-row table:style-name="ro1">
          <table:table-cell office:value-type="float" office:value="1504" table:style-name="ce1">
            <text:p>1504</text:p>
          </table:table-cell>
          <table:table-cell office:value-type="time" office:time-value="PT11H46M21.574S" table:style-name="ce2">
            <text:p>46:21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3487" table:style-name="ce1">
            <text:p>3487</text:p>
          </table:table-cell>
          <table:table-cell office:value-type="string" table:style-name="ce1">
            <text:p>Success</text:p>
          </table:table-cell>
          <table:table-cell office:value-type="float" office:value="89125" table:style-name="ce1">
            <text:p>89125</text:p>
          </table:table-cell>
          <table:table-cell table:number-columns-repeated="16377"/>
        </table:table-row>
        <table:table-row table:style-name="ro1">
          <table:table-cell office:value-type="float" office:value="1505" table:style-name="ce1">
            <text:p>1505</text:p>
          </table:table-cell>
          <table:table-cell office:value-type="time" office:time-value="PT11H46M21.542S" table:style-name="ce2">
            <text:p>46:21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3587" table:style-name="ce1">
            <text:p>3587</text:p>
          </table:table-cell>
          <table:table-cell office:value-type="string" table:style-name="ce1">
            <text:p>Success</text:p>
          </table:table-cell>
          <table:table-cell office:value-type="float" office:value="89125" table:style-name="ce1">
            <text:p>89125</text:p>
          </table:table-cell>
          <table:table-cell table:number-columns-repeated="16377"/>
        </table:table-row>
        <table:table-row table:style-name="ro1">
          <table:table-cell office:value-type="float" office:value="1506" table:style-name="ce1">
            <text:p>1506</text:p>
          </table:table-cell>
          <table:table-cell office:value-type="time" office:time-value="PT11H46M21.395S" table:style-name="ce2">
            <text:p>46:21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740" table:style-name="ce1">
            <text:p>3740</text:p>
          </table:table-cell>
          <table:table-cell office:value-type="string" table:style-name="ce1">
            <text:p>Success</text:p>
          </table:table-cell>
          <table:table-cell office:value-type="float" office:value="89125" table:style-name="ce1">
            <text:p>89125</text:p>
          </table:table-cell>
          <table:table-cell table:number-columns-repeated="16377"/>
        </table:table-row>
        <table:table-row table:style-name="ro1">
          <table:table-cell office:value-type="float" office:value="1507" table:style-name="ce1">
            <text:p>1507</text:p>
          </table:table-cell>
          <table:table-cell office:value-type="time" office:time-value="PT11H46M24.940S" table:style-name="ce2">
            <text:p>46:24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08" table:style-name="ce1">
            <text:p>1508</text:p>
          </table:table-cell>
          <table:table-cell office:value-type="time" office:time-value="PT11H46M21.582S" table:style-name="ce2">
            <text:p>46:21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620" table:style-name="ce1">
            <text:p>3620</text:p>
          </table:table-cell>
          <table:table-cell office:value-type="string" table:style-name="ce1">
            <text:p>Success</text:p>
          </table:table-cell>
          <table:table-cell office:value-type="float" office:value="91126" table:style-name="ce1">
            <text:p>91126</text:p>
          </table:table-cell>
          <table:table-cell table:number-columns-repeated="16377"/>
        </table:table-row>
        <table:table-row table:style-name="ro1">
          <table:table-cell office:value-type="float" office:value="1509" table:style-name="ce1">
            <text:p>1509</text:p>
          </table:table-cell>
          <table:table-cell office:value-type="time" office:time-value="PT11H46M21.541S" table:style-name="ce2">
            <text:p>46:21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3705" table:style-name="ce1">
            <text:p>3705</text:p>
          </table:table-cell>
          <table:table-cell office:value-type="string" table:style-name="ce1">
            <text:p>Success</text:p>
          </table:table-cell>
          <table:table-cell office:value-type="float" office:value="89125" table:style-name="ce1">
            <text:p>89125</text:p>
          </table:table-cell>
          <table:table-cell table:number-columns-repeated="16377"/>
        </table:table-row>
        <table:table-row table:style-name="ro1">
          <table:table-cell office:value-type="float" office:value="1510" table:style-name="ce1">
            <text:p>1510</text:p>
          </table:table-cell>
          <table:table-cell office:value-type="time" office:time-value="PT11H46M21.511S" table:style-name="ce2">
            <text:p>46:21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786" table:style-name="ce1">
            <text:p>3786</text:p>
          </table:table-cell>
          <table:table-cell office:value-type="string" table:style-name="ce1">
            <text:p>Success</text:p>
          </table:table-cell>
          <table:table-cell office:value-type="float" office:value="91175" table:style-name="ce1">
            <text:p>91175</text:p>
          </table:table-cell>
          <table:table-cell table:number-columns-repeated="16377"/>
        </table:table-row>
        <table:table-row table:style-name="ro1">
          <table:table-cell office:value-type="float" office:value="1511" table:style-name="ce1">
            <text:p>1511</text:p>
          </table:table-cell>
          <table:table-cell office:value-type="time" office:time-value="PT11H46M25.298S" table:style-name="ce2">
            <text:p>46:25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12" table:style-name="ce1">
            <text:p>1512</text:p>
          </table:table-cell>
          <table:table-cell office:value-type="time" office:time-value="PT11H46M25.372S" table:style-name="ce2">
            <text:p>46:25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13" table:style-name="ce1">
            <text:p>1513</text:p>
          </table:table-cell>
          <table:table-cell office:value-type="time" office:time-value="PT11H46M25.198S" table:style-name="ce2">
            <text:p>46:25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58" table:style-name="ce1">
            <text:p>2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14" table:style-name="ce1">
            <text:p>1514</text:p>
          </table:table-cell>
          <table:table-cell office:value-type="time" office:time-value="PT11H46M25.425S" table:style-name="ce2">
            <text:p>46:25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1972" table:style-name="ce1">
            <text:p>1972</text:p>
          </table:table-cell>
          <table:table-cell table:number-columns-repeated="16377"/>
        </table:table-row>
        <table:table-row table:style-name="ro1">
          <table:table-cell office:value-type="float" office:value="1515" table:style-name="ce1">
            <text:p>1515</text:p>
          </table:table-cell>
          <table:table-cell office:value-type="time" office:time-value="PT11H46M25.490S" table:style-name="ce2">
            <text:p>46:25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024" table:style-name="ce1">
            <text:p>2024</text:p>
          </table:table-cell>
          <table:table-cell table:number-columns-repeated="16377"/>
        </table:table-row>
        <table:table-row table:style-name="ro1">
          <table:table-cell office:value-type="float" office:value="1516" table:style-name="ce1">
            <text:p>1516</text:p>
          </table:table-cell>
          <table:table-cell office:value-type="time" office:time-value="PT11H46M21.669S" table:style-name="ce2">
            <text:p>46:21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881" table:style-name="ce1">
            <text:p>3881</text:p>
          </table:table-cell>
          <table:table-cell office:value-type="string" table:style-name="ce1">
            <text:p>Success</text:p>
          </table:table-cell>
          <table:table-cell office:value-type="float" office:value="97532" table:style-name="ce1">
            <text:p>97532</text:p>
          </table:table-cell>
          <table:table-cell table:number-columns-repeated="16377"/>
        </table:table-row>
        <table:table-row table:style-name="ro1">
          <table:table-cell office:value-type="float" office:value="1517" table:style-name="ce1">
            <text:p>1517</text:p>
          </table:table-cell>
          <table:table-cell office:value-type="time" office:time-value="PT11H46M21.671S" table:style-name="ce2">
            <text:p>46:21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963" table:style-name="ce1">
            <text:p>3963</text:p>
          </table:table-cell>
          <table:table-cell office:value-type="string" table:style-name="ce1">
            <text:p>Success</text:p>
          </table:table-cell>
          <table:table-cell office:value-type="float" office:value="93369" table:style-name="ce1">
            <text:p>93369</text:p>
          </table:table-cell>
          <table:table-cell table:number-columns-repeated="16377"/>
        </table:table-row>
        <table:table-row table:style-name="ro1">
          <table:table-cell office:value-type="float" office:value="1518" table:style-name="ce1">
            <text:p>1518</text:p>
          </table:table-cell>
          <table:table-cell office:value-type="time" office:time-value="PT11H46M25.198S" table:style-name="ce2">
            <text:p>46:25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447" table:style-name="ce1">
            <text:p>4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19" table:style-name="ce1">
            <text:p>1519</text:p>
          </table:table-cell>
          <table:table-cell office:value-type="time" office:time-value="PT11H46M21.673S" table:style-name="ce2">
            <text:p>46:21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4008" table:style-name="ce1">
            <text:p>4008</text:p>
          </table:table-cell>
          <table:table-cell office:value-type="string" table:style-name="ce1">
            <text:p>Success</text:p>
          </table:table-cell>
          <table:table-cell office:value-type="float" office:value="93256" table:style-name="ce1">
            <text:p>93256</text:p>
          </table:table-cell>
          <table:table-cell table:number-columns-repeated="16377"/>
        </table:table-row>
        <table:table-row table:style-name="ro1">
          <table:table-cell office:value-type="float" office:value="1520" table:style-name="ce1">
            <text:p>1520</text:p>
          </table:table-cell>
          <table:table-cell office:value-type="time" office:time-value="PT11H46M21.651S" table:style-name="ce2">
            <text:p>46:21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4176" table:style-name="ce1">
            <text:p>4176</text:p>
          </table:table-cell>
          <table:table-cell office:value-type="string" table:style-name="ce1">
            <text:p>Success</text:p>
          </table:table-cell>
          <table:table-cell office:value-type="float" office:value="93260" table:style-name="ce1">
            <text:p>93260</text:p>
          </table:table-cell>
          <table:table-cell table:number-columns-repeated="16377"/>
        </table:table-row>
        <table:table-row table:style-name="ro1">
          <table:table-cell office:value-type="float" office:value="1521" table:style-name="ce1">
            <text:p>1521</text:p>
          </table:table-cell>
          <table:table-cell office:value-type="time" office:time-value="PT11H46M22.232S" table:style-name="ce2">
            <text:p>46:22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3602" table:style-name="ce1">
            <text:p>3602</text:p>
          </table:table-cell>
          <table:table-cell office:value-type="string" table:style-name="ce1">
            <text:p>Success</text:p>
          </table:table-cell>
          <table:table-cell office:value-type="float" office:value="95370" table:style-name="ce1">
            <text:p>95370</text:p>
          </table:table-cell>
          <table:table-cell table:number-columns-repeated="16377"/>
        </table:table-row>
        <table:table-row table:style-name="ro1">
          <table:table-cell office:value-type="float" office:value="1522" table:style-name="ce1">
            <text:p>1522</text:p>
          </table:table-cell>
          <table:table-cell office:value-type="time" office:time-value="PT11H46M25.459S" table:style-name="ce2">
            <text:p>46:25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23" table:style-name="ce1">
            <text:p>1523</text:p>
          </table:table-cell>
          <table:table-cell office:value-type="time" office:time-value="PT11H46M25.836S" table:style-name="ce2">
            <text:p>46:25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972" table:style-name="ce1">
            <text:p>1972</text:p>
          </table:table-cell>
          <table:table-cell table:number-columns-repeated="16377"/>
        </table:table-row>
        <table:table-row table:style-name="ro1">
          <table:table-cell office:value-type="float" office:value="1524" table:style-name="ce1">
            <text:p>1524</text:p>
          </table:table-cell>
          <table:table-cell office:value-type="time" office:time-value="PT11H46M25.881S" table:style-name="ce2">
            <text:p>46:25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024" table:style-name="ce1">
            <text:p>2024</text:p>
          </table:table-cell>
          <table:table-cell table:number-columns-repeated="16377"/>
        </table:table-row>
        <table:table-row table:style-name="ro1">
          <table:table-cell office:value-type="float" office:value="1525" table:style-name="ce1">
            <text:p>1525</text:p>
          </table:table-cell>
          <table:table-cell office:value-type="time" office:time-value="PT11H46M25.909S" table:style-name="ce2">
            <text:p>46:25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024" table:style-name="ce1">
            <text:p>2024</text:p>
          </table:table-cell>
          <table:table-cell table:number-columns-repeated="16377"/>
        </table:table-row>
        <table:table-row table:style-name="ro1">
          <table:table-cell office:value-type="float" office:value="1526" table:style-name="ce1">
            <text:p>1526</text:p>
          </table:table-cell>
          <table:table-cell office:value-type="time" office:time-value="PT11H46M25.683S" table:style-name="ce2">
            <text:p>46:25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317" table:style-name="ce1">
            <text:p>31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27" table:style-name="ce1">
            <text:p>1527</text:p>
          </table:table-cell>
          <table:table-cell office:value-type="time" office:time-value="PT11H46M25.945S" table:style-name="ce2">
            <text:p>46:25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2024" table:style-name="ce1">
            <text:p>2024</text:p>
          </table:table-cell>
          <table:table-cell table:number-columns-repeated="16377"/>
        </table:table-row>
        <table:table-row table:style-name="ro1">
          <table:table-cell office:value-type="float" office:value="1528" table:style-name="ce1">
            <text:p>1528</text:p>
          </table:table-cell>
          <table:table-cell office:value-type="time" office:time-value="PT11H46M25.652S" table:style-name="ce2">
            <text:p>46:25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448" table:style-name="ce1">
            <text:p>4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29" table:style-name="ce1">
            <text:p>1529</text:p>
          </table:table-cell>
          <table:table-cell office:value-type="time" office:time-value="PT11H46M22.645S" table:style-name="ce2">
            <text:p>46:22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3545" table:style-name="ce1">
            <text:p>3545</text:p>
          </table:table-cell>
          <table:table-cell office:value-type="string" table:style-name="ce1">
            <text:p>Success</text:p>
          </table:table-cell>
          <table:table-cell office:value-type="float" office:value="97531" table:style-name="ce1">
            <text:p>97531</text:p>
          </table:table-cell>
          <table:table-cell table:number-columns-repeated="16377"/>
        </table:table-row>
        <table:table-row table:style-name="ro1">
          <table:table-cell office:value-type="float" office:value="1530" table:style-name="ce1">
            <text:p>1530</text:p>
          </table:table-cell>
          <table:table-cell office:value-type="time" office:time-value="PT11H46M26.001S" table:style-name="ce2">
            <text:p>46:26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31" table:style-name="ce1">
            <text:p>1531</text:p>
          </table:table-cell>
          <table:table-cell office:value-type="time" office:time-value="PT11H46M22.648S" table:style-name="ce2">
            <text:p>46:22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3561" table:style-name="ce1">
            <text:p>3561</text:p>
          </table:table-cell>
          <table:table-cell office:value-type="string" table:style-name="ce1">
            <text:p>Success</text:p>
          </table:table-cell>
          <table:table-cell office:value-type="float" office:value="99736" table:style-name="ce1">
            <text:p>99736</text:p>
          </table:table-cell>
          <table:table-cell table:number-columns-repeated="16377"/>
        </table:table-row>
        <table:table-row table:style-name="ro1">
          <table:table-cell office:value-type="float" office:value="1532" table:style-name="ce1">
            <text:p>1532</text:p>
          </table:table-cell>
          <table:table-cell office:value-type="time" office:time-value="PT11H46M22.370S" table:style-name="ce2">
            <text:p>46:22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845" table:style-name="ce1">
            <text:p>3845</text:p>
          </table:table-cell>
          <table:table-cell office:value-type="string" table:style-name="ce1">
            <text:p>Success</text:p>
          </table:table-cell>
          <table:table-cell office:value-type="float" office:value="95491" table:style-name="ce1">
            <text:p>95491</text:p>
          </table:table-cell>
          <table:table-cell table:number-columns-repeated="16377"/>
        </table:table-row>
        <table:table-row table:style-name="ro1">
          <table:table-cell office:value-type="float" office:value="1533" table:style-name="ce1">
            <text:p>1533</text:p>
          </table:table-cell>
          <table:table-cell office:value-type="time" office:time-value="PT11H46M26.192S" table:style-name="ce2">
            <text:p>46:26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1972" table:style-name="ce1">
            <text:p>1972</text:p>
          </table:table-cell>
          <table:table-cell table:number-columns-repeated="16377"/>
        </table:table-row>
        <table:table-row table:style-name="ro1">
          <table:table-cell office:value-type="float" office:value="1534" table:style-name="ce1">
            <text:p>1534</text:p>
          </table:table-cell>
          <table:table-cell office:value-type="time" office:time-value="PT11H46M26.234S" table:style-name="ce2">
            <text:p>46:26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024" table:style-name="ce1">
            <text:p>2024</text:p>
          </table:table-cell>
          <table:table-cell table:number-columns-repeated="16377"/>
        </table:table-row>
        <table:table-row table:style-name="ro1">
          <table:table-cell office:value-type="float" office:value="1535" table:style-name="ce1">
            <text:p>1535</text:p>
          </table:table-cell>
          <table:table-cell office:value-type="time" office:time-value="PT11H46M22.600S" table:style-name="ce2">
            <text:p>46:22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3677" table:style-name="ce1">
            <text:p>3677</text:p>
          </table:table-cell>
          <table:table-cell office:value-type="string" table:style-name="ce1">
            <text:p>Success</text:p>
          </table:table-cell>
          <table:table-cell office:value-type="float" office:value="103983" table:style-name="ce1">
            <text:p>103983</text:p>
          </table:table-cell>
          <table:table-cell table:number-columns-repeated="16377"/>
        </table:table-row>
        <table:table-row table:style-name="ro1">
          <table:table-cell office:value-type="float" office:value="1536" table:style-name="ce1">
            <text:p>1536</text:p>
          </table:table-cell>
          <table:table-cell office:value-type="time" office:time-value="PT11H46M26.251S" table:style-name="ce2">
            <text:p>46:26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024" table:style-name="ce1">
            <text:p>2024</text:p>
          </table:table-cell>
          <table:table-cell table:number-columns-repeated="16377"/>
        </table:table-row>
        <table:table-row table:style-name="ro1">
          <table:table-cell office:value-type="float" office:value="1537" table:style-name="ce1">
            <text:p>1537</text:p>
          </table:table-cell>
          <table:table-cell office:value-type="time" office:time-value="PT11H46M25.850S" table:style-name="ce2">
            <text:p>46:25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452" table:style-name="ce1">
            <text:p>45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38" table:style-name="ce1">
            <text:p>1538</text:p>
          </table:table-cell>
          <table:table-cell office:value-type="time" office:time-value="PT11H46M26.284S" table:style-name="ce2">
            <text:p>46:26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024" table:style-name="ce1">
            <text:p>2024</text:p>
          </table:table-cell>
          <table:table-cell table:number-columns-repeated="16377"/>
        </table:table-row>
        <table:table-row table:style-name="ro1">
          <table:table-cell office:value-type="float" office:value="1539" table:style-name="ce1">
            <text:p>1539</text:p>
          </table:table-cell>
          <table:table-cell office:value-type="time" office:time-value="PT11H46M22.655S" table:style-name="ce2">
            <text:p>46:22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3673" table:style-name="ce1">
            <text:p>3673</text:p>
          </table:table-cell>
          <table:table-cell office:value-type="string" table:style-name="ce1">
            <text:p>Success</text:p>
          </table:table-cell>
          <table:table-cell office:value-type="float" office:value="103888" table:style-name="ce1">
            <text:p>103888</text:p>
          </table:table-cell>
          <table:table-cell table:number-columns-repeated="16377"/>
        </table:table-row>
        <table:table-row table:style-name="ro1">
          <table:table-cell office:value-type="float" office:value="1540" table:style-name="ce1">
            <text:p>1540</text:p>
          </table:table-cell>
          <table:table-cell office:value-type="time" office:time-value="PT11H46M22.645S" table:style-name="ce2">
            <text:p>46:22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3704" table:style-name="ce1">
            <text:p>3704</text:p>
          </table:table-cell>
          <table:table-cell office:value-type="string" table:style-name="ce1">
            <text:p>Success</text:p>
          </table:table-cell>
          <table:table-cell office:value-type="float" office:value="103896" table:style-name="ce1">
            <text:p>103896</text:p>
          </table:table-cell>
          <table:table-cell table:number-columns-repeated="16377"/>
        </table:table-row>
        <table:table-row table:style-name="ro1">
          <table:table-cell office:value-type="float" office:value="1541" table:style-name="ce1">
            <text:p>1541</text:p>
          </table:table-cell>
          <table:table-cell office:value-type="time" office:time-value="PT11H46M26.350S" table:style-name="ce2">
            <text:p>46:26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972" table:style-name="ce1">
            <text:p>1972</text:p>
          </table:table-cell>
          <table:table-cell table:number-columns-repeated="16377"/>
        </table:table-row>
        <table:table-row table:style-name="ro1">
          <table:table-cell office:value-type="float" office:value="1542" table:style-name="ce1">
            <text:p>1542</text:p>
          </table:table-cell>
          <table:table-cell office:value-type="time" office:time-value="PT11H46M22.553S" table:style-name="ce2">
            <text:p>46:22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815" table:style-name="ce1">
            <text:p>3815</text:p>
          </table:table-cell>
          <table:table-cell office:value-type="string" table:style-name="ce1">
            <text:p>Success</text:p>
          </table:table-cell>
          <table:table-cell office:value-type="float" office:value="103891" table:style-name="ce1">
            <text:p>103891</text:p>
          </table:table-cell>
          <table:table-cell table:number-columns-repeated="16377"/>
        </table:table-row>
        <table:table-row table:style-name="ro1">
          <table:table-cell office:value-type="float" office:value="1543" table:style-name="ce1">
            <text:p>1543</text:p>
          </table:table-cell>
          <table:table-cell office:value-type="time" office:time-value="PT11H46M26.359S" table:style-name="ce2">
            <text:p>46:26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024" table:style-name="ce1">
            <text:p>2024</text:p>
          </table:table-cell>
          <table:table-cell table:number-columns-repeated="16377"/>
        </table:table-row>
        <table:table-row table:style-name="ro1">
          <table:table-cell office:value-type="float" office:value="1544" table:style-name="ce1">
            <text:p>1544</text:p>
          </table:table-cell>
          <table:table-cell office:value-type="time" office:time-value="PT11H46M25.828S" table:style-name="ce2">
            <text:p>46:25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569" table:style-name="ce1">
            <text:p>5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45" table:style-name="ce1">
            <text:p>1545</text:p>
          </table:table-cell>
          <table:table-cell office:value-type="time" office:time-value="PT11H46M26.375S" table:style-name="ce2">
            <text:p>46:26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024" table:style-name="ce1">
            <text:p>2024</text:p>
          </table:table-cell>
          <table:table-cell table:number-columns-repeated="16377"/>
        </table:table-row>
        <table:table-row table:style-name="ro1">
          <table:table-cell office:value-type="float" office:value="1546" table:style-name="ce1">
            <text:p>1546</text:p>
          </table:table-cell>
          <table:table-cell office:value-type="time" office:time-value="PT11H46M26.390S" table:style-name="ce2">
            <text:p>46:26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024" table:style-name="ce1">
            <text:p>2024</text:p>
          </table:table-cell>
          <table:table-cell table:number-columns-repeated="16377"/>
        </table:table-row>
        <table:table-row table:style-name="ro1">
          <table:table-cell office:value-type="float" office:value="1547" table:style-name="ce1">
            <text:p>1547</text:p>
          </table:table-cell>
          <table:table-cell office:value-type="time" office:time-value="PT11H46M26.200S" table:style-name="ce2">
            <text:p>46:26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48" table:style-name="ce1">
            <text:p>1548</text:p>
          </table:table-cell>
          <table:table-cell office:value-type="time" office:time-value="PT11H46M26.102S" table:style-name="ce2">
            <text:p>46:26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402" table:style-name="ce1">
            <text:p>4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49" table:style-name="ce1">
            <text:p>1549</text:p>
          </table:table-cell>
          <table:table-cell office:value-type="time" office:time-value="PT11H46M26.437S" table:style-name="ce2">
            <text:p>46:26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50" table:style-name="ce1">
            <text:p>1550</text:p>
          </table:table-cell>
          <table:table-cell office:value-type="time" office:time-value="PT11H46M26.390S" table:style-name="ce2">
            <text:p>46:26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51" table:style-name="ce1">
            <text:p>1551</text:p>
          </table:table-cell>
          <table:table-cell office:value-type="time" office:time-value="PT11H46M26.507S" table:style-name="ce2">
            <text:p>46:26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52" table:style-name="ce1">
            <text:p>1552</text:p>
          </table:table-cell>
          <table:table-cell office:value-type="time" office:time-value="PT11H46M26.621S" table:style-name="ce2">
            <text:p>46:26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53" table:style-name="ce1">
            <text:p>1553</text:p>
          </table:table-cell>
          <table:table-cell office:value-type="time" office:time-value="PT11H46M26.733S" table:style-name="ce2">
            <text:p>46:26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54" table:style-name="ce1">
            <text:p>1554</text:p>
          </table:table-cell>
          <table:table-cell office:value-type="time" office:time-value="PT11H46M23.475S" table:style-name="ce2">
            <text:p>46:23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542" table:style-name="ce1">
            <text:p>3542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555" table:style-name="ce1">
            <text:p>1555</text:p>
          </table:table-cell>
          <table:table-cell office:value-type="time" office:time-value="PT11H46M26.359S" table:style-name="ce2">
            <text:p>46:26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704" table:style-name="ce1">
            <text:p>1704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556" table:style-name="ce1">
            <text:p>1556</text:p>
          </table:table-cell>
          <table:table-cell office:value-type="time" office:time-value="PT11H46M26.330S" table:style-name="ce2">
            <text:p>46:26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763" table:style-name="ce1">
            <text:p>1763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557" table:style-name="ce1">
            <text:p>1557</text:p>
          </table:table-cell>
          <table:table-cell office:value-type="time" office:time-value="PT11H46M28.074S" table:style-name="ce2">
            <text:p>46:28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558" table:style-name="ce1">
            <text:p>1558</text:p>
          </table:table-cell>
          <table:table-cell office:value-type="time" office:time-value="PT11H46M28.094S" table:style-name="ce2">
            <text:p>46:28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559" table:style-name="ce1">
            <text:p>1559</text:p>
          </table:table-cell>
          <table:table-cell office:value-type="time" office:time-value="PT11H46M26.216S" table:style-name="ce2">
            <text:p>46:26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424" table:style-name="ce1">
            <text:p>242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560" table:style-name="ce1">
            <text:p>1560</text:p>
          </table:table-cell>
          <table:table-cell office:value-type="time" office:time-value="PT11H46M26.279S" table:style-name="ce2">
            <text:p>46:26.3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381" table:style-name="ce1">
            <text:p>2381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561" table:style-name="ce1">
            <text:p>1561</text:p>
          </table:table-cell>
          <table:table-cell office:value-type="time" office:time-value="PT11H46M28.631S" table:style-name="ce2">
            <text:p>46:28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ou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562" table:style-name="ce1">
            <text:p>1562</text:p>
          </table:table-cell>
          <table:table-cell office:value-type="time" office:time-value="PT11H46M28.662S" table:style-name="ce2">
            <text:p>46:28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563" table:style-name="ce1">
            <text:p>1563</text:p>
          </table:table-cell>
          <table:table-cell office:value-type="time" office:time-value="PT11H46M26.210S" table:style-name="ce2">
            <text:p>46:26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486" table:style-name="ce1">
            <text:p>2486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564" table:style-name="ce1">
            <text:p>1564</text:p>
          </table:table-cell>
          <table:table-cell office:value-type="time" office:time-value="PT11H46M28.662S" table:style-name="ce2">
            <text:p>46:28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565" table:style-name="ce1">
            <text:p>1565</text:p>
          </table:table-cell>
          <table:table-cell office:value-type="time" office:time-value="PT11H46M28.677S" table:style-name="ce2">
            <text:p>46:28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html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66" table:style-name="ce1">
            <text:p>1566</text:p>
          </table:table-cell>
          <table:table-cell office:value-type="time" office:time-value="PT11H46M28.693S" table:style-name="ce2">
            <text:p>46:28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567" table:style-name="ce1">
            <text:p>1567</text:p>
          </table:table-cell>
          <table:table-cell office:value-type="time" office:time-value="PT11H46M24.033S" table:style-name="ce2">
            <text:p>46:24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4761" table:style-name="ce1">
            <text:p>4761</text:p>
          </table:table-cell>
          <table:table-cell office:value-type="string" table:style-name="ce1">
            <text:p>Success</text:p>
          </table:table-cell>
          <table:table-cell office:value-type="float" office:value="91081" table:style-name="ce1">
            <text:p>91081</text:p>
          </table:table-cell>
          <table:table-cell table:number-columns-repeated="16377"/>
        </table:table-row>
        <table:table-row table:style-name="ro1">
          <table:table-cell office:value-type="float" office:value="1568" table:style-name="ce1">
            <text:p>1568</text:p>
          </table:table-cell>
          <table:table-cell office:value-type="time" office:time-value="PT11H46M23.893S" table:style-name="ce2">
            <text:p>46:23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4925" table:style-name="ce1">
            <text:p>4925</text:p>
          </table:table-cell>
          <table:table-cell office:value-type="string" table:style-name="ce1">
            <text:p>Success</text:p>
          </table:table-cell>
          <table:table-cell office:value-type="float" office:value="91081" table:style-name="ce1">
            <text:p>91081</text:p>
          </table:table-cell>
          <table:table-cell table:number-columns-repeated="16377"/>
        </table:table-row>
        <table:table-row table:style-name="ro1">
          <table:table-cell office:value-type="float" office:value="1569" table:style-name="ce1">
            <text:p>1569</text:p>
          </table:table-cell>
          <table:table-cell office:value-type="time" office:time-value="PT11H46M23.887S" table:style-name="ce2">
            <text:p>46:23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5090" table:style-name="ce1">
            <text:p>5090</text:p>
          </table:table-cell>
          <table:table-cell office:value-type="string" table:style-name="ce1">
            <text:p>Success</text:p>
          </table:table-cell>
          <table:table-cell office:value-type="float" office:value="99562" table:style-name="ce1">
            <text:p>99562</text:p>
          </table:table-cell>
          <table:table-cell table:number-columns-repeated="16377"/>
        </table:table-row>
        <table:table-row table:style-name="ro1">
          <table:table-cell office:value-type="float" office:value="1570" table:style-name="ce1">
            <text:p>1570</text:p>
          </table:table-cell>
          <table:table-cell office:value-type="time" office:time-value="PT11H46M23.769S" table:style-name="ce2">
            <text:p>46:23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5210" table:style-name="ce1">
            <text:p>5210</text:p>
          </table:table-cell>
          <table:table-cell office:value-type="string" table:style-name="ce1">
            <text:p>Success</text:p>
          </table:table-cell>
          <table:table-cell office:value-type="float" office:value="99559" table:style-name="ce1">
            <text:p>99559</text:p>
          </table:table-cell>
          <table:table-cell table:number-columns-repeated="16377"/>
        </table:table-row>
        <table:table-row table:style-name="ro1">
          <table:table-cell office:value-type="float" office:value="1571" table:style-name="ce1">
            <text:p>1571</text:p>
          </table:table-cell>
          <table:table-cell office:value-type="time" office:time-value="PT11H46M23.923S" table:style-name="ce2">
            <text:p>46:23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5072" table:style-name="ce1">
            <text:p>5072</text:p>
          </table:table-cell>
          <table:table-cell office:value-type="string" table:style-name="ce1">
            <text:p>Success</text:p>
          </table:table-cell>
          <table:table-cell office:value-type="float" office:value="99561" table:style-name="ce1">
            <text:p>99561</text:p>
          </table:table-cell>
          <table:table-cell table:number-columns-repeated="16377"/>
        </table:table-row>
        <table:table-row table:style-name="ro1">
          <table:table-cell office:value-type="float" office:value="1572" table:style-name="ce1">
            <text:p>1572</text:p>
          </table:table-cell>
          <table:table-cell office:value-type="time" office:time-value="PT11H46M23.937S" table:style-name="ce2">
            <text:p>46:23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5066" table:style-name="ce1">
            <text:p>5066</text:p>
          </table:table-cell>
          <table:table-cell office:value-type="string" table:style-name="ce1">
            <text:p>Success</text:p>
          </table:table-cell>
          <table:table-cell office:value-type="float" office:value="95492" table:style-name="ce1">
            <text:p>95492</text:p>
          </table:table-cell>
          <table:table-cell table:number-columns-repeated="16377"/>
        </table:table-row>
        <table:table-row table:style-name="ro1">
          <table:table-cell office:value-type="float" office:value="1573" table:style-name="ce1">
            <text:p>1573</text:p>
          </table:table-cell>
          <table:table-cell office:value-type="time" office:time-value="PT11H46M23.704S" table:style-name="ce2">
            <text:p>46:23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5302" table:style-name="ce1">
            <text:p>5302</text:p>
          </table:table-cell>
          <table:table-cell office:value-type="string" table:style-name="ce1">
            <text:p>Success</text:p>
          </table:table-cell>
          <table:table-cell office:value-type="float" office:value="99563" table:style-name="ce1">
            <text:p>99563</text:p>
          </table:table-cell>
          <table:table-cell table:number-columns-repeated="16377"/>
        </table:table-row>
        <table:table-row table:style-name="ro1">
          <table:table-cell office:value-type="float" office:value="1574" table:style-name="ce1">
            <text:p>1574</text:p>
          </table:table-cell>
          <table:table-cell office:value-type="time" office:time-value="PT11H46M24.028S" table:style-name="ce2">
            <text:p>46:24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4984" table:style-name="ce1">
            <text:p>4984</text:p>
          </table:table-cell>
          <table:table-cell office:value-type="string" table:style-name="ce1">
            <text:p>Success</text:p>
          </table:table-cell>
          <table:table-cell office:value-type="float" office:value="99571" table:style-name="ce1">
            <text:p>99571</text:p>
          </table:table-cell>
          <table:table-cell table:number-columns-repeated="16377"/>
        </table:table-row>
        <table:table-row table:style-name="ro1">
          <table:table-cell office:value-type="float" office:value="1575" table:style-name="ce1">
            <text:p>1575</text:p>
          </table:table-cell>
          <table:table-cell office:value-type="time" office:time-value="PT11H46M24.039S" table:style-name="ce2">
            <text:p>46:24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4993" table:style-name="ce1">
            <text:p>4993</text:p>
          </table:table-cell>
          <table:table-cell office:value-type="string" table:style-name="ce1">
            <text:p>Success</text:p>
          </table:table-cell>
          <table:table-cell office:value-type="float" office:value="99568" table:style-name="ce1">
            <text:p>99568</text:p>
          </table:table-cell>
          <table:table-cell table:number-columns-repeated="16377"/>
        </table:table-row>
        <table:table-row table:style-name="ro1">
          <table:table-cell office:value-type="float" office:value="1576" table:style-name="ce1">
            <text:p>1576</text:p>
          </table:table-cell>
          <table:table-cell office:value-type="time" office:time-value="PT11H46M28.796S" table:style-name="ce2">
            <text:p>46:28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77" table:style-name="ce1">
            <text:p>1577</text:p>
          </table:table-cell>
          <table:table-cell office:value-type="time" office:time-value="PT11H46M29.006S" table:style-name="ce2">
            <text:p>46:29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78" table:style-name="ce1">
            <text:p>1578</text:p>
          </table:table-cell>
          <table:table-cell office:value-type="time" office:time-value="PT11H46M24.022S" table:style-name="ce2">
            <text:p>46:24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5018" table:style-name="ce1">
            <text:p>5018</text:p>
          </table:table-cell>
          <table:table-cell office:value-type="string" table:style-name="ce1">
            <text:p>Success</text:p>
          </table:table-cell>
          <table:table-cell office:value-type="float" office:value="99564" table:style-name="ce1">
            <text:p>99564</text:p>
          </table:table-cell>
          <table:table-cell table:number-columns-repeated="16377"/>
        </table:table-row>
        <table:table-row table:style-name="ro1">
          <table:table-cell office:value-type="float" office:value="1579" table:style-name="ce1">
            <text:p>1579</text:p>
          </table:table-cell>
          <table:table-cell office:value-type="time" office:time-value="PT11H46M29.038S" table:style-name="ce2">
            <text:p>46:29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80" table:style-name="ce1">
            <text:p>1580</text:p>
          </table:table-cell>
          <table:table-cell office:value-type="time" office:time-value="PT11H46M23.967S" table:style-name="ce2">
            <text:p>46:24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5126" table:style-name="ce1">
            <text:p>5126</text:p>
          </table:table-cell>
          <table:table-cell office:value-type="string" table:style-name="ce1">
            <text:p>Success</text:p>
          </table:table-cell>
          <table:table-cell office:value-type="float" office:value="99564" table:style-name="ce1">
            <text:p>99564</text:p>
          </table:table-cell>
          <table:table-cell table:number-columns-repeated="16377"/>
        </table:table-row>
        <table:table-row table:style-name="ro1">
          <table:table-cell office:value-type="float" office:value="1581" table:style-name="ce1">
            <text:p>1581</text:p>
          </table:table-cell>
          <table:table-cell office:value-type="time" office:time-value="PT11H46M29.054S" table:style-name="ce2">
            <text:p>46:29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116" table:style-name="ce1">
            <text:p>2116</text:p>
          </table:table-cell>
          <table:table-cell table:number-columns-repeated="16377"/>
        </table:table-row>
        <table:table-row table:style-name="ro1">
          <table:table-cell office:value-type="float" office:value="1582" table:style-name="ce1">
            <text:p>1582</text:p>
          </table:table-cell>
          <table:table-cell office:value-type="time" office:time-value="PT11H46M29.008S" table:style-name="ce2">
            <text:p>46:29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83" table:style-name="ce1">
            <text:p>1583</text:p>
          </table:table-cell>
          <table:table-cell office:value-type="time" office:time-value="PT11H46M29.098S" table:style-name="ce2">
            <text:p>46:29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168" table:style-name="ce1">
            <text:p>2168</text:p>
          </table:table-cell>
          <table:table-cell table:number-columns-repeated="16377"/>
        </table:table-row>
        <table:table-row table:style-name="ro1">
          <table:table-cell office:value-type="float" office:value="1584" table:style-name="ce1">
            <text:p>1584</text:p>
          </table:table-cell>
          <table:table-cell office:value-type="time" office:time-value="PT11H46M28.979S" table:style-name="ce2">
            <text:p>46:29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85" table:style-name="ce1">
            <text:p>1585</text:p>
          </table:table-cell>
          <table:table-cell office:value-type="time" office:time-value="PT11H46M28.982S" table:style-name="ce2">
            <text:p>46:29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86" table:style-name="ce1">
            <text:p>1586</text:p>
          </table:table-cell>
          <table:table-cell office:value-type="time" office:time-value="PT11H46M28.820S" table:style-name="ce2">
            <text:p>46:28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499" table:style-name="ce1">
            <text:p>49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87" table:style-name="ce1">
            <text:p>1587</text:p>
          </table:table-cell>
          <table:table-cell office:value-type="time" office:time-value="PT11H46M29.231S" table:style-name="ce2">
            <text:p>46:29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88" table:style-name="ce1">
            <text:p>1588</text:p>
          </table:table-cell>
          <table:table-cell office:value-type="time" office:time-value="PT11H46M29.169S" table:style-name="ce2">
            <text:p>46:29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62" table:style-name="ce1">
            <text:p>2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89" table:style-name="ce1">
            <text:p>1589</text:p>
          </table:table-cell>
          <table:table-cell office:value-type="time" office:time-value="PT11H46M29.117S" table:style-name="ce2">
            <text:p>46:29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90" table:style-name="ce1">
            <text:p>1590</text:p>
          </table:table-cell>
          <table:table-cell office:value-type="time" office:time-value="PT11H46M29.095S" table:style-name="ce2">
            <text:p>46:29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464" table:style-name="ce1">
            <text:p>46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91" table:style-name="ce1">
            <text:p>1591</text:p>
          </table:table-cell>
          <table:table-cell office:value-type="time" office:time-value="PT11H46M29.042S" table:style-name="ce2">
            <text:p>46:29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612" table:style-name="ce1">
            <text:p>61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92" table:style-name="ce1">
            <text:p>1592</text:p>
          </table:table-cell>
          <table:table-cell office:value-type="time" office:time-value="PT11H46M29.035S" table:style-name="ce2">
            <text:p>46:29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663" table:style-name="ce1">
            <text:p>6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93" table:style-name="ce1">
            <text:p>1593</text:p>
          </table:table-cell>
          <table:table-cell office:value-type="time" office:time-value="PT11H46M29.035S" table:style-name="ce2">
            <text:p>46:29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710" table:style-name="ce1">
            <text:p>7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94" table:style-name="ce1">
            <text:p>1594</text:p>
          </table:table-cell>
          <table:table-cell office:value-type="time" office:time-value="PT11H46M29.015S" table:style-name="ce2">
            <text:p>46:29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776" table:style-name="ce1">
            <text:p>7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95" table:style-name="ce1">
            <text:p>1595</text:p>
          </table:table-cell>
          <table:table-cell office:value-type="time" office:time-value="PT11H46M28.998S" table:style-name="ce2">
            <text:p>46:29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830" table:style-name="ce1">
            <text:p>8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96" table:style-name="ce1">
            <text:p>1596</text:p>
          </table:table-cell>
          <table:table-cell office:value-type="time" office:time-value="PT11H46M29.793S" table:style-name="ce2">
            <text:p>46:29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97" table:style-name="ce1">
            <text:p>1597</text:p>
          </table:table-cell>
          <table:table-cell office:value-type="time" office:time-value="PT11H46M29.746S" table:style-name="ce2">
            <text:p>46:29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98" table:style-name="ce1">
            <text:p>1598</text:p>
          </table:table-cell>
          <table:table-cell office:value-type="time" office:time-value="PT11H46M29.700S" table:style-name="ce2">
            <text:p>46:29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63" table:style-name="ce1">
            <text:p>2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99" table:style-name="ce1">
            <text:p>1599</text:p>
          </table:table-cell>
          <table:table-cell office:value-type="time" office:time-value="PT11H46M29.656S" table:style-name="ce2">
            <text:p>46:29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54" table:style-name="ce1">
            <text:p>3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time" office:time-value="PT11H46M29.561S" table:style-name="ce2">
            <text:p>46:29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488" table:style-name="ce1">
            <text:p>4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1" table:style-name="ce1">
            <text:p>1601</text:p>
          </table:table-cell>
          <table:table-cell office:value-type="time" office:time-value="PT11H46M29.485S" table:style-name="ce2">
            <text:p>46:29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614" table:style-name="ce1">
            <text:p>6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2" table:style-name="ce1">
            <text:p>1602</text:p>
          </table:table-cell>
          <table:table-cell office:value-type="time" office:time-value="PT11H46M29.433S" table:style-name="ce2">
            <text:p>46:29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706" table:style-name="ce1">
            <text:p>70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3" table:style-name="ce1">
            <text:p>1603</text:p>
          </table:table-cell>
          <table:table-cell office:value-type="time" office:time-value="PT11H46M29.371S" table:style-name="ce2">
            <text:p>46:29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815" table:style-name="ce1">
            <text:p>8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4" table:style-name="ce1">
            <text:p>1604</text:p>
          </table:table-cell>
          <table:table-cell office:value-type="time" office:time-value="PT11H46M29.320S" table:style-name="ce2">
            <text:p>46:29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908" table:style-name="ce1">
            <text:p>90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5" table:style-name="ce1">
            <text:p>1605</text:p>
          </table:table-cell>
          <table:table-cell office:value-type="time" office:time-value="PT11H46M30.188S" table:style-name="ce2">
            <text:p>46:30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6" table:style-name="ce1">
            <text:p>1606</text:p>
          </table:table-cell>
          <table:table-cell office:value-type="time" office:time-value="PT11H46M30.141S" table:style-name="ce2">
            <text:p>46:30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7" table:style-name="ce1">
            <text:p>1607</text:p>
          </table:table-cell>
          <table:table-cell office:value-type="time" office:time-value="PT11H46M30.100S" table:style-name="ce2">
            <text:p>46:30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69" table:style-name="ce1">
            <text:p>2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8" table:style-name="ce1">
            <text:p>1608</text:p>
          </table:table-cell>
          <table:table-cell office:value-type="time" office:time-value="PT11H46M30.050S" table:style-name="ce2">
            <text:p>46:30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356" table:style-name="ce1">
            <text:p>35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9" table:style-name="ce1">
            <text:p>1609</text:p>
          </table:table-cell>
          <table:table-cell office:value-type="time" office:time-value="PT11H46M30.013S" table:style-name="ce2">
            <text:p>46:30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436" table:style-name="ce1">
            <text:p>4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0" table:style-name="ce1">
            <text:p>1610</text:p>
          </table:table-cell>
          <table:table-cell office:value-type="time" office:time-value="PT11H46M29.964S" table:style-name="ce2">
            <text:p>46:30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532" table:style-name="ce1">
            <text:p>5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1" table:style-name="ce1">
            <text:p>1611</text:p>
          </table:table-cell>
          <table:table-cell office:value-type="time" office:time-value="PT11H46M29.920S" table:style-name="ce2">
            <text:p>46:29.9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615" table:style-name="ce1">
            <text:p>6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2" table:style-name="ce1">
            <text:p>1612</text:p>
          </table:table-cell>
          <table:table-cell office:value-type="time" office:time-value="PT11H46M29.876S" table:style-name="ce2">
            <text:p>46:29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709" table:style-name="ce1">
            <text:p>7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3" table:style-name="ce1">
            <text:p>1613</text:p>
          </table:table-cell>
          <table:table-cell office:value-type="time" office:time-value="PT11H46M29.830S" table:style-name="ce2">
            <text:p>46:29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4" table:style-name="ce1">
            <text:p>1614</text:p>
          </table:table-cell>
          <table:table-cell office:value-type="time" office:time-value="PT11H46M25.635S" table:style-name="ce2">
            <text:p>46:25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5000" table:style-name="ce1">
            <text:p>5000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15" table:style-name="ce1">
            <text:p>1615</text:p>
          </table:table-cell>
          <table:table-cell office:value-type="time" office:time-value="PT11H46M30.638S" table:style-name="ce2">
            <text:p>46:30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616" table:style-name="ce1">
            <text:p>1616</text:p>
          </table:table-cell>
          <table:table-cell office:value-type="time" office:time-value="PT11H46M30.538S" table:style-name="ce2">
            <text:p>46:30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7" table:style-name="ce1">
            <text:p>1617</text:p>
          </table:table-cell>
          <table:table-cell office:value-type="time" office:time-value="PT11H46M30.450S" table:style-name="ce2">
            <text:p>46:30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98" table:style-name="ce1">
            <text:p>29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8" table:style-name="ce1">
            <text:p>1618</text:p>
          </table:table-cell>
          <table:table-cell office:value-type="time" office:time-value="PT11H46M30.408S" table:style-name="ce2">
            <text:p>46:30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388" table:style-name="ce1">
            <text:p>3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9" table:style-name="ce1">
            <text:p>1619</text:p>
          </table:table-cell>
          <table:table-cell office:value-type="time" office:time-value="PT11H46M30.230S" table:style-name="ce2">
            <text:p>46:30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613" table:style-name="ce1">
            <text:p>6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0" table:style-name="ce1">
            <text:p>1620</text:p>
          </table:table-cell>
          <table:table-cell office:value-type="time" office:time-value="PT11H46M30.632S" table:style-name="ce2">
            <text:p>46:30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1" table:style-name="ce1">
            <text:p>1621</text:p>
          </table:table-cell>
          <table:table-cell office:value-type="time" office:time-value="PT11H46M30.834S" table:style-name="ce2">
            <text:p>46:30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2" table:style-name="ce1">
            <text:p>1622</text:p>
          </table:table-cell>
          <table:table-cell office:value-type="time" office:time-value="PT11H46M30.881S" table:style-name="ce2">
            <text:p>46:30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3" table:style-name="ce1">
            <text:p>1623</text:p>
          </table:table-cell>
          <table:table-cell office:value-type="time" office:time-value="PT11H46M25.551S" table:style-name="ce2">
            <text:p>46:25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5490" table:style-name="ce1">
            <text:p>5490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24" table:style-name="ce1">
            <text:p>1624</text:p>
          </table:table-cell>
          <table:table-cell office:value-type="time" office:time-value="PT11H46M31.042S" table:style-name="ce2">
            <text:p>46:31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625" table:style-name="ce1">
            <text:p>1625</text:p>
          </table:table-cell>
          <table:table-cell office:value-type="time" office:time-value="PT11H46M25.245S" table:style-name="ce2">
            <text:p>46:25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5863" table:style-name="ce1">
            <text:p>586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626" table:style-name="ce1">
            <text:p>1626</text:p>
          </table:table-cell>
          <table:table-cell office:value-type="time" office:time-value="PT11H46M25.135S" table:style-name="ce2">
            <text:p>46:25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5982" table:style-name="ce1">
            <text:p>598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627" table:style-name="ce1">
            <text:p>1627</text:p>
          </table:table-cell>
          <table:table-cell office:value-type="time" office:time-value="PT11H46M25.063S" table:style-name="ce2">
            <text:p>46:25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6058" table:style-name="ce1">
            <text:p>605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628" table:style-name="ce1">
            <text:p>1628</text:p>
          </table:table-cell>
          <table:table-cell office:value-type="time" office:time-value="PT11H46M25.129S" table:style-name="ce2">
            <text:p>46:25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6000" table:style-name="ce1">
            <text:p>600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629" table:style-name="ce1">
            <text:p>1629</text:p>
          </table:table-cell>
          <table:table-cell office:value-type="time" office:time-value="PT11H46M31.112S" table:style-name="ce2">
            <text:p>46:31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ou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30" table:style-name="ce1">
            <text:p>1630</text:p>
          </table:table-cell>
          <table:table-cell office:value-type="time" office:time-value="PT11H46M31.132S" table:style-name="ce2">
            <text:p>46:31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out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31" table:style-name="ce1">
            <text:p>1631</text:p>
          </table:table-cell>
          <table:table-cell office:value-type="time" office:time-value="PT11H46M31.119S" table:style-name="ce2">
            <text:p>46:31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out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32" table:style-name="ce1">
            <text:p>1632</text:p>
          </table:table-cell>
          <table:table-cell office:value-type="time" office:time-value="PT11H46M31.145S" table:style-name="ce2">
            <text:p>46:31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33" table:style-name="ce1">
            <text:p>1633</text:p>
          </table:table-cell>
          <table:table-cell office:value-type="time" office:time-value="PT11H46M31.124S" table:style-name="ce2">
            <text:p>46:31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out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34" table:style-name="ce1">
            <text:p>1634</text:p>
          </table:table-cell>
          <table:table-cell office:value-type="time" office:time-value="PT11H46M31.152S" table:style-name="ce2">
            <text:p>46:31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35" table:style-name="ce1">
            <text:p>1635</text:p>
          </table:table-cell>
          <table:table-cell office:value-type="time" office:time-value="PT11H46M31.151S" table:style-name="ce2">
            <text:p>46:31.2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36" table:style-name="ce1">
            <text:p>1636</text:p>
          </table:table-cell>
          <table:table-cell office:value-type="time" office:time-value="PT11H46M31.150S" table:style-name="ce2">
            <text:p>46:31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37" table:style-name="ce1">
            <text:p>1637</text:p>
          </table:table-cell>
          <table:table-cell office:value-type="time" office:time-value="PT11H46M31.161S" table:style-name="ce2">
            <text:p>46:31.2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38" table:style-name="ce1">
            <text:p>1638</text:p>
          </table:table-cell>
          <table:table-cell office:value-type="time" office:time-value="PT11H46M31.161S" table:style-name="ce2">
            <text:p>46:31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39" table:style-name="ce1">
            <text:p>1639</text:p>
          </table:table-cell>
          <table:table-cell office:value-type="time" office:time-value="PT11H46M31.154S" table:style-name="ce2">
            <text:p>46:31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40" table:style-name="ce1">
            <text:p>1640</text:p>
          </table:table-cell>
          <table:table-cell office:value-type="time" office:time-value="PT11H46M31.168S" table:style-name="ce2">
            <text:p>46:31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41" table:style-name="ce1">
            <text:p>1641</text:p>
          </table:table-cell>
          <table:table-cell office:value-type="time" office:time-value="PT11H46M22.976S" table:style-name="ce2">
            <text:p>46:23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9915" table:style-name="ce1">
            <text:p>9915</text:p>
          </table:table-cell>
          <table:table-cell office:value-type="string" table:style-name="ce1">
            <text:p>Success</text:p>
          </table:table-cell>
          <table:table-cell office:value-type="float" office:value="18172" table:style-name="ce1">
            <text:p>18172</text:p>
          </table:table-cell>
          <table:table-cell table:number-columns-repeated="16377"/>
        </table:table-row>
        <table:table-row table:style-name="ro1">
          <table:table-cell office:value-type="float" office:value="1642" table:style-name="ce1">
            <text:p>1642</text:p>
          </table:table-cell>
          <table:table-cell office:value-type="time" office:time-value="PT11H46M18.229S" table:style-name="ce2">
            <text:p>46:18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4670" table:style-name="ce1">
            <text:p>14670</text:p>
          </table:table-cell>
          <table:table-cell office:value-type="string" table:style-name="ce1">
            <text:p>Success</text:p>
          </table:table-cell>
          <table:table-cell office:value-type="float" office:value="51555" table:style-name="ce1">
            <text:p>51555</text:p>
          </table:table-cell>
          <table:table-cell table:number-columns-repeated="16377"/>
        </table:table-row>
        <table:table-row table:style-name="ro1">
          <table:table-cell office:value-type="float" office:value="1643" table:style-name="ce1">
            <text:p>1643</text:p>
          </table:table-cell>
          <table:table-cell office:value-type="time" office:time-value="PT11H46M21.300S" table:style-name="ce2">
            <text:p>46:21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1628" table:style-name="ce1">
            <text:p>11628</text:p>
          </table:table-cell>
          <table:table-cell office:value-type="string" table:style-name="ce1">
            <text:p>Success</text:p>
          </table:table-cell>
          <table:table-cell office:value-type="float" office:value="44999" table:style-name="ce1">
            <text:p>44999</text:p>
          </table:table-cell>
          <table:table-cell table:number-columns-repeated="16377"/>
        </table:table-row>
        <table:table-row table:style-name="ro1">
          <table:table-cell office:value-type="float" office:value="1644" table:style-name="ce1">
            <text:p>1644</text:p>
          </table:table-cell>
          <table:table-cell office:value-type="time" office:time-value="PT11H46M19.963S" table:style-name="ce2">
            <text:p>46:20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2967" table:style-name="ce1">
            <text:p>12967</text:p>
          </table:table-cell>
          <table:table-cell office:value-type="string" table:style-name="ce1">
            <text:p>Success</text:p>
          </table:table-cell>
          <table:table-cell office:value-type="float" office:value="54085" table:style-name="ce1">
            <text:p>54085</text:p>
          </table:table-cell>
          <table:table-cell table:number-columns-repeated="16377"/>
        </table:table-row>
        <table:table-row table:style-name="ro1">
          <table:table-cell office:value-type="float" office:value="1645" table:style-name="ce1">
            <text:p>1645</text:p>
          </table:table-cell>
          <table:table-cell office:value-type="time" office:time-value="PT11H46M19.865S" table:style-name="ce2">
            <text:p>46:19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3078" table:style-name="ce1">
            <text:p>13078</text:p>
          </table:table-cell>
          <table:table-cell office:value-type="string" table:style-name="ce1">
            <text:p>Success</text:p>
          </table:table-cell>
          <table:table-cell office:value-type="float" office:value="54085" table:style-name="ce1">
            <text:p>54085</text:p>
          </table:table-cell>
          <table:table-cell table:number-columns-repeated="16377"/>
        </table:table-row>
        <table:table-row table:style-name="ro1">
          <table:table-cell office:value-type="float" office:value="1646" table:style-name="ce1">
            <text:p>1646</text:p>
          </table:table-cell>
          <table:table-cell office:value-type="time" office:time-value="PT11H46M22.589S" table:style-name="ce2">
            <text:p>46:22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0360" table:style-name="ce1">
            <text:p>10360</text:p>
          </table:table-cell>
          <table:table-cell office:value-type="string" table:style-name="ce1">
            <text:p>Success</text:p>
          </table:table-cell>
          <table:table-cell office:value-type="float" office:value="22958" table:style-name="ce1">
            <text:p>22958</text:p>
          </table:table-cell>
          <table:table-cell table:number-columns-repeated="16377"/>
        </table:table-row>
        <table:table-row table:style-name="ro1">
          <table:table-cell office:value-type="float" office:value="1647" table:style-name="ce1">
            <text:p>1647</text:p>
          </table:table-cell>
          <table:table-cell office:value-type="time" office:time-value="PT11H46M18.257S" table:style-name="ce2">
            <text:p>46:18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4693" table:style-name="ce1">
            <text:p>14693</text:p>
          </table:table-cell>
          <table:table-cell office:value-type="string" table:style-name="ce1">
            <text:p>Success</text:p>
          </table:table-cell>
          <table:table-cell office:value-type="float" office:value="50707" table:style-name="ce1">
            <text:p>50707</text:p>
          </table:table-cell>
          <table:table-cell table:number-columns-repeated="16377"/>
        </table:table-row>
        <table:table-row table:style-name="ro1">
          <table:table-cell office:value-type="float" office:value="1648" table:style-name="ce1">
            <text:p>1648</text:p>
          </table:table-cell>
          <table:table-cell office:value-type="time" office:time-value="PT11H46M22.394S" table:style-name="ce2">
            <text:p>46:22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0562" table:style-name="ce1">
            <text:p>10562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649" table:style-name="ce1">
            <text:p>1649</text:p>
          </table:table-cell>
          <table:table-cell office:value-type="time" office:time-value="PT11H46M26.561S" table:style-name="ce2">
            <text:p>46:26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6399" table:style-name="ce1">
            <text:p>6399</text:p>
          </table:table-cell>
          <table:table-cell office:value-type="string" table:style-name="ce1">
            <text:p>Success</text:p>
          </table:table-cell>
          <table:table-cell office:value-type="float" office:value="24798" table:style-name="ce1">
            <text:p>24798</text:p>
          </table:table-cell>
          <table:table-cell table:number-columns-repeated="16377"/>
        </table:table-row>
        <table:table-row table:style-name="ro1">
          <table:table-cell office:value-type="float" office:value="1650" table:style-name="ce1">
            <text:p>1650</text:p>
          </table:table-cell>
          <table:table-cell office:value-type="time" office:time-value="PT11H46M14.850S" table:style-name="ce2">
            <text:p>46:14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8109" table:style-name="ce1">
            <text:p>18109</text:p>
          </table:table-cell>
          <table:table-cell office:value-type="string" table:style-name="ce1">
            <text:p>Success</text:p>
          </table:table-cell>
          <table:table-cell office:value-type="float" office:value="58747" table:style-name="ce1">
            <text:p>58747</text:p>
          </table:table-cell>
          <table:table-cell table:number-columns-repeated="16377"/>
        </table:table-row>
        <table:table-row table:style-name="ro1">
          <table:table-cell office:value-type="float" office:value="1651" table:style-name="ce1">
            <text:p>1651</text:p>
          </table:table-cell>
          <table:table-cell office:value-type="time" office:time-value="PT11H46M27.020S" table:style-name="ce2">
            <text:p>46:27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5944" table:style-name="ce1">
            <text:p>5944</text:p>
          </table:table-cell>
          <table:table-cell office:value-type="string" table:style-name="ce1">
            <text:p>Success</text:p>
          </table:table-cell>
          <table:table-cell office:value-type="float" office:value="84882" table:style-name="ce1">
            <text:p>84882</text:p>
          </table:table-cell>
          <table:table-cell table:number-columns-repeated="16377"/>
        </table:table-row>
        <table:table-row table:style-name="ro1">
          <table:table-cell office:value-type="float" office:value="1652" table:style-name="ce1">
            <text:p>1652</text:p>
          </table:table-cell>
          <table:table-cell office:value-type="time" office:time-value="PT11H46M22.406S" table:style-name="ce2">
            <text:p>46:22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0575" table:style-name="ce1">
            <text:p>10575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653" table:style-name="ce1">
            <text:p>1653</text:p>
          </table:table-cell>
          <table:table-cell office:value-type="time" office:time-value="PT11H46M32.945S" table:style-name="ce2">
            <text:p>46:32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654" table:style-name="ce1">
            <text:p>1654</text:p>
          </table:table-cell>
          <table:table-cell office:value-type="time" office:time-value="PT11H46M18.210S" table:style-name="ce2">
            <text:p>46:18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4789" table:style-name="ce1">
            <text:p>14789</text:p>
          </table:table-cell>
          <table:table-cell office:value-type="string" table:style-name="ce1">
            <text:p>Success</text:p>
          </table:table-cell>
          <table:table-cell office:value-type="float" office:value="50707" table:style-name="ce1">
            <text:p>50707</text:p>
          </table:table-cell>
          <table:table-cell table:number-columns-repeated="16377"/>
        </table:table-row>
        <table:table-row table:style-name="ro1">
          <table:table-cell office:value-type="float" office:value="1655" table:style-name="ce1">
            <text:p>1655</text:p>
          </table:table-cell>
          <table:table-cell office:value-type="time" office:time-value="PT11H46M30.320S" table:style-name="ce2">
            <text:p>46:30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689" table:style-name="ce1">
            <text:p>2689</text:p>
          </table:table-cell>
          <table:table-cell office:value-type="string" table:style-name="ce1">
            <text:p>Success</text:p>
          </table:table-cell>
          <table:table-cell office:value-type="float" office:value="24798" table:style-name="ce1">
            <text:p>24798</text:p>
          </table:table-cell>
          <table:table-cell table:number-columns-repeated="16377"/>
        </table:table-row>
        <table:table-row table:style-name="ro1">
          <table:table-cell office:value-type="float" office:value="1656" table:style-name="ce1">
            <text:p>1656</text:p>
          </table:table-cell>
          <table:table-cell office:value-type="time" office:time-value="PT11H46M20.072S" table:style-name="ce2">
            <text:p>46:20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2944" table:style-name="ce1">
            <text:p>12944</text:p>
          </table:table-cell>
          <table:table-cell office:value-type="string" table:style-name="ce1">
            <text:p>Success</text:p>
          </table:table-cell>
          <table:table-cell office:value-type="float" office:value="54085" table:style-name="ce1">
            <text:p>54085</text:p>
          </table:table-cell>
          <table:table-cell table:number-columns-repeated="16377"/>
        </table:table-row>
        <table:table-row table:style-name="ro1">
          <table:table-cell office:value-type="float" office:value="1657" table:style-name="ce1">
            <text:p>1657</text:p>
          </table:table-cell>
          <table:table-cell office:value-type="time" office:time-value="PT11H46M30.798S" table:style-name="ce2">
            <text:p>46:30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231" table:style-name="ce1">
            <text:p>2231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658" table:style-name="ce1">
            <text:p>1658</text:p>
          </table:table-cell>
          <table:table-cell office:value-type="time" office:time-value="PT11H46M14.831S" table:style-name="ce2">
            <text:p>46:14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8226" table:style-name="ce1">
            <text:p>18226</text:p>
          </table:table-cell>
          <table:table-cell office:value-type="string" table:style-name="ce1">
            <text:p>Success</text:p>
          </table:table-cell>
          <table:table-cell office:value-type="float" office:value="57899" table:style-name="ce1">
            <text:p>57899</text:p>
          </table:table-cell>
          <table:table-cell table:number-columns-repeated="16377"/>
        </table:table-row>
        <table:table-row table:style-name="ro1">
          <table:table-cell office:value-type="float" office:value="1659" table:style-name="ce1">
            <text:p>1659</text:p>
          </table:table-cell>
          <table:table-cell office:value-type="time" office:time-value="PT11H46M14.600S" table:style-name="ce2">
            <text:p>46:14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8471" table:style-name="ce1">
            <text:p>18471</text:p>
          </table:table-cell>
          <table:table-cell office:value-type="string" table:style-name="ce1">
            <text:p>Success</text:p>
          </table:table-cell>
          <table:table-cell office:value-type="float" office:value="57899" table:style-name="ce1">
            <text:p>57899</text:p>
          </table:table-cell>
          <table:table-cell table:number-columns-repeated="16377"/>
        </table:table-row>
        <table:table-row table:style-name="ro1">
          <table:table-cell office:value-type="float" office:value="1660" table:style-name="ce1">
            <text:p>1660</text:p>
          </table:table-cell>
          <table:table-cell office:value-type="time" office:time-value="PT11H46M32.932S" table:style-name="ce2">
            <text:p>46:32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661" table:style-name="ce1">
            <text:p>1661</text:p>
          </table:table-cell>
          <table:table-cell office:value-type="time" office:time-value="PT11H46M33.000S" table:style-name="ce2">
            <text:p>46:33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2260" table:style-name="ce1">
            <text:p>2260</text:p>
          </table:table-cell>
          <table:table-cell table:number-columns-repeated="16377"/>
        </table:table-row>
        <table:table-row table:style-name="ro1">
          <table:table-cell office:value-type="float" office:value="1662" table:style-name="ce1">
            <text:p>1662</text:p>
          </table:table-cell>
          <table:table-cell office:value-type="time" office:time-value="PT11H46M32.962S" table:style-name="ce2">
            <text:p>46:33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Success</text:p>
          </table:table-cell>
          <table:table-cell office:value-type="float" office:value="2260" table:style-name="ce1">
            <text:p>2260</text:p>
          </table:table-cell>
          <table:table-cell table:number-columns-repeated="16377"/>
        </table:table-row>
        <table:table-row table:style-name="ro1">
          <table:table-cell office:value-type="float" office:value="1663" table:style-name="ce1">
            <text:p>1663</text:p>
          </table:table-cell>
          <table:table-cell office:value-type="time" office:time-value="PT11H46M32.960S" table:style-name="ce2">
            <text:p>46:33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Success</text:p>
          </table:table-cell>
          <table:table-cell office:value-type="float" office:value="2260" table:style-name="ce1">
            <text:p>2260</text:p>
          </table:table-cell>
          <table:table-cell table:number-columns-repeated="16377"/>
        </table:table-row>
        <table:table-row table:style-name="ro1">
          <table:table-cell office:value-type="float" office:value="1664" table:style-name="ce1">
            <text:p>1664</text:p>
          </table:table-cell>
          <table:table-cell office:value-type="time" office:time-value="PT11H46M33.025S" table:style-name="ce2">
            <text:p>46:33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665" table:style-name="ce1">
            <text:p>1665</text:p>
          </table:table-cell>
          <table:table-cell office:value-type="time" office:time-value="PT11H46M32.901S" table:style-name="ce2">
            <text:p>46:32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Success</text:p>
          </table:table-cell>
          <table:table-cell office:value-type="float" office:value="2260" table:style-name="ce1">
            <text:p>2260</text:p>
          </table:table-cell>
          <table:table-cell table:number-columns-repeated="16377"/>
        </table:table-row>
        <table:table-row table:style-name="ro1">
          <table:table-cell office:value-type="float" office:value="1666" table:style-name="ce1">
            <text:p>1666</text:p>
          </table:table-cell>
          <table:table-cell office:value-type="time" office:time-value="PT11H46M14.684S" table:style-name="ce2">
            <text:p>46:14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8492" table:style-name="ce1">
            <text:p>18492</text:p>
          </table:table-cell>
          <table:table-cell office:value-type="string" table:style-name="ce1">
            <text:p>Success</text:p>
          </table:table-cell>
          <table:table-cell office:value-type="float" office:value="57899" table:style-name="ce1">
            <text:p>57899</text:p>
          </table:table-cell>
          <table:table-cell table:number-columns-repeated="16377"/>
        </table:table-row>
        <table:table-row table:style-name="ro1">
          <table:table-cell office:value-type="float" office:value="1667" table:style-name="ce1">
            <text:p>1667</text:p>
          </table:table-cell>
          <table:table-cell office:value-type="time" office:time-value="PT11H46M26.699S" table:style-name="ce2">
            <text:p>46:26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6480" table:style-name="ce1">
            <text:p>6480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668" table:style-name="ce1">
            <text:p>1668</text:p>
          </table:table-cell>
          <table:table-cell office:value-type="time" office:time-value="PT11H46M30.371S" table:style-name="ce2">
            <text:p>46:30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669" table:style-name="ce1">
            <text:p>1669</text:p>
          </table:table-cell>
          <table:table-cell office:value-type="time" office:time-value="PT11H46M23.924S" table:style-name="ce2">
            <text:p>46:23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9270" table:style-name="ce1">
            <text:p>9270</text:p>
          </table:table-cell>
          <table:table-cell office:value-type="string" table:style-name="ce1">
            <text:p>Success</text:p>
          </table:table-cell>
          <table:table-cell office:value-type="float" office:value="22960" table:style-name="ce1">
            <text:p>22960</text:p>
          </table:table-cell>
          <table:table-cell table:number-columns-repeated="16377"/>
        </table:table-row>
        <table:table-row table:style-name="ro1">
          <table:table-cell office:value-type="float" office:value="1670" table:style-name="ce1">
            <text:p>1670</text:p>
          </table:table-cell>
          <table:table-cell office:value-type="time" office:time-value="PT11H46M23.835S" table:style-name="ce2">
            <text:p>46:23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9365" table:style-name="ce1">
            <text:p>9365</text:p>
          </table:table-cell>
          <table:table-cell office:value-type="string" table:style-name="ce1">
            <text:p>Success</text:p>
          </table:table-cell>
          <table:table-cell office:value-type="float" office:value="22960" table:style-name="ce1">
            <text:p>22960</text:p>
          </table:table-cell>
          <table:table-cell table:number-columns-repeated="16377"/>
        </table:table-row>
        <table:table-row table:style-name="ro1">
          <table:table-cell office:value-type="float" office:value="1671" table:style-name="ce1">
            <text:p>1671</text:p>
          </table:table-cell>
          <table:table-cell office:value-type="time" office:time-value="PT11H46M26.798S" table:style-name="ce2">
            <text:p>46:26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6413" table:style-name="ce1">
            <text:p>6413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672" table:style-name="ce1">
            <text:p>1672</text:p>
          </table:table-cell>
          <table:table-cell office:value-type="time" office:time-value="PT11H46M23.940S" table:style-name="ce2">
            <text:p>46:23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9272" table:style-name="ce1">
            <text:p>9272</text:p>
          </table:table-cell>
          <table:table-cell office:value-type="string" table:style-name="ce1">
            <text:p>Success</text:p>
          </table:table-cell>
          <table:table-cell office:value-type="float" office:value="22960" table:style-name="ce1">
            <text:p>22960</text:p>
          </table:table-cell>
          <table:table-cell table:number-columns-repeated="16377"/>
        </table:table-row>
        <table:table-row table:style-name="ro1">
          <table:table-cell office:value-type="float" office:value="1673" table:style-name="ce1">
            <text:p>1673</text:p>
          </table:table-cell>
          <table:table-cell office:value-type="time" office:time-value="PT11H46M23.360S" table:style-name="ce2">
            <text:p>46:23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9855" table:style-name="ce1">
            <text:p>9855</text:p>
          </table:table-cell>
          <table:table-cell office:value-type="string" table:style-name="ce1">
            <text:p>Success</text:p>
          </table:table-cell>
          <table:table-cell office:value-type="float" office:value="18172" table:style-name="ce1">
            <text:p>18172</text:p>
          </table:table-cell>
          <table:table-cell table:number-columns-repeated="16377"/>
        </table:table-row>
        <table:table-row table:style-name="ro1">
          <table:table-cell office:value-type="float" office:value="1674" table:style-name="ce1">
            <text:p>1674</text:p>
          </table:table-cell>
          <table:table-cell office:value-type="time" office:time-value="PT11H46M30.750S" table:style-name="ce2">
            <text:p>46:30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467" table:style-name="ce1">
            <text:p>2467</text:p>
          </table:table-cell>
          <table:table-cell office:value-type="string" table:style-name="ce1">
            <text:p>Success</text:p>
          </table:table-cell>
          <table:table-cell office:value-type="float" office:value="24806" table:style-name="ce1">
            <text:p>24806</text:p>
          </table:table-cell>
          <table:table-cell table:number-columns-repeated="16377"/>
        </table:table-row>
        <table:table-row table:style-name="ro1">
          <table:table-cell office:value-type="float" office:value="1675" table:style-name="ce1">
            <text:p>1675</text:p>
          </table:table-cell>
          <table:table-cell office:value-type="time" office:time-value="PT11H46M30.928S" table:style-name="ce2">
            <text:p>46:30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279" table:style-name="ce1">
            <text:p>2279</text:p>
          </table:table-cell>
          <table:table-cell office:value-type="string" table:style-name="ce1">
            <text:p>Success</text:p>
          </table:table-cell>
          <table:table-cell office:value-type="float" office:value="24798" table:style-name="ce1">
            <text:p>24798</text:p>
          </table:table-cell>
          <table:table-cell table:number-columns-repeated="16377"/>
        </table:table-row>
        <table:table-row table:style-name="ro1">
          <table:table-cell office:value-type="float" office:value="1676" table:style-name="ce1">
            <text:p>1676</text:p>
          </table:table-cell>
          <table:table-cell office:value-type="time" office:time-value="PT11H46M22.367S" table:style-name="ce2">
            <text:p>46:22.4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0879" table:style-name="ce1">
            <text:p>10879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677" table:style-name="ce1">
            <text:p>1677</text:p>
          </table:table-cell>
          <table:table-cell office:value-type="time" office:time-value="PT11H46M30.276S" table:style-name="ce2">
            <text:p>46:30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981" table:style-name="ce1">
            <text:p>2981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678" table:style-name="ce1">
            <text:p>1678</text:p>
          </table:table-cell>
          <table:table-cell office:value-type="time" office:time-value="PT11H46M26.406S" table:style-name="ce2">
            <text:p>46:26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6854" table:style-name="ce1">
            <text:p>6854</text:p>
          </table:table-cell>
          <table:table-cell office:value-type="string" table:style-name="ce1">
            <text:p>Success</text:p>
          </table:table-cell>
          <table:table-cell office:value-type="float" office:value="46114" table:style-name="ce1">
            <text:p>46114</text:p>
          </table:table-cell>
          <table:table-cell table:number-columns-repeated="16377"/>
        </table:table-row>
        <table:table-row table:style-name="ro1">
          <table:table-cell office:value-type="float" office:value="1679" table:style-name="ce1">
            <text:p>1679</text:p>
          </table:table-cell>
          <table:table-cell office:value-type="time" office:time-value="PT11H46M23.889S" table:style-name="ce2">
            <text:p>46:23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9386" table:style-name="ce1">
            <text:p>9386</text:p>
          </table:table-cell>
          <table:table-cell office:value-type="string" table:style-name="ce1">
            <text:p>Success</text:p>
          </table:table-cell>
          <table:table-cell office:value-type="float" office:value="22960" table:style-name="ce1">
            <text:p>22960</text:p>
          </table:table-cell>
          <table:table-cell table:number-columns-repeated="16377"/>
        </table:table-row>
        <table:table-row table:style-name="ro1">
          <table:table-cell office:value-type="float" office:value="1680" table:style-name="ce1">
            <text:p>1680</text:p>
          </table:table-cell>
          <table:table-cell office:value-type="time" office:time-value="PT11H46M21.667S" table:style-name="ce2">
            <text:p>46:21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1611" table:style-name="ce1">
            <text:p>11611</text:p>
          </table:table-cell>
          <table:table-cell office:value-type="string" table:style-name="ce1">
            <text:p>Success</text:p>
          </table:table-cell>
          <table:table-cell office:value-type="float" office:value="54909" table:style-name="ce1">
            <text:p>54909</text:p>
          </table:table-cell>
          <table:table-cell table:number-columns-repeated="16377"/>
        </table:table-row>
        <table:table-row table:style-name="ro1">
          <table:table-cell office:value-type="float" office:value="1681" table:style-name="ce1">
            <text:p>1681</text:p>
          </table:table-cell>
          <table:table-cell office:value-type="time" office:time-value="PT11H46M28.167S" table:style-name="ce2">
            <text:p>46:28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5111" table:style-name="ce1">
            <text:p>5111</text:p>
          </table:table-cell>
          <table:table-cell office:value-type="string" table:style-name="ce1">
            <text:p>Success</text:p>
          </table:table-cell>
          <table:table-cell office:value-type="float" office:value="47794" table:style-name="ce1">
            <text:p>47794</text:p>
          </table:table-cell>
          <table:table-cell table:number-columns-repeated="16377"/>
        </table:table-row>
        <table:table-row table:style-name="ro1">
          <table:table-cell office:value-type="float" office:value="1682" table:style-name="ce1">
            <text:p>1682</text:p>
          </table:table-cell>
          <table:table-cell office:value-type="time" office:time-value="PT11H46M30.497S" table:style-name="ce2">
            <text:p>46:30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788" table:style-name="ce1">
            <text:p>2788</text:p>
          </table:table-cell>
          <table:table-cell office:value-type="string" table:style-name="ce1">
            <text:p>Success</text:p>
          </table:table-cell>
          <table:table-cell office:value-type="float" office:value="24806" table:style-name="ce1">
            <text:p>24806</text:p>
          </table:table-cell>
          <table:table-cell table:number-columns-repeated="16377"/>
        </table:table-row>
        <table:table-row table:style-name="ro1">
          <table:table-cell office:value-type="float" office:value="1683" table:style-name="ce1">
            <text:p>1683</text:p>
          </table:table-cell>
          <table:table-cell office:value-type="time" office:time-value="PT11H46M30.704S" table:style-name="ce2">
            <text:p>46:30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592" table:style-name="ce1">
            <text:p>2592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684" table:style-name="ce1">
            <text:p>1684</text:p>
          </table:table-cell>
          <table:table-cell office:value-type="time" office:time-value="PT11H46M30.586S" table:style-name="ce2">
            <text:p>46:30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711" table:style-name="ce1">
            <text:p>2711</text:p>
          </table:table-cell>
          <table:table-cell office:value-type="string" table:style-name="ce1">
            <text:p>Success</text:p>
          </table:table-cell>
          <table:table-cell office:value-type="float" office:value="45808" table:style-name="ce1">
            <text:p>45808</text:p>
          </table:table-cell>
          <table:table-cell table:number-columns-repeated="16377"/>
        </table:table-row>
        <table:table-row table:style-name="ro1">
          <table:table-cell office:value-type="float" office:value="1685" table:style-name="ce1">
            <text:p>1685</text:p>
          </table:table-cell>
          <table:table-cell office:value-type="time" office:time-value="PT11H46M31.056S" table:style-name="ce2">
            <text:p>46:31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2223" table:style-name="ce1">
            <text:p>2223</text:p>
          </table:table-cell>
          <table:table-cell office:value-type="string" table:style-name="ce1">
            <text:p>Success</text:p>
          </table:table-cell>
          <table:table-cell office:value-type="float" office:value="47795" table:style-name="ce1">
            <text:p>47795</text:p>
          </table:table-cell>
          <table:table-cell table:number-columns-repeated="16377"/>
        </table:table-row>
        <table:table-row table:style-name="ro1">
          <table:table-cell office:value-type="float" office:value="1686" table:style-name="ce1">
            <text:p>1686</text:p>
          </table:table-cell>
          <table:table-cell office:value-type="time" office:time-value="PT11H46M28.101S" table:style-name="ce2">
            <text:p>46:28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5202" table:style-name="ce1">
            <text:p>5202</text:p>
          </table:table-cell>
          <table:table-cell office:value-type="string" table:style-name="ce1">
            <text:p>Success</text:p>
          </table:table-cell>
          <table:table-cell office:value-type="float" office:value="47795" table:style-name="ce1">
            <text:p>47795</text:p>
          </table:table-cell>
          <table:table-cell table:number-columns-repeated="16377"/>
        </table:table-row>
        <table:table-row table:style-name="ro1">
          <table:table-cell office:value-type="float" office:value="1687" table:style-name="ce1">
            <text:p>1687</text:p>
          </table:table-cell>
          <table:table-cell office:value-type="time" office:time-value="PT11H46M23.566S" table:style-name="ce2">
            <text:p>46:23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9753" table:style-name="ce1">
            <text:p>9753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688" table:style-name="ce1">
            <text:p>1688</text:p>
          </table:table-cell>
          <table:table-cell office:value-type="time" office:time-value="PT11H46M32.965S" table:style-name="ce2">
            <text:p>46:33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59" table:style-name="ce1">
            <text:p>35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89" table:style-name="ce1">
            <text:p>1689</text:p>
          </table:table-cell>
          <table:table-cell office:value-type="time" office:time-value="PT11H46M33.293S" table:style-name="ce2">
            <text:p>46:33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690" table:style-name="ce1">
            <text:p>1690</text:p>
          </table:table-cell>
          <table:table-cell office:value-type="time" office:time-value="PT11H46M26.304S" table:style-name="ce2">
            <text:p>46:26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7036" table:style-name="ce1">
            <text:p>7036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691" table:style-name="ce1">
            <text:p>1691</text:p>
          </table:table-cell>
          <table:table-cell office:value-type="time" office:time-value="PT11H46M33.246S" table:style-name="ce2">
            <text:p>46:33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2260" table:style-name="ce1">
            <text:p>2260</text:p>
          </table:table-cell>
          <table:table-cell table:number-columns-repeated="16377"/>
        </table:table-row>
        <table:table-row table:style-name="ro1">
          <table:table-cell office:value-type="float" office:value="1692" table:style-name="ce1">
            <text:p>1692</text:p>
          </table:table-cell>
          <table:table-cell office:value-type="time" office:time-value="PT11H46M33.277S" table:style-name="ce2">
            <text:p>46:33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693" table:style-name="ce1">
            <text:p>1693</text:p>
          </table:table-cell>
          <table:table-cell office:value-type="time" office:time-value="PT11H46M24.039S" table:style-name="ce2">
            <text:p>46:24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9342" table:style-name="ce1">
            <text:p>9342</text:p>
          </table:table-cell>
          <table:table-cell office:value-type="string" table:style-name="ce1">
            <text:p>Success</text:p>
          </table:table-cell>
          <table:table-cell office:value-type="float" office:value="54906" table:style-name="ce1">
            <text:p>54906</text:p>
          </table:table-cell>
          <table:table-cell table:number-columns-repeated="16377"/>
        </table:table-row>
        <table:table-row table:style-name="ro1">
          <table:table-cell office:value-type="float" office:value="1694" table:style-name="ce1">
            <text:p>1694</text:p>
          </table:table-cell>
          <table:table-cell office:value-type="time" office:time-value="PT11H46M33.293S" table:style-name="ce2">
            <text:p>46:33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695" table:style-name="ce1">
            <text:p>1695</text:p>
          </table:table-cell>
          <table:table-cell office:value-type="time" office:time-value="PT11H46M33.327S" table:style-name="ce2">
            <text:p>46:33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96" table:style-name="ce1">
            <text:p>1696</text:p>
          </table:table-cell>
          <table:table-cell office:value-type="time" office:time-value="PT11H46M33.424S" table:style-name="ce2">
            <text:p>46:33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2208" table:style-name="ce1">
            <text:p>2208</text:p>
          </table:table-cell>
          <table:table-cell table:number-columns-repeated="16377"/>
        </table:table-row>
        <table:table-row table:style-name="ro1">
          <table:table-cell office:value-type="float" office:value="1697" table:style-name="ce1">
            <text:p>1697</text:p>
          </table:table-cell>
          <table:table-cell office:value-type="time" office:time-value="PT11H46M33.506S" table:style-name="ce2">
            <text:p>46:33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260" table:style-name="ce1">
            <text:p>2260</text:p>
          </table:table-cell>
          <table:table-cell table:number-columns-repeated="16377"/>
        </table:table-row>
        <table:table-row table:style-name="ro1">
          <table:table-cell office:value-type="float" office:value="1698" table:style-name="ce1">
            <text:p>1698</text:p>
          </table:table-cell>
          <table:table-cell office:value-type="time" office:time-value="PT11H46M33.262S" table:style-name="ce2">
            <text:p>46:33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329" table:style-name="ce1">
            <text:p>3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99" table:style-name="ce1">
            <text:p>1699</text:p>
          </table:table-cell>
          <table:table-cell office:value-type="time" office:time-value="PT11H46M25.544S" table:style-name="ce2">
            <text:p>46:25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8187" table:style-name="ce1">
            <text:p>8187</text:p>
          </table:table-cell>
          <table:table-cell office:value-type="string" table:style-name="ce1">
            <text:p>Success</text:p>
          </table:table-cell>
          <table:table-cell office:value-type="float" office:value="46113" table:style-name="ce1">
            <text:p>46113</text:p>
          </table:table-cell>
          <table:table-cell table:number-columns-repeated="16377"/>
        </table:table-row>
        <table:table-row table:style-name="ro1">
          <table:table-cell office:value-type="float" office:value="1700" table:style-name="ce1">
            <text:p>1700</text:p>
          </table:table-cell>
          <table:table-cell office:value-type="time" office:time-value="PT11H46M32.893S" table:style-name="ce2">
            <text:p>46:32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410" table:style-name="ce1">
            <text:p>1410</text:p>
          </table:table-cell>
          <table:table-cell office:value-type="string" table:style-name="ce1">
            <text:p>Success</text:p>
          </table:table-cell>
          <table:table-cell office:value-type="float" office:value="86844" table:style-name="ce1">
            <text:p>86844</text:p>
          </table:table-cell>
          <table:table-cell table:number-columns-repeated="16377"/>
        </table:table-row>
        <table:table-row table:style-name="ro1">
          <table:table-cell office:value-type="float" office:value="1701" table:style-name="ce1">
            <text:p>1701</text:p>
          </table:table-cell>
          <table:table-cell office:value-type="time" office:time-value="PT11H46M32.982S" table:style-name="ce2">
            <text:p>46:33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345" table:style-name="ce1">
            <text:p>1345</text:p>
          </table:table-cell>
          <table:table-cell office:value-type="string" table:style-name="ce1">
            <text:p>Success</text:p>
          </table:table-cell>
          <table:table-cell office:value-type="float" office:value="87005" table:style-name="ce1">
            <text:p>87005</text:p>
          </table:table-cell>
          <table:table-cell table:number-columns-repeated="16377"/>
        </table:table-row>
        <table:table-row table:style-name="ro1">
          <table:table-cell office:value-type="float" office:value="1702" table:style-name="ce1">
            <text:p>1702</text:p>
          </table:table-cell>
          <table:table-cell office:value-type="time" office:time-value="PT11H46M32.952S" table:style-name="ce2">
            <text:p>46:33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382" table:style-name="ce1">
            <text:p>1382</text:p>
          </table:table-cell>
          <table:table-cell office:value-type="string" table:style-name="ce1">
            <text:p>Success</text:p>
          </table:table-cell>
          <table:table-cell office:value-type="float" office:value="88963" table:style-name="ce1">
            <text:p>88963</text:p>
          </table:table-cell>
          <table:table-cell table:number-columns-repeated="16377"/>
        </table:table-row>
        <table:table-row table:style-name="ro1">
          <table:table-cell office:value-type="float" office:value="1703" table:style-name="ce1">
            <text:p>1703</text:p>
          </table:table-cell>
          <table:table-cell office:value-type="time" office:time-value="PT11H46M34.319S" table:style-name="ce2">
            <text:p>46:34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04" table:style-name="ce1">
            <text:p>1704</text:p>
          </table:table-cell>
          <table:table-cell office:value-type="time" office:time-value="PT11H46M33.383S" table:style-name="ce2">
            <text:p>46:33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979" table:style-name="ce1">
            <text:p>979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705" table:style-name="ce1">
            <text:p>1705</text:p>
          </table:table-cell>
          <table:table-cell office:value-type="time" office:time-value="PT11H46M33.137S" table:style-name="ce2">
            <text:p>46:33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238" table:style-name="ce1">
            <text:p>1238</text:p>
          </table:table-cell>
          <table:table-cell office:value-type="string" table:style-name="ce1">
            <text:p>Success</text:p>
          </table:table-cell>
          <table:table-cell office:value-type="float" office:value="86889" table:style-name="ce1">
            <text:p>86889</text:p>
          </table:table-cell>
          <table:table-cell table:number-columns-repeated="16377"/>
        </table:table-row>
        <table:table-row table:style-name="ro1">
          <table:table-cell office:value-type="float" office:value="1706" table:style-name="ce1">
            <text:p>1706</text:p>
          </table:table-cell>
          <table:table-cell office:value-type="time" office:time-value="PT11H46M34.351S" table:style-name="ce2">
            <text:p>46:34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07" table:style-name="ce1">
            <text:p>1707</text:p>
          </table:table-cell>
          <table:table-cell office:value-type="time" office:time-value="PT11H46M34.400S" table:style-name="ce2">
            <text:p>46:34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252" table:style-name="ce1">
            <text:p>2252</text:p>
          </table:table-cell>
          <table:table-cell table:number-columns-repeated="16377"/>
        </table:table-row>
        <table:table-row table:style-name="ro1">
          <table:table-cell office:value-type="float" office:value="1708" table:style-name="ce1">
            <text:p>1708</text:p>
          </table:table-cell>
          <table:table-cell office:value-type="time" office:time-value="PT11H46M34.425S" table:style-name="ce2">
            <text:p>46:34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304" table:style-name="ce1">
            <text:p>2304</text:p>
          </table:table-cell>
          <table:table-cell table:number-columns-repeated="16377"/>
        </table:table-row>
        <table:table-row table:style-name="ro1">
          <table:table-cell office:value-type="float" office:value="1709" table:style-name="ce1">
            <text:p>1709</text:p>
          </table:table-cell>
          <table:table-cell office:value-type="time" office:time-value="PT11H46M33.152S" table:style-name="ce2">
            <text:p>46:33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343" table:style-name="ce1">
            <text:p>1343</text:p>
          </table:table-cell>
          <table:table-cell office:value-type="string" table:style-name="ce1">
            <text:p>Success</text:p>
          </table:table-cell>
          <table:table-cell office:value-type="float" office:value="89006" table:style-name="ce1">
            <text:p>89006</text:p>
          </table:table-cell>
          <table:table-cell table:number-columns-repeated="16377"/>
        </table:table-row>
        <table:table-row table:style-name="ro1">
          <table:table-cell office:value-type="float" office:value="1710" table:style-name="ce1">
            <text:p>1710</text:p>
          </table:table-cell>
          <table:table-cell office:value-type="time" office:time-value="PT11H46M33.137S" table:style-name="ce2">
            <text:p>46:33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362" table:style-name="ce1">
            <text:p>1362</text:p>
          </table:table-cell>
          <table:table-cell office:value-type="string" table:style-name="ce1">
            <text:p>Success</text:p>
          </table:table-cell>
          <table:table-cell office:value-type="float" office:value="89126" table:style-name="ce1">
            <text:p>89126</text:p>
          </table:table-cell>
          <table:table-cell table:number-columns-repeated="16377"/>
        </table:table-row>
        <table:table-row table:style-name="ro1">
          <table:table-cell office:value-type="float" office:value="1711" table:style-name="ce1">
            <text:p>1711</text:p>
          </table:table-cell>
          <table:table-cell office:value-type="time" office:time-value="PT11H46M33.277S" table:style-name="ce2">
            <text:p>46:33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400" table:style-name="ce1">
            <text:p>1400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712" table:style-name="ce1">
            <text:p>1712</text:p>
          </table:table-cell>
          <table:table-cell office:value-type="time" office:time-value="PT11H46M34.506S" table:style-name="ce2">
            <text:p>46:34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756" table:style-name="ce1">
            <text:p>756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713" table:style-name="ce1">
            <text:p>1713</text:p>
          </table:table-cell>
          <table:table-cell office:value-type="time" office:time-value="PT11H46M35.264S" table:style-name="ce2">
            <text:p>46:35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714" table:style-name="ce1">
            <text:p>1714</text:p>
          </table:table-cell>
          <table:table-cell office:value-type="time" office:time-value="PT11H46M34.497S" table:style-name="ce2">
            <text:p>46:34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073" table:style-name="ce1">
            <text:p>1073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715" table:style-name="ce1">
            <text:p>1715</text:p>
          </table:table-cell>
          <table:table-cell office:value-type="time" office:time-value="PT11H46M35.572S" table:style-name="ce2">
            <text:p>46:35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716" table:style-name="ce1">
            <text:p>1716</text:p>
          </table:table-cell>
          <table:table-cell office:value-type="time" office:time-value="PT11H46M33.321S" table:style-name="ce2">
            <text:p>46:33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438" table:style-name="ce1">
            <text:p>2438</text:p>
          </table:table-cell>
          <table:table-cell office:value-type="string" table:style-name="ce1">
            <text:p>Success</text:p>
          </table:table-cell>
          <table:table-cell office:value-type="float" office:value="91247" table:style-name="ce1">
            <text:p>91247</text:p>
          </table:table-cell>
          <table:table-cell table:number-columns-repeated="16377"/>
        </table:table-row>
        <table:table-row table:style-name="ro1">
          <table:table-cell office:value-type="float" office:value="1717" table:style-name="ce1">
            <text:p>1717</text:p>
          </table:table-cell>
          <table:table-cell office:value-type="time" office:time-value="PT11H46M35.761S" table:style-name="ce2">
            <text:p>46:35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18" table:style-name="ce1">
            <text:p>1718</text:p>
          </table:table-cell>
          <table:table-cell office:value-type="time" office:time-value="PT11H46M35.806S" table:style-name="ce2">
            <text:p>46:35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19" table:style-name="ce1">
            <text:p>1719</text:p>
          </table:table-cell>
          <table:table-cell office:value-type="time" office:time-value="PT11H46M35.831S" table:style-name="ce2">
            <text:p>46:35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298" table:style-name="ce1">
            <text:p>2298</text:p>
          </table:table-cell>
          <table:table-cell table:number-columns-repeated="16377"/>
        </table:table-row>
        <table:table-row table:style-name="ro1">
          <table:table-cell office:value-type="float" office:value="1720" table:style-name="ce1">
            <text:p>1720</text:p>
          </table:table-cell>
          <table:table-cell office:value-type="time" office:time-value="PT11H46M33.293S" table:style-name="ce2">
            <text:p>46:33.3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619" table:style-name="ce1">
            <text:p>2619</text:p>
          </table:table-cell>
          <table:table-cell office:value-type="string" table:style-name="ce1">
            <text:p>Success</text:p>
          </table:table-cell>
          <table:table-cell office:value-type="float" office:value="93201" table:style-name="ce1">
            <text:p>93201</text:p>
          </table:table-cell>
          <table:table-cell table:number-columns-repeated="16377"/>
        </table:table-row>
        <table:table-row table:style-name="ro1">
          <table:table-cell office:value-type="float" office:value="1721" table:style-name="ce1">
            <text:p>1721</text:p>
          </table:table-cell>
          <table:table-cell office:value-type="time" office:time-value="PT11H46M34.334S" table:style-name="ce2">
            <text:p>46:34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598" table:style-name="ce1">
            <text:p>159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22" table:style-name="ce1">
            <text:p>1722</text:p>
          </table:table-cell>
          <table:table-cell office:value-type="time" office:time-value="PT11H46M34.380S" table:style-name="ce2">
            <text:p>46:34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558" table:style-name="ce1">
            <text:p>1558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723" table:style-name="ce1">
            <text:p>1723</text:p>
          </table:table-cell>
          <table:table-cell office:value-type="time" office:time-value="PT11H46M34.306S" table:style-name="ce2">
            <text:p>46:34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640" table:style-name="ce1">
            <text:p>164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24" table:style-name="ce1">
            <text:p>1724</text:p>
          </table:table-cell>
          <table:table-cell office:value-type="time" office:time-value="PT11H46M35.880S" table:style-name="ce2">
            <text:p>46:35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2350" table:style-name="ce1">
            <text:p>2350</text:p>
          </table:table-cell>
          <table:table-cell table:number-columns-repeated="16377"/>
        </table:table-row>
        <table:table-row table:style-name="ro1">
          <table:table-cell office:value-type="float" office:value="1725" table:style-name="ce1">
            <text:p>1725</text:p>
          </table:table-cell>
          <table:table-cell office:value-type="time" office:time-value="PT11H46M35.940S" table:style-name="ce2">
            <text:p>46:35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726" table:style-name="ce1">
            <text:p>1726</text:p>
          </table:table-cell>
          <table:table-cell office:value-type="time" office:time-value="PT11H46M35.947S" table:style-name="ce2">
            <text:p>46:35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out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27" table:style-name="ce1">
            <text:p>1727</text:p>
          </table:table-cell>
          <table:table-cell office:value-type="time" office:time-value="PT11H46M35.937S" table:style-name="ce2">
            <text:p>46:35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out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28" table:style-name="ce1">
            <text:p>1728</text:p>
          </table:table-cell>
          <table:table-cell office:value-type="time" office:time-value="PT11H46M36.001S" table:style-name="ce2">
            <text:p>46:36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29" table:style-name="ce1">
            <text:p>1729</text:p>
          </table:table-cell>
          <table:table-cell office:value-type="time" office:time-value="PT11H46M36.000S" table:style-name="ce2">
            <text:p>46:36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30" table:style-name="ce1">
            <text:p>1730</text:p>
          </table:table-cell>
          <table:table-cell office:value-type="time" office:time-value="PT11H46M36.036S" table:style-name="ce2">
            <text:p>46:36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html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31" table:style-name="ce1">
            <text:p>1731</text:p>
          </table:table-cell>
          <table:table-cell office:value-type="time" office:time-value="PT11H46M36.039S" table:style-name="ce2">
            <text:p>46:36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htm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32" table:style-name="ce1">
            <text:p>1732</text:p>
          </table:table-cell>
          <table:table-cell office:value-type="time" office:time-value="PT11H46M33.199S" table:style-name="ce2">
            <text:p>46:33.2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945" table:style-name="ce1">
            <text:p>2945</text:p>
          </table:table-cell>
          <table:table-cell office:value-type="string" table:style-name="ce1">
            <text:p>Success</text:p>
          </table:table-cell>
          <table:table-cell office:value-type="float" office:value="101674" table:style-name="ce1">
            <text:p>101674</text:p>
          </table:table-cell>
          <table:table-cell table:number-columns-repeated="16377"/>
        </table:table-row>
        <table:table-row table:style-name="ro1">
          <table:table-cell office:value-type="float" office:value="1733" table:style-name="ce1">
            <text:p>1733</text:p>
          </table:table-cell>
          <table:table-cell office:value-type="time" office:time-value="PT11H46M33.184S" table:style-name="ce2">
            <text:p>46:33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967" table:style-name="ce1">
            <text:p>2967</text:p>
          </table:table-cell>
          <table:table-cell office:value-type="string" table:style-name="ce1">
            <text:p>Success</text:p>
          </table:table-cell>
          <table:table-cell office:value-type="float" office:value="101674" table:style-name="ce1">
            <text:p>101674</text:p>
          </table:table-cell>
          <table:table-cell table:number-columns-repeated="16377"/>
        </table:table-row>
        <table:table-row table:style-name="ro1">
          <table:table-cell office:value-type="float" office:value="1734" table:style-name="ce1">
            <text:p>1734</text:p>
          </table:table-cell>
          <table:table-cell office:value-type="time" office:time-value="PT11H46M33.215S" table:style-name="ce2">
            <text:p>46:33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942" table:style-name="ce1">
            <text:p>2942</text:p>
          </table:table-cell>
          <table:table-cell office:value-type="string" table:style-name="ce1">
            <text:p>Success</text:p>
          </table:table-cell>
          <table:table-cell office:value-type="float" office:value="103789" table:style-name="ce1">
            <text:p>103789</text:p>
          </table:table-cell>
          <table:table-cell table:number-columns-repeated="16377"/>
        </table:table-row>
        <table:table-row table:style-name="ro1">
          <table:table-cell office:value-type="float" office:value="1735" table:style-name="ce1">
            <text:p>1735</text:p>
          </table:table-cell>
          <table:table-cell office:value-type="time" office:time-value="PT11H46M33.215S" table:style-name="ce2">
            <text:p>46:33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972" table:style-name="ce1">
            <text:p>2972</text:p>
          </table:table-cell>
          <table:table-cell office:value-type="string" table:style-name="ce1">
            <text:p>Success</text:p>
          </table:table-cell>
          <table:table-cell office:value-type="float" office:value="101672" table:style-name="ce1">
            <text:p>101672</text:p>
          </table:table-cell>
          <table:table-cell table:number-columns-repeated="16377"/>
        </table:table-row>
        <table:table-row table:style-name="ro1">
          <table:table-cell office:value-type="float" office:value="1736" table:style-name="ce1">
            <text:p>1736</text:p>
          </table:table-cell>
          <table:table-cell office:value-type="time" office:time-value="PT11H46M33.152S" table:style-name="ce2">
            <text:p>46:33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3079" table:style-name="ce1">
            <text:p>3079</text:p>
          </table:table-cell>
          <table:table-cell office:value-type="string" table:style-name="ce1">
            <text:p>Success</text:p>
          </table:table-cell>
          <table:table-cell office:value-type="float" office:value="103833" table:style-name="ce1">
            <text:p>103833</text:p>
          </table:table-cell>
          <table:table-cell table:number-columns-repeated="16377"/>
        </table:table-row>
        <table:table-row table:style-name="ro1">
          <table:table-cell office:value-type="float" office:value="1737" table:style-name="ce1">
            <text:p>1737</text:p>
          </table:table-cell>
          <table:table-cell office:value-type="time" office:time-value="PT11H46M36.189S" table:style-name="ce2">
            <text:p>46:36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38" table:style-name="ce1">
            <text:p>1738</text:p>
          </table:table-cell>
          <table:table-cell office:value-type="time" office:time-value="PT11H46M36.164S" table:style-name="ce2">
            <text:p>46:36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028" table:style-name="ce1">
            <text:p>102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39" table:style-name="ce1">
            <text:p>1739</text:p>
          </table:table-cell>
          <table:table-cell office:value-type="time" office:time-value="PT11H46M33.732S" table:style-name="ce2">
            <text:p>46:33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3469" table:style-name="ce1">
            <text:p>3469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740" table:style-name="ce1">
            <text:p>1740</text:p>
          </table:table-cell>
          <table:table-cell office:value-type="time" office:time-value="PT11H46M36.158S" table:style-name="ce2">
            <text:p>46:36.2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060" table:style-name="ce1">
            <text:p>106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41" table:style-name="ce1">
            <text:p>1741</text:p>
          </table:table-cell>
          <table:table-cell office:value-type="time" office:time-value="PT11H46M36.169S" table:style-name="ce2">
            <text:p>46:36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050" table:style-name="ce1">
            <text:p>105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42" table:style-name="ce1">
            <text:p>1742</text:p>
          </table:table-cell>
          <table:table-cell office:value-type="time" office:time-value="PT11H46M36.243S" table:style-name="ce2">
            <text:p>46:36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out</text:p>
          </table:table-cell>
          <table:table-cell office:value-type="float" office:value="979" table:style-name="ce1">
            <text:p>97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43" table:style-name="ce1">
            <text:p>1743</text:p>
          </table:table-cell>
          <table:table-cell office:value-type="time" office:time-value="PT11H46M26.316S" table:style-name="ce2">
            <text:p>46:26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0920" table:style-name="ce1">
            <text:p>10920</text:p>
          </table:table-cell>
          <table:table-cell office:value-type="string" table:style-name="ce1">
            <text:p>Success</text:p>
          </table:table-cell>
          <table:table-cell office:value-type="float" office:value="46114" table:style-name="ce1">
            <text:p>46114</text:p>
          </table:table-cell>
          <table:table-cell table:number-columns-repeated="16377"/>
        </table:table-row>
        <table:table-row table:style-name="ro1">
          <table:table-cell office:value-type="float" office:value="1744" table:style-name="ce1">
            <text:p>1744</text:p>
          </table:table-cell>
          <table:table-cell office:value-type="time" office:time-value="PT11H46M37.205S" table:style-name="ce2">
            <text:p>46:37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918" table:style-name="ce1">
            <text:p>918</text:p>
          </table:table-cell>
          <table:table-cell table:number-columns-repeated="16377"/>
        </table:table-row>
        <table:table-row table:style-name="ro1">
          <table:table-cell office:value-type="float" office:value="1745" table:style-name="ce1">
            <text:p>1745</text:p>
          </table:table-cell>
          <table:table-cell office:value-type="time" office:time-value="PT11H46M37.224S" table:style-name="ce2">
            <text:p>46:37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46" table:style-name="ce1">
            <text:p>1746</text:p>
          </table:table-cell>
          <table:table-cell office:value-type="time" office:time-value="PT11H46M37.222S" table:style-name="ce2">
            <text:p>46:37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out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47" table:style-name="ce1">
            <text:p>1747</text:p>
          </table:table-cell>
          <table:table-cell office:value-type="time" office:time-value="PT11H46M37.194S" table:style-name="ce2">
            <text:p>46:37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out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48" table:style-name="ce1">
            <text:p>1748</text:p>
          </table:table-cell>
          <table:table-cell office:value-type="time" office:time-value="PT11H46M37.254S" table:style-name="ce2">
            <text:p>46:37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html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49" table:style-name="ce1">
            <text:p>1749</text:p>
          </table:table-cell>
          <table:table-cell office:value-type="time" office:time-value="PT11H46M37.225S" table:style-name="ce2">
            <text:p>46:37.2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out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50" table:style-name="ce1">
            <text:p>1750</text:p>
          </table:table-cell>
          <table:table-cell office:value-type="time" office:time-value="PT11H46M37.258S" table:style-name="ce2">
            <text:p>46:37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51" table:style-name="ce1">
            <text:p>1751</text:p>
          </table:table-cell>
          <table:table-cell office:value-type="time" office:time-value="PT11H46M37.262S" table:style-name="ce2">
            <text:p>46:37.3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52" table:style-name="ce1">
            <text:p>1752</text:p>
          </table:table-cell>
          <table:table-cell office:value-type="time" office:time-value="PT11H46M37.292S" table:style-name="ce2">
            <text:p>46:37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53" table:style-name="ce1">
            <text:p>1753</text:p>
          </table:table-cell>
          <table:table-cell office:value-type="time" office:time-value="PT11H46M37.290S" table:style-name="ce2">
            <text:p>46:37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54" table:style-name="ce1">
            <text:p>1754</text:p>
          </table:table-cell>
          <table:table-cell office:value-type="time" office:time-value="PT11H46M37.300S" table:style-name="ce2">
            <text:p>46:37.3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55" table:style-name="ce1">
            <text:p>1755</text:p>
          </table:table-cell>
          <table:table-cell office:value-type="time" office:time-value="PT11H46M37.303S" table:style-name="ce2">
            <text:p>46:37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56" table:style-name="ce1">
            <text:p>1756</text:p>
          </table:table-cell>
          <table:table-cell office:value-type="time" office:time-value="PT11H46M37.239S" table:style-name="ce2">
            <text:p>46:37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57" table:style-name="ce1">
            <text:p>1757</text:p>
          </table:table-cell>
          <table:table-cell office:value-type="time" office:time-value="PT11H46M35.917S" table:style-name="ce2">
            <text:p>46:35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444" table:style-name="ce1">
            <text:p>144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58" table:style-name="ce1">
            <text:p>1758</text:p>
          </table:table-cell>
          <table:table-cell office:value-type="time" office:time-value="PT11H46M37.363S" table:style-name="ce2">
            <text:p>46:37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out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59" table:style-name="ce1">
            <text:p>1759</text:p>
          </table:table-cell>
          <table:table-cell office:value-type="time" office:time-value="PT11H46M33.358S" table:style-name="ce2">
            <text:p>46:33.4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4029" table:style-name="ce1">
            <text:p>4029</text:p>
          </table:table-cell>
          <table:table-cell office:value-type="string" table:style-name="ce1">
            <text:p>Success</text:p>
          </table:table-cell>
          <table:table-cell office:value-type="float" office:value="103865" table:style-name="ce1">
            <text:p>103865</text:p>
          </table:table-cell>
          <table:table-cell table:number-columns-repeated="16377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time" office:time-value="PT11H46M37.385S" table:style-name="ce2">
            <text:p>46:37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61" table:style-name="ce1">
            <text:p>1761</text:p>
          </table:table-cell>
          <table:table-cell office:value-type="time" office:time-value="PT11H46M37.394S" table:style-name="ce2">
            <text:p>46:37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62" table:style-name="ce1">
            <text:p>1762</text:p>
          </table:table-cell>
          <table:table-cell office:value-type="time" office:time-value="PT11H46M34.350S" table:style-name="ce2">
            <text:p>46:34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144" table:style-name="ce1">
            <text:p>3144</text:p>
          </table:table-cell>
          <table:table-cell office:value-type="string" table:style-name="ce1">
            <text:p>Success</text:p>
          </table:table-cell>
          <table:table-cell office:value-type="float" office:value="89125" table:style-name="ce1">
            <text:p>89125</text:p>
          </table:table-cell>
          <table:table-cell table:number-columns-repeated="16377"/>
        </table:table-row>
        <table:table-row table:style-name="ro1">
          <table:table-cell office:value-type="float" office:value="1763" table:style-name="ce1">
            <text:p>1763</text:p>
          </table:table-cell>
          <table:table-cell office:value-type="time" office:time-value="PT11H46M37.510S" table:style-name="ce2">
            <text:p>46:37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1764" table:style-name="ce1">
            <text:p>1764</text:p>
          </table:table-cell>
          <table:table-cell office:value-type="time" office:time-value="PT11H46M37.390S" table:style-name="ce2">
            <text:p>46:37.4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765" table:style-name="ce1">
            <text:p>1765</text:p>
          </table:table-cell>
          <table:table-cell office:value-type="time" office:time-value="PT11H46M37.659S" table:style-name="ce2">
            <text:p>46:37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766" table:style-name="ce1">
            <text:p>1766</text:p>
          </table:table-cell>
          <table:table-cell office:value-type="time" office:time-value="PT11H46M34.694S" table:style-name="ce2">
            <text:p>46:34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3186" table:style-name="ce1">
            <text:p>3186</text:p>
          </table:table-cell>
          <table:table-cell office:value-type="string" table:style-name="ce1">
            <text:p>Success</text:p>
          </table:table-cell>
          <table:table-cell office:value-type="float" office:value="78765" table:style-name="ce1">
            <text:p>78765</text:p>
          </table:table-cell>
          <table:table-cell table:number-columns-repeated="16377"/>
        </table:table-row>
        <table:table-row table:style-name="ro1">
          <table:table-cell office:value-type="float" office:value="1767" table:style-name="ce1">
            <text:p>1767</text:p>
          </table:table-cell>
          <table:table-cell office:value-type="time" office:time-value="PT11H46M37.882S" table:style-name="ce2">
            <text:p>46:37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1768" table:style-name="ce1">
            <text:p>1768</text:p>
          </table:table-cell>
          <table:table-cell office:value-type="time" office:time-value="PT11H46M36.240S" table:style-name="ce2">
            <text:p>46:36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692" table:style-name="ce1">
            <text:p>1692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769" table:style-name="ce1">
            <text:p>1769</text:p>
          </table:table-cell>
          <table:table-cell office:value-type="time" office:time-value="PT11H46M23.952S" table:style-name="ce2">
            <text:p>46:24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3981" table:style-name="ce1">
            <text:p>13981</text:p>
          </table:table-cell>
          <table:table-cell office:value-type="string" table:style-name="ce1">
            <text:p>Success</text:p>
          </table:table-cell>
          <table:table-cell office:value-type="float" office:value="54061" table:style-name="ce1">
            <text:p>54061</text:p>
          </table:table-cell>
          <table:table-cell table:number-columns-repeated="16377"/>
        </table:table-row>
        <table:table-row table:style-name="ro1">
          <table:table-cell office:value-type="float" office:value="1770" table:style-name="ce1">
            <text:p>1770</text:p>
          </table:table-cell>
          <table:table-cell office:value-type="time" office:time-value="PT11H46M37.935S" table:style-name="ce2">
            <text:p>46:37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771" table:style-name="ce1">
            <text:p>1771</text:p>
          </table:table-cell>
          <table:table-cell office:value-type="time" office:time-value="PT11H46M24.071S" table:style-name="ce2">
            <text:p>46:24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3887" table:style-name="ce1">
            <text:p>13887</text:p>
          </table:table-cell>
          <table:table-cell office:value-type="string" table:style-name="ce1">
            <text:p>Success</text:p>
          </table:table-cell>
          <table:table-cell office:value-type="float" office:value="54061" table:style-name="ce1">
            <text:p>54061</text:p>
          </table:table-cell>
          <table:table-cell table:number-columns-repeated="16377"/>
        </table:table-row>
        <table:table-row table:style-name="ro1">
          <table:table-cell office:value-type="float" office:value="1772" table:style-name="ce1">
            <text:p>1772</text:p>
          </table:table-cell>
          <table:table-cell office:value-type="time" office:time-value="PT11H46M37.960S" table:style-name="ce2">
            <text:p>46:38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773" table:style-name="ce1">
            <text:p>1773</text:p>
          </table:table-cell>
          <table:table-cell office:value-type="time" office:time-value="PT11H46M37.935S" table:style-name="ce2">
            <text:p>46:37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774" table:style-name="ce1">
            <text:p>1774</text:p>
          </table:table-cell>
          <table:table-cell office:value-type="time" office:time-value="PT11H46M33.168S" table:style-name="ce2">
            <text:p>46:33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5574" table:style-name="ce1">
            <text:p>5574</text:p>
          </table:table-cell>
          <table:table-cell office:value-type="string" table:style-name="ce1">
            <text:p>Success</text:p>
          </table:table-cell>
          <table:table-cell office:value-type="float" office:value="20432" table:style-name="ce1">
            <text:p>20432</text:p>
          </table:table-cell>
          <table:table-cell table:number-columns-repeated="16377"/>
        </table:table-row>
        <table:table-row table:style-name="ro1">
          <table:table-cell office:value-type="float" office:value="1775" table:style-name="ce1">
            <text:p>1775</text:p>
          </table:table-cell>
          <table:table-cell office:value-type="time" office:time-value="PT11H46M32.962S" table:style-name="ce2">
            <text:p>46:33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5819" table:style-name="ce1">
            <text:p>5819</text:p>
          </table:table-cell>
          <table:table-cell office:value-type="string" table:style-name="ce1">
            <text:p>Success</text:p>
          </table:table-cell>
          <table:table-cell office:value-type="float" office:value="20428" table:style-name="ce1">
            <text:p>20428</text:p>
          </table:table-cell>
          <table:table-cell table:number-columns-repeated="16377"/>
        </table:table-row>
        <table:table-row table:style-name="ro1">
          <table:table-cell office:value-type="float" office:value="1776" table:style-name="ce1">
            <text:p>1776</text:p>
          </table:table-cell>
          <table:table-cell office:value-type="time" office:time-value="PT11H46M33.059S" table:style-name="ce2">
            <text:p>46:33.1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5726" table:style-name="ce1">
            <text:p>5726</text:p>
          </table:table-cell>
          <table:table-cell office:value-type="string" table:style-name="ce1">
            <text:p>Success</text:p>
          </table:table-cell>
          <table:table-cell office:value-type="float" office:value="20426" table:style-name="ce1">
            <text:p>20426</text:p>
          </table:table-cell>
          <table:table-cell table:number-columns-repeated="16377"/>
        </table:table-row>
        <table:table-row table:style-name="ro1">
          <table:table-cell office:value-type="float" office:value="1777" table:style-name="ce1">
            <text:p>1777</text:p>
          </table:table-cell>
          <table:table-cell office:value-type="time" office:time-value="PT11H46M33.059S" table:style-name="ce2">
            <text:p>46:33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5716" table:style-name="ce1">
            <text:p>5716</text:p>
          </table:table-cell>
          <table:table-cell office:value-type="string" table:style-name="ce1">
            <text:p>Success</text:p>
          </table:table-cell>
          <table:table-cell office:value-type="float" office:value="20426" table:style-name="ce1">
            <text:p>20426</text:p>
          </table:table-cell>
          <table:table-cell table:number-columns-repeated="16377"/>
        </table:table-row>
        <table:table-row table:style-name="ro1">
          <table:table-cell office:value-type="float" office:value="1778" table:style-name="ce1">
            <text:p>1778</text:p>
          </table:table-cell>
          <table:table-cell office:value-type="time" office:time-value="PT11H46M33.601S" table:style-name="ce2">
            <text:p>46:33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5190" table:style-name="ce1">
            <text:p>5190</text:p>
          </table:table-cell>
          <table:table-cell office:value-type="string" table:style-name="ce1">
            <text:p>Success</text:p>
          </table:table-cell>
          <table:table-cell office:value-type="float" office:value="18176" table:style-name="ce1">
            <text:p>18176</text:p>
          </table:table-cell>
          <table:table-cell table:number-columns-repeated="16377"/>
        </table:table-row>
        <table:table-row table:style-name="ro1">
          <table:table-cell office:value-type="float" office:value="1779" table:style-name="ce1">
            <text:p>1779</text:p>
          </table:table-cell>
          <table:table-cell office:value-type="time" office:time-value="PT11H46M32.931S" table:style-name="ce2">
            <text:p>46:32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5861" table:style-name="ce1">
            <text:p>5861</text:p>
          </table:table-cell>
          <table:table-cell office:value-type="string" table:style-name="ce1">
            <text:p>Success</text:p>
          </table:table-cell>
          <table:table-cell office:value-type="float" office:value="38933" table:style-name="ce1">
            <text:p>38933</text:p>
          </table:table-cell>
          <table:table-cell table:number-columns-repeated="16377"/>
        </table:table-row>
        <table:table-row table:style-name="ro1">
          <table:table-cell office:value-type="float" office:value="1780" table:style-name="ce1">
            <text:p>1780</text:p>
          </table:table-cell>
          <table:table-cell office:value-type="time" office:time-value="PT11H46M33.539S" table:style-name="ce2">
            <text:p>46:33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5259" table:style-name="ce1">
            <text:p>5259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781" table:style-name="ce1">
            <text:p>1781</text:p>
          </table:table-cell>
          <table:table-cell office:value-type="time" office:time-value="PT11H46M33.215S" table:style-name="ce2">
            <text:p>46:33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5599" table:style-name="ce1">
            <text:p>5599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782" table:style-name="ce1">
            <text:p>1782</text:p>
          </table:table-cell>
          <table:table-cell office:value-type="time" office:time-value="PT11H46M29.133S" table:style-name="ce2">
            <text:p>46:29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9688" table:style-name="ce1">
            <text:p>9688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783" table:style-name="ce1">
            <text:p>1783</text:p>
          </table:table-cell>
          <table:table-cell office:value-type="time" office:time-value="PT11H46M28.709S" table:style-name="ce2">
            <text:p>46:28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0153" table:style-name="ce1">
            <text:p>10153</text:p>
          </table:table-cell>
          <table:table-cell office:value-type="string" table:style-name="ce1">
            <text:p>Success</text:p>
          </table:table-cell>
          <table:table-cell office:value-type="float" office:value="54084" table:style-name="ce1">
            <text:p>54084</text:p>
          </table:table-cell>
          <table:table-cell table:number-columns-repeated="16377"/>
        </table:table-row>
        <table:table-row table:style-name="ro1">
          <table:table-cell office:value-type="float" office:value="1784" table:style-name="ce1">
            <text:p>1784</text:p>
          </table:table-cell>
          <table:table-cell office:value-type="time" office:time-value="PT11H46M33.030S" table:style-name="ce2">
            <text:p>46:33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5840" table:style-name="ce1">
            <text:p>5840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785" table:style-name="ce1">
            <text:p>1785</text:p>
          </table:table-cell>
          <table:table-cell office:value-type="time" office:time-value="PT11H46M33.184S" table:style-name="ce2">
            <text:p>46:33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5692" table:style-name="ce1">
            <text:p>5692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786" table:style-name="ce1">
            <text:p>1786</text:p>
          </table:table-cell>
          <table:table-cell office:value-type="time" office:time-value="PT11H46M30.652S" table:style-name="ce2">
            <text:p>46:30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8228" table:style-name="ce1">
            <text:p>8228</text:p>
          </table:table-cell>
          <table:table-cell office:value-type="string" table:style-name="ce1">
            <text:p>Success</text:p>
          </table:table-cell>
          <table:table-cell office:value-type="float" office:value="54085" table:style-name="ce1">
            <text:p>54085</text:p>
          </table:table-cell>
          <table:table-cell table:number-columns-repeated="16377"/>
        </table:table-row>
        <table:table-row table:style-name="ro1">
          <table:table-cell office:value-type="float" office:value="1787" table:style-name="ce1">
            <text:p>1787</text:p>
          </table:table-cell>
          <table:table-cell office:value-type="time" office:time-value="PT11H46M33.342S" table:style-name="ce2">
            <text:p>46:33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5541" table:style-name="ce1">
            <text:p>5541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788" table:style-name="ce1">
            <text:p>1788</text:p>
          </table:table-cell>
          <table:table-cell office:value-type="time" office:time-value="PT11H46M33.246S" table:style-name="ce2">
            <text:p>46:33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5627" table:style-name="ce1">
            <text:p>5627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789" table:style-name="ce1">
            <text:p>1789</text:p>
          </table:table-cell>
          <table:table-cell office:value-type="time" office:time-value="PT11H46M33.215S" table:style-name="ce2">
            <text:p>46:33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5668" table:style-name="ce1">
            <text:p>5668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790" table:style-name="ce1">
            <text:p>1790</text:p>
          </table:table-cell>
          <table:table-cell office:value-type="time" office:time-value="PT11H46M33.152S" table:style-name="ce2">
            <text:p>46:33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5744" table:style-name="ce1">
            <text:p>5744</text:p>
          </table:table-cell>
          <table:table-cell office:value-type="string" table:style-name="ce1">
            <text:p>Success</text:p>
          </table:table-cell>
          <table:table-cell office:value-type="float" office:value="48619" table:style-name="ce1">
            <text:p>48619</text:p>
          </table:table-cell>
          <table:table-cell table:number-columns-repeated="16377"/>
        </table:table-row>
        <table:table-row table:style-name="ro1">
          <table:table-cell office:value-type="float" office:value="1791" table:style-name="ce1">
            <text:p>1791</text:p>
          </table:table-cell>
          <table:table-cell office:value-type="time" office:time-value="PT11H46M33.012S" table:style-name="ce2">
            <text:p>46:33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5913" table:style-name="ce1">
            <text:p>5913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792" table:style-name="ce1">
            <text:p>1792</text:p>
          </table:table-cell>
          <table:table-cell office:value-type="time" office:time-value="PT11H46M28.724S" table:style-name="ce2">
            <text:p>46:28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0232" table:style-name="ce1">
            <text:p>10232</text:p>
          </table:table-cell>
          <table:table-cell office:value-type="string" table:style-name="ce1">
            <text:p>Success</text:p>
          </table:table-cell>
          <table:table-cell office:value-type="float" office:value="54085" table:style-name="ce1">
            <text:p>54085</text:p>
          </table:table-cell>
          <table:table-cell table:number-columns-repeated="16377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time" office:time-value="PT11H46M38.883S" table:style-name="ce2">
            <text:p>46:38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794" table:style-name="ce1">
            <text:p>1794</text:p>
          </table:table-cell>
          <table:table-cell office:value-type="time" office:time-value="PT11H46M32.961S" table:style-name="ce2">
            <text:p>46:33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6004" table:style-name="ce1">
            <text:p>6004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795" table:style-name="ce1">
            <text:p>1795</text:p>
          </table:table-cell>
          <table:table-cell office:value-type="time" office:time-value="PT11H46M35.308S" table:style-name="ce2">
            <text:p>46:35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3658" table:style-name="ce1">
            <text:p>3658</text:p>
          </table:table-cell>
          <table:table-cell office:value-type="string" table:style-name="ce1">
            <text:p>Success</text:p>
          </table:table-cell>
          <table:table-cell office:value-type="float" office:value="54085" table:style-name="ce1">
            <text:p>54085</text:p>
          </table:table-cell>
          <table:table-cell table:number-columns-repeated="16377"/>
        </table:table-row>
        <table:table-row table:style-name="ro1">
          <table:table-cell office:value-type="float" office:value="1796" table:style-name="ce1">
            <text:p>1796</text:p>
          </table:table-cell>
          <table:table-cell office:value-type="time" office:time-value="PT11H46M30.990S" table:style-name="ce2">
            <text:p>46:31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7973" table:style-name="ce1">
            <text:p>7973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797" table:style-name="ce1">
            <text:p>1797</text:p>
          </table:table-cell>
          <table:table-cell office:value-type="time" office:time-value="PT11H46M23.602S" table:style-name="ce2">
            <text:p>46:23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5361" table:style-name="ce1">
            <text:p>15361</text:p>
          </table:table-cell>
          <table:table-cell office:value-type="string" table:style-name="ce1">
            <text:p>Success</text:p>
          </table:table-cell>
          <table:table-cell office:value-type="float" office:value="54909" table:style-name="ce1">
            <text:p>54909</text:p>
          </table:table-cell>
          <table:table-cell table:number-columns-repeated="16377"/>
        </table:table-row>
        <table:table-row table:style-name="ro1">
          <table:table-cell office:value-type="float" office:value="1798" table:style-name="ce1">
            <text:p>1798</text:p>
          </table:table-cell>
          <table:table-cell office:value-type="time" office:time-value="PT11H46M38.971S" table:style-name="ce2">
            <text:p>46:39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799" table:style-name="ce1">
            <text:p>1799</text:p>
          </table:table-cell>
          <table:table-cell office:value-type="time" office:time-value="PT11H46M26.006S" table:style-name="ce2">
            <text:p>46:26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2993" table:style-name="ce1">
            <text:p>12993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time" office:time-value="PT11H46M38.968S" table:style-name="ce2">
            <text:p>46:39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801" table:style-name="ce1">
            <text:p>1801</text:p>
          </table:table-cell>
          <table:table-cell office:value-type="time" office:time-value="PT11H46M38.870S" table:style-name="ce2">
            <text:p>46:38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802" table:style-name="ce1">
            <text:p>1802</text:p>
          </table:table-cell>
          <table:table-cell office:value-type="time" office:time-value="PT11H46M38.801S" table:style-name="ce2">
            <text:p>46:38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803" table:style-name="ce1">
            <text:p>1803</text:p>
          </table:table-cell>
          <table:table-cell office:value-type="time" office:time-value="PT11H46M38.823S" table:style-name="ce2">
            <text:p>46:38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45" table:style-name="ce1">
            <text:p>245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804" table:style-name="ce1">
            <text:p>1804</text:p>
          </table:table-cell>
          <table:table-cell office:value-type="time" office:time-value="PT11H46M39.036S" table:style-name="ce2">
            <text:p>46:39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918" table:style-name="ce1">
            <text:p>918</text:p>
          </table:table-cell>
          <table:table-cell table:number-columns-repeated="16377"/>
        </table:table-row>
        <table:table-row table:style-name="ro1">
          <table:table-cell office:value-type="float" office:value="1805" table:style-name="ce1">
            <text:p>1805</text:p>
          </table:table-cell>
          <table:table-cell office:value-type="time" office:time-value="PT11H46M39.069S" table:style-name="ce2">
            <text:p>46:39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918" table:style-name="ce1">
            <text:p>918</text:p>
          </table:table-cell>
          <table:table-cell table:number-columns-repeated="16377"/>
        </table:table-row>
        <table:table-row table:style-name="ro1">
          <table:table-cell office:value-type="float" office:value="1806" table:style-name="ce1">
            <text:p>1806</text:p>
          </table:table-cell>
          <table:table-cell office:value-type="time" office:time-value="PT11H46M37.953S" table:style-name="ce2">
            <text:p>46:38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190" table:style-name="ce1">
            <text:p>1190</text:p>
          </table:table-cell>
          <table:table-cell office:value-type="string" table:style-name="ce1">
            <text:p>Success</text:p>
          </table:table-cell>
          <table:table-cell office:value-type="float" office:value="47795" table:style-name="ce1">
            <text:p>47795</text:p>
          </table:table-cell>
          <table:table-cell table:number-columns-repeated="16377"/>
        </table:table-row>
        <table:table-row table:style-name="ro1">
          <table:table-cell office:value-type="float" office:value="1807" table:style-name="ce1">
            <text:p>1807</text:p>
          </table:table-cell>
          <table:table-cell office:value-type="time" office:time-value="PT11H46M33.199S" table:style-name="ce2">
            <text:p>46:33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5934" table:style-name="ce1">
            <text:p>5934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808" table:style-name="ce1">
            <text:p>1808</text:p>
          </table:table-cell>
          <table:table-cell office:value-type="time" office:time-value="PT11H46M33.293S" table:style-name="ce2">
            <text:p>46:33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5881" table:style-name="ce1">
            <text:p>5881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809" table:style-name="ce1">
            <text:p>1809</text:p>
          </table:table-cell>
          <table:table-cell office:value-type="time" office:time-value="PT11H46M33.293S" table:style-name="ce2">
            <text:p>46:33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5898" table:style-name="ce1">
            <text:p>5898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810" table:style-name="ce1">
            <text:p>1810</text:p>
          </table:table-cell>
          <table:table-cell office:value-type="time" office:time-value="PT11H46M39.146S" table:style-name="ce2">
            <text:p>46:39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811" table:style-name="ce1">
            <text:p>1811</text:p>
          </table:table-cell>
          <table:table-cell office:value-type="time" office:time-value="PT11H46M33.168S" table:style-name="ce2">
            <text:p>46:33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6024" table:style-name="ce1">
            <text:p>6024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812" table:style-name="ce1">
            <text:p>1812</text:p>
          </table:table-cell>
          <table:table-cell office:value-type="time" office:time-value="PT11H46M38.226S" table:style-name="ce2">
            <text:p>46:38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671" table:style-name="ce1">
            <text:p>1671</text:p>
          </table:table-cell>
          <table:table-cell office:value-type="string" table:style-name="ce1">
            <text:p>Success</text:p>
          </table:table-cell>
          <table:table-cell office:value-type="float" office:value="80537" table:style-name="ce1">
            <text:p>80537</text:p>
          </table:table-cell>
          <table:table-cell table:number-columns-repeated="16377"/>
        </table:table-row>
        <table:table-row table:style-name="ro1">
          <table:table-cell office:value-type="float" office:value="1813" table:style-name="ce1">
            <text:p>1813</text:p>
          </table:table-cell>
          <table:table-cell office:value-type="time" office:time-value="PT11H46M39.900S" table:style-name="ce2">
            <text:p>46:39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1814" table:style-name="ce1">
            <text:p>1814</text:p>
          </table:table-cell>
          <table:table-cell office:value-type="time" office:time-value="PT11H46M38.114S" table:style-name="ce2">
            <text:p>46:38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098" table:style-name="ce1">
            <text:p>2098</text:p>
          </table:table-cell>
          <table:table-cell office:value-type="string" table:style-name="ce1">
            <text:p>Success</text:p>
          </table:table-cell>
          <table:table-cell office:value-type="float" office:value="82655" table:style-name="ce1">
            <text:p>82655</text:p>
          </table:table-cell>
          <table:table-cell table:number-columns-repeated="16377"/>
        </table:table-row>
        <table:table-row table:style-name="ro1">
          <table:table-cell office:value-type="float" office:value="1815" table:style-name="ce1">
            <text:p>1815</text:p>
          </table:table-cell>
          <table:table-cell office:value-type="time" office:time-value="PT11H46M40.213S" table:style-name="ce2">
            <text:p>46:40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1816" table:style-name="ce1">
            <text:p>1816</text:p>
          </table:table-cell>
          <table:table-cell office:value-type="time" office:time-value="PT11H46M38.783S" table:style-name="ce2">
            <text:p>46:38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903" table:style-name="ce1">
            <text:p>1903</text:p>
          </table:table-cell>
          <table:table-cell office:value-type="string" table:style-name="ce1">
            <text:p>Success</text:p>
          </table:table-cell>
          <table:table-cell office:value-type="float" office:value="84724" table:style-name="ce1">
            <text:p>84724</text:p>
          </table:table-cell>
          <table:table-cell table:number-columns-repeated="16377"/>
        </table:table-row>
        <table:table-row table:style-name="ro1">
          <table:table-cell office:value-type="float" office:value="1817" table:style-name="ce1">
            <text:p>1817</text:p>
          </table:table-cell>
          <table:table-cell office:value-type="time" office:time-value="PT11H46M38.894S" table:style-name="ce2">
            <text:p>46:38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829" table:style-name="ce1">
            <text:p>1829</text:p>
          </table:table-cell>
          <table:table-cell office:value-type="string" table:style-name="ce1">
            <text:p>Success</text:p>
          </table:table-cell>
          <table:table-cell office:value-type="float" office:value="84882" table:style-name="ce1">
            <text:p>84882</text:p>
          </table:table-cell>
          <table:table-cell table:number-columns-repeated="16377"/>
        </table:table-row>
        <table:table-row table:style-name="ro1">
          <table:table-cell office:value-type="float" office:value="1818" table:style-name="ce1">
            <text:p>1818</text:p>
          </table:table-cell>
          <table:table-cell office:value-type="time" office:time-value="PT11H46M38.888S" table:style-name="ce2">
            <text:p>46:38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843" table:style-name="ce1">
            <text:p>1843</text:p>
          </table:table-cell>
          <table:table-cell office:value-type="string" table:style-name="ce1">
            <text:p>Success</text:p>
          </table:table-cell>
          <table:table-cell office:value-type="float" office:value="84880" table:style-name="ce1">
            <text:p>84880</text:p>
          </table:table-cell>
          <table:table-cell table:number-columns-repeated="16377"/>
        </table:table-row>
        <table:table-row table:style-name="ro1">
          <table:table-cell office:value-type="float" office:value="1819" table:style-name="ce1">
            <text:p>1819</text:p>
          </table:table-cell>
          <table:table-cell office:value-type="time" office:time-value="PT11H46M38.755S" table:style-name="ce2">
            <text:p>46:38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Success</text:p>
          </table:table-cell>
          <table:table-cell office:value-type="float" office:value="84726" table:style-name="ce1">
            <text:p>84726</text:p>
          </table:table-cell>
          <table:table-cell table:number-columns-repeated="16377"/>
        </table:table-row>
        <table:table-row table:style-name="ro1">
          <table:table-cell office:value-type="float" office:value="1820" table:style-name="ce1">
            <text:p>1820</text:p>
          </table:table-cell>
          <table:table-cell office:value-type="time" office:time-value="PT11H46M40.733S" table:style-name="ce2">
            <text:p>46:40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21" table:style-name="ce1">
            <text:p>1821</text:p>
          </table:table-cell>
          <table:table-cell office:value-type="time" office:time-value="PT11H46M40.725S" table:style-name="ce2">
            <text:p>46:40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22" table:style-name="ce1">
            <text:p>1822</text:p>
          </table:table-cell>
          <table:table-cell office:value-type="time" office:time-value="PT11H46M38.821S" table:style-name="ce2">
            <text:p>46:38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962" table:style-name="ce1">
            <text:p>1962</text:p>
          </table:table-cell>
          <table:table-cell office:value-type="string" table:style-name="ce1">
            <text:p>Success</text:p>
          </table:table-cell>
          <table:table-cell office:value-type="float" office:value="84880" table:style-name="ce1">
            <text:p>84880</text:p>
          </table:table-cell>
          <table:table-cell table:number-columns-repeated="16377"/>
        </table:table-row>
        <table:table-row table:style-name="ro1">
          <table:table-cell office:value-type="float" office:value="1823" table:style-name="ce1">
            <text:p>1823</text:p>
          </table:table-cell>
          <table:table-cell office:value-type="time" office:time-value="PT11H46M40.750S" table:style-name="ce2">
            <text:p>46:40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24" table:style-name="ce1">
            <text:p>1824</text:p>
          </table:table-cell>
          <table:table-cell office:value-type="time" office:time-value="PT11H46M40.767S" table:style-name="ce2">
            <text:p>46:40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25" table:style-name="ce1">
            <text:p>1825</text:p>
          </table:table-cell>
          <table:table-cell office:value-type="time" office:time-value="PT11H46M40.785S" table:style-name="ce2">
            <text:p>46:40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26" table:style-name="ce1">
            <text:p>1826</text:p>
          </table:table-cell>
          <table:table-cell office:value-type="time" office:time-value="PT11H46M38.792S" table:style-name="ce2">
            <text:p>46:38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052" table:style-name="ce1">
            <text:p>2052</text:p>
          </table:table-cell>
          <table:table-cell office:value-type="string" table:style-name="ce1">
            <text:p>Success</text:p>
          </table:table-cell>
          <table:table-cell office:value-type="float" office:value="88964" table:style-name="ce1">
            <text:p>88964</text:p>
          </table:table-cell>
          <table:table-cell table:number-columns-repeated="16377"/>
        </table:table-row>
        <table:table-row table:style-name="ro1">
          <table:table-cell office:value-type="float" office:value="1827" table:style-name="ce1">
            <text:p>1827</text:p>
          </table:table-cell>
          <table:table-cell office:value-type="time" office:time-value="PT11H46M40.798S" table:style-name="ce2">
            <text:p>46:40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2344" table:style-name="ce1">
            <text:p>2344</text:p>
          </table:table-cell>
          <table:table-cell table:number-columns-repeated="16377"/>
        </table:table-row>
        <table:table-row table:style-name="ro1">
          <table:table-cell office:value-type="float" office:value="1828" table:style-name="ce1">
            <text:p>1828</text:p>
          </table:table-cell>
          <table:table-cell office:value-type="time" office:time-value="PT11H46M40.825S" table:style-name="ce2">
            <text:p>46:40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29" table:style-name="ce1">
            <text:p>1829</text:p>
          </table:table-cell>
          <table:table-cell office:value-type="time" office:time-value="PT11H46M40.809S" table:style-name="ce2">
            <text:p>46:40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344" table:style-name="ce1">
            <text:p>2344</text:p>
          </table:table-cell>
          <table:table-cell table:number-columns-repeated="16377"/>
        </table:table-row>
        <table:table-row table:style-name="ro1">
          <table:table-cell office:value-type="float" office:value="1830" table:style-name="ce1">
            <text:p>1830</text:p>
          </table:table-cell>
          <table:table-cell office:value-type="time" office:time-value="PT11H46M40.866S" table:style-name="ce2">
            <text:p>46:40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344" table:style-name="ce1">
            <text:p>2344</text:p>
          </table:table-cell>
          <table:table-cell table:number-columns-repeated="16377"/>
        </table:table-row>
        <table:table-row table:style-name="ro1">
          <table:table-cell office:value-type="float" office:value="1831" table:style-name="ce1">
            <text:p>1831</text:p>
          </table:table-cell>
          <table:table-cell office:value-type="time" office:time-value="PT11H46M40.852S" table:style-name="ce2">
            <text:p>46:40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2396" table:style-name="ce1">
            <text:p>2396</text:p>
          </table:table-cell>
          <table:table-cell table:number-columns-repeated="16377"/>
        </table:table-row>
        <table:table-row table:style-name="ro1">
          <table:table-cell office:value-type="float" office:value="1832" table:style-name="ce1">
            <text:p>1832</text:p>
          </table:table-cell>
          <table:table-cell office:value-type="time" office:time-value="PT11H46M38.872S" table:style-name="ce2">
            <text:p>46:38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038" table:style-name="ce1">
            <text:p>2038</text:p>
          </table:table-cell>
          <table:table-cell office:value-type="string" table:style-name="ce1">
            <text:p>Success</text:p>
          </table:table-cell>
          <table:table-cell office:value-type="float" office:value="87003" table:style-name="ce1">
            <text:p>87003</text:p>
          </table:table-cell>
          <table:table-cell table:number-columns-repeated="16377"/>
        </table:table-row>
        <table:table-row table:style-name="ro1">
          <table:table-cell office:value-type="float" office:value="1833" table:style-name="ce1">
            <text:p>1833</text:p>
          </table:table-cell>
          <table:table-cell office:value-type="time" office:time-value="PT11H46M40.864S" table:style-name="ce2">
            <text:p>46:40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396" table:style-name="ce1">
            <text:p>2396</text:p>
          </table:table-cell>
          <table:table-cell table:number-columns-repeated="16377"/>
        </table:table-row>
        <table:table-row table:style-name="ro1">
          <table:table-cell office:value-type="float" office:value="1834" table:style-name="ce1">
            <text:p>1834</text:p>
          </table:table-cell>
          <table:table-cell office:value-type="time" office:time-value="PT11H46M38.886S" table:style-name="ce2">
            <text:p>46:38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045" table:style-name="ce1">
            <text:p>2045</text:p>
          </table:table-cell>
          <table:table-cell office:value-type="string" table:style-name="ce1">
            <text:p>Success</text:p>
          </table:table-cell>
          <table:table-cell office:value-type="float" office:value="87005" table:style-name="ce1">
            <text:p>87005</text:p>
          </table:table-cell>
          <table:table-cell table:number-columns-repeated="16377"/>
        </table:table-row>
        <table:table-row table:style-name="ro1">
          <table:table-cell office:value-type="float" office:value="1835" table:style-name="ce1">
            <text:p>1835</text:p>
          </table:table-cell>
          <table:table-cell office:value-type="time" office:time-value="PT11H46M40.901S" table:style-name="ce2">
            <text:p>46:40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396" table:style-name="ce1">
            <text:p>2396</text:p>
          </table:table-cell>
          <table:table-cell table:number-columns-repeated="16377"/>
        </table:table-row>
        <table:table-row table:style-name="ro1">
          <table:table-cell office:value-type="float" office:value="1836" table:style-name="ce1">
            <text:p>1836</text:p>
          </table:table-cell>
          <table:table-cell office:value-type="time" office:time-value="PT11H46M40.913S" table:style-name="ce2">
            <text:p>46:40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37" table:style-name="ce1">
            <text:p>1837</text:p>
          </table:table-cell>
          <table:table-cell office:value-type="time" office:time-value="PT11H46M38.788S" table:style-name="ce2">
            <text:p>46:38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159" table:style-name="ce1">
            <text:p>2159</text:p>
          </table:table-cell>
          <table:table-cell office:value-type="string" table:style-name="ce1">
            <text:p>Success</text:p>
          </table:table-cell>
          <table:table-cell office:value-type="float" office:value="91080" table:style-name="ce1">
            <text:p>91080</text:p>
          </table:table-cell>
          <table:table-cell table:number-columns-repeated="16377"/>
        </table:table-row>
        <table:table-row table:style-name="ro1">
          <table:table-cell office:value-type="float" office:value="1838" table:style-name="ce1">
            <text:p>1838</text:p>
          </table:table-cell>
          <table:table-cell office:value-type="time" office:time-value="PT11H46M40.933S" table:style-name="ce2">
            <text:p>46:40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39" table:style-name="ce1">
            <text:p>1839</text:p>
          </table:table-cell>
          <table:table-cell office:value-type="time" office:time-value="PT11H46M40.948S" table:style-name="ce2">
            <text:p>46:40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40" table:style-name="ce1">
            <text:p>1840</text:p>
          </table:table-cell>
          <table:table-cell office:value-type="time" office:time-value="PT11H46M40.965S" table:style-name="ce2">
            <text:p>46:41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41" table:style-name="ce1">
            <text:p>1841</text:p>
          </table:table-cell>
          <table:table-cell office:value-type="time" office:time-value="PT11H46M40.967S" table:style-name="ce2">
            <text:p>46:41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344" table:style-name="ce1">
            <text:p>2344</text:p>
          </table:table-cell>
          <table:table-cell table:number-columns-repeated="16377"/>
        </table:table-row>
        <table:table-row table:style-name="ro1">
          <table:table-cell office:value-type="float" office:value="1842" table:style-name="ce1">
            <text:p>1842</text:p>
          </table:table-cell>
          <table:table-cell office:value-type="time" office:time-value="PT11H46M40.983S" table:style-name="ce2">
            <text:p>46:41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344" table:style-name="ce1">
            <text:p>2344</text:p>
          </table:table-cell>
          <table:table-cell table:number-columns-repeated="16377"/>
        </table:table-row>
        <table:table-row table:style-name="ro1">
          <table:table-cell office:value-type="float" office:value="1843" table:style-name="ce1">
            <text:p>1843</text:p>
          </table:table-cell>
          <table:table-cell office:value-type="time" office:time-value="PT11H46M40.983S" table:style-name="ce2">
            <text:p>46:41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396" table:style-name="ce1">
            <text:p>2396</text:p>
          </table:table-cell>
          <table:table-cell table:number-columns-repeated="16377"/>
        </table:table-row>
        <table:table-row table:style-name="ro1">
          <table:table-cell office:value-type="float" office:value="1844" table:style-name="ce1">
            <text:p>1844</text:p>
          </table:table-cell>
          <table:table-cell office:value-type="time" office:time-value="PT11H46M41.018S" table:style-name="ce2">
            <text:p>46:41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396" table:style-name="ce1">
            <text:p>2396</text:p>
          </table:table-cell>
          <table:table-cell table:number-columns-repeated="16377"/>
        </table:table-row>
        <table:table-row table:style-name="ro1">
          <table:table-cell office:value-type="float" office:value="1845" table:style-name="ce1">
            <text:p>1845</text:p>
          </table:table-cell>
          <table:table-cell office:value-type="time" office:time-value="PT11H46M38.793S" table:style-name="ce2">
            <text:p>46:38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292" table:style-name="ce1">
            <text:p>2292</text:p>
          </table:table-cell>
          <table:table-cell office:value-type="string" table:style-name="ce1">
            <text:p>Success</text:p>
          </table:table-cell>
          <table:table-cell office:value-type="float" office:value="91248" table:style-name="ce1">
            <text:p>91248</text:p>
          </table:table-cell>
          <table:table-cell table:number-columns-repeated="16377"/>
        </table:table-row>
        <table:table-row table:style-name="ro1">
          <table:table-cell office:value-type="float" office:value="1846" table:style-name="ce1">
            <text:p>1846</text:p>
          </table:table-cell>
          <table:table-cell office:value-type="time" office:time-value="PT11H46M38.973S" table:style-name="ce2">
            <text:p>46:39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134" table:style-name="ce1">
            <text:p>2134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847" table:style-name="ce1">
            <text:p>1847</text:p>
          </table:table-cell>
          <table:table-cell office:value-type="time" office:time-value="PT11H46M41.087S" table:style-name="ce2">
            <text:p>46:41.1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48" table:style-name="ce1">
            <text:p>1848</text:p>
          </table:table-cell>
          <table:table-cell office:value-type="time" office:time-value="PT11H46M38.901S" table:style-name="ce2">
            <text:p>46:38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410" table:style-name="ce1">
            <text:p>2410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849" table:style-name="ce1">
            <text:p>1849</text:p>
          </table:table-cell>
          <table:table-cell office:value-type="time" office:time-value="PT11H46M38.795S" table:style-name="ce2">
            <text:p>46:38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541" table:style-name="ce1">
            <text:p>2541</text:p>
          </table:table-cell>
          <table:table-cell office:value-type="string" table:style-name="ce1">
            <text:p>Success</text:p>
          </table:table-cell>
          <table:table-cell office:value-type="float" office:value="91162" table:style-name="ce1">
            <text:p>91162</text:p>
          </table:table-cell>
          <table:table-cell table:number-columns-repeated="16377"/>
        </table:table-row>
        <table:table-row table:style-name="ro1">
          <table:table-cell office:value-type="float" office:value="1850" table:style-name="ce1">
            <text:p>1850</text:p>
          </table:table-cell>
          <table:table-cell office:value-type="time" office:time-value="PT11H46M41.310S" table:style-name="ce2">
            <text:p>46:41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out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51" table:style-name="ce1">
            <text:p>1851</text:p>
          </table:table-cell>
          <table:table-cell office:value-type="time" office:time-value="PT11H46M41.343S" table:style-name="ce2">
            <text:p>46:41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52" table:style-name="ce1">
            <text:p>1852</text:p>
          </table:table-cell>
          <table:table-cell office:value-type="time" office:time-value="PT11H46M41.337S" table:style-name="ce2">
            <text:p>46:41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853" table:style-name="ce1">
            <text:p>1853</text:p>
          </table:table-cell>
          <table:table-cell office:value-type="time" office:time-value="PT11H46M41.383S" table:style-name="ce2">
            <text:p>46:41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54" table:style-name="ce1">
            <text:p>1854</text:p>
          </table:table-cell>
          <table:table-cell office:value-type="time" office:time-value="PT11H46M41.386S" table:style-name="ce2">
            <text:p>46:41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855" table:style-name="ce1">
            <text:p>1855</text:p>
          </table:table-cell>
          <table:table-cell office:value-type="time" office:time-value="PT11H46M38.879S" table:style-name="ce2">
            <text:p>46:38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556" table:style-name="ce1">
            <text:p>2556</text:p>
          </table:table-cell>
          <table:table-cell office:value-type="string" table:style-name="ce1">
            <text:p>Success</text:p>
          </table:table-cell>
          <table:table-cell office:value-type="float" office:value="91247" table:style-name="ce1">
            <text:p>91247</text:p>
          </table:table-cell>
          <table:table-cell table:number-columns-repeated="16377"/>
        </table:table-row>
        <table:table-row table:style-name="ro1">
          <table:table-cell office:value-type="float" office:value="1856" table:style-name="ce1">
            <text:p>1856</text:p>
          </table:table-cell>
          <table:table-cell office:value-type="time" office:time-value="PT11H46M41.406S" table:style-name="ce2">
            <text:p>46:41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857" table:style-name="ce1">
            <text:p>1857</text:p>
          </table:table-cell>
          <table:table-cell office:value-type="time" office:time-value="PT11H46M41.438S" table:style-name="ce2">
            <text:p>46:41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858" table:style-name="ce1">
            <text:p>1858</text:p>
          </table:table-cell>
          <table:table-cell office:value-type="time" office:time-value="PT11H46M41.436S" table:style-name="ce2">
            <text:p>46:41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59" table:style-name="ce1">
            <text:p>1859</text:p>
          </table:table-cell>
          <table:table-cell office:value-type="time" office:time-value="PT11H46M41.458S" table:style-name="ce2">
            <text:p>46:41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60" table:style-name="ce1">
            <text:p>1860</text:p>
          </table:table-cell>
          <table:table-cell office:value-type="time" office:time-value="PT11H46M41.458S" table:style-name="ce2">
            <text:p>46:41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61" table:style-name="ce1">
            <text:p>1861</text:p>
          </table:table-cell>
          <table:table-cell office:value-type="time" office:time-value="PT11H46M41.484S" table:style-name="ce2">
            <text:p>46:41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2436" table:style-name="ce1">
            <text:p>2436</text:p>
          </table:table-cell>
          <table:table-cell table:number-columns-repeated="16377"/>
        </table:table-row>
        <table:table-row table:style-name="ro1">
          <table:table-cell office:value-type="float" office:value="1862" table:style-name="ce1">
            <text:p>1862</text:p>
          </table:table-cell>
          <table:table-cell office:value-type="time" office:time-value="PT11H46M41.554S" table:style-name="ce2">
            <text:p>46:41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488" table:style-name="ce1">
            <text:p>2488</text:p>
          </table:table-cell>
          <table:table-cell table:number-columns-repeated="16377"/>
        </table:table-row>
        <table:table-row table:style-name="ro1">
          <table:table-cell office:value-type="float" office:value="1863" table:style-name="ce1">
            <text:p>1863</text:p>
          </table:table-cell>
          <table:table-cell office:value-type="time" office:time-value="PT11H46M38.969S" table:style-name="ce2">
            <text:p>46:39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735" table:style-name="ce1">
            <text:p>2735</text:p>
          </table:table-cell>
          <table:table-cell office:value-type="string" table:style-name="ce1">
            <text:p>Success</text:p>
          </table:table-cell>
          <table:table-cell office:value-type="float" office:value="91248" table:style-name="ce1">
            <text:p>91248</text:p>
          </table:table-cell>
          <table:table-cell table:number-columns-repeated="16377"/>
        </table:table-row>
        <table:table-row table:style-name="ro1">
          <table:table-cell office:value-type="float" office:value="1864" table:style-name="ce1">
            <text:p>1864</text:p>
          </table:table-cell>
          <table:table-cell office:value-type="time" office:time-value="PT11H46M40.949S" table:style-name="ce2">
            <text:p>46:40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760" table:style-name="ce1">
            <text:p>76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65" table:style-name="ce1">
            <text:p>1865</text:p>
          </table:table-cell>
          <table:table-cell office:value-type="time" office:time-value="PT11H46M41.552S" table:style-name="ce2">
            <text:p>46:41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66" table:style-name="ce1">
            <text:p>1866</text:p>
          </table:table-cell>
          <table:table-cell office:value-type="time" office:time-value="PT11H46M38.968S" table:style-name="ce2">
            <text:p>46:39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745" table:style-name="ce1">
            <text:p>2745</text:p>
          </table:table-cell>
          <table:table-cell office:value-type="string" table:style-name="ce1">
            <text:p>Success</text:p>
          </table:table-cell>
          <table:table-cell office:value-type="float" office:value="91250" table:style-name="ce1">
            <text:p>91250</text:p>
          </table:table-cell>
          <table:table-cell table:number-columns-repeated="16377"/>
        </table:table-row>
        <table:table-row table:style-name="ro1">
          <table:table-cell office:value-type="float" office:value="1867" table:style-name="ce1">
            <text:p>1867</text:p>
          </table:table-cell>
          <table:table-cell office:value-type="time" office:time-value="PT11H46M41.716S" table:style-name="ce2">
            <text:p>46:41.7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68" table:style-name="ce1">
            <text:p>1868</text:p>
          </table:table-cell>
          <table:table-cell office:value-type="time" office:time-value="PT11H46M41.706S" table:style-name="ce2">
            <text:p>46:41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69" table:style-name="ce1">
            <text:p>1869</text:p>
          </table:table-cell>
          <table:table-cell office:value-type="time" office:time-value="PT11H46M41.714S" table:style-name="ce2">
            <text:p>46:41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870" table:style-name="ce1">
            <text:p>1870</text:p>
          </table:table-cell>
          <table:table-cell office:value-type="time" office:time-value="PT11H46M41.710S" table:style-name="ce2">
            <text:p>46:41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out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71" table:style-name="ce1">
            <text:p>1871</text:p>
          </table:table-cell>
          <table:table-cell office:value-type="time" office:time-value="PT11H46M41.736S" table:style-name="ce2">
            <text:p>46:41.7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72" table:style-name="ce1">
            <text:p>1872</text:p>
          </table:table-cell>
          <table:table-cell office:value-type="time" office:time-value="PT11H46M41.737S" table:style-name="ce2">
            <text:p>46:41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73" table:style-name="ce1">
            <text:p>1873</text:p>
          </table:table-cell>
          <table:table-cell office:value-type="time" office:time-value="PT11H46M41.749S" table:style-name="ce2">
            <text:p>46:41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74" table:style-name="ce1">
            <text:p>1874</text:p>
          </table:table-cell>
          <table:table-cell office:value-type="time" office:time-value="PT11H46M41.758S" table:style-name="ce2">
            <text:p>46:41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75" table:style-name="ce1">
            <text:p>1875</text:p>
          </table:table-cell>
          <table:table-cell office:value-type="time" office:time-value="PT11H46M41.753S" table:style-name="ce2">
            <text:p>46:41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480" table:style-name="ce1">
            <text:p>2480</text:p>
          </table:table-cell>
          <table:table-cell table:number-columns-repeated="16377"/>
        </table:table-row>
        <table:table-row table:style-name="ro1">
          <table:table-cell office:value-type="float" office:value="1876" table:style-name="ce1">
            <text:p>1876</text:p>
          </table:table-cell>
          <table:table-cell office:value-type="time" office:time-value="PT11H46M41.751S" table:style-name="ce2">
            <text:p>46:41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480" table:style-name="ce1">
            <text:p>2480</text:p>
          </table:table-cell>
          <table:table-cell table:number-columns-repeated="16377"/>
        </table:table-row>
        <table:table-row table:style-name="ro1">
          <table:table-cell office:value-type="float" office:value="1877" table:style-name="ce1">
            <text:p>1877</text:p>
          </table:table-cell>
          <table:table-cell office:value-type="time" office:time-value="PT11H46M41.779S" table:style-name="ce2">
            <text:p>46:41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532" table:style-name="ce1">
            <text:p>2532</text:p>
          </table:table-cell>
          <table:table-cell table:number-columns-repeated="16377"/>
        </table:table-row>
        <table:table-row table:style-name="ro1">
          <table:table-cell office:value-type="float" office:value="1878" table:style-name="ce1">
            <text:p>1878</text:p>
          </table:table-cell>
          <table:table-cell office:value-type="time" office:time-value="PT11H46M41.777S" table:style-name="ce2">
            <text:p>46:41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532" table:style-name="ce1">
            <text:p>2532</text:p>
          </table:table-cell>
          <table:table-cell table:number-columns-repeated="16377"/>
        </table:table-row>
        <table:table-row table:style-name="ro1">
          <table:table-cell office:value-type="float" office:value="1879" table:style-name="ce1">
            <text:p>1879</text:p>
          </table:table-cell>
          <table:table-cell office:value-type="time" office:time-value="PT11H46M41.740S" table:style-name="ce2">
            <text:p>46:41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80" table:style-name="ce1">
            <text:p>1880</text:p>
          </table:table-cell>
          <table:table-cell office:value-type="time" office:time-value="PT11H46M40.845S" table:style-name="ce2">
            <text:p>46:40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125" table:style-name="ce1">
            <text:p>112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81" table:style-name="ce1">
            <text:p>1881</text:p>
          </table:table-cell>
          <table:table-cell office:value-type="time" office:time-value="PT11H46M40.750S" table:style-name="ce2">
            <text:p>46:40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224" table:style-name="ce1">
            <text:p>122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82" table:style-name="ce1">
            <text:p>1882</text:p>
          </table:table-cell>
          <table:table-cell office:value-type="time" office:time-value="PT11H46M40.689S" table:style-name="ce2">
            <text:p>46:40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287" table:style-name="ce1">
            <text:p>128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83" table:style-name="ce1">
            <text:p>1883</text:p>
          </table:table-cell>
          <table:table-cell office:value-type="time" office:time-value="PT11H46M41.972S" table:style-name="ce2">
            <text:p>46:42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84" table:style-name="ce1">
            <text:p>1884</text:p>
          </table:table-cell>
          <table:table-cell office:value-type="time" office:time-value="PT11H46M41.978S" table:style-name="ce2">
            <text:p>46:42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85" table:style-name="ce1">
            <text:p>1885</text:p>
          </table:table-cell>
          <table:table-cell office:value-type="time" office:time-value="PT11H46M41.983S" table:style-name="ce2">
            <text:p>46:42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time" office:time-value="PT11H46M41.988S" table:style-name="ce2">
            <text:p>46:42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87" table:style-name="ce1">
            <text:p>1887</text:p>
          </table:table-cell>
          <table:table-cell office:value-type="time" office:time-value="PT11H46M41.998S" table:style-name="ce2">
            <text:p>46:42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88" table:style-name="ce1">
            <text:p>1888</text:p>
          </table:table-cell>
          <table:table-cell office:value-type="time" office:time-value="PT11H46M42.003S" table:style-name="ce2">
            <text:p>46:42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89" table:style-name="ce1">
            <text:p>1889</text:p>
          </table:table-cell>
          <table:table-cell office:value-type="time" office:time-value="PT11H46M41.975S" table:style-name="ce2">
            <text:p>46:42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out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90" table:style-name="ce1">
            <text:p>1890</text:p>
          </table:table-cell>
          <table:table-cell office:value-type="time" office:time-value="PT11H46M42.009S" table:style-name="ce2">
            <text:p>46:42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91" table:style-name="ce1">
            <text:p>1891</text:p>
          </table:table-cell>
          <table:table-cell office:value-type="time" office:time-value="PT11H46M42.017S" table:style-name="ce2">
            <text:p>46:42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92" table:style-name="ce1">
            <text:p>1892</text:p>
          </table:table-cell>
          <table:table-cell office:value-type="time" office:time-value="PT11H46M39.205S" table:style-name="ce2">
            <text:p>46:39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512" table:style-name="ce1">
            <text:p>3512</text:p>
          </table:table-cell>
          <table:table-cell office:value-type="string" table:style-name="ce1">
            <text:p>Success</text:p>
          </table:table-cell>
          <table:table-cell office:value-type="float" office:value="74268" table:style-name="ce1">
            <text:p>74268</text:p>
          </table:table-cell>
          <table:table-cell table:number-columns-repeated="16377"/>
        </table:table-row>
        <table:table-row table:style-name="ro1">
          <table:table-cell office:value-type="float" office:value="1893" table:style-name="ce1">
            <text:p>1893</text:p>
          </table:table-cell>
          <table:table-cell office:value-type="time" office:time-value="PT11H46M42.720S" table:style-name="ce2">
            <text:p>46:42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94" table:style-name="ce1">
            <text:p>1894</text:p>
          </table:table-cell>
          <table:table-cell office:value-type="time" office:time-value="PT11H46M39.196S" table:style-name="ce2">
            <text:p>46:39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564" table:style-name="ce1">
            <text:p>3564</text:p>
          </table:table-cell>
          <table:table-cell office:value-type="string" table:style-name="ce1">
            <text:p>Success</text:p>
          </table:table-cell>
          <table:table-cell office:value-type="float" office:value="74270" table:style-name="ce1">
            <text:p>74270</text:p>
          </table:table-cell>
          <table:table-cell table:number-columns-repeated="16377"/>
        </table:table-row>
        <table:table-row table:style-name="ro1">
          <table:table-cell office:value-type="float" office:value="1895" table:style-name="ce1">
            <text:p>1895</text:p>
          </table:table-cell>
          <table:table-cell office:value-type="time" office:time-value="PT11H46M39.180S" table:style-name="ce2">
            <text:p>46:39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3593" table:style-name="ce1">
            <text:p>3593</text:p>
          </table:table-cell>
          <table:table-cell office:value-type="string" table:style-name="ce1">
            <text:p>Success</text:p>
          </table:table-cell>
          <table:table-cell office:value-type="float" office:value="74268" table:style-name="ce1">
            <text:p>74268</text:p>
          </table:table-cell>
          <table:table-cell table:number-columns-repeated="16377"/>
        </table:table-row>
        <table:table-row table:style-name="ro1">
          <table:table-cell office:value-type="float" office:value="1896" table:style-name="ce1">
            <text:p>1896</text:p>
          </table:table-cell>
          <table:table-cell office:value-type="time" office:time-value="PT11H46M42.748S" table:style-name="ce2">
            <text:p>46:42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97" table:style-name="ce1">
            <text:p>1897</text:p>
          </table:table-cell>
          <table:table-cell office:value-type="time" office:time-value="PT11H46M42.762S" table:style-name="ce2">
            <text:p>46:42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98" table:style-name="ce1">
            <text:p>1898</text:p>
          </table:table-cell>
          <table:table-cell office:value-type="time" office:time-value="PT11H46M42.775S" table:style-name="ce2">
            <text:p>46:42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99" table:style-name="ce1">
            <text:p>1899</text:p>
          </table:table-cell>
          <table:table-cell office:value-type="time" office:time-value="PT11H46M42.784S" table:style-name="ce2">
            <text:p>46:42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time" office:time-value="PT11H46M42.789S" table:style-name="ce2">
            <text:p>46:42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01" table:style-name="ce1">
            <text:p>1901</text:p>
          </table:table-cell>
          <table:table-cell office:value-type="time" office:time-value="PT11H46M42.782S" table:style-name="ce2">
            <text:p>46:42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572" table:style-name="ce1">
            <text:p>2572</text:p>
          </table:table-cell>
          <table:table-cell table:number-columns-repeated="16377"/>
        </table:table-row>
        <table:table-row table:style-name="ro1">
          <table:table-cell office:value-type="float" office:value="1902" table:style-name="ce1">
            <text:p>1902</text:p>
          </table:table-cell>
          <table:table-cell office:value-type="time" office:time-value="PT11H46M42.810S" table:style-name="ce2">
            <text:p>46:42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624" table:style-name="ce1">
            <text:p>2624</text:p>
          </table:table-cell>
          <table:table-cell table:number-columns-repeated="16377"/>
        </table:table-row>
        <table:table-row table:style-name="ro1">
          <table:table-cell office:value-type="float" office:value="1903" table:style-name="ce1">
            <text:p>1903</text:p>
          </table:table-cell>
          <table:table-cell office:value-type="time" office:time-value="PT11H46M42.808S" table:style-name="ce2">
            <text:p>46:42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572" table:style-name="ce1">
            <text:p>2572</text:p>
          </table:table-cell>
          <table:table-cell table:number-columns-repeated="16377"/>
        </table:table-row>
        <table:table-row table:style-name="ro1">
          <table:table-cell office:value-type="float" office:value="1904" table:style-name="ce1">
            <text:p>1904</text:p>
          </table:table-cell>
          <table:table-cell office:value-type="time" office:time-value="PT11H46M42.814S" table:style-name="ce2">
            <text:p>46:42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572" table:style-name="ce1">
            <text:p>2572</text:p>
          </table:table-cell>
          <table:table-cell table:number-columns-repeated="16377"/>
        </table:table-row>
        <table:table-row table:style-name="ro1">
          <table:table-cell office:value-type="float" office:value="1905" table:style-name="ce1">
            <text:p>1905</text:p>
          </table:table-cell>
          <table:table-cell office:value-type="time" office:time-value="PT11H46M42.833S" table:style-name="ce2">
            <text:p>46:42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624" table:style-name="ce1">
            <text:p>2624</text:p>
          </table:table-cell>
          <table:table-cell table:number-columns-repeated="16377"/>
        </table:table-row>
        <table:table-row table:style-name="ro1">
          <table:table-cell office:value-type="float" office:value="1906" table:style-name="ce1">
            <text:p>1906</text:p>
          </table:table-cell>
          <table:table-cell office:value-type="time" office:time-value="PT11H46M42.833S" table:style-name="ce2">
            <text:p>46:42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624" table:style-name="ce1">
            <text:p>2624</text:p>
          </table:table-cell>
          <table:table-cell table:number-columns-repeated="16377"/>
        </table:table-row>
        <table:table-row table:style-name="ro1">
          <table:table-cell office:value-type="float" office:value="1907" table:style-name="ce1">
            <text:p>1907</text:p>
          </table:table-cell>
          <table:table-cell office:value-type="time" office:time-value="PT11H46M39.148S" table:style-name="ce2">
            <text:p>46:39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787" table:style-name="ce1">
            <text:p>3787</text:p>
          </table:table-cell>
          <table:table-cell office:value-type="string" table:style-name="ce1">
            <text:p>Success</text:p>
          </table:table-cell>
          <table:table-cell office:value-type="float" office:value="74179" table:style-name="ce1">
            <text:p>74179</text:p>
          </table:table-cell>
          <table:table-cell table:number-columns-repeated="16377"/>
        </table:table-row>
        <table:table-row table:style-name="ro1">
          <table:table-cell office:value-type="float" office:value="1908" table:style-name="ce1">
            <text:p>1908</text:p>
          </table:table-cell>
          <table:table-cell office:value-type="time" office:time-value="PT11H46M42.936S" table:style-name="ce2">
            <text:p>46:42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09" table:style-name="ce1">
            <text:p>1909</text:p>
          </table:table-cell>
          <table:table-cell office:value-type="time" office:time-value="PT11H46M42.954S" table:style-name="ce2">
            <text:p>46:43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10" table:style-name="ce1">
            <text:p>1910</text:p>
          </table:table-cell>
          <table:table-cell office:value-type="time" office:time-value="PT11H46M42.988S" table:style-name="ce2">
            <text:p>46:43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710" table:style-name="ce1">
            <text:p>2710</text:p>
          </table:table-cell>
          <table:table-cell table:number-columns-repeated="16377"/>
        </table:table-row>
        <table:table-row table:style-name="ro1">
          <table:table-cell office:value-type="float" office:value="1911" table:style-name="ce1">
            <text:p>1911</text:p>
          </table:table-cell>
          <table:table-cell office:value-type="time" office:time-value="PT11H46M43.008S" table:style-name="ce2">
            <text:p>46:43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762" table:style-name="ce1">
            <text:p>2762</text:p>
          </table:table-cell>
          <table:table-cell table:number-columns-repeated="16377"/>
        </table:table-row>
        <table:table-row table:style-name="ro1">
          <table:table-cell office:value-type="float" office:value="1912" table:style-name="ce1">
            <text:p>1912</text:p>
          </table:table-cell>
          <table:table-cell office:value-type="time" office:time-value="PT11H46M41.819S" table:style-name="ce2">
            <text:p>46:41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557" table:style-name="ce1">
            <text:p>1557</text:p>
          </table:table-cell>
          <table:table-cell office:value-type="string" table:style-name="ce1">
            <text:p>Success</text:p>
          </table:table-cell>
          <table:table-cell office:value-type="float" office:value="74247" table:style-name="ce1">
            <text:p>74247</text:p>
          </table:table-cell>
          <table:table-cell table:number-columns-repeated="16377"/>
        </table:table-row>
        <table:table-row table:style-name="ro1">
          <table:table-cell office:value-type="float" office:value="1913" table:style-name="ce1">
            <text:p>1913</text:p>
          </table:table-cell>
          <table:table-cell office:value-type="time" office:time-value="PT11H46M43.377S" table:style-name="ce2">
            <text:p>46:43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914" table:style-name="ce1">
            <text:p>1914</text:p>
          </table:table-cell>
          <table:table-cell office:value-type="time" office:time-value="PT11H46M43.420S" table:style-name="ce2">
            <text:p>46:43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915" table:style-name="ce1">
            <text:p>1915</text:p>
          </table:table-cell>
          <table:table-cell office:value-type="time" office:time-value="PT11H46M41.311S" table:style-name="ce2">
            <text:p>46:41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230" table:style-name="ce1">
            <text:p>2230</text:p>
          </table:table-cell>
          <table:table-cell office:value-type="string" table:style-name="ce1">
            <text:p>Success</text:p>
          </table:table-cell>
          <table:table-cell office:value-type="float" office:value="76299" table:style-name="ce1">
            <text:p>76299</text:p>
          </table:table-cell>
          <table:table-cell table:number-columns-repeated="16377"/>
        </table:table-row>
        <table:table-row table:style-name="ro1">
          <table:table-cell office:value-type="float" office:value="1916" table:style-name="ce1">
            <text:p>1916</text:p>
          </table:table-cell>
          <table:table-cell office:value-type="time" office:time-value="PT11H46M41.108S" table:style-name="ce2">
            <text:p>46:41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436" table:style-name="ce1">
            <text:p>2436</text:p>
          </table:table-cell>
          <table:table-cell office:value-type="string" table:style-name="ce1">
            <text:p>Success</text:p>
          </table:table-cell>
          <table:table-cell office:value-type="float" office:value="76343" table:style-name="ce1">
            <text:p>76343</text:p>
          </table:table-cell>
          <table:table-cell table:number-columns-repeated="16377"/>
        </table:table-row>
        <table:table-row table:style-name="ro1">
          <table:table-cell office:value-type="float" office:value="1917" table:style-name="ce1">
            <text:p>1917</text:p>
          </table:table-cell>
          <table:table-cell office:value-type="time" office:time-value="PT11H46M43.543S" table:style-name="ce2">
            <text:p>46:43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1918" table:style-name="ce1">
            <text:p>1918</text:p>
          </table:table-cell>
          <table:table-cell office:value-type="time" office:time-value="PT11H46M43.547S" table:style-name="ce2">
            <text:p>46:43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1919" table:style-name="ce1">
            <text:p>1919</text:p>
          </table:table-cell>
          <table:table-cell office:value-type="time" office:time-value="PT11H46M43.507S" table:style-name="ce2">
            <text:p>46:43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465" table:style-name="ce1">
            <text:p>465</text:p>
          </table:table-cell>
          <table:table-cell office:value-type="string" table:style-name="ce1">
            <text:p>Success</text:p>
          </table:table-cell>
          <table:table-cell office:value-type="float" office:value="11111" table:style-name="ce1">
            <text:p>11111</text:p>
          </table:table-cell>
          <table:table-cell table:number-columns-repeated="16377"/>
        </table:table-row>
        <table:table-row table:style-name="ro1">
          <table:table-cell office:value-type="float" office:value="1920" table:style-name="ce1">
            <text:p>1920</text:p>
          </table:table-cell>
          <table:table-cell office:value-type="time" office:time-value="PT11H46M33.358S" table:style-name="ce2">
            <text:p>46:33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0645" table:style-name="ce1">
            <text:p>10645</text:p>
          </table:table-cell>
          <table:table-cell office:value-type="string" table:style-name="ce1">
            <text:p>Success</text:p>
          </table:table-cell>
          <table:table-cell office:value-type="float" office:value="48616" table:style-name="ce1">
            <text:p>48616</text:p>
          </table:table-cell>
          <table:table-cell table:number-columns-repeated="16377"/>
        </table:table-row>
        <table:table-row table:style-name="ro1">
          <table:table-cell office:value-type="float" office:value="1921" table:style-name="ce1">
            <text:p>1921</text:p>
          </table:table-cell>
          <table:table-cell office:value-type="time" office:time-value="PT11H46M37.341S" table:style-name="ce2">
            <text:p>46:37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6671" table:style-name="ce1">
            <text:p>6671</text:p>
          </table:table-cell>
          <table:table-cell office:value-type="string" table:style-name="ce1">
            <text:p>Success</text:p>
          </table:table-cell>
          <table:table-cell office:value-type="float" office:value="17328" table:style-name="ce1">
            <text:p>17328</text:p>
          </table:table-cell>
          <table:table-cell table:number-columns-repeated="16377"/>
        </table:table-row>
        <table:table-row table:style-name="ro1">
          <table:table-cell office:value-type="float" office:value="1922" table:style-name="ce1">
            <text:p>1922</text:p>
          </table:table-cell>
          <table:table-cell office:value-type="time" office:time-value="PT11H46M43.974S" table:style-name="ce2">
            <text:p>46:44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23" table:style-name="ce1">
            <text:p>1923</text:p>
          </table:table-cell>
          <table:table-cell office:value-type="time" office:time-value="PT11H46M34.447S" table:style-name="ce2">
            <text:p>46:34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9583" table:style-name="ce1">
            <text:p>9583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924" table:style-name="ce1">
            <text:p>1924</text:p>
          </table:table-cell>
          <table:table-cell office:value-type="time" office:time-value="PT11H46M33.332S" table:style-name="ce2">
            <text:p>46:33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0710" table:style-name="ce1">
            <text:p>10710</text:p>
          </table:table-cell>
          <table:table-cell office:value-type="string" table:style-name="ce1">
            <text:p>Success</text:p>
          </table:table-cell>
          <table:table-cell office:value-type="float" office:value="48619" table:style-name="ce1">
            <text:p>48619</text:p>
          </table:table-cell>
          <table:table-cell table:number-columns-repeated="16377"/>
        </table:table-row>
        <table:table-row table:style-name="ro1">
          <table:table-cell office:value-type="float" office:value="1925" table:style-name="ce1">
            <text:p>1925</text:p>
          </table:table-cell>
          <table:table-cell office:value-type="time" office:time-value="PT11H46M32.999S" table:style-name="ce2">
            <text:p>46:33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1044" table:style-name="ce1">
            <text:p>11044</text:p>
          </table:table-cell>
          <table:table-cell office:value-type="string" table:style-name="ce1">
            <text:p>Success</text:p>
          </table:table-cell>
          <table:table-cell office:value-type="float" office:value="48619" table:style-name="ce1">
            <text:p>48619</text:p>
          </table:table-cell>
          <table:table-cell table:number-columns-repeated="16377"/>
        </table:table-row>
        <table:table-row table:style-name="ro1">
          <table:table-cell office:value-type="float" office:value="1926" table:style-name="ce1">
            <text:p>1926</text:p>
          </table:table-cell>
          <table:table-cell office:value-type="time" office:time-value="PT11H46M44.017S" table:style-name="ce2">
            <text:p>46:44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out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27" table:style-name="ce1">
            <text:p>1927</text:p>
          </table:table-cell>
          <table:table-cell office:value-type="time" office:time-value="PT11H46M44.005S" table:style-name="ce2">
            <text:p>46:44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28" table:style-name="ce1">
            <text:p>1928</text:p>
          </table:table-cell>
          <table:table-cell office:value-type="time" office:time-value="PT11H46M44.045S" table:style-name="ce2">
            <text:p>46:44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29" table:style-name="ce1">
            <text:p>1929</text:p>
          </table:table-cell>
          <table:table-cell office:value-type="time" office:time-value="PT11H46M44.045S" table:style-name="ce2">
            <text:p>46:44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85" table:style-name="ce1">
            <text:p>285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30" table:style-name="ce1">
            <text:p>1930</text:p>
          </table:table-cell>
          <table:table-cell office:value-type="time" office:time-value="PT11H46M44.033S" table:style-name="ce2">
            <text:p>46:44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321" table:style-name="ce1">
            <text:p>321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31" table:style-name="ce1">
            <text:p>1931</text:p>
          </table:table-cell>
          <table:table-cell office:value-type="time" office:time-value="PT11H46M44.355S" table:style-name="ce2">
            <text:p>46:44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918" table:style-name="ce1">
            <text:p>918</text:p>
          </table:table-cell>
          <table:table-cell table:number-columns-repeated="16377"/>
        </table:table-row>
        <table:table-row table:style-name="ro1">
          <table:table-cell office:value-type="float" office:value="1932" table:style-name="ce1">
            <text:p>1932</text:p>
          </table:table-cell>
          <table:table-cell office:value-type="time" office:time-value="PT11H46M41.590S" table:style-name="ce2">
            <text:p>46:41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3112" table:style-name="ce1">
            <text:p>3112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933" table:style-name="ce1">
            <text:p>1933</text:p>
          </table:table-cell>
          <table:table-cell office:value-type="time" office:time-value="PT11H46M40.936S" table:style-name="ce2">
            <text:p>46:40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3819" table:style-name="ce1">
            <text:p>3819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934" table:style-name="ce1">
            <text:p>1934</text:p>
          </table:table-cell>
          <table:table-cell office:value-type="time" office:time-value="PT11H46M42.830S" table:style-name="ce2">
            <text:p>46:42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935" table:style-name="ce1">
            <text:p>1935</text:p>
          </table:table-cell>
          <table:table-cell office:value-type="time" office:time-value="PT11H46M35.998S" table:style-name="ce2">
            <text:p>46:36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8761" table:style-name="ce1">
            <text:p>8761</text:p>
          </table:table-cell>
          <table:table-cell office:value-type="string" table:style-name="ce1">
            <text:p>Success</text:p>
          </table:table-cell>
          <table:table-cell office:value-type="float" office:value="47795" table:style-name="ce1">
            <text:p>47795</text:p>
          </table:table-cell>
          <table:table-cell table:number-columns-repeated="16377"/>
        </table:table-row>
        <table:table-row table:style-name="ro1">
          <table:table-cell office:value-type="float" office:value="1936" table:style-name="ce1">
            <text:p>1936</text:p>
          </table:table-cell>
          <table:table-cell office:value-type="time" office:time-value="PT11H46M35.616S" table:style-name="ce2">
            <text:p>46:35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9153" table:style-name="ce1">
            <text:p>9153</text:p>
          </table:table-cell>
          <table:table-cell office:value-type="string" table:style-name="ce1">
            <text:p>Success</text:p>
          </table:table-cell>
          <table:table-cell office:value-type="float" office:value="47795" table:style-name="ce1">
            <text:p>47795</text:p>
          </table:table-cell>
          <table:table-cell table:number-columns-repeated="16377"/>
        </table:table-row>
        <table:table-row table:style-name="ro1">
          <table:table-cell office:value-type="float" office:value="1937" table:style-name="ce1">
            <text:p>1937</text:p>
          </table:table-cell>
          <table:table-cell office:value-type="time" office:time-value="PT11H46M33.408S" table:style-name="ce2">
            <text:p>46:33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1363" table:style-name="ce1">
            <text:p>11363</text:p>
          </table:table-cell>
          <table:table-cell office:value-type="string" table:style-name="ce1">
            <text:p>Success</text:p>
          </table:table-cell>
          <table:table-cell office:value-type="float" office:value="48619" table:style-name="ce1">
            <text:p>48619</text:p>
          </table:table-cell>
          <table:table-cell table:number-columns-repeated="16377"/>
        </table:table-row>
        <table:table-row table:style-name="ro1">
          <table:table-cell office:value-type="float" office:value="1938" table:style-name="ce1">
            <text:p>1938</text:p>
          </table:table-cell>
          <table:table-cell office:value-type="time" office:time-value="PT11H46M37.674S" table:style-name="ce2">
            <text:p>46:37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7108" table:style-name="ce1">
            <text:p>7108</text:p>
          </table:table-cell>
          <table:table-cell office:value-type="string" table:style-name="ce1">
            <text:p>Success</text:p>
          </table:table-cell>
          <table:table-cell office:value-type="float" office:value="47795" table:style-name="ce1">
            <text:p>47795</text:p>
          </table:table-cell>
          <table:table-cell table:number-columns-repeated="16377"/>
        </table:table-row>
        <table:table-row table:style-name="ro1">
          <table:table-cell office:value-type="float" office:value="1939" table:style-name="ce1">
            <text:p>1939</text:p>
          </table:table-cell>
          <table:table-cell office:value-type="time" office:time-value="PT11H46M44.760S" table:style-name="ce2">
            <text:p>46:44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940" table:style-name="ce1">
            <text:p>1940</text:p>
          </table:table-cell>
          <table:table-cell office:value-type="time" office:time-value="PT11H46M44.705S" table:style-name="ce2">
            <text:p>46:44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41" table:style-name="ce1">
            <text:p>1941</text:p>
          </table:table-cell>
          <table:table-cell office:value-type="time" office:time-value="PT11H46M44.783S" table:style-name="ce2">
            <text:p>46:44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942" table:style-name="ce1">
            <text:p>1942</text:p>
          </table:table-cell>
          <table:table-cell office:value-type="time" office:time-value="PT11H46M33.121S" table:style-name="ce2">
            <text:p>46:33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1715" table:style-name="ce1">
            <text:p>11715</text:p>
          </table:table-cell>
          <table:table-cell office:value-type="string" table:style-name="ce1">
            <text:p>Success</text:p>
          </table:table-cell>
          <table:table-cell office:value-type="float" office:value="48619" table:style-name="ce1">
            <text:p>48619</text:p>
          </table:table-cell>
          <table:table-cell table:number-columns-repeated="16377"/>
        </table:table-row>
        <table:table-row table:style-name="ro1">
          <table:table-cell office:value-type="float" office:value="1943" table:style-name="ce1">
            <text:p>1943</text:p>
          </table:table-cell>
          <table:table-cell office:value-type="time" office:time-value="PT11H46M44.814S" table:style-name="ce2">
            <text:p>46:44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918" table:style-name="ce1">
            <text:p>918</text:p>
          </table:table-cell>
          <table:table-cell table:number-columns-repeated="16377"/>
        </table:table-row>
        <table:table-row table:style-name="ro1">
          <table:table-cell office:value-type="float" office:value="1944" table:style-name="ce1">
            <text:p>1944</text:p>
          </table:table-cell>
          <table:table-cell office:value-type="time" office:time-value="PT11H46M44.771S" table:style-name="ce2">
            <text:p>46:44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945" table:style-name="ce1">
            <text:p>1945</text:p>
          </table:table-cell>
          <table:table-cell office:value-type="time" office:time-value="PT11H46M38.971S" table:style-name="ce2">
            <text:p>46:39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5905" table:style-name="ce1">
            <text:p>5905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946" table:style-name="ce1">
            <text:p>1946</text:p>
          </table:table-cell>
          <table:table-cell office:value-type="time" office:time-value="PT11H46M44.761S" table:style-name="ce2">
            <text:p>46:44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47" table:style-name="ce1">
            <text:p>1947</text:p>
          </table:table-cell>
          <table:table-cell office:value-type="time" office:time-value="PT11H46M44.880S" table:style-name="ce2">
            <text:p>46:44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918" table:style-name="ce1">
            <text:p>918</text:p>
          </table:table-cell>
          <table:table-cell table:number-columns-repeated="16377"/>
        </table:table-row>
        <table:table-row table:style-name="ro1">
          <table:table-cell office:value-type="float" office:value="1948" table:style-name="ce1">
            <text:p>1948</text:p>
          </table:table-cell>
          <table:table-cell office:value-type="time" office:time-value="PT11H46M44.230S" table:style-name="ce2">
            <text:p>46:44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810" table:style-name="ce1">
            <text:p>810</text:p>
          </table:table-cell>
          <table:table-cell office:value-type="string" table:style-name="ce1">
            <text:p>Success</text:p>
          </table:table-cell>
          <table:table-cell office:value-type="float" office:value="72063" table:style-name="ce1">
            <text:p>72063</text:p>
          </table:table-cell>
          <table:table-cell table:number-columns-repeated="16377"/>
        </table:table-row>
        <table:table-row table:style-name="ro1">
          <table:table-cell office:value-type="float" office:value="1949" table:style-name="ce1">
            <text:p>1949</text:p>
          </table:table-cell>
          <table:table-cell office:value-type="time" office:time-value="PT11H46M45.041S" table:style-name="ce2">
            <text:p>46:45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1950" table:style-name="ce1">
            <text:p>1950</text:p>
          </table:table-cell>
          <table:table-cell office:value-type="time" office:time-value="PT11H46M44.014S" table:style-name="ce2">
            <text:p>46:44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113" table:style-name="ce1">
            <text:p>1113</text:p>
          </table:table-cell>
          <table:table-cell office:value-type="string" table:style-name="ce1">
            <text:p>Success</text:p>
          </table:table-cell>
          <table:table-cell office:value-type="float" office:value="72146" table:style-name="ce1">
            <text:p>72146</text:p>
          </table:table-cell>
          <table:table-cell table:number-columns-repeated="16377"/>
        </table:table-row>
        <table:table-row table:style-name="ro1">
          <table:table-cell office:value-type="float" office:value="1951" table:style-name="ce1">
            <text:p>1951</text:p>
          </table:table-cell>
          <table:table-cell office:value-type="time" office:time-value="PT11H46M44.332S" table:style-name="ce2">
            <text:p>46:44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846" table:style-name="ce1">
            <text:p>846</text:p>
          </table:table-cell>
          <table:table-cell office:value-type="string" table:style-name="ce1">
            <text:p>Success</text:p>
          </table:table-cell>
          <table:table-cell office:value-type="float" office:value="72065" table:style-name="ce1">
            <text:p>72065</text:p>
          </table:table-cell>
          <table:table-cell table:number-columns-repeated="16377"/>
        </table:table-row>
        <table:table-row table:style-name="ro1">
          <table:table-cell office:value-type="float" office:value="1952" table:style-name="ce1">
            <text:p>1952</text:p>
          </table:table-cell>
          <table:table-cell office:value-type="time" office:time-value="PT11H46M45.180S" table:style-name="ce2">
            <text:p>46:45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1953" table:style-name="ce1">
            <text:p>1953</text:p>
          </table:table-cell>
          <table:table-cell office:value-type="time" office:time-value="PT11H46M44.211S" table:style-name="ce2">
            <text:p>46:44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994" table:style-name="ce1">
            <text:p>994</text:p>
          </table:table-cell>
          <table:table-cell office:value-type="string" table:style-name="ce1">
            <text:p>Success</text:p>
          </table:table-cell>
          <table:table-cell office:value-type="float" office:value="72061" table:style-name="ce1">
            <text:p>72061</text:p>
          </table:table-cell>
          <table:table-cell table:number-columns-repeated="16377"/>
        </table:table-row>
        <table:table-row table:style-name="ro1">
          <table:table-cell office:value-type="float" office:value="1954" table:style-name="ce1">
            <text:p>1954</text:p>
          </table:table-cell>
          <table:table-cell office:value-type="time" office:time-value="PT11H46M45.211S" table:style-name="ce2">
            <text:p>46:45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1955" table:style-name="ce1">
            <text:p>1955</text:p>
          </table:table-cell>
          <table:table-cell office:value-type="time" office:time-value="PT11H46M44.758S" table:style-name="ce2">
            <text:p>46:44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589" table:style-name="ce1">
            <text:p>589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56" table:style-name="ce1">
            <text:p>1956</text:p>
          </table:table-cell>
          <table:table-cell office:value-type="time" office:time-value="PT11H46M44.779S" table:style-name="ce2">
            <text:p>46:44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57" table:style-name="ce1">
            <text:p>1957</text:p>
          </table:table-cell>
          <table:table-cell office:value-type="time" office:time-value="PT11H46M45.349S" table:style-name="ce2">
            <text:p>46:45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918" table:style-name="ce1">
            <text:p>918</text:p>
          </table:table-cell>
          <table:table-cell table:number-columns-repeated="16377"/>
        </table:table-row>
        <table:table-row table:style-name="ro1">
          <table:table-cell office:value-type="float" office:value="1958" table:style-name="ce1">
            <text:p>1958</text:p>
          </table:table-cell>
          <table:table-cell office:value-type="time" office:time-value="PT11H46M45.129S" table:style-name="ce2">
            <text:p>46:45.1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480" table:style-name="ce1">
            <text:p>48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59" table:style-name="ce1">
            <text:p>1959</text:p>
          </table:table-cell>
          <table:table-cell office:value-type="time" office:time-value="PT11H46M45.610S" table:style-name="ce2">
            <text:p>46:45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60" table:style-name="ce1">
            <text:p>1960</text:p>
          </table:table-cell>
          <table:table-cell office:value-type="time" office:time-value="PT11H46M45.621S" table:style-name="ce2">
            <text:p>46:45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61" table:style-name="ce1">
            <text:p>1961</text:p>
          </table:table-cell>
          <table:table-cell office:value-type="time" office:time-value="PT11H46M45.631S" table:style-name="ce2">
            <text:p>46:45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62" table:style-name="ce1">
            <text:p>1962</text:p>
          </table:table-cell>
          <table:table-cell office:value-type="time" office:time-value="PT11H46M44.844S" table:style-name="ce2">
            <text:p>46:44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990" table:style-name="ce1">
            <text:p>990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63" table:style-name="ce1">
            <text:p>1963</text:p>
          </table:table-cell>
          <table:table-cell office:value-type="time" office:time-value="PT11H46M44.878S" table:style-name="ce2">
            <text:p>46:44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145" table:style-name="ce1">
            <text:p>1145</text:p>
          </table:table-cell>
          <table:table-cell office:value-type="string" table:style-name="ce1">
            <text:p>Success</text:p>
          </table:table-cell>
          <table:table-cell office:value-type="float" office:value="70022" table:style-name="ce1">
            <text:p>70022</text:p>
          </table:table-cell>
          <table:table-cell table:number-columns-repeated="16377"/>
        </table:table-row>
        <table:table-row table:style-name="ro1">
          <table:table-cell office:value-type="float" office:value="1964" table:style-name="ce1">
            <text:p>1964</text:p>
          </table:table-cell>
          <table:table-cell office:value-type="time" office:time-value="PT11H46M46.024S" table:style-name="ce2">
            <text:p>46:46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65" table:style-name="ce1">
            <text:p>1965</text:p>
          </table:table-cell>
          <table:table-cell office:value-type="time" office:time-value="PT11H46M46.037S" table:style-name="ce2">
            <text:p>46:46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66" table:style-name="ce1">
            <text:p>1966</text:p>
          </table:table-cell>
          <table:table-cell office:value-type="time" office:time-value="PT11H46M46.049S" table:style-name="ce2">
            <text:p>46:46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892" table:style-name="ce1">
            <text:p>2892</text:p>
          </table:table-cell>
          <table:table-cell table:number-columns-repeated="16377"/>
        </table:table-row>
        <table:table-row table:style-name="ro1">
          <table:table-cell office:value-type="float" office:value="1967" table:style-name="ce1">
            <text:p>1967</text:p>
          </table:table-cell>
          <table:table-cell office:value-type="time" office:time-value="PT11H46M46.063S" table:style-name="ce2">
            <text:p>46:46.1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944" table:style-name="ce1">
            <text:p>2944</text:p>
          </table:table-cell>
          <table:table-cell table:number-columns-repeated="16377"/>
        </table:table-row>
        <table:table-row table:style-name="ro1">
          <table:table-cell office:value-type="float" office:value="1968" table:style-name="ce1">
            <text:p>1968</text:p>
          </table:table-cell>
          <table:table-cell office:value-type="time" office:time-value="PT11H46M33.293S" table:style-name="ce2">
            <text:p>46:33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3135" table:style-name="ce1">
            <text:p>13135</text:p>
          </table:table-cell>
          <table:table-cell office:value-type="string" table:style-name="ce1">
            <text:p>Success</text:p>
          </table:table-cell>
          <table:table-cell office:value-type="float" office:value="44998" table:style-name="ce1">
            <text:p>44998</text:p>
          </table:table-cell>
          <table:table-cell table:number-columns-repeated="16377"/>
        </table:table-row>
        <table:table-row table:style-name="ro1">
          <table:table-cell office:value-type="float" office:value="1969" table:style-name="ce1">
            <text:p>1969</text:p>
          </table:table-cell>
          <table:table-cell office:value-type="time" office:time-value="PT11H46M42.849S" table:style-name="ce2">
            <text:p>46:42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3827" table:style-name="ce1">
            <text:p>3827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970" table:style-name="ce1">
            <text:p>1970</text:p>
          </table:table-cell>
          <table:table-cell office:value-type="time" office:time-value="PT11H46M41.800S" table:style-name="ce2">
            <text:p>46:41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4879" table:style-name="ce1">
            <text:p>4879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971" table:style-name="ce1">
            <text:p>1971</text:p>
          </table:table-cell>
          <table:table-cell office:value-type="time" office:time-value="PT11H46M35.955S" table:style-name="ce2">
            <text:p>46:36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0758" table:style-name="ce1">
            <text:p>10758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972" table:style-name="ce1">
            <text:p>1972</text:p>
          </table:table-cell>
          <table:table-cell office:value-type="time" office:time-value="PT11H46M39.003S" table:style-name="ce2">
            <text:p>46:39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7766" table:style-name="ce1">
            <text:p>7766</text:p>
          </table:table-cell>
          <table:table-cell office:value-type="string" table:style-name="ce1">
            <text:p>Success</text:p>
          </table:table-cell>
          <table:table-cell office:value-type="float" office:value="48619" table:style-name="ce1">
            <text:p>48619</text:p>
          </table:table-cell>
          <table:table-cell table:number-columns-repeated="16377"/>
        </table:table-row>
        <table:table-row table:style-name="ro1">
          <table:table-cell office:value-type="float" office:value="1973" table:style-name="ce1">
            <text:p>1973</text:p>
          </table:table-cell>
          <table:table-cell office:value-type="time" office:time-value="PT11H46M37.245S" table:style-name="ce2">
            <text:p>46:37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9527" table:style-name="ce1">
            <text:p>9527</text:p>
          </table:table-cell>
          <table:table-cell office:value-type="string" table:style-name="ce1">
            <text:p>Success</text:p>
          </table:table-cell>
          <table:table-cell office:value-type="float" office:value="52421" table:style-name="ce1">
            <text:p>52421</text:p>
          </table:table-cell>
          <table:table-cell table:number-columns-repeated="16377"/>
        </table:table-row>
        <table:table-row table:style-name="ro1">
          <table:table-cell office:value-type="float" office:value="1974" table:style-name="ce1">
            <text:p>1974</text:p>
          </table:table-cell>
          <table:table-cell office:value-type="time" office:time-value="PT11H46M39.006S" table:style-name="ce2">
            <text:p>46:39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7768" table:style-name="ce1">
            <text:p>7768</text:p>
          </table:table-cell>
          <table:table-cell office:value-type="string" table:style-name="ce1">
            <text:p>Success</text:p>
          </table:table-cell>
          <table:table-cell office:value-type="float" office:value="48616" table:style-name="ce1">
            <text:p>48616</text:p>
          </table:table-cell>
          <table:table-cell table:number-columns-repeated="16377"/>
        </table:table-row>
        <table:table-row table:style-name="ro1">
          <table:table-cell office:value-type="float" office:value="1975" table:style-name="ce1">
            <text:p>1975</text:p>
          </table:table-cell>
          <table:table-cell office:value-type="time" office:time-value="PT11H46M45.351S" table:style-name="ce2">
            <text:p>46:45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628" table:style-name="ce1">
            <text:p>1628</text:p>
          </table:table-cell>
          <table:table-cell office:value-type="string" table:style-name="ce1">
            <text:p>Success</text:p>
          </table:table-cell>
          <table:table-cell office:value-type="float" office:value="74181" table:style-name="ce1">
            <text:p>74181</text:p>
          </table:table-cell>
          <table:table-cell table:number-columns-repeated="16377"/>
        </table:table-row>
        <table:table-row table:style-name="ro1">
          <table:table-cell office:value-type="float" office:value="1976" table:style-name="ce1">
            <text:p>1976</text:p>
          </table:table-cell>
          <table:table-cell office:value-type="time" office:time-value="PT11H46M45.836S" table:style-name="ce2">
            <text:p>46:45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155" table:style-name="ce1">
            <text:p>1155</text:p>
          </table:table-cell>
          <table:table-cell office:value-type="string" table:style-name="ce1">
            <text:p>Success</text:p>
          </table:table-cell>
          <table:table-cell office:value-type="float" office:value="74181" table:style-name="ce1">
            <text:p>74181</text:p>
          </table:table-cell>
          <table:table-cell table:number-columns-repeated="16377"/>
        </table:table-row>
        <table:table-row table:style-name="ro1">
          <table:table-cell office:value-type="float" office:value="1977" table:style-name="ce1">
            <text:p>1977</text:p>
          </table:table-cell>
          <table:table-cell office:value-type="time" office:time-value="PT11H46M46.981S" table:style-name="ce2">
            <text:p>46:47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1978" table:style-name="ce1">
            <text:p>1978</text:p>
          </table:table-cell>
          <table:table-cell office:value-type="time" office:time-value="PT11H46M46.993S" table:style-name="ce2">
            <text:p>46:47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1979" table:style-name="ce1">
            <text:p>1979</text:p>
          </table:table-cell>
          <table:table-cell office:value-type="time" office:time-value="PT11H46M46.681S" table:style-name="ce2">
            <text:p>46:46.7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496" table:style-name="ce1">
            <text:p>496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80" table:style-name="ce1">
            <text:p>1980</text:p>
          </table:table-cell>
          <table:table-cell office:value-type="time" office:time-value="PT11H46M47.178S" table:style-name="ce2">
            <text:p>46:47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918" table:style-name="ce1">
            <text:p>918</text:p>
          </table:table-cell>
          <table:table-cell table:number-columns-repeated="16377"/>
        </table:table-row>
        <table:table-row table:style-name="ro1">
          <table:table-cell office:value-type="float" office:value="1981" table:style-name="ce1">
            <text:p>1981</text:p>
          </table:table-cell>
          <table:table-cell office:value-type="time" office:time-value="PT11H46M46.775S" table:style-name="ce2">
            <text:p>46:46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549" table:style-name="ce1">
            <text:p>549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82" table:style-name="ce1">
            <text:p>1982</text:p>
          </table:table-cell>
          <table:table-cell office:value-type="time" office:time-value="PT11H46M46.771S" table:style-name="ce2">
            <text:p>46:46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660" table:style-name="ce1">
            <text:p>660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83" table:style-name="ce1">
            <text:p>1983</text:p>
          </table:table-cell>
          <table:table-cell office:value-type="time" office:time-value="PT11H46M46.715S" table:style-name="ce2">
            <text:p>46:46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721" table:style-name="ce1">
            <text:p>721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84" table:style-name="ce1">
            <text:p>1984</text:p>
          </table:table-cell>
          <table:table-cell office:value-type="time" office:time-value="PT11H46M47.438S" table:style-name="ce2">
            <text:p>46:47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918" table:style-name="ce1">
            <text:p>918</text:p>
          </table:table-cell>
          <table:table-cell table:number-columns-repeated="16377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time" office:time-value="PT11H46M46.678S" table:style-name="ce2">
            <text:p>46:46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897" table:style-name="ce1">
            <text:p>897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time" office:time-value="PT11H46M47.576S" table:style-name="ce2">
            <text:p>46:47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918" table:style-name="ce1">
            <text:p>918</text:p>
          </table:table-cell>
          <table:table-cell table:number-columns-repeated="16377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time" office:time-value="PT11H46M46.776S" table:style-name="ce2">
            <text:p>46:46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910" table:style-name="ce1">
            <text:p>910</text:p>
          </table:table-cell>
          <table:table-cell office:value-type="string" table:style-name="ce1">
            <text:p>Success</text:p>
          </table:table-cell>
          <table:table-cell office:value-type="float" office:value="72072" table:style-name="ce1">
            <text:p>72072</text:p>
          </table:table-cell>
          <table:table-cell table:number-columns-repeated="16377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time" office:time-value="PT11H46M47.688S" table:style-name="ce2">
            <text:p>46:47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32" table:style-name="ce1">
            <text:p>332</text:p>
          </table:table-cell>
          <table:table-cell table:number-columns-repeated="16377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time" office:time-value="PT11H46M47.433S" table:style-name="ce2">
            <text:p>46:47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542" table:style-name="ce1">
            <text:p>542</text:p>
          </table:table-cell>
          <table:table-cell office:value-type="string" table:style-name="ce1">
            <text:p>Success</text:p>
          </table:table-cell>
          <table:table-cell office:value-type="float" office:value="76299" table:style-name="ce1">
            <text:p>76299</text:p>
          </table:table-cell>
          <table:table-cell table:number-columns-repeated="16377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time" office:time-value="PT11H46M47.977S" table:style-name="ce2">
            <text:p>46:48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time" office:time-value="PT11H46M47.325S" table:style-name="ce2">
            <text:p>46:47.3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731" table:style-name="ce1">
            <text:p>731</text:p>
          </table:table-cell>
          <table:table-cell office:value-type="string" table:style-name="ce1">
            <text:p>Success</text:p>
          </table:table-cell>
          <table:table-cell office:value-type="float" office:value="76299" table:style-name="ce1">
            <text:p>76299</text:p>
          </table:table-cell>
          <table:table-cell table:number-columns-repeated="16377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time" office:time-value="PT11H46M48.057S" table:style-name="ce2">
            <text:p>46:48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time" office:time-value="PT11H46M41.800S" table:style-name="ce2">
            <text:p>46:41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6318" table:style-name="ce1">
            <text:p>6318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time" office:time-value="PT11H46M48.120S" table:style-name="ce2">
            <text:p>46:48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time" office:time-value="PT11H46M48.411S" table:style-name="ce2">
            <text:p>46:48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918" table:style-name="ce1">
            <text:p>918</text:p>
          </table:table-cell>
          <table:table-cell table:number-columns-repeated="16377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time" office:time-value="PT11H46M41.051S" table:style-name="ce2">
            <text:p>46:41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7770" table:style-name="ce1">
            <text:p>7770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time" office:time-value="PT11H46M38.969S" table:style-name="ce2">
            <text:p>46:39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9855" table:style-name="ce1">
            <text:p>9855</text:p>
          </table:table-cell>
          <table:table-cell office:value-type="string" table:style-name="ce1">
            <text:p>Success</text:p>
          </table:table-cell>
          <table:table-cell office:value-type="float" office:value="48619" table:style-name="ce1">
            <text:p>48619</text:p>
          </table:table-cell>
          <table:table-cell table:number-columns-repeated="16377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time" office:time-value="PT11H46M41.021S" table:style-name="ce2">
            <text:p>46:41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7856" table:style-name="ce1">
            <text:p>7856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time" office:time-value="PT11H46M39.921S" table:style-name="ce2">
            <text:p>46:39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8969" table:style-name="ce1">
            <text:p>8969</text:p>
          </table:table-cell>
          <table:table-cell office:value-type="string" table:style-name="ce1">
            <text:p>Success</text:p>
          </table:table-cell>
          <table:table-cell office:value-type="float" office:value="49429" table:style-name="ce1">
            <text:p>49429</text:p>
          </table:table-cell>
          <table:table-cell table:number-columns-repeated="16377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time" office:time-value="PT11H46M39.204S" table:style-name="ce2">
            <text:p>46:39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9688" table:style-name="ce1">
            <text:p>9688</text:p>
          </table:table-cell>
          <table:table-cell office:value-type="string" table:style-name="ce1">
            <text:p>Success</text:p>
          </table:table-cell>
          <table:table-cell office:value-type="float" office:value="48619" table:style-name="ce1">
            <text:p>48619</text:p>
          </table:table-cell>
          <table:table-cell table:number-columns-repeated="16377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time" office:time-value="PT11H46M40.920S" table:style-name="ce2">
            <text:p>46:40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7982" table:style-name="ce1">
            <text:p>7982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time" office:time-value="PT11H46M42.848S" table:style-name="ce2">
            <text:p>46:42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6060" table:style-name="ce1">
            <text:p>6060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time" office:time-value="PT11H46M43.555S" table:style-name="ce2">
            <text:p>46:43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5356" table:style-name="ce1">
            <text:p>5356</text:p>
          </table:table-cell>
          <table:table-cell office:value-type="string" table:style-name="ce1">
            <text:p>Success</text:p>
          </table:table-cell>
          <table:table-cell office:value-type="float" office:value="49429" table:style-name="ce1">
            <text:p>49429</text:p>
          </table:table-cell>
          <table:table-cell table:number-columns-repeated="16377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time" office:time-value="PT11H46M40.907S" table:style-name="ce2">
            <text:p>46:40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8008" table:style-name="ce1">
            <text:p>8008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time" office:time-value="PT11H46M39.002S" table:style-name="ce2">
            <text:p>46:39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9924" table:style-name="ce1">
            <text:p>9924</text:p>
          </table:table-cell>
          <table:table-cell office:value-type="string" table:style-name="ce1">
            <text:p>Success</text:p>
          </table:table-cell>
          <table:table-cell office:value-type="float" office:value="51353" table:style-name="ce1">
            <text:p>51353</text:p>
          </table:table-cell>
          <table:table-cell table:number-columns-repeated="16377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time" office:time-value="PT11H46M43.563S" table:style-name="ce2">
            <text:p>46:43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5352" table:style-name="ce1">
            <text:p>5352</text:p>
          </table:table-cell>
          <table:table-cell office:value-type="string" table:style-name="ce1">
            <text:p>Success</text:p>
          </table:table-cell>
          <table:table-cell office:value-type="float" office:value="49429" table:style-name="ce1">
            <text:p>49429</text:p>
          </table:table-cell>
          <table:table-cell table:number-columns-repeated="16377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time" office:time-value="PT11H46M47.703S" table:style-name="ce2">
            <text:p>46:47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226" table:style-name="ce1">
            <text:p>1226</text:p>
          </table:table-cell>
          <table:table-cell office:value-type="string" table:style-name="ce1">
            <text:p>Success</text:p>
          </table:table-cell>
          <table:table-cell office:value-type="float" office:value="53299" table:style-name="ce1">
            <text:p>53299</text:p>
          </table:table-cell>
          <table:table-cell table:number-columns-repeated="16377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time" office:time-value="PT11H46M40.249S" table:style-name="ce2">
            <text:p>46:40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8682" table:style-name="ce1">
            <text:p>8682</text:p>
          </table:table-cell>
          <table:table-cell office:value-type="string" table:style-name="ce1">
            <text:p>Success</text:p>
          </table:table-cell>
          <table:table-cell office:value-type="float" office:value="49429" table:style-name="ce1">
            <text:p>49429</text:p>
          </table:table-cell>
          <table:table-cell table:number-columns-repeated="16377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time" office:time-value="PT11H46M47.450S" table:style-name="ce2">
            <text:p>46:47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496" table:style-name="ce1">
            <text:p>1496</text:p>
          </table:table-cell>
          <table:table-cell office:value-type="string" table:style-name="ce1">
            <text:p>Success</text:p>
          </table:table-cell>
          <table:table-cell office:value-type="float" office:value="59547" table:style-name="ce1">
            <text:p>59547</text:p>
          </table:table-cell>
          <table:table-cell table:number-columns-repeated="16377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time" office:time-value="PT11H46M48.422S" table:style-name="ce2">
            <text:p>46:48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522" table:style-name="ce1">
            <text:p>522</text:p>
          </table:table-cell>
          <table:table-cell office:value-type="string" table:style-name="ce1">
            <text:p>Success</text:p>
          </table:table-cell>
          <table:table-cell office:value-type="float" office:value="59547" table:style-name="ce1">
            <text:p>59547</text:p>
          </table:table-cell>
          <table:table-cell table:number-columns-repeated="16377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time" office:time-value="PT11H46M44.859S" table:style-name="ce2">
            <text:p>46:44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4098" table:style-name="ce1">
            <text:p>4098</text:p>
          </table:table-cell>
          <table:table-cell office:value-type="string" table:style-name="ce1">
            <text:p>Success</text:p>
          </table:table-cell>
          <table:table-cell office:value-type="float" office:value="48619" table:style-name="ce1">
            <text:p>48619</text:p>
          </table:table-cell>
          <table:table-cell table:number-columns-repeated="16377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time" office:time-value="PT11H46M39.136S" table:style-name="ce2">
            <text:p>46:39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9826" table:style-name="ce1">
            <text:p>9826</text:p>
          </table:table-cell>
          <table:table-cell office:value-type="string" table:style-name="ce1">
            <text:p>Success</text:p>
          </table:table-cell>
          <table:table-cell office:value-type="float" office:value="57863" table:style-name="ce1">
            <text:p>57863</text:p>
          </table:table-cell>
          <table:table-cell table:number-columns-repeated="16377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time" office:time-value="PT11H46M48.896S" table:style-name="ce2">
            <text:p>46:48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time" office:time-value="PT11H46M47.600S" table:style-name="ce2">
            <text:p>46:47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400" table:style-name="ce1">
            <text:p>1400</text:p>
          </table:table-cell>
          <table:table-cell office:value-type="string" table:style-name="ce1">
            <text:p>Success</text:p>
          </table:table-cell>
          <table:table-cell office:value-type="float" office:value="59546" table:style-name="ce1">
            <text:p>59546</text:p>
          </table:table-cell>
          <table:table-cell table:number-columns-repeated="16377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time" office:time-value="PT11H46M48.963S" table:style-name="ce2">
            <text:p>46:49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421" table:style-name="ce1">
            <text:p>421</text:p>
          </table:table-cell>
          <table:table-cell office:value-type="string" table:style-name="ce1">
            <text:p>Success</text:p>
          </table:table-cell>
          <table:table-cell office:value-type="float" office:value="78424" table:style-name="ce1">
            <text:p>78424</text:p>
          </table:table-cell>
          <table:table-cell table:number-columns-repeated="16377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time" office:time-value="PT11H46M49.387S" table:style-name="ce2">
            <text:p>46:49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332" table:style-name="ce1">
            <text:p>332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time" office:time-value="PT11H46M48.941S" table:style-name="ce2">
            <text:p>46:48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696" table:style-name="ce1">
            <text:p>696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time" office:time-value="PT11H46M48.911S" table:style-name="ce2">
            <text:p>46:48.9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731" table:style-name="ce1">
            <text:p>731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time" office:time-value="PT11H46M49.639S" table:style-name="ce2">
            <text:p>46:49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918" table:style-name="ce1">
            <text:p>918</text:p>
          </table:table-cell>
          <table:table-cell table:number-columns-repeated="16377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time" office:time-value="PT11H46M49.644S" table:style-name="ce2">
            <text:p>46:49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918" table:style-name="ce1">
            <text:p>918</text:p>
          </table:table-cell>
          <table:table-cell table:number-columns-repeated="16377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time" office:time-value="PT11H46M48.880S" table:style-name="ce2">
            <text:p>46:48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128" table:style-name="ce1">
            <text:p>1128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time" office:time-value="PT11H46M48.823S" table:style-name="ce2">
            <text:p>46:48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198" table:style-name="ce1">
            <text:p>1198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time" office:time-value="PT11H46M50.011S" table:style-name="ce2">
            <text:p>46:50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918" table:style-name="ce1">
            <text:p>918</text:p>
          </table:table-cell>
          <table:table-cell table:number-columns-repeated="16377"/>
        </table:table-row>
        <table:table-row table:style-name="ro1">
          <table:table-cell office:value-type="float" office:value="2024" table:style-name="ce1">
            <text:p>2024</text:p>
          </table:table-cell>
          <table:table-cell office:value-type="time" office:time-value="PT11H46M50.024S" table:style-name="ce2">
            <text:p>46:50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918" table:style-name="ce1">
            <text:p>918</text:p>
          </table:table-cell>
          <table:table-cell table:number-columns-repeated="16377"/>
        </table:table-row>
        <table:table-row table:style-name="ro1">
          <table:table-cell office:value-type="float" office:value="2025" table:style-name="ce1">
            <text:p>2025</text:p>
          </table:table-cell>
          <table:table-cell office:value-type="time" office:time-value="PT11H46M48.903S" table:style-name="ce2">
            <text:p>46:48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231" table:style-name="ce1">
            <text:p>1231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26" table:style-name="ce1">
            <text:p>2026</text:p>
          </table:table-cell>
          <table:table-cell office:value-type="time" office:time-value="PT11H46M50.136S" table:style-name="ce2">
            <text:p>46:50.1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918" table:style-name="ce1">
            <text:p>918</text:p>
          </table:table-cell>
          <table:table-cell table:number-columns-repeated="16377"/>
        </table:table-row>
        <table:table-row table:style-name="ro1">
          <table:table-cell office:value-type="float" office:value="2027" table:style-name="ce1">
            <text:p>2027</text:p>
          </table:table-cell>
          <table:table-cell office:value-type="time" office:time-value="PT11H46M48.862S" table:style-name="ce2">
            <text:p>46:48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295" table:style-name="ce1">
            <text:p>1295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28" table:style-name="ce1">
            <text:p>2028</text:p>
          </table:table-cell>
          <table:table-cell office:value-type="time" office:time-value="PT11H46M48.960S" table:style-name="ce2">
            <text:p>46:49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684" table:style-name="ce1">
            <text:p>1684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29" table:style-name="ce1">
            <text:p>2029</text:p>
          </table:table-cell>
          <table:table-cell office:value-type="time" office:time-value="PT11H46M46.086S" table:style-name="ce2">
            <text:p>46:46.1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4769" table:style-name="ce1">
            <text:p>4769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2030" table:style-name="ce1">
            <text:p>2030</text:p>
          </table:table-cell>
          <table:table-cell office:value-type="time" office:time-value="PT11H46M48.985S" table:style-name="ce2">
            <text:p>46:49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219" table:style-name="ce1">
            <text:p>2219</text:p>
          </table:table-cell>
          <table:table-cell office:value-type="string" table:style-name="ce1">
            <text:p>Success</text:p>
          </table:table-cell>
          <table:table-cell office:value-type="float" office:value="78561" table:style-name="ce1">
            <text:p>78561</text:p>
          </table:table-cell>
          <table:table-cell table:number-columns-repeated="16377"/>
        </table:table-row>
        <table:table-row table:style-name="ro1">
          <table:table-cell office:value-type="float" office:value="2031" table:style-name="ce1">
            <text:p>2031</text:p>
          </table:table-cell>
          <table:table-cell office:value-type="time" office:time-value="PT11H46M49.002S" table:style-name="ce2">
            <text:p>46:49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204" table:style-name="ce1">
            <text:p>2204</text:p>
          </table:table-cell>
          <table:table-cell office:value-type="string" table:style-name="ce1">
            <text:p>Success</text:p>
          </table:table-cell>
          <table:table-cell office:value-type="float" office:value="78514" table:style-name="ce1">
            <text:p>78514</text:p>
          </table:table-cell>
          <table:table-cell table:number-columns-repeated="16377"/>
        </table:table-row>
        <table:table-row table:style-name="ro1">
          <table:table-cell office:value-type="float" office:value="2032" table:style-name="ce1">
            <text:p>2032</text:p>
          </table:table-cell>
          <table:table-cell office:value-type="time" office:time-value="PT11H46M51.206S" table:style-name="ce2">
            <text:p>46:51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2033" table:style-name="ce1">
            <text:p>2033</text:p>
          </table:table-cell>
          <table:table-cell office:value-type="time" office:time-value="PT11H46M51.207S" table:style-name="ce2">
            <text:p>46:51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380" table:style-name="ce1">
            <text:p>380</text:p>
          </table:table-cell>
          <table:table-cell table:number-columns-repeated="16377"/>
        </table:table-row>
        <table:table-row table:style-name="ro1">
          <table:table-cell office:value-type="float" office:value="2034" table:style-name="ce1">
            <text:p>2034</text:p>
          </table:table-cell>
          <table:table-cell office:value-type="time" office:time-value="PT11H46M48.947S" table:style-name="ce2">
            <text:p>46:48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299" table:style-name="ce1">
            <text:p>2299</text:p>
          </table:table-cell>
          <table:table-cell office:value-type="string" table:style-name="ce1">
            <text:p>Success</text:p>
          </table:table-cell>
          <table:table-cell office:value-type="float" office:value="78512" table:style-name="ce1">
            <text:p>78512</text:p>
          </table:table-cell>
          <table:table-cell table:number-columns-repeated="16377"/>
        </table:table-row>
        <table:table-row table:style-name="ro1">
          <table:table-cell office:value-type="float" office:value="2035" table:style-name="ce1">
            <text:p>2035</text:p>
          </table:table-cell>
          <table:table-cell office:value-type="time" office:time-value="PT11H46M51.249S" table:style-name="ce2">
            <text:p>46:51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80" table:style-name="ce1">
            <text:p>380</text:p>
          </table:table-cell>
          <table:table-cell table:number-columns-repeated="16377"/>
        </table:table-row>
        <table:table-row table:style-name="ro1">
          <table:table-cell office:value-type="float" office:value="2036" table:style-name="ce1">
            <text:p>2036</text:p>
          </table:table-cell>
          <table:table-cell office:value-type="time" office:time-value="PT11H46M48.950S" table:style-name="ce2">
            <text:p>46:48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313" table:style-name="ce1">
            <text:p>2313</text:p>
          </table:table-cell>
          <table:table-cell office:value-type="string" table:style-name="ce1">
            <text:p>Success</text:p>
          </table:table-cell>
          <table:table-cell office:value-type="float" office:value="78512" table:style-name="ce1">
            <text:p>78512</text:p>
          </table:table-cell>
          <table:table-cell table:number-columns-repeated="16377"/>
        </table:table-row>
        <table:table-row table:style-name="ro1">
          <table:table-cell office:value-type="float" office:value="2037" table:style-name="ce1">
            <text:p>2037</text:p>
          </table:table-cell>
          <table:table-cell office:value-type="time" office:time-value="PT11H46M51.265S" table:style-name="ce2">
            <text:p>46:51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80" table:style-name="ce1">
            <text:p>380</text:p>
          </table:table-cell>
          <table:table-cell table:number-columns-repeated="16377"/>
        </table:table-row>
        <table:table-row table:style-name="ro1">
          <table:table-cell office:value-type="float" office:value="2038" table:style-name="ce1">
            <text:p>2038</text:p>
          </table:table-cell>
          <table:table-cell office:value-type="time" office:time-value="PT11H46M50.856S" table:style-name="ce2">
            <text:p>46:50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483" table:style-name="ce1">
            <text:p>483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39" table:style-name="ce1">
            <text:p>2039</text:p>
          </table:table-cell>
          <table:table-cell office:value-type="time" office:time-value="PT11H46M51.342S" table:style-name="ce2">
            <text:p>46:51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102" table:style-name="ce1">
            <text:p>1102</text:p>
          </table:table-cell>
          <table:table-cell table:number-columns-repeated="16377"/>
        </table:table-row>
        <table:table-row table:style-name="ro1">
          <table:table-cell office:value-type="float" office:value="2040" table:style-name="ce1">
            <text:p>2040</text:p>
          </table:table-cell>
          <table:table-cell office:value-type="time" office:time-value="PT11H46M50.160S" table:style-name="ce2">
            <text:p>46:50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509" table:style-name="ce1">
            <text:p>1509</text:p>
          </table:table-cell>
          <table:table-cell office:value-type="string" table:style-name="ce1">
            <text:p>Success</text:p>
          </table:table-cell>
          <table:table-cell office:value-type="float" office:value="80538" table:style-name="ce1">
            <text:p>80538</text:p>
          </table:table-cell>
          <table:table-cell table:number-columns-repeated="16377"/>
        </table:table-row>
        <table:table-row table:style-name="ro1">
          <table:table-cell office:value-type="float" office:value="2041" table:style-name="ce1">
            <text:p>2041</text:p>
          </table:table-cell>
          <table:table-cell office:value-type="time" office:time-value="PT11H46M51.670S" table:style-name="ce2">
            <text:p>46:51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2042" table:style-name="ce1">
            <text:p>2042</text:p>
          </table:table-cell>
          <table:table-cell office:value-type="time" office:time-value="PT11H46M50.647S" table:style-name="ce2">
            <text:p>46:50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067" table:style-name="ce1">
            <text:p>1067</text:p>
          </table:table-cell>
          <table:table-cell office:value-type="string" table:style-name="ce1">
            <text:p>Success</text:p>
          </table:table-cell>
          <table:table-cell office:value-type="float" office:value="80684" table:style-name="ce1">
            <text:p>80684</text:p>
          </table:table-cell>
          <table:table-cell table:number-columns-repeated="16377"/>
        </table:table-row>
        <table:table-row table:style-name="ro1">
          <table:table-cell office:value-type="float" office:value="2043" table:style-name="ce1">
            <text:p>2043</text:p>
          </table:table-cell>
          <table:table-cell office:value-type="time" office:time-value="PT11H46M51.715S" table:style-name="ce2">
            <text:p>46:51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2044" table:style-name="ce1">
            <text:p>2044</text:p>
          </table:table-cell>
          <table:table-cell office:value-type="time" office:time-value="PT11H46M45.192S" table:style-name="ce2">
            <text:p>46:45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683" table:style-name="ce1">
            <text:p>6683</text:p>
          </table:table-cell>
          <table:table-cell office:value-type="string" table:style-name="ce1">
            <text:p>Success</text:p>
          </table:table-cell>
          <table:table-cell office:value-type="float" office:value="49429" table:style-name="ce1">
            <text:p>49429</text:p>
          </table:table-cell>
          <table:table-cell table:number-columns-repeated="16377"/>
        </table:table-row>
        <table:table-row table:style-name="ro1">
          <table:table-cell office:value-type="float" office:value="2045" table:style-name="ce1">
            <text:p>2045</text:p>
          </table:table-cell>
          <table:table-cell office:value-type="time" office:time-value="PT11H46M46.434S" table:style-name="ce2">
            <text:p>46:46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5451" table:style-name="ce1">
            <text:p>5451</text:p>
          </table:table-cell>
          <table:table-cell office:value-type="string" table:style-name="ce1">
            <text:p>Success</text:p>
          </table:table-cell>
          <table:table-cell office:value-type="float" office:value="54956" table:style-name="ce1">
            <text:p>54956</text:p>
          </table:table-cell>
          <table:table-cell table:number-columns-repeated="16377"/>
        </table:table-row>
        <table:table-row table:style-name="ro1">
          <table:table-cell office:value-type="float" office:value="2046" table:style-name="ce1">
            <text:p>2046</text:p>
          </table:table-cell>
          <table:table-cell office:value-type="time" office:time-value="PT11H46M48.932S" table:style-name="ce2">
            <text:p>46:48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954" table:style-name="ce1">
            <text:p>2954</text:p>
          </table:table-cell>
          <table:table-cell office:value-type="string" table:style-name="ce1">
            <text:p>Success</text:p>
          </table:table-cell>
          <table:table-cell office:value-type="float" office:value="24617" table:style-name="ce1">
            <text:p>24617</text:p>
          </table:table-cell>
          <table:table-cell table:number-columns-repeated="16377"/>
        </table:table-row>
        <table:table-row table:style-name="ro1">
          <table:table-cell office:value-type="float" office:value="2047" table:style-name="ce1">
            <text:p>2047</text:p>
          </table:table-cell>
          <table:table-cell office:value-type="time" office:time-value="PT11H46M37.531S" table:style-name="ce2">
            <text:p>46:37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4360" table:style-name="ce1">
            <text:p>14360</text:p>
          </table:table-cell>
          <table:table-cell office:value-type="string" table:style-name="ce1">
            <text:p>Success</text:p>
          </table:table-cell>
          <table:table-cell office:value-type="float" office:value="54870" table:style-name="ce1">
            <text:p>54870</text:p>
          </table:table-cell>
          <table:table-cell table:number-columns-repeated="16377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time" office:time-value="PT11H46M44.813S" table:style-name="ce2">
            <text:p>46:44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7090" table:style-name="ce1">
            <text:p>7090</text:p>
          </table:table-cell>
          <table:table-cell office:value-type="string" table:style-name="ce1">
            <text:p>Success</text:p>
          </table:table-cell>
          <table:table-cell office:value-type="float" office:value="48619" table:style-name="ce1">
            <text:p>48619</text:p>
          </table:table-cell>
          <table:table-cell table:number-columns-repeated="16377"/>
        </table:table-row>
        <table:table-row table:style-name="ro1">
          <table:table-cell office:value-type="float" office:value="2049" table:style-name="ce1">
            <text:p>2049</text:p>
          </table:table-cell>
          <table:table-cell office:value-type="time" office:time-value="PT11H46M51.905S" table:style-name="ce2">
            <text:p>46:51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50" table:style-name="ce1">
            <text:p>2050</text:p>
          </table:table-cell>
          <table:table-cell office:value-type="time" office:time-value="PT11H46M51.888S" table:style-name="ce2">
            <text:p>46:51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621" table:style-name="ce1">
            <text:p>62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51" table:style-name="ce1">
            <text:p>2051</text:p>
          </table:table-cell>
          <table:table-cell office:value-type="time" office:time-value="PT11H46M52.511S" table:style-name="ce2">
            <text:p>46:52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out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52" table:style-name="ce1">
            <text:p>2052</text:p>
          </table:table-cell>
          <table:table-cell office:value-type="time" office:time-value="PT11H46M48.913S" table:style-name="ce2">
            <text:p>46:48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3700" table:style-name="ce1">
            <text:p>3700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053" table:style-name="ce1">
            <text:p>2053</text:p>
          </table:table-cell>
          <table:table-cell office:value-type="time" office:time-value="PT11H46M44.370S" table:style-name="ce2">
            <text:p>46:44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8247" table:style-name="ce1">
            <text:p>8247</text:p>
          </table:table-cell>
          <table:table-cell office:value-type="string" table:style-name="ce1">
            <text:p>Success</text:p>
          </table:table-cell>
          <table:table-cell office:value-type="float" office:value="59547" table:style-name="ce1">
            <text:p>59547</text:p>
          </table:table-cell>
          <table:table-cell table:number-columns-repeated="16377"/>
        </table:table-row>
        <table:table-row table:style-name="ro1">
          <table:table-cell office:value-type="float" office:value="2054" table:style-name="ce1">
            <text:p>2054</text:p>
          </table:table-cell>
          <table:table-cell office:value-type="time" office:time-value="PT11H46M48.933S" table:style-name="ce2">
            <text:p>46:48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3690" table:style-name="ce1">
            <text:p>3690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055" table:style-name="ce1">
            <text:p>2055</text:p>
          </table:table-cell>
          <table:table-cell office:value-type="time" office:time-value="PT11H46M37.898S" table:style-name="ce2">
            <text:p>46:37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4734" table:style-name="ce1">
            <text:p>14734</text:p>
          </table:table-cell>
          <table:table-cell office:value-type="string" table:style-name="ce1">
            <text:p>Success</text:p>
          </table:table-cell>
          <table:table-cell office:value-type="float" office:value="54031" table:style-name="ce1">
            <text:p>54031</text:p>
          </table:table-cell>
          <table:table-cell table:number-columns-repeated="16377"/>
        </table:table-row>
        <table:table-row table:style-name="ro1">
          <table:table-cell office:value-type="float" office:value="2056" table:style-name="ce1">
            <text:p>2056</text:p>
          </table:table-cell>
          <table:table-cell office:value-type="time" office:time-value="PT11H46M48.894S" table:style-name="ce2">
            <text:p>46:48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3741" table:style-name="ce1">
            <text:p>3741</text:p>
          </table:table-cell>
          <table:table-cell office:value-type="string" table:style-name="ce1">
            <text:p>Success</text:p>
          </table:table-cell>
          <table:table-cell office:value-type="float" office:value="20683" table:style-name="ce1">
            <text:p>20683</text:p>
          </table:table-cell>
          <table:table-cell table:number-columns-repeated="16377"/>
        </table:table-row>
        <table:table-row table:style-name="ro1">
          <table:table-cell office:value-type="float" office:value="2057" table:style-name="ce1">
            <text:p>2057</text:p>
          </table:table-cell>
          <table:table-cell office:value-type="time" office:time-value="PT11H46M43.028S" table:style-name="ce2">
            <text:p>46:43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9614" table:style-name="ce1">
            <text:p>9614</text:p>
          </table:table-cell>
          <table:table-cell office:value-type="string" table:style-name="ce1">
            <text:p>Success</text:p>
          </table:table-cell>
          <table:table-cell office:value-type="float" office:value="46113" table:style-name="ce1">
            <text:p>46113</text:p>
          </table:table-cell>
          <table:table-cell table:number-columns-repeated="16377"/>
        </table:table-row>
        <table:table-row table:style-name="ro1">
          <table:table-cell office:value-type="float" office:value="2058" table:style-name="ce1">
            <text:p>2058</text:p>
          </table:table-cell>
          <table:table-cell office:value-type="time" office:time-value="PT11H46M44.844S" table:style-name="ce2">
            <text:p>46:44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7809" table:style-name="ce1">
            <text:p>7809</text:p>
          </table:table-cell>
          <table:table-cell office:value-type="string" table:style-name="ce1">
            <text:p>Success</text:p>
          </table:table-cell>
          <table:table-cell office:value-type="float" office:value="48619" table:style-name="ce1">
            <text:p>48619</text:p>
          </table:table-cell>
          <table:table-cell table:number-columns-repeated="16377"/>
        </table:table-row>
        <table:table-row table:style-name="ro1">
          <table:table-cell office:value-type="float" office:value="2059" table:style-name="ce1">
            <text:p>2059</text:p>
          </table:table-cell>
          <table:table-cell office:value-type="time" office:time-value="PT11H46M48.929S" table:style-name="ce2">
            <text:p>46:48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3740" table:style-name="ce1">
            <text:p>3740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060" table:style-name="ce1">
            <text:p>2060</text:p>
          </table:table-cell>
          <table:table-cell office:value-type="time" office:time-value="PT11H46M45.072S" table:style-name="ce2">
            <text:p>46:45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7599" table:style-name="ce1">
            <text:p>7599</text:p>
          </table:table-cell>
          <table:table-cell office:value-type="string" table:style-name="ce1">
            <text:p>Success</text:p>
          </table:table-cell>
          <table:table-cell office:value-type="float" office:value="49429" table:style-name="ce1">
            <text:p>49429</text:p>
          </table:table-cell>
          <table:table-cell table:number-columns-repeated="16377"/>
        </table:table-row>
        <table:table-row table:style-name="ro1">
          <table:table-cell office:value-type="float" office:value="2061" table:style-name="ce1">
            <text:p>2061</text:p>
          </table:table-cell>
          <table:table-cell office:value-type="time" office:time-value="PT11H46M46.995S" table:style-name="ce2">
            <text:p>46:47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5690" table:style-name="ce1">
            <text:p>5690</text:p>
          </table:table-cell>
          <table:table-cell office:value-type="string" table:style-name="ce1">
            <text:p>Success</text:p>
          </table:table-cell>
          <table:table-cell office:value-type="float" office:value="49429" table:style-name="ce1">
            <text:p>49429</text:p>
          </table:table-cell>
          <table:table-cell table:number-columns-repeated="16377"/>
        </table:table-row>
        <table:table-row table:style-name="ro1">
          <table:table-cell office:value-type="float" office:value="2062" table:style-name="ce1">
            <text:p>2062</text:p>
          </table:table-cell>
          <table:table-cell office:value-type="time" office:time-value="PT11H46M52.616S" table:style-name="ce2">
            <text:p>46:52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63" table:style-name="ce1">
            <text:p>2063</text:p>
          </table:table-cell>
          <table:table-cell office:value-type="time" office:time-value="PT11H46M47.011S" table:style-name="ce2">
            <text:p>46:47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5678" table:style-name="ce1">
            <text:p>5678</text:p>
          </table:table-cell>
          <table:table-cell office:value-type="string" table:style-name="ce1">
            <text:p>Success</text:p>
          </table:table-cell>
          <table:table-cell office:value-type="float" office:value="49429" table:style-name="ce1">
            <text:p>49429</text:p>
          </table:table-cell>
          <table:table-cell table:number-columns-repeated="16377"/>
        </table:table-row>
        <table:table-row table:style-name="ro1">
          <table:table-cell office:value-type="float" office:value="2064" table:style-name="ce1">
            <text:p>2064</text:p>
          </table:table-cell>
          <table:table-cell office:value-type="time" office:time-value="PT11H46M45.229S" table:style-name="ce2">
            <text:p>46:45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7466" table:style-name="ce1">
            <text:p>7466</text:p>
          </table:table-cell>
          <table:table-cell office:value-type="string" table:style-name="ce1">
            <text:p>Success</text:p>
          </table:table-cell>
          <table:table-cell office:value-type="float" office:value="49424" table:style-name="ce1">
            <text:p>49424</text:p>
          </table:table-cell>
          <table:table-cell table:number-columns-repeated="16377"/>
        </table:table-row>
        <table:table-row table:style-name="ro1">
          <table:table-cell office:value-type="float" office:value="2065" table:style-name="ce1">
            <text:p>2065</text:p>
          </table:table-cell>
          <table:table-cell office:value-type="time" office:time-value="PT11H46M52.672S" table:style-name="ce2">
            <text:p>46:52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66" table:style-name="ce1">
            <text:p>2066</text:p>
          </table:table-cell>
          <table:table-cell office:value-type="time" office:time-value="PT11H46M47.995S" table:style-name="ce2">
            <text:p>46:48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4710" table:style-name="ce1">
            <text:p>4710</text:p>
          </table:table-cell>
          <table:table-cell office:value-type="string" table:style-name="ce1">
            <text:p>Success</text:p>
          </table:table-cell>
          <table:table-cell office:value-type="float" office:value="49429" table:style-name="ce1">
            <text:p>49429</text:p>
          </table:table-cell>
          <table:table-cell table:number-columns-repeated="16377"/>
        </table:table-row>
        <table:table-row table:style-name="ro1">
          <table:table-cell office:value-type="float" office:value="2067" table:style-name="ce1">
            <text:p>2067</text:p>
          </table:table-cell>
          <table:table-cell office:value-type="time" office:time-value="PT11H46M52.626S" table:style-name="ce2">
            <text:p>46:52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68" table:style-name="ce1">
            <text:p>2068</text:p>
          </table:table-cell>
          <table:table-cell office:value-type="time" office:time-value="PT11H46M52.638S" table:style-name="ce2">
            <text:p>46:52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69" table:style-name="ce1">
            <text:p>2069</text:p>
          </table:table-cell>
          <table:table-cell office:value-type="time" office:time-value="PT11H46M52.691S" table:style-name="ce2">
            <text:p>46:52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out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70" table:style-name="ce1">
            <text:p>2070</text:p>
          </table:table-cell>
          <table:table-cell office:value-type="time" office:time-value="PT11H46M52.731S" table:style-name="ce2">
            <text:p>46:52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71" table:style-name="ce1">
            <text:p>2071</text:p>
          </table:table-cell>
          <table:table-cell office:value-type="time" office:time-value="PT11H46M49.657S" table:style-name="ce2">
            <text:p>46:49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3082" table:style-name="ce1">
            <text:p>3082</text:p>
          </table:table-cell>
          <table:table-cell office:value-type="string" table:style-name="ce1">
            <text:p>Success</text:p>
          </table:table-cell>
          <table:table-cell office:value-type="float" office:value="59547" table:style-name="ce1">
            <text:p>59547</text:p>
          </table:table-cell>
          <table:table-cell table:number-columns-repeated="16377"/>
        </table:table-row>
        <table:table-row table:style-name="ro1">
          <table:table-cell office:value-type="float" office:value="2072" table:style-name="ce1">
            <text:p>2072</text:p>
          </table:table-cell>
          <table:table-cell office:value-type="time" office:time-value="PT11H46M52.738S" table:style-name="ce2">
            <text:p>46:52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73" table:style-name="ce1">
            <text:p>2073</text:p>
          </table:table-cell>
          <table:table-cell office:value-type="time" office:time-value="PT11H46M52.705S" table:style-name="ce2">
            <text:p>46:52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out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74" table:style-name="ce1">
            <text:p>2074</text:p>
          </table:table-cell>
          <table:table-cell office:value-type="time" office:time-value="PT11H46M52.721S" table:style-name="ce2">
            <text:p>46:52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out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75" table:style-name="ce1">
            <text:p>2075</text:p>
          </table:table-cell>
          <table:table-cell office:value-type="time" office:time-value="PT11H46M52.726S" table:style-name="ce2">
            <text:p>46:52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out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76" table:style-name="ce1">
            <text:p>2076</text:p>
          </table:table-cell>
          <table:table-cell office:value-type="time" office:time-value="PT11H46M52.760S" table:style-name="ce2">
            <text:p>46:52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77" table:style-name="ce1">
            <text:p>2077</text:p>
          </table:table-cell>
          <table:table-cell office:value-type="time" office:time-value="PT11H46M52.757S" table:style-name="ce2">
            <text:p>46:52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78" table:style-name="ce1">
            <text:p>2078</text:p>
          </table:table-cell>
          <table:table-cell office:value-type="time" office:time-value="PT11H46M52.767S" table:style-name="ce2">
            <text:p>46:52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79" table:style-name="ce1">
            <text:p>2079</text:p>
          </table:table-cell>
          <table:table-cell office:value-type="time" office:time-value="PT11H46M52.756S" table:style-name="ce2">
            <text:p>46:52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80" table:style-name="ce1">
            <text:p>2080</text:p>
          </table:table-cell>
          <table:table-cell office:value-type="time" office:time-value="PT11H46M52.645S" table:style-name="ce2">
            <text:p>46:52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81" table:style-name="ce1">
            <text:p>2081</text:p>
          </table:table-cell>
          <table:table-cell office:value-type="time" office:time-value="PT11H46M52.772S" table:style-name="ce2">
            <text:p>46:52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82" table:style-name="ce1">
            <text:p>2082</text:p>
          </table:table-cell>
          <table:table-cell office:value-type="time" office:time-value="PT11H46M52.774S" table:style-name="ce2">
            <text:p>46:52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83" table:style-name="ce1">
            <text:p>2083</text:p>
          </table:table-cell>
          <table:table-cell office:value-type="time" office:time-value="PT11H46M52.777S" table:style-name="ce2">
            <text:p>46:52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918" table:style-name="ce1">
            <text:p>918</text:p>
          </table:table-cell>
          <table:table-cell table:number-columns-repeated="16377"/>
        </table:table-row>
        <table:table-row table:style-name="ro1">
          <table:table-cell office:value-type="float" office:value="2084" table:style-name="ce1">
            <text:p>2084</text:p>
          </table:table-cell>
          <table:table-cell office:value-type="time" office:time-value="PT11H46M52.620S" table:style-name="ce2">
            <text:p>46:52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654" table:style-name="ce1">
            <text:p>654</text:p>
          </table:table-cell>
          <table:table-cell office:value-type="string" table:style-name="ce1">
            <text:p>Success</text:p>
          </table:table-cell>
          <table:table-cell office:value-type="float" office:value="72148" table:style-name="ce1">
            <text:p>72148</text:p>
          </table:table-cell>
          <table:table-cell table:number-columns-repeated="16377"/>
        </table:table-row>
        <table:table-row table:style-name="ro1">
          <table:table-cell office:value-type="float" office:value="2085" table:style-name="ce1">
            <text:p>2085</text:p>
          </table:table-cell>
          <table:table-cell office:value-type="time" office:time-value="PT11H46M51.888S" table:style-name="ce2">
            <text:p>46:51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388" table:style-name="ce1">
            <text:p>1388</text:p>
          </table:table-cell>
          <table:table-cell office:value-type="string" table:style-name="ce1">
            <text:p>Success</text:p>
          </table:table-cell>
          <table:table-cell office:value-type="float" office:value="78415" table:style-name="ce1">
            <text:p>78415</text:p>
          </table:table-cell>
          <table:table-cell table:number-columns-repeated="16377"/>
        </table:table-row>
        <table:table-row table:style-name="ro1">
          <table:table-cell office:value-type="float" office:value="2086" table:style-name="ce1">
            <text:p>2086</text:p>
          </table:table-cell>
          <table:table-cell office:value-type="time" office:time-value="PT11H46M52.656S" table:style-name="ce2">
            <text:p>46:52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642" table:style-name="ce1">
            <text:p>642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87" table:style-name="ce1">
            <text:p>2087</text:p>
          </table:table-cell>
          <table:table-cell office:value-type="time" office:time-value="PT11H46M53.278S" table:style-name="ce2">
            <text:p>46:53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88" table:style-name="ce1">
            <text:p>2088</text:p>
          </table:table-cell>
          <table:table-cell office:value-type="time" office:time-value="PT11H46M53.276S" table:style-name="ce2">
            <text:p>46:53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522" table:style-name="ce1">
            <text:p>522</text:p>
          </table:table-cell>
          <table:table-cell table:number-columns-repeated="16377"/>
        </table:table-row>
        <table:table-row table:style-name="ro1">
          <table:table-cell office:value-type="float" office:value="2089" table:style-name="ce1">
            <text:p>2089</text:p>
          </table:table-cell>
          <table:table-cell office:value-type="time" office:time-value="PT11H46M53.303S" table:style-name="ce2">
            <text:p>46:53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90" table:style-name="ce1">
            <text:p>2090</text:p>
          </table:table-cell>
          <table:table-cell office:value-type="time" office:time-value="PT11H46M52.508S" table:style-name="ce2">
            <text:p>46:52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858" table:style-name="ce1">
            <text:p>858</text:p>
          </table:table-cell>
          <table:table-cell office:value-type="string" table:style-name="ce1">
            <text:p>Success</text:p>
          </table:table-cell>
          <table:table-cell office:value-type="float" office:value="78532" table:style-name="ce1">
            <text:p>78532</text:p>
          </table:table-cell>
          <table:table-cell table:number-columns-repeated="16377"/>
        </table:table-row>
        <table:table-row table:style-name="ro1">
          <table:table-cell office:value-type="float" office:value="2091" table:style-name="ce1">
            <text:p>2091</text:p>
          </table:table-cell>
          <table:table-cell office:value-type="time" office:time-value="PT11H46M53.368S" table:style-name="ce2">
            <text:p>46:53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2092" table:style-name="ce1">
            <text:p>2092</text:p>
          </table:table-cell>
          <table:table-cell office:value-type="time" office:time-value="PT11H46M53.324S" table:style-name="ce2">
            <text:p>46:53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2938" table:style-name="ce1">
            <text:p>2938</text:p>
          </table:table-cell>
          <table:table-cell table:number-columns-repeated="16377"/>
        </table:table-row>
        <table:table-row table:style-name="ro1">
          <table:table-cell office:value-type="float" office:value="2093" table:style-name="ce1">
            <text:p>2093</text:p>
          </table:table-cell>
          <table:table-cell office:value-type="time" office:time-value="PT11H46M53.406S" table:style-name="ce2">
            <text:p>46:53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990" table:style-name="ce1">
            <text:p>2990</text:p>
          </table:table-cell>
          <table:table-cell table:number-columns-repeated="16377"/>
        </table:table-row>
        <table:table-row table:style-name="ro1">
          <table:table-cell office:value-type="float" office:value="2094" table:style-name="ce1">
            <text:p>2094</text:p>
          </table:table-cell>
          <table:table-cell office:value-type="time" office:time-value="PT11H46M38.986S" table:style-name="ce2">
            <text:p>46:39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4826" table:style-name="ce1">
            <text:p>14826</text:p>
          </table:table-cell>
          <table:table-cell office:value-type="string" table:style-name="ce1">
            <text:p>Success</text:p>
          </table:table-cell>
          <table:table-cell office:value-type="float" office:value="53221" table:style-name="ce1">
            <text:p>53221</text:p>
          </table:table-cell>
          <table:table-cell table:number-columns-repeated="16377"/>
        </table:table-row>
        <table:table-row table:style-name="ro1">
          <table:table-cell office:value-type="float" office:value="2095" table:style-name="ce1">
            <text:p>2095</text:p>
          </table:table-cell>
          <table:table-cell office:value-type="time" office:time-value="PT11H46M52.741S" table:style-name="ce2">
            <text:p>46:52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355" table:style-name="ce1">
            <text:p>1355</text:p>
          </table:table-cell>
          <table:table-cell office:value-type="string" table:style-name="ce1">
            <text:p>Success</text:p>
          </table:table-cell>
          <table:table-cell office:value-type="float" office:value="67901" table:style-name="ce1">
            <text:p>67901</text:p>
          </table:table-cell>
          <table:table-cell table:number-columns-repeated="16377"/>
        </table:table-row>
        <table:table-row table:style-name="ro1">
          <table:table-cell office:value-type="float" office:value="2096" table:style-name="ce1">
            <text:p>2096</text:p>
          </table:table-cell>
          <table:table-cell office:value-type="time" office:time-value="PT11H46M54.097S" table:style-name="ce2">
            <text:p>46:54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570" table:style-name="ce1">
            <text:p>570</text:p>
          </table:table-cell>
          <table:table-cell table:number-columns-repeated="16377"/>
        </table:table-row>
        <table:table-row table:style-name="ro1">
          <table:table-cell office:value-type="float" office:value="2097" table:style-name="ce1">
            <text:p>2097</text:p>
          </table:table-cell>
          <table:table-cell office:value-type="time" office:time-value="PT11H46M53.814S" table:style-name="ce2">
            <text:p>46:53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365" table:style-name="ce1">
            <text:p>365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98" table:style-name="ce1">
            <text:p>2098</text:p>
          </table:table-cell>
          <table:table-cell office:value-type="time" office:time-value="PT11H46M44.854S" table:style-name="ce2">
            <text:p>46:44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9625" table:style-name="ce1">
            <text:p>9625</text:p>
          </table:table-cell>
          <table:table-cell office:value-type="string" table:style-name="ce1">
            <text:p>Success</text:p>
          </table:table-cell>
          <table:table-cell office:value-type="float" office:value="59547" table:style-name="ce1">
            <text:p>59547</text:p>
          </table:table-cell>
          <table:table-cell table:number-columns-repeated="16377"/>
        </table:table-row>
        <table:table-row table:style-name="ro1">
          <table:table-cell office:value-type="float" office:value="2099" table:style-name="ce1">
            <text:p>2099</text:p>
          </table:table-cell>
          <table:table-cell office:value-type="time" office:time-value="PT11H46M48.927S" table:style-name="ce2">
            <text:p>46:48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5552" table:style-name="ce1">
            <text:p>5552</text:p>
          </table:table-cell>
          <table:table-cell office:value-type="string" table:style-name="ce1">
            <text:p>Success</text:p>
          </table:table-cell>
          <table:table-cell office:value-type="float" office:value="20428" table:style-name="ce1">
            <text:p>20428</text:p>
          </table:table-cell>
          <table:table-cell table:number-columns-repeated="16377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time" office:time-value="PT11H46M39.108S" table:style-name="ce2">
            <text:p>46:39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5396" table:style-name="ce1">
            <text:p>15396</text:p>
          </table:table-cell>
          <table:table-cell office:value-type="string" table:style-name="ce1">
            <text:p>Success</text:p>
          </table:table-cell>
          <table:table-cell office:value-type="float" office:value="57014" table:style-name="ce1">
            <text:p>57014</text:p>
          </table:table-cell>
          <table:table-cell table:number-columns-repeated="16377"/>
        </table:table-row>
        <table:table-row table:style-name="ro1">
          <table:table-cell office:value-type="float" office:value="2101" table:style-name="ce1">
            <text:p>2101</text:p>
          </table:table-cell>
          <table:table-cell office:value-type="time" office:time-value="PT11H46M44.939S" table:style-name="ce2">
            <text:p>46:44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9570" table:style-name="ce1">
            <text:p>9570</text:p>
          </table:table-cell>
          <table:table-cell office:value-type="string" table:style-name="ce1">
            <text:p>Success</text:p>
          </table:table-cell>
          <table:table-cell office:value-type="float" office:value="59546" table:style-name="ce1">
            <text:p>59546</text:p>
          </table:table-cell>
          <table:table-cell table:number-columns-repeated="16377"/>
        </table:table-row>
        <table:table-row table:style-name="ro1">
          <table:table-cell office:value-type="float" office:value="2102" table:style-name="ce1">
            <text:p>2102</text:p>
          </table:table-cell>
          <table:table-cell office:value-type="time" office:time-value="PT11H46M50.152S" table:style-name="ce2">
            <text:p>46:50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4465" table:style-name="ce1">
            <text:p>4465</text:p>
          </table:table-cell>
          <table:table-cell office:value-type="string" table:style-name="ce1">
            <text:p>Success</text:p>
          </table:table-cell>
          <table:table-cell office:value-type="float" office:value="59547" table:style-name="ce1">
            <text:p>59547</text:p>
          </table:table-cell>
          <table:table-cell table:number-columns-repeated="16377"/>
        </table:table-row>
        <table:table-row table:style-name="ro1">
          <table:table-cell office:value-type="float" office:value="2103" table:style-name="ce1">
            <text:p>2103</text:p>
          </table:table-cell>
          <table:table-cell office:value-type="time" office:time-value="PT11H46M47.192S" table:style-name="ce2">
            <text:p>46:47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7425" table:style-name="ce1">
            <text:p>7425</text:p>
          </table:table-cell>
          <table:table-cell office:value-type="string" table:style-name="ce1">
            <text:p>Success</text:p>
          </table:table-cell>
          <table:table-cell office:value-type="float" office:value="59547" table:style-name="ce1">
            <text:p>59547</text:p>
          </table:table-cell>
          <table:table-cell table:number-columns-repeated="16377"/>
        </table:table-row>
        <table:table-row table:style-name="ro1">
          <table:table-cell office:value-type="float" office:value="2104" table:style-name="ce1">
            <text:p>2104</text:p>
          </table:table-cell>
          <table:table-cell office:value-type="time" office:time-value="PT11H46M52.791S" table:style-name="ce2">
            <text:p>46:52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829" table:style-name="ce1">
            <text:p>1829</text:p>
          </table:table-cell>
          <table:table-cell office:value-type="string" table:style-name="ce1">
            <text:p>Success</text:p>
          </table:table-cell>
          <table:table-cell office:value-type="float" office:value="52421" table:style-name="ce1">
            <text:p>52421</text:p>
          </table:table-cell>
          <table:table-cell table:number-columns-repeated="16377"/>
        </table:table-row>
        <table:table-row table:style-name="ro1">
          <table:table-cell office:value-type="float" office:value="2105" table:style-name="ce1">
            <text:p>2105</text:p>
          </table:table-cell>
          <table:table-cell office:value-type="time" office:time-value="PT11H46M53.424S" table:style-name="ce2">
            <text:p>46:53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197" table:style-name="ce1">
            <text:p>1197</text:p>
          </table:table-cell>
          <table:table-cell office:value-type="string" table:style-name="ce1">
            <text:p>Success</text:p>
          </table:table-cell>
          <table:table-cell office:value-type="float" office:value="46113" table:style-name="ce1">
            <text:p>46113</text:p>
          </table:table-cell>
          <table:table-cell table:number-columns-repeated="16377"/>
        </table:table-row>
        <table:table-row table:style-name="ro1">
          <table:table-cell office:value-type="float" office:value="2106" table:style-name="ce1">
            <text:p>2106</text:p>
          </table:table-cell>
          <table:table-cell office:value-type="time" office:time-value="PT11H46M45.366S" table:style-name="ce2">
            <text:p>46:45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9255" table:style-name="ce1">
            <text:p>9255</text:p>
          </table:table-cell>
          <table:table-cell office:value-type="string" table:style-name="ce1">
            <text:p>Success</text:p>
          </table:table-cell>
          <table:table-cell office:value-type="float" office:value="59547" table:style-name="ce1">
            <text:p>59547</text:p>
          </table:table-cell>
          <table:table-cell table:number-columns-repeated="16377"/>
        </table:table-row>
        <table:table-row table:style-name="ro1">
          <table:table-cell office:value-type="float" office:value="2107" table:style-name="ce1">
            <text:p>2107</text:p>
          </table:table-cell>
          <table:table-cell office:value-type="time" office:time-value="PT11H46M49.406S" table:style-name="ce2">
            <text:p>46:49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5219" table:style-name="ce1">
            <text:p>5219</text:p>
          </table:table-cell>
          <table:table-cell office:value-type="string" table:style-name="ce1">
            <text:p>Success</text:p>
          </table:table-cell>
          <table:table-cell office:value-type="float" office:value="53299" table:style-name="ce1">
            <text:p>53299</text:p>
          </table:table-cell>
          <table:table-cell table:number-columns-repeated="16377"/>
        </table:table-row>
        <table:table-row table:style-name="ro1">
          <table:table-cell office:value-type="float" office:value="2108" table:style-name="ce1">
            <text:p>2108</text:p>
          </table:table-cell>
          <table:table-cell office:value-type="time" office:time-value="PT11H46M51.238S" table:style-name="ce2">
            <text:p>46:51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3389" table:style-name="ce1">
            <text:p>3389</text:p>
          </table:table-cell>
          <table:table-cell office:value-type="string" table:style-name="ce1">
            <text:p>Success</text:p>
          </table:table-cell>
          <table:table-cell office:value-type="float" office:value="60422" table:style-name="ce1">
            <text:p>60422</text:p>
          </table:table-cell>
          <table:table-cell table:number-columns-repeated="16377"/>
        </table:table-row>
        <table:table-row table:style-name="ro1">
          <table:table-cell office:value-type="float" office:value="2109" table:style-name="ce1">
            <text:p>2109</text:p>
          </table:table-cell>
          <table:table-cell office:value-type="time" office:time-value="PT11H46M54.114S" table:style-name="ce2">
            <text:p>46:54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516" table:style-name="ce1">
            <text:p>516</text:p>
          </table:table-cell>
          <table:table-cell office:value-type="string" table:style-name="ce1">
            <text:p>Success</text:p>
          </table:table-cell>
          <table:table-cell office:value-type="float" office:value="60425" table:style-name="ce1">
            <text:p>60425</text:p>
          </table:table-cell>
          <table:table-cell table:number-columns-repeated="16377"/>
        </table:table-row>
        <table:table-row table:style-name="ro1">
          <table:table-cell office:value-type="float" office:value="2110" table:style-name="ce1">
            <text:p>2110</text:p>
          </table:table-cell>
          <table:table-cell office:value-type="time" office:time-value="PT11H46M53.306S" table:style-name="ce2">
            <text:p>46:53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377" table:style-name="ce1">
            <text:p>1377</text:p>
          </table:table-cell>
          <table:table-cell office:value-type="string" table:style-name="ce1">
            <text:p>Success</text:p>
          </table:table-cell>
          <table:table-cell office:value-type="float" office:value="60425" table:style-name="ce1">
            <text:p>60425</text:p>
          </table:table-cell>
          <table:table-cell table:number-columns-repeated="16377"/>
        </table:table-row>
        <table:table-row table:style-name="ro1">
          <table:table-cell office:value-type="float" office:value="2111" table:style-name="ce1">
            <text:p>2111</text:p>
          </table:table-cell>
          <table:table-cell office:value-type="time" office:time-value="PT11H46M50.024S" table:style-name="ce2">
            <text:p>46:50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4677" table:style-name="ce1">
            <text:p>4677</text:p>
          </table:table-cell>
          <table:table-cell office:value-type="string" table:style-name="ce1">
            <text:p>Success</text:p>
          </table:table-cell>
          <table:table-cell office:value-type="float" office:value="59547" table:style-name="ce1">
            <text:p>59547</text:p>
          </table:table-cell>
          <table:table-cell table:number-columns-repeated="16377"/>
        </table:table-row>
        <table:table-row table:style-name="ro1">
          <table:table-cell office:value-type="float" office:value="2112" table:style-name="ce1">
            <text:p>2112</text:p>
          </table:table-cell>
          <table:table-cell office:value-type="time" office:time-value="PT11H46M49.653S" table:style-name="ce2">
            <text:p>46:49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5130" table:style-name="ce1">
            <text:p>5130</text:p>
          </table:table-cell>
          <table:table-cell office:value-type="string" table:style-name="ce1">
            <text:p>Success</text:p>
          </table:table-cell>
          <table:table-cell office:value-type="float" office:value="59547" table:style-name="ce1">
            <text:p>59547</text:p>
          </table:table-cell>
          <table:table-cell table:number-columns-repeated="16377"/>
        </table:table-row>
        <table:table-row table:style-name="ro1">
          <table:table-cell office:value-type="float" office:value="2113" table:style-name="ce1">
            <text:p>2113</text:p>
          </table:table-cell>
          <table:table-cell office:value-type="time" office:time-value="PT11H46M53.308S" table:style-name="ce2">
            <text:p>46:53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781" table:style-name="ce1">
            <text:p>1781</text:p>
          </table:table-cell>
          <table:table-cell office:value-type="string" table:style-name="ce1">
            <text:p>Success</text:p>
          </table:table-cell>
          <table:table-cell office:value-type="float" office:value="67950" table:style-name="ce1">
            <text:p>67950</text:p>
          </table:table-cell>
          <table:table-cell table:number-columns-repeated="16377"/>
        </table:table-row>
        <table:table-row table:style-name="ro1">
          <table:table-cell office:value-type="float" office:value="2114" table:style-name="ce1">
            <text:p>2114</text:p>
          </table:table-cell>
          <table:table-cell office:value-type="time" office:time-value="PT11H46M55.091S" table:style-name="ce2">
            <text:p>46:55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2115" table:style-name="ce1">
            <text:p>2115</text:p>
          </table:table-cell>
          <table:table-cell office:value-type="time" office:time-value="PT11H46M54.624S" table:style-name="ce2">
            <text:p>46:54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839" table:style-name="ce1">
            <text:p>839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116" table:style-name="ce1">
            <text:p>2116</text:p>
          </table:table-cell>
          <table:table-cell office:value-type="time" office:time-value="PT11H46M55.465S" table:style-name="ce2">
            <text:p>46:55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1840" table:style-name="ce1">
            <text:p>1840</text:p>
          </table:table-cell>
          <table:table-cell table:number-columns-repeated="16377"/>
        </table:table-row>
        <table:table-row table:style-name="ro1">
          <table:table-cell office:value-type="float" office:value="2117" table:style-name="ce1">
            <text:p>2117</text:p>
          </table:table-cell>
          <table:table-cell office:value-type="time" office:time-value="PT11H46M54.180S" table:style-name="ce2">
            <text:p>46:54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414" table:style-name="ce1">
            <text:p>1414</text:p>
          </table:table-cell>
          <table:table-cell office:value-type="string" table:style-name="ce1">
            <text:p>Success</text:p>
          </table:table-cell>
          <table:table-cell office:value-type="float" office:value="69944" table:style-name="ce1">
            <text:p>69944</text:p>
          </table:table-cell>
          <table:table-cell table:number-columns-repeated="16377"/>
        </table:table-row>
        <table:table-row table:style-name="ro1">
          <table:table-cell office:value-type="float" office:value="2118" table:style-name="ce1">
            <text:p>2118</text:p>
          </table:table-cell>
          <table:table-cell office:value-type="time" office:time-value="PT11H46M55.596S" table:style-name="ce2">
            <text:p>46:55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2119" table:style-name="ce1">
            <text:p>2119</text:p>
          </table:table-cell>
          <table:table-cell office:value-type="time" office:time-value="PT11H46M54.481S" table:style-name="ce2">
            <text:p>46:54.5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418" table:style-name="ce1">
            <text:p>1418</text:p>
          </table:table-cell>
          <table:table-cell office:value-type="string" table:style-name="ce1">
            <text:p>Success</text:p>
          </table:table-cell>
          <table:table-cell office:value-type="float" office:value="72014" table:style-name="ce1">
            <text:p>72014</text:p>
          </table:table-cell>
          <table:table-cell table:number-columns-repeated="16377"/>
        </table:table-row>
        <table:table-row table:style-name="ro1">
          <table:table-cell office:value-type="float" office:value="2120" table:style-name="ce1">
            <text:p>2120</text:p>
          </table:table-cell>
          <table:table-cell office:value-type="time" office:time-value="PT11H46M54.481S" table:style-name="ce2">
            <text:p>46:54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425" table:style-name="ce1">
            <text:p>1425</text:p>
          </table:table-cell>
          <table:table-cell office:value-type="string" table:style-name="ce1">
            <text:p>Success</text:p>
          </table:table-cell>
          <table:table-cell office:value-type="float" office:value="72146" table:style-name="ce1">
            <text:p>72146</text:p>
          </table:table-cell>
          <table:table-cell table:number-columns-repeated="16377"/>
        </table:table-row>
        <table:table-row table:style-name="ro1">
          <table:table-cell office:value-type="float" office:value="2121" table:style-name="ce1">
            <text:p>2121</text:p>
          </table:table-cell>
          <table:table-cell office:value-type="time" office:time-value="PT11H46M55.908S" table:style-name="ce2">
            <text:p>46:55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618" table:style-name="ce1">
            <text:p>618</text:p>
          </table:table-cell>
          <table:table-cell table:number-columns-repeated="16377"/>
        </table:table-row>
        <table:table-row table:style-name="ro1">
          <table:table-cell office:value-type="float" office:value="2122" table:style-name="ce1">
            <text:p>2122</text:p>
          </table:table-cell>
          <table:table-cell office:value-type="time" office:time-value="PT11H46M54.509S" table:style-name="ce2">
            <text:p>46:54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452" table:style-name="ce1">
            <text:p>1452</text:p>
          </table:table-cell>
          <table:table-cell office:value-type="string" table:style-name="ce1">
            <text:p>Success</text:p>
          </table:table-cell>
          <table:table-cell office:value-type="float" office:value="74186" table:style-name="ce1">
            <text:p>74186</text:p>
          </table:table-cell>
          <table:table-cell table:number-columns-repeated="16377"/>
        </table:table-row>
        <table:table-row table:style-name="ro1">
          <table:table-cell office:value-type="float" office:value="2123" table:style-name="ce1">
            <text:p>2123</text:p>
          </table:table-cell>
          <table:table-cell office:value-type="time" office:time-value="PT11H46M54.510S" table:style-name="ce2">
            <text:p>46:54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455" table:style-name="ce1">
            <text:p>1455</text:p>
          </table:table-cell>
          <table:table-cell office:value-type="string" table:style-name="ce1">
            <text:p>Success</text:p>
          </table:table-cell>
          <table:table-cell office:value-type="float" office:value="74268" table:style-name="ce1">
            <text:p>74268</text:p>
          </table:table-cell>
          <table:table-cell table:number-columns-repeated="16377"/>
        </table:table-row>
        <table:table-row table:style-name="ro1">
          <table:table-cell office:value-type="float" office:value="2124" table:style-name="ce1">
            <text:p>2124</text:p>
          </table:table-cell>
          <table:table-cell office:value-type="time" office:time-value="PT11H46M54.620S" table:style-name="ce2">
            <text:p>46:54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351" table:style-name="ce1">
            <text:p>1351</text:p>
          </table:table-cell>
          <table:table-cell office:value-type="string" table:style-name="ce1">
            <text:p>Success</text:p>
          </table:table-cell>
          <table:table-cell office:value-type="float" office:value="74270" table:style-name="ce1">
            <text:p>74270</text:p>
          </table:table-cell>
          <table:table-cell table:number-columns-repeated="16377"/>
        </table:table-row>
        <table:table-row table:style-name="ro1">
          <table:table-cell office:value-type="float" office:value="2125" table:style-name="ce1">
            <text:p>2125</text:p>
          </table:table-cell>
          <table:table-cell office:value-type="time" office:time-value="PT11H46M55.967S" table:style-name="ce2">
            <text:p>46:56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618" table:style-name="ce1">
            <text:p>618</text:p>
          </table:table-cell>
          <table:table-cell table:number-columns-repeated="16377"/>
        </table:table-row>
        <table:table-row table:style-name="ro1">
          <table:table-cell office:value-type="float" office:value="2126" table:style-name="ce1">
            <text:p>2126</text:p>
          </table:table-cell>
          <table:table-cell office:value-type="time" office:time-value="PT11H46M54.621S" table:style-name="ce2">
            <text:p>46:54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374" table:style-name="ce1">
            <text:p>1374</text:p>
          </table:table-cell>
          <table:table-cell office:value-type="string" table:style-name="ce1">
            <text:p>Success</text:p>
          </table:table-cell>
          <table:table-cell office:value-type="float" office:value="74324" table:style-name="ce1">
            <text:p>74324</text:p>
          </table:table-cell>
          <table:table-cell table:number-columns-repeated="16377"/>
        </table:table-row>
        <table:table-row table:style-name="ro1">
          <table:table-cell office:value-type="float" office:value="2127" table:style-name="ce1">
            <text:p>2127</text:p>
          </table:table-cell>
          <table:table-cell office:value-type="time" office:time-value="PT11H46M55.962S" table:style-name="ce2">
            <text:p>46:56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618" table:style-name="ce1">
            <text:p>618</text:p>
          </table:table-cell>
          <table:table-cell table:number-columns-repeated="16377"/>
        </table:table-row>
        <table:table-row table:style-name="ro1">
          <table:table-cell office:value-type="float" office:value="2128" table:style-name="ce1">
            <text:p>2128</text:p>
          </table:table-cell>
          <table:table-cell office:value-type="time" office:time-value="PT11H46M55.972S" table:style-name="ce2">
            <text:p>46:56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618" table:style-name="ce1">
            <text:p>618</text:p>
          </table:table-cell>
          <table:table-cell table:number-columns-repeated="16377"/>
        </table:table-row>
        <table:table-row table:style-name="ro1">
          <table:table-cell office:value-type="float" office:value="2129" table:style-name="ce1">
            <text:p>2129</text:p>
          </table:table-cell>
          <table:table-cell office:value-type="time" office:time-value="PT11H46M55.997S" table:style-name="ce2">
            <text:p>46:56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618" table:style-name="ce1">
            <text:p>618</text:p>
          </table:table-cell>
          <table:table-cell table:number-columns-repeated="16377"/>
        </table:table-row>
        <table:table-row table:style-name="ro1">
          <table:table-cell office:value-type="float" office:value="2130" table:style-name="ce1">
            <text:p>2130</text:p>
          </table:table-cell>
          <table:table-cell office:value-type="time" office:time-value="PT11H46M54.624S" table:style-name="ce2">
            <text:p>46:54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396" table:style-name="ce1">
            <text:p>1396</text:p>
          </table:table-cell>
          <table:table-cell office:value-type="string" table:style-name="ce1">
            <text:p>Success</text:p>
          </table:table-cell>
          <table:table-cell office:value-type="float" office:value="74268" table:style-name="ce1">
            <text:p>74268</text:p>
          </table:table-cell>
          <table:table-cell table:number-columns-repeated="16377"/>
        </table:table-row>
        <table:table-row table:style-name="ro1">
          <table:table-cell office:value-type="float" office:value="2131" table:style-name="ce1">
            <text:p>2131</text:p>
          </table:table-cell>
          <table:table-cell office:value-type="time" office:time-value="PT11H46M56.022S" table:style-name="ce2">
            <text:p>46:56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618" table:style-name="ce1">
            <text:p>618</text:p>
          </table:table-cell>
          <table:table-cell table:number-columns-repeated="16377"/>
        </table:table-row>
        <table:table-row table:style-name="ro1">
          <table:table-cell office:value-type="float" office:value="2132" table:style-name="ce1">
            <text:p>2132</text:p>
          </table:table-cell>
          <table:table-cell office:value-type="time" office:time-value="PT11H46M54.785S" table:style-name="ce2">
            <text:p>46:54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516" table:style-name="ce1">
            <text:p>1516</text:p>
          </table:table-cell>
          <table:table-cell office:value-type="string" table:style-name="ce1">
            <text:p>Success</text:p>
          </table:table-cell>
          <table:table-cell office:value-type="float" office:value="72148" table:style-name="ce1">
            <text:p>72148</text:p>
          </table:table-cell>
          <table:table-cell table:number-columns-repeated="16377"/>
        </table:table-row>
        <table:table-row table:style-name="ro1">
          <table:table-cell office:value-type="float" office:value="2133" table:style-name="ce1">
            <text:p>2133</text:p>
          </table:table-cell>
          <table:table-cell office:value-type="time" office:time-value="PT11H46M54.703S" table:style-name="ce2">
            <text:p>46:54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601" table:style-name="ce1">
            <text:p>1601</text:p>
          </table:table-cell>
          <table:table-cell office:value-type="string" table:style-name="ce1">
            <text:p>Success</text:p>
          </table:table-cell>
          <table:table-cell office:value-type="float" office:value="72146" table:style-name="ce1">
            <text:p>72146</text:p>
          </table:table-cell>
          <table:table-cell table:number-columns-repeated="16377"/>
        </table:table-row>
        <table:table-row table:style-name="ro1">
          <table:table-cell office:value-type="float" office:value="2134" table:style-name="ce1">
            <text:p>2134</text:p>
          </table:table-cell>
          <table:table-cell office:value-type="time" office:time-value="PT11H46M56.306S" table:style-name="ce2">
            <text:p>46:56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666" table:style-name="ce1">
            <text:p>666</text:p>
          </table:table-cell>
          <table:table-cell table:number-columns-repeated="16377"/>
        </table:table-row>
        <table:table-row table:style-name="ro1">
          <table:table-cell office:value-type="float" office:value="2135" table:style-name="ce1">
            <text:p>2135</text:p>
          </table:table-cell>
          <table:table-cell office:value-type="time" office:time-value="PT11H46M56.303S" table:style-name="ce2">
            <text:p>46:56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666" table:style-name="ce1">
            <text:p>666</text:p>
          </table:table-cell>
          <table:table-cell table:number-columns-repeated="16377"/>
        </table:table-row>
        <table:table-row table:style-name="ro1">
          <table:table-cell office:value-type="float" office:value="2136" table:style-name="ce1">
            <text:p>2136</text:p>
          </table:table-cell>
          <table:table-cell office:value-type="time" office:time-value="PT11H46M54.619S" table:style-name="ce2">
            <text:p>46:54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819" table:style-name="ce1">
            <text:p>1819</text:p>
          </table:table-cell>
          <table:table-cell office:value-type="string" table:style-name="ce1">
            <text:p>Success</text:p>
          </table:table-cell>
          <table:table-cell office:value-type="float" office:value="70025" table:style-name="ce1">
            <text:p>70025</text:p>
          </table:table-cell>
          <table:table-cell table:number-columns-repeated="16377"/>
        </table:table-row>
        <table:table-row table:style-name="ro1">
          <table:table-cell office:value-type="float" office:value="2137" table:style-name="ce1">
            <text:p>2137</text:p>
          </table:table-cell>
          <table:table-cell office:value-type="time" office:time-value="PT11H46M56.439S" table:style-name="ce2">
            <text:p>46:56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808" table:style-name="ce1">
            <text:p>808</text:p>
          </table:table-cell>
          <table:table-cell table:number-columns-repeated="16377"/>
        </table:table-row>
        <table:table-row table:style-name="ro1">
          <table:table-cell office:value-type="float" office:value="2138" table:style-name="ce1">
            <text:p>2138</text:p>
          </table:table-cell>
          <table:table-cell office:value-type="time" office:time-value="PT11H46M55.901S" table:style-name="ce2">
            <text:p>46:55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693" table:style-name="ce1">
            <text:p>69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39" table:style-name="ce1">
            <text:p>2139</text:p>
          </table:table-cell>
          <table:table-cell office:value-type="time" office:time-value="PT11H46M56.595S" table:style-name="ce2">
            <text:p>46:56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40" table:style-name="ce1">
            <text:p>2140</text:p>
          </table:table-cell>
          <table:table-cell office:value-type="time" office:time-value="PT11H46M56.605S" table:style-name="ce2">
            <text:p>46:56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41" table:style-name="ce1">
            <text:p>2141</text:p>
          </table:table-cell>
          <table:table-cell office:value-type="time" office:time-value="PT11H46M56.617S" table:style-name="ce2">
            <text:p>46:56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42" table:style-name="ce1">
            <text:p>2142</text:p>
          </table:table-cell>
          <table:table-cell office:value-type="time" office:time-value="PT11H46M51.876S" table:style-name="ce2">
            <text:p>46:51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5220" table:style-name="ce1">
            <text:p>5220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143" table:style-name="ce1">
            <text:p>2143</text:p>
          </table:table-cell>
          <table:table-cell office:value-type="time" office:time-value="PT11H46M52.688S" table:style-name="ce2">
            <text:p>46:52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4421" table:style-name="ce1">
            <text:p>4421</text:p>
          </table:table-cell>
          <table:table-cell office:value-type="string" table:style-name="ce1">
            <text:p>Success</text:p>
          </table:table-cell>
          <table:table-cell office:value-type="float" office:value="20683" table:style-name="ce1">
            <text:p>20683</text:p>
          </table:table-cell>
          <table:table-cell table:number-columns-repeated="16377"/>
        </table:table-row>
        <table:table-row table:style-name="ro1">
          <table:table-cell office:value-type="float" office:value="2144" table:style-name="ce1">
            <text:p>2144</text:p>
          </table:table-cell>
          <table:table-cell office:value-type="time" office:time-value="PT11H46M52.693S" table:style-name="ce2">
            <text:p>46:52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4418" table:style-name="ce1">
            <text:p>4418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145" table:style-name="ce1">
            <text:p>2145</text:p>
          </table:table-cell>
          <table:table-cell office:value-type="time" office:time-value="PT11H46M52.709S" table:style-name="ce2">
            <text:p>46:52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4404" table:style-name="ce1">
            <text:p>4404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146" table:style-name="ce1">
            <text:p>2146</text:p>
          </table:table-cell>
          <table:table-cell office:value-type="time" office:time-value="PT11H46M52.697S" table:style-name="ce2">
            <text:p>46:52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4419" table:style-name="ce1">
            <text:p>4419</text:p>
          </table:table-cell>
          <table:table-cell office:value-type="string" table:style-name="ce1">
            <text:p>Success</text:p>
          </table:table-cell>
          <table:table-cell office:value-type="float" office:value="20675" table:style-name="ce1">
            <text:p>20675</text:p>
          </table:table-cell>
          <table:table-cell table:number-columns-repeated="16377"/>
        </table:table-row>
        <table:table-row table:style-name="ro1">
          <table:table-cell office:value-type="float" office:value="2147" table:style-name="ce1">
            <text:p>2147</text:p>
          </table:table-cell>
          <table:table-cell office:value-type="time" office:time-value="PT11H46M51.892S" table:style-name="ce2">
            <text:p>46:51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5227" table:style-name="ce1">
            <text:p>5227</text:p>
          </table:table-cell>
          <table:table-cell office:value-type="string" table:style-name="ce1">
            <text:p>Success</text:p>
          </table:table-cell>
          <table:table-cell office:value-type="float" office:value="18987" table:style-name="ce1">
            <text:p>18987</text:p>
          </table:table-cell>
          <table:table-cell table:number-columns-repeated="16377"/>
        </table:table-row>
        <table:table-row table:style-name="ro1">
          <table:table-cell office:value-type="float" office:value="2148" table:style-name="ce1">
            <text:p>2148</text:p>
          </table:table-cell>
          <table:table-cell office:value-type="time" office:time-value="PT11H46M52.634S" table:style-name="ce2">
            <text:p>46:52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4491" table:style-name="ce1">
            <text:p>4491</text:p>
          </table:table-cell>
          <table:table-cell office:value-type="string" table:style-name="ce1">
            <text:p>Success</text:p>
          </table:table-cell>
          <table:table-cell office:value-type="float" office:value="18995" table:style-name="ce1">
            <text:p>18995</text:p>
          </table:table-cell>
          <table:table-cell table:number-columns-repeated="16377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time" office:time-value="PT11H46M54.629S" table:style-name="ce2">
            <text:p>46:54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510" table:style-name="ce1">
            <text:p>2510</text:p>
          </table:table-cell>
          <table:table-cell office:value-type="string" table:style-name="ce1">
            <text:p>Success</text:p>
          </table:table-cell>
          <table:table-cell office:value-type="float" office:value="24617" table:style-name="ce1">
            <text:p>24617</text:p>
          </table:table-cell>
          <table:table-cell table:number-columns-repeated="16377"/>
        </table:table-row>
        <table:table-row table:style-name="ro1">
          <table:table-cell office:value-type="float" office:value="2150" table:style-name="ce1">
            <text:p>2150</text:p>
          </table:table-cell>
          <table:table-cell office:value-type="time" office:time-value="PT11H46M52.674S" table:style-name="ce2">
            <text:p>46:52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4474" table:style-name="ce1">
            <text:p>4474</text:p>
          </table:table-cell>
          <table:table-cell office:value-type="string" table:style-name="ce1">
            <text:p>Success</text:p>
          </table:table-cell>
          <table:table-cell office:value-type="float" office:value="20683" table:style-name="ce1">
            <text:p>20683</text:p>
          </table:table-cell>
          <table:table-cell table:number-columns-repeated="16377"/>
        </table:table-row>
        <table:table-row table:style-name="ro1">
          <table:table-cell office:value-type="float" office:value="2151" table:style-name="ce1">
            <text:p>2151</text:p>
          </table:table-cell>
          <table:table-cell office:value-type="time" office:time-value="PT11H46M57.109S" table:style-name="ce2">
            <text:p>46:57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52" table:style-name="ce1">
            <text:p>2152</text:p>
          </table:table-cell>
          <table:table-cell office:value-type="time" office:time-value="PT11H46M51.279S" table:style-name="ce2">
            <text:p>46:51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5909" table:style-name="ce1">
            <text:p>5909</text:p>
          </table:table-cell>
          <table:table-cell office:value-type="string" table:style-name="ce1">
            <text:p>Success</text:p>
          </table:table-cell>
          <table:table-cell office:value-type="float" office:value="60425" table:style-name="ce1">
            <text:p>60425</text:p>
          </table:table-cell>
          <table:table-cell table:number-columns-repeated="16377"/>
        </table:table-row>
        <table:table-row table:style-name="ro1">
          <table:table-cell office:value-type="float" office:value="2153" table:style-name="ce1">
            <text:p>2153</text:p>
          </table:table-cell>
          <table:table-cell office:value-type="time" office:time-value="PT11H46M57.109S" table:style-name="ce2">
            <text:p>46:57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54" table:style-name="ce1">
            <text:p>2154</text:p>
          </table:table-cell>
          <table:table-cell office:value-type="time" office:time-value="PT11H46M54.626S" table:style-name="ce2">
            <text:p>46:54.6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579" table:style-name="ce1">
            <text:p>2579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155" table:style-name="ce1">
            <text:p>2155</text:p>
          </table:table-cell>
          <table:table-cell office:value-type="time" office:time-value="PT11H46M57.196S" table:style-name="ce2">
            <text:p>46:57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56" table:style-name="ce1">
            <text:p>2156</text:p>
          </table:table-cell>
          <table:table-cell office:value-type="time" office:time-value="PT11H46M54.631S" table:style-name="ce2">
            <text:p>46:54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588" table:style-name="ce1">
            <text:p>2588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157" table:style-name="ce1">
            <text:p>2157</text:p>
          </table:table-cell>
          <table:table-cell office:value-type="time" office:time-value="PT11H46M48.069S" table:style-name="ce2">
            <text:p>46:48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9151" table:style-name="ce1">
            <text:p>9151</text:p>
          </table:table-cell>
          <table:table-cell office:value-type="string" table:style-name="ce1">
            <text:p>Success</text:p>
          </table:table-cell>
          <table:table-cell office:value-type="float" office:value="49424" table:style-name="ce1">
            <text:p>49424</text:p>
          </table:table-cell>
          <table:table-cell table:number-columns-repeated="16377"/>
        </table:table-row>
        <table:table-row table:style-name="ro1">
          <table:table-cell office:value-type="float" office:value="2158" table:style-name="ce1">
            <text:p>2158</text:p>
          </table:table-cell>
          <table:table-cell office:value-type="time" office:time-value="PT11H46M57.125S" table:style-name="ce2">
            <text:p>46:57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time" office:time-value="PT11H46M57.217S" table:style-name="ce2">
            <text:p>46:57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60" table:style-name="ce1">
            <text:p>2160</text:p>
          </table:table-cell>
          <table:table-cell office:value-type="time" office:time-value="PT11H46M57.171S" table:style-name="ce2">
            <text:p>46:57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out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61" table:style-name="ce1">
            <text:p>2161</text:p>
          </table:table-cell>
          <table:table-cell office:value-type="time" office:time-value="PT11H46M57.093S" table:style-name="ce2">
            <text:p>46:57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62" table:style-name="ce1">
            <text:p>2162</text:p>
          </table:table-cell>
          <table:table-cell office:value-type="time" office:time-value="PT11H46M57.109S" table:style-name="ce2">
            <text:p>46:57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63" table:style-name="ce1">
            <text:p>2163</text:p>
          </table:table-cell>
          <table:table-cell office:value-type="time" office:time-value="PT11H46M57.140S" table:style-name="ce2">
            <text:p>46:57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64" table:style-name="ce1">
            <text:p>2164</text:p>
          </table:table-cell>
          <table:table-cell office:value-type="time" office:time-value="PT11H46M57.235S" table:style-name="ce2">
            <text:p>46:57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in.htm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65" table:style-name="ce1">
            <text:p>2165</text:p>
          </table:table-cell>
          <table:table-cell office:value-type="time" office:time-value="PT11H46M57.109S" table:style-name="ce2">
            <text:p>46:57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66" table:style-name="ce1">
            <text:p>2166</text:p>
          </table:table-cell>
          <table:table-cell office:value-type="time" office:time-value="PT11H46M57.109S" table:style-name="ce2">
            <text:p>46:57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67" table:style-name="ce1">
            <text:p>2167</text:p>
          </table:table-cell>
          <table:table-cell office:value-type="time" office:time-value="PT11H46M57.207S" table:style-name="ce2">
            <text:p>46:57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68" table:style-name="ce1">
            <text:p>2168</text:p>
          </table:table-cell>
          <table:table-cell office:value-type="time" office:time-value="PT11H46M57.232S" table:style-name="ce2">
            <text:p>46:57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out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69" table:style-name="ce1">
            <text:p>2169</text:p>
          </table:table-cell>
          <table:table-cell office:value-type="time" office:time-value="PT11H46M57.249S" table:style-name="ce2">
            <text:p>46:57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out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70" table:style-name="ce1">
            <text:p>2170</text:p>
          </table:table-cell>
          <table:table-cell office:value-type="time" office:time-value="PT11H46M57.241S" table:style-name="ce2">
            <text:p>46:57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out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71" table:style-name="ce1">
            <text:p>2171</text:p>
          </table:table-cell>
          <table:table-cell office:value-type="time" office:time-value="PT11H46M57.221S" table:style-name="ce2">
            <text:p>46:57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72" table:style-name="ce1">
            <text:p>2172</text:p>
          </table:table-cell>
          <table:table-cell office:value-type="time" office:time-value="PT11H46M57.270S" table:style-name="ce2">
            <text:p>46:57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73" table:style-name="ce1">
            <text:p>2173</text:p>
          </table:table-cell>
          <table:table-cell office:value-type="time" office:time-value="PT11H46M57.240S" table:style-name="ce2">
            <text:p>46:57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out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74" table:style-name="ce1">
            <text:p>2174</text:p>
          </table:table-cell>
          <table:table-cell office:value-type="time" office:time-value="PT11H46M57.237S" table:style-name="ce2">
            <text:p>46:57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75" table:style-name="ce1">
            <text:p>2175</text:p>
          </table:table-cell>
          <table:table-cell office:value-type="time" office:time-value="PT11H46M57.290S" table:style-name="ce2">
            <text:p>46:57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76" table:style-name="ce1">
            <text:p>2176</text:p>
          </table:table-cell>
          <table:table-cell office:value-type="time" office:time-value="PT11H46M57.283S" table:style-name="ce2">
            <text:p>46:57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77" table:style-name="ce1">
            <text:p>2177</text:p>
          </table:table-cell>
          <table:table-cell office:value-type="time" office:time-value="PT11H46M57.281S" table:style-name="ce2">
            <text:p>46:57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78" table:style-name="ce1">
            <text:p>2178</text:p>
          </table:table-cell>
          <table:table-cell office:value-type="time" office:time-value="PT11H46M57.268S" table:style-name="ce2">
            <text:p>46:57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out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79" table:style-name="ce1">
            <text:p>2179</text:p>
          </table:table-cell>
          <table:table-cell office:value-type="time" office:time-value="PT11H46M51.270S" table:style-name="ce2">
            <text:p>46:51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6037" table:style-name="ce1">
            <text:p>6037</text:p>
          </table:table-cell>
          <table:table-cell office:value-type="string" table:style-name="ce1">
            <text:p>Success</text:p>
          </table:table-cell>
          <table:table-cell office:value-type="float" office:value="60425" table:style-name="ce1">
            <text:p>60425</text:p>
          </table:table-cell>
          <table:table-cell table:number-columns-repeated="16377"/>
        </table:table-row>
        <table:table-row table:style-name="ro1">
          <table:table-cell office:value-type="float" office:value="2180" table:style-name="ce1">
            <text:p>2180</text:p>
          </table:table-cell>
          <table:table-cell office:value-type="time" office:time-value="PT11H46M57.298S" table:style-name="ce2">
            <text:p>46:57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in.html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81" table:style-name="ce1">
            <text:p>2181</text:p>
          </table:table-cell>
          <table:table-cell office:value-type="time" office:time-value="PT11H46M57.140S" table:style-name="ce2">
            <text:p>46:57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82" table:style-name="ce1">
            <text:p>2182</text:p>
          </table:table-cell>
          <table:table-cell office:value-type="time" office:time-value="PT11H46M57.297S" table:style-name="ce2">
            <text:p>46:57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in.html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83" table:style-name="ce1">
            <text:p>2183</text:p>
          </table:table-cell>
          <table:table-cell office:value-type="time" office:time-value="PT11H46M57.306S" table:style-name="ce2">
            <text:p>46:57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84" table:style-name="ce1">
            <text:p>2184</text:p>
          </table:table-cell>
          <table:table-cell office:value-type="time" office:time-value="PT11H46M54.685S" table:style-name="ce2">
            <text:p>46:54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646" table:style-name="ce1">
            <text:p>2646</text:p>
          </table:table-cell>
          <table:table-cell office:value-type="string" table:style-name="ce1">
            <text:p>Success</text:p>
          </table:table-cell>
          <table:table-cell office:value-type="float" office:value="24625" table:style-name="ce1">
            <text:p>24625</text:p>
          </table:table-cell>
          <table:table-cell table:number-columns-repeated="16377"/>
        </table:table-row>
        <table:table-row table:style-name="ro1">
          <table:table-cell office:value-type="float" office:value="2185" table:style-name="ce1">
            <text:p>2185</text:p>
          </table:table-cell>
          <table:table-cell office:value-type="time" office:time-value="PT11H46M57.330S" table:style-name="ce2">
            <text:p>46:57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86" table:style-name="ce1">
            <text:p>2186</text:p>
          </table:table-cell>
          <table:table-cell office:value-type="time" office:time-value="PT11H46M57.264S" table:style-name="ce2">
            <text:p>46:57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out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87" table:style-name="ce1">
            <text:p>2187</text:p>
          </table:table-cell>
          <table:table-cell office:value-type="time" office:time-value="PT11H46M57.301S" table:style-name="ce2">
            <text:p>46:57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in.html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88" table:style-name="ce1">
            <text:p>2188</text:p>
          </table:table-cell>
          <table:table-cell office:value-type="time" office:time-value="PT11H46M57.285S" table:style-name="ce2">
            <text:p>46:57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out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89" table:style-name="ce1">
            <text:p>2189</text:p>
          </table:table-cell>
          <table:table-cell office:value-type="time" office:time-value="PT11H46M57.303S" table:style-name="ce2">
            <text:p>46:57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in.html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90" table:style-name="ce1">
            <text:p>2190</text:p>
          </table:table-cell>
          <table:table-cell office:value-type="time" office:time-value="PT11H46M57.320S" table:style-name="ce2">
            <text:p>46:57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out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91" table:style-name="ce1">
            <text:p>2191</text:p>
          </table:table-cell>
          <table:table-cell office:value-type="time" office:time-value="PT11H46M57.340S" table:style-name="ce2">
            <text:p>46:57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92" table:style-name="ce1">
            <text:p>2192</text:p>
          </table:table-cell>
          <table:table-cell office:value-type="time" office:time-value="PT11H46M57.353S" table:style-name="ce2">
            <text:p>46:57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93" table:style-name="ce1">
            <text:p>2193</text:p>
          </table:table-cell>
          <table:table-cell office:value-type="time" office:time-value="PT11H46M57.351S" table:style-name="ce2">
            <text:p>46:57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94" table:style-name="ce1">
            <text:p>2194</text:p>
          </table:table-cell>
          <table:table-cell office:value-type="time" office:time-value="PT11H46M56.003S" table:style-name="ce2">
            <text:p>46:56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365" table:style-name="ce1">
            <text:p>1365</text:p>
          </table:table-cell>
          <table:table-cell office:value-type="string" table:style-name="ce1">
            <text:p>Success</text:p>
          </table:table-cell>
          <table:table-cell office:value-type="float" office:value="53296" table:style-name="ce1">
            <text:p>53296</text:p>
          </table:table-cell>
          <table:table-cell table:number-columns-repeated="16377"/>
        </table:table-row>
        <table:table-row table:style-name="ro1">
          <table:table-cell office:value-type="float" office:value="2195" table:style-name="ce1">
            <text:p>2195</text:p>
          </table:table-cell>
          <table:table-cell office:value-type="time" office:time-value="PT11H46M57.333S" table:style-name="ce2">
            <text:p>46:57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96" table:style-name="ce1">
            <text:p>2196</text:p>
          </table:table-cell>
          <table:table-cell office:value-type="time" office:time-value="PT11H46M50.038S" table:style-name="ce2">
            <text:p>46:50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7340" table:style-name="ce1">
            <text:p>7340</text:p>
          </table:table-cell>
          <table:table-cell office:value-type="string" table:style-name="ce1">
            <text:p>Success</text:p>
          </table:table-cell>
          <table:table-cell office:value-type="float" office:value="59547" table:style-name="ce1">
            <text:p>59547</text:p>
          </table:table-cell>
          <table:table-cell table:number-columns-repeated="16377"/>
        </table:table-row>
        <table:table-row table:style-name="ro1">
          <table:table-cell office:value-type="float" office:value="2197" table:style-name="ce1">
            <text:p>2197</text:p>
          </table:table-cell>
          <table:table-cell office:value-type="time" office:time-value="PT11H46M57.371S" table:style-name="ce2">
            <text:p>46:57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out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98" table:style-name="ce1">
            <text:p>2198</text:p>
          </table:table-cell>
          <table:table-cell office:value-type="time" office:time-value="PT11H46M57.366S" table:style-name="ce2">
            <text:p>46:57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in.html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99" table:style-name="ce1">
            <text:p>2199</text:p>
          </table:table-cell>
          <table:table-cell office:value-type="time" office:time-value="PT11H46M56.016S" table:style-name="ce2">
            <text:p>46:56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429" table:style-name="ce1">
            <text:p>1429</text:p>
          </table:table-cell>
          <table:table-cell office:value-type="string" table:style-name="ce1">
            <text:p>Success</text:p>
          </table:table-cell>
          <table:table-cell office:value-type="float" office:value="53299" table:style-name="ce1">
            <text:p>53299</text:p>
          </table:table-cell>
          <table:table-cell table:number-columns-repeated="16377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time" office:time-value="PT11H46M56.335S" table:style-name="ce2">
            <text:p>46:56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125" table:style-name="ce1">
            <text:p>1125</text:p>
          </table:table-cell>
          <table:table-cell office:value-type="string" table:style-name="ce1">
            <text:p>Success</text:p>
          </table:table-cell>
          <table:table-cell office:value-type="float" office:value="60425" table:style-name="ce1">
            <text:p>60425</text:p>
          </table:table-cell>
          <table:table-cell table:number-columns-repeated="16377"/>
        </table:table-row>
        <table:table-row table:style-name="ro1">
          <table:table-cell office:value-type="float" office:value="2201" table:style-name="ce1">
            <text:p>2201</text:p>
          </table:table-cell>
          <table:table-cell office:value-type="time" office:time-value="PT11H46M51.358S" table:style-name="ce2">
            <text:p>46:51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6111" table:style-name="ce1">
            <text:p>6111</text:p>
          </table:table-cell>
          <table:table-cell office:value-type="string" table:style-name="ce1">
            <text:p>Success</text:p>
          </table:table-cell>
          <table:table-cell office:value-type="float" office:value="59547" table:style-name="ce1">
            <text:p>59547</text:p>
          </table:table-cell>
          <table:table-cell table:number-columns-repeated="16377"/>
        </table:table-row>
        <table:table-row table:style-name="ro1">
          <table:table-cell office:value-type="float" office:value="2202" table:style-name="ce1">
            <text:p>2202</text:p>
          </table:table-cell>
          <table:table-cell office:value-type="time" office:time-value="PT11H46M55.994S" table:style-name="ce2">
            <text:p>46:56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482" table:style-name="ce1">
            <text:p>1482</text:p>
          </table:table-cell>
          <table:table-cell office:value-type="string" table:style-name="ce1">
            <text:p>Success</text:p>
          </table:table-cell>
          <table:table-cell office:value-type="float" office:value="60422" table:style-name="ce1">
            <text:p>60422</text:p>
          </table:table-cell>
          <table:table-cell table:number-columns-repeated="16377"/>
        </table:table-row>
        <table:table-row table:style-name="ro1">
          <table:table-cell office:value-type="float" office:value="2203" table:style-name="ce1">
            <text:p>2203</text:p>
          </table:table-cell>
          <table:table-cell office:value-type="time" office:time-value="PT11H46M56.463S" table:style-name="ce2">
            <text:p>46:56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029" table:style-name="ce1">
            <text:p>1029</text:p>
          </table:table-cell>
          <table:table-cell office:value-type="string" table:style-name="ce1">
            <text:p>Success</text:p>
          </table:table-cell>
          <table:table-cell office:value-type="float" office:value="60425" table:style-name="ce1">
            <text:p>60425</text:p>
          </table:table-cell>
          <table:table-cell table:number-columns-repeated="16377"/>
        </table:table-row>
        <table:table-row table:style-name="ro1">
          <table:table-cell office:value-type="float" office:value="2204" table:style-name="ce1">
            <text:p>2204</text:p>
          </table:table-cell>
          <table:table-cell office:value-type="time" office:time-value="PT11H46M55.945S" table:style-name="ce2">
            <text:p>46:55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549" table:style-name="ce1">
            <text:p>1549</text:p>
          </table:table-cell>
          <table:table-cell office:value-type="string" table:style-name="ce1">
            <text:p>Success</text:p>
          </table:table-cell>
          <table:table-cell office:value-type="float" office:value="60425" table:style-name="ce1">
            <text:p>60425</text:p>
          </table:table-cell>
          <table:table-cell table:number-columns-repeated="16377"/>
        </table:table-row>
        <table:table-row table:style-name="ro1">
          <table:table-cell office:value-type="float" office:value="2205" table:style-name="ce1">
            <text:p>2205</text:p>
          </table:table-cell>
          <table:table-cell office:value-type="time" office:time-value="PT11H46M56.013S" table:style-name="ce2">
            <text:p>46:56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518" table:style-name="ce1">
            <text:p>1518</text:p>
          </table:table-cell>
          <table:table-cell office:value-type="string" table:style-name="ce1">
            <text:p>Success</text:p>
          </table:table-cell>
          <table:table-cell office:value-type="float" office:value="60425" table:style-name="ce1">
            <text:p>60425</text:p>
          </table:table-cell>
          <table:table-cell table:number-columns-repeated="16377"/>
        </table:table-row>
        <table:table-row table:style-name="ro1">
          <table:table-cell office:value-type="float" office:value="2206" table:style-name="ce1">
            <text:p>2206</text:p>
          </table:table-cell>
          <table:table-cell office:value-type="time" office:time-value="PT11H46M55.547S" table:style-name="ce2">
            <text:p>46:55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998" table:style-name="ce1">
            <text:p>1998</text:p>
          </table:table-cell>
          <table:table-cell office:value-type="string" table:style-name="ce1">
            <text:p>Success</text:p>
          </table:table-cell>
          <table:table-cell office:value-type="float" office:value="52421" table:style-name="ce1">
            <text:p>52421</text:p>
          </table:table-cell>
          <table:table-cell table:number-columns-repeated="16377"/>
        </table:table-row>
        <table:table-row table:style-name="ro1">
          <table:table-cell office:value-type="float" office:value="2207" table:style-name="ce1">
            <text:p>2207</text:p>
          </table:table-cell>
          <table:table-cell office:value-type="time" office:time-value="PT11H46M56.337S" table:style-name="ce2">
            <text:p>46:56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215" table:style-name="ce1">
            <text:p>1215</text:p>
          </table:table-cell>
          <table:table-cell office:value-type="string" table:style-name="ce1">
            <text:p>Success</text:p>
          </table:table-cell>
          <table:table-cell office:value-type="float" office:value="60425" table:style-name="ce1">
            <text:p>60425</text:p>
          </table:table-cell>
          <table:table-cell table:number-columns-repeated="16377"/>
        </table:table-row>
        <table:table-row table:style-name="ro1">
          <table:table-cell office:value-type="float" office:value="2208" table:style-name="ce1">
            <text:p>2208</text:p>
          </table:table-cell>
          <table:table-cell office:value-type="time" office:time-value="PT11H46M56.036S" table:style-name="ce2">
            <text:p>46:56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561" table:style-name="ce1">
            <text:p>1561</text:p>
          </table:table-cell>
          <table:table-cell office:value-type="string" table:style-name="ce1">
            <text:p>Success</text:p>
          </table:table-cell>
          <table:table-cell office:value-type="float" office:value="60425" table:style-name="ce1">
            <text:p>60425</text:p>
          </table:table-cell>
          <table:table-cell table:number-columns-repeated="16377"/>
        </table:table-row>
        <table:table-row table:style-name="ro1">
          <table:table-cell office:value-type="float" office:value="2209" table:style-name="ce1">
            <text:p>2209</text:p>
          </table:table-cell>
          <table:table-cell office:value-type="time" office:time-value="PT11H46M57.190S" table:style-name="ce2">
            <text:p>46:57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531" table:style-name="ce1">
            <text:p>531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210" table:style-name="ce1">
            <text:p>2210</text:p>
          </table:table-cell>
          <table:table-cell office:value-type="time" office:time-value="PT11H46M57.553S" table:style-name="ce2">
            <text:p>46:57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18" table:style-name="ce1">
            <text:p>218</text:p>
          </table:table-cell>
          <table:table-cell office:value-type="string" table:style-name="ce1">
            <text:p>Success</text:p>
          </table:table-cell>
          <table:table-cell office:value-type="float" office:value="24625" table:style-name="ce1">
            <text:p>24625</text:p>
          </table:table-cell>
          <table:table-cell table:number-columns-repeated="16377"/>
        </table:table-row>
        <table:table-row table:style-name="ro1">
          <table:table-cell office:value-type="float" office:value="2211" table:style-name="ce1">
            <text:p>2211</text:p>
          </table:table-cell>
          <table:table-cell office:value-type="time" office:time-value="PT11H46M57.722S" table:style-name="ce2">
            <text:p>46:57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12" table:style-name="ce1">
            <text:p>2212</text:p>
          </table:table-cell>
          <table:table-cell office:value-type="time" office:time-value="PT11H46M57.495S" table:style-name="ce2">
            <text:p>46:57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78" table:style-name="ce1">
            <text:p>278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213" table:style-name="ce1">
            <text:p>2213</text:p>
          </table:table-cell>
          <table:table-cell office:value-type="time" office:time-value="PT11H46M57.774S" table:style-name="ce2">
            <text:p>46:57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out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4" table:style-name="ce1">
            <text:p>2214</text:p>
          </table:table-cell>
          <table:table-cell office:value-type="time" office:time-value="PT11H46M57.775S" table:style-name="ce2">
            <text:p>46:57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15" table:style-name="ce1">
            <text:p>2215</text:p>
          </table:table-cell>
          <table:table-cell office:value-type="time" office:time-value="PT11H46M57.813S" table:style-name="ce2">
            <text:p>46:57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out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6" table:style-name="ce1">
            <text:p>2216</text:p>
          </table:table-cell>
          <table:table-cell office:value-type="time" office:time-value="PT11H46M57.773S" table:style-name="ce2">
            <text:p>46:57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17" table:style-name="ce1">
            <text:p>2217</text:p>
          </table:table-cell>
          <table:table-cell office:value-type="time" office:time-value="PT11H46M57.478S" table:style-name="ce2">
            <text:p>46:57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355" table:style-name="ce1">
            <text:p>355</text:p>
          </table:table-cell>
          <table:table-cell office:value-type="string" table:style-name="ce1">
            <text:p>Success</text:p>
          </table:table-cell>
          <table:table-cell office:value-type="float" office:value="24617" table:style-name="ce1">
            <text:p>24617</text:p>
          </table:table-cell>
          <table:table-cell table:number-columns-repeated="16377"/>
        </table:table-row>
        <table:table-row table:style-name="ro1">
          <table:table-cell office:value-type="float" office:value="2218" table:style-name="ce1">
            <text:p>2218</text:p>
          </table:table-cell>
          <table:table-cell office:value-type="time" office:time-value="PT11H46M57.833S" table:style-name="ce2">
            <text:p>46:57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time" office:time-value="PT11H46M57.532S" table:style-name="ce2">
            <text:p>46:57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17" table:style-name="ce1">
            <text:p>317</text:p>
          </table:table-cell>
          <table:table-cell office:value-type="string" table:style-name="ce1">
            <text:p>Success</text:p>
          </table:table-cell>
          <table:table-cell office:value-type="float" office:value="24617" table:style-name="ce1">
            <text:p>24617</text:p>
          </table:table-cell>
          <table:table-cell table:number-columns-repeated="16377"/>
        </table:table-row>
        <table:table-row table:style-name="ro1">
          <table:table-cell office:value-type="float" office:value="2220" table:style-name="ce1">
            <text:p>2220</text:p>
          </table:table-cell>
          <table:table-cell office:value-type="time" office:time-value="PT11H46M57.851S" table:style-name="ce2">
            <text:p>46:57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21" table:style-name="ce1">
            <text:p>2221</text:p>
          </table:table-cell>
          <table:table-cell office:value-type="time" office:time-value="PT11H46M57.599S" table:style-name="ce2">
            <text:p>46:57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06" table:style-name="ce1">
            <text:p>306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222" table:style-name="ce1">
            <text:p>2222</text:p>
          </table:table-cell>
          <table:table-cell office:value-type="time" office:time-value="PT11H46M57.835S" table:style-name="ce2">
            <text:p>46:57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23" table:style-name="ce1">
            <text:p>2223</text:p>
          </table:table-cell>
          <table:table-cell office:value-type="time" office:time-value="PT11H46M57.907S" table:style-name="ce2">
            <text:p>46:57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out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24" table:style-name="ce1">
            <text:p>2224</text:p>
          </table:table-cell>
          <table:table-cell office:value-type="time" office:time-value="PT11H46M53.382S" table:style-name="ce2">
            <text:p>46:53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4558" table:style-name="ce1">
            <text:p>4558</text:p>
          </table:table-cell>
          <table:table-cell office:value-type="string" table:style-name="ce1">
            <text:p>Success</text:p>
          </table:table-cell>
          <table:table-cell office:value-type="float" office:value="49429" table:style-name="ce1">
            <text:p>49429</text:p>
          </table:table-cell>
          <table:table-cell table:number-columns-repeated="16377"/>
        </table:table-row>
        <table:table-row table:style-name="ro1">
          <table:table-cell office:value-type="float" office:value="2225" table:style-name="ce1">
            <text:p>2225</text:p>
          </table:table-cell>
          <table:table-cell office:value-type="time" office:time-value="PT11H46M57.906S" table:style-name="ce2">
            <text:p>46:57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26" table:style-name="ce1">
            <text:p>2226</text:p>
          </table:table-cell>
          <table:table-cell office:value-type="time" office:time-value="PT11H46M57.905S" table:style-name="ce2">
            <text:p>46:57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out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27" table:style-name="ce1">
            <text:p>2227</text:p>
          </table:table-cell>
          <table:table-cell office:value-type="time" office:time-value="PT11H46M57.945S" table:style-name="ce2">
            <text:p>46:57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out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28" table:style-name="ce1">
            <text:p>2228</text:p>
          </table:table-cell>
          <table:table-cell office:value-type="time" office:time-value="PT11H46M51.686S" table:style-name="ce2">
            <text:p>46:51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282" table:style-name="ce1">
            <text:p>6282</text:p>
          </table:table-cell>
          <table:table-cell office:value-type="string" table:style-name="ce1">
            <text:p>Success</text:p>
          </table:table-cell>
          <table:table-cell office:value-type="float" office:value="49429" table:style-name="ce1">
            <text:p>49429</text:p>
          </table:table-cell>
          <table:table-cell table:number-columns-repeated="16377"/>
        </table:table-row>
        <table:table-row table:style-name="ro1">
          <table:table-cell office:value-type="float" office:value="2229" table:style-name="ce1">
            <text:p>2229</text:p>
          </table:table-cell>
          <table:table-cell office:value-type="time" office:time-value="PT11H46M55.140S" table:style-name="ce2">
            <text:p>46:55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2900" table:style-name="ce1">
            <text:p>2900</text:p>
          </table:table-cell>
          <table:table-cell office:value-type="string" table:style-name="ce1">
            <text:p>Success</text:p>
          </table:table-cell>
          <table:table-cell office:value-type="float" office:value="49429" table:style-name="ce1">
            <text:p>49429</text:p>
          </table:table-cell>
          <table:table-cell table:number-columns-repeated="16377"/>
        </table:table-row>
        <table:table-row table:style-name="ro1">
          <table:table-cell office:value-type="float" office:value="2230" table:style-name="ce1">
            <text:p>2230</text:p>
          </table:table-cell>
          <table:table-cell office:value-type="time" office:time-value="PT11H46M57.380S" table:style-name="ce2">
            <text:p>46:57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682" table:style-name="ce1">
            <text:p>682</text:p>
          </table:table-cell>
          <table:table-cell office:value-type="string" table:style-name="ce1">
            <text:p>Success</text:p>
          </table:table-cell>
          <table:table-cell office:value-type="float" office:value="46678" table:style-name="ce1">
            <text:p>46678</text:p>
          </table:table-cell>
          <table:table-cell table:number-columns-repeated="16377"/>
        </table:table-row>
        <table:table-row table:style-name="ro1">
          <table:table-cell office:value-type="float" office:value="2231" table:style-name="ce1">
            <text:p>2231</text:p>
          </table:table-cell>
          <table:table-cell office:value-type="time" office:time-value="PT11H46M58.064S" table:style-name="ce2">
            <text:p>46:58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1046" table:style-name="ce1">
            <text:p>1046</text:p>
          </table:table-cell>
          <table:table-cell table:number-columns-repeated="16377"/>
        </table:table-row>
        <table:table-row table:style-name="ro1">
          <table:table-cell office:value-type="float" office:value="2232" table:style-name="ce1">
            <text:p>2232</text:p>
          </table:table-cell>
          <table:table-cell office:value-type="time" office:time-value="PT11H46M55.649S" table:style-name="ce2">
            <text:p>46:55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2551" table:style-name="ce1">
            <text:p>2551</text:p>
          </table:table-cell>
          <table:table-cell office:value-type="string" table:style-name="ce1">
            <text:p>Success</text:p>
          </table:table-cell>
          <table:table-cell office:value-type="float" office:value="49429" table:style-name="ce1">
            <text:p>49429</text:p>
          </table:table-cell>
          <table:table-cell table:number-columns-repeated="16377"/>
        </table:table-row>
        <table:table-row table:style-name="ro1">
          <table:table-cell office:value-type="float" office:value="2233" table:style-name="ce1">
            <text:p>2233</text:p>
          </table:table-cell>
          <table:table-cell office:value-type="time" office:time-value="PT11H46M51.223S" table:style-name="ce2">
            <text:p>46:51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981" table:style-name="ce1">
            <text:p>6981</text:p>
          </table:table-cell>
          <table:table-cell office:value-type="string" table:style-name="ce1">
            <text:p>Success</text:p>
          </table:table-cell>
          <table:table-cell office:value-type="float" office:value="49429" table:style-name="ce1">
            <text:p>49429</text:p>
          </table:table-cell>
          <table:table-cell table:number-columns-repeated="16377"/>
        </table:table-row>
        <table:table-row table:style-name="ro1">
          <table:table-cell office:value-type="float" office:value="2234" table:style-name="ce1">
            <text:p>2234</text:p>
          </table:table-cell>
          <table:table-cell office:value-type="time" office:time-value="PT11H46M51.730S" table:style-name="ce2">
            <text:p>46:51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490" table:style-name="ce1">
            <text:p>6490</text:p>
          </table:table-cell>
          <table:table-cell office:value-type="string" table:style-name="ce1">
            <text:p>Success</text:p>
          </table:table-cell>
          <table:table-cell office:value-type="float" office:value="49429" table:style-name="ce1">
            <text:p>49429</text:p>
          </table:table-cell>
          <table:table-cell table:number-columns-repeated="16377"/>
        </table:table-row>
        <table:table-row table:style-name="ro1">
          <table:table-cell office:value-type="float" office:value="2235" table:style-name="ce1">
            <text:p>2235</text:p>
          </table:table-cell>
          <table:table-cell office:value-type="time" office:time-value="PT11H46M57.471S" table:style-name="ce2">
            <text:p>46:57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768" table:style-name="ce1">
            <text:p>768</text:p>
          </table:table-cell>
          <table:table-cell office:value-type="string" table:style-name="ce1">
            <text:p>Success</text:p>
          </table:table-cell>
          <table:table-cell office:value-type="float" office:value="46676" table:style-name="ce1">
            <text:p>46676</text:p>
          </table:table-cell>
          <table:table-cell table:number-columns-repeated="16377"/>
        </table:table-row>
        <table:table-row table:style-name="ro1">
          <table:table-cell office:value-type="float" office:value="2236" table:style-name="ce1">
            <text:p>2236</text:p>
          </table:table-cell>
          <table:table-cell office:value-type="time" office:time-value="PT11H46M57.446S" table:style-name="ce2">
            <text:p>46:57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848" table:style-name="ce1">
            <text:p>848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237" table:style-name="ce1">
            <text:p>2237</text:p>
          </table:table-cell>
          <table:table-cell office:value-type="time" office:time-value="PT11H46M58.240S" table:style-name="ce2">
            <text:p>46:58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1094" table:style-name="ce1">
            <text:p>1094</text:p>
          </table:table-cell>
          <table:table-cell table:number-columns-repeated="16377"/>
        </table:table-row>
        <table:table-row table:style-name="ro1">
          <table:table-cell office:value-type="float" office:value="2238" table:style-name="ce1">
            <text:p>2238</text:p>
          </table:table-cell>
          <table:table-cell office:value-type="time" office:time-value="PT11H46M57.462S" table:style-name="ce2">
            <text:p>46:57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860" table:style-name="ce1">
            <text:p>860</text:p>
          </table:table-cell>
          <table:table-cell office:value-type="string" table:style-name="ce1">
            <text:p>Success</text:p>
          </table:table-cell>
          <table:table-cell office:value-type="float" office:value="24625" table:style-name="ce1">
            <text:p>24625</text:p>
          </table:table-cell>
          <table:table-cell table:number-columns-repeated="16377"/>
        </table:table-row>
        <table:table-row table:style-name="ro1">
          <table:table-cell office:value-type="float" office:value="2239" table:style-name="ce1">
            <text:p>2239</text:p>
          </table:table-cell>
          <table:table-cell office:value-type="time" office:time-value="PT11H46M58.295S" table:style-name="ce2">
            <text:p>46:58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40" table:style-name="ce1">
            <text:p>2240</text:p>
          </table:table-cell>
          <table:table-cell office:value-type="time" office:time-value="PT11H46M57.316S" table:style-name="ce2">
            <text:p>46:57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017" table:style-name="ce1">
            <text:p>1017</text:p>
          </table:table-cell>
          <table:table-cell office:value-type="string" table:style-name="ce1">
            <text:p>Success</text:p>
          </table:table-cell>
          <table:table-cell office:value-type="float" office:value="24625" table:style-name="ce1">
            <text:p>24625</text:p>
          </table:table-cell>
          <table:table-cell table:number-columns-repeated="16377"/>
        </table:table-row>
        <table:table-row table:style-name="ro1">
          <table:table-cell office:value-type="float" office:value="2241" table:style-name="ce1">
            <text:p>2241</text:p>
          </table:table-cell>
          <table:table-cell office:value-type="time" office:time-value="PT11H46M58.332S" table:style-name="ce2">
            <text:p>46:58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42" table:style-name="ce1">
            <text:p>2242</text:p>
          </table:table-cell>
          <table:table-cell office:value-type="time" office:time-value="PT11H46M57.546S" table:style-name="ce2">
            <text:p>46:57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808" table:style-name="ce1">
            <text:p>808</text:p>
          </table:table-cell>
          <table:table-cell office:value-type="string" table:style-name="ce1">
            <text:p>Success</text:p>
          </table:table-cell>
          <table:table-cell office:value-type="float" office:value="46692" table:style-name="ce1">
            <text:p>46692</text:p>
          </table:table-cell>
          <table:table-cell table:number-columns-repeated="16377"/>
        </table:table-row>
        <table:table-row table:style-name="ro1">
          <table:table-cell office:value-type="float" office:value="2243" table:style-name="ce1">
            <text:p>2243</text:p>
          </table:table-cell>
          <table:table-cell office:value-type="time" office:time-value="PT11H46M58.360S" table:style-name="ce2">
            <text:p>46:58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094" table:style-name="ce1">
            <text:p>1094</text:p>
          </table:table-cell>
          <table:table-cell table:number-columns-repeated="16377"/>
        </table:table-row>
        <table:table-row table:style-name="ro1">
          <table:table-cell office:value-type="float" office:value="2244" table:style-name="ce1">
            <text:p>2244</text:p>
          </table:table-cell>
          <table:table-cell office:value-type="time" office:time-value="PT11H46M58.335S" table:style-name="ce2">
            <text:p>46:58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443" table:style-name="ce1">
            <text:p>44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45" table:style-name="ce1">
            <text:p>2245</text:p>
          </table:table-cell>
          <table:table-cell office:value-type="time" office:time-value="PT11H46M58.780S" table:style-name="ce2">
            <text:p>46:58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46" table:style-name="ce1">
            <text:p>2246</text:p>
          </table:table-cell>
          <table:table-cell office:value-type="time" office:time-value="PT11H46M58.323S" table:style-name="ce2">
            <text:p>46:58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522" table:style-name="ce1">
            <text:p>52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47" table:style-name="ce1">
            <text:p>2247</text:p>
          </table:table-cell>
          <table:table-cell office:value-type="time" office:time-value="PT11H46M57.942S" table:style-name="ce2">
            <text:p>46:57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932" table:style-name="ce1">
            <text:p>932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248" table:style-name="ce1">
            <text:p>2248</text:p>
          </table:table-cell>
          <table:table-cell office:value-type="time" office:time-value="PT11H46M57.971S" table:style-name="ce2">
            <text:p>46:58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908" table:style-name="ce1">
            <text:p>908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249" table:style-name="ce1">
            <text:p>2249</text:p>
          </table:table-cell>
          <table:table-cell office:value-type="time" office:time-value="PT11H46M57.222S" table:style-name="ce2">
            <text:p>46:57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662" table:style-name="ce1">
            <text:p>1662</text:p>
          </table:table-cell>
          <table:table-cell office:value-type="string" table:style-name="ce1">
            <text:p>Success</text:p>
          </table:table-cell>
          <table:table-cell office:value-type="float" office:value="20675" table:style-name="ce1">
            <text:p>20675</text:p>
          </table:table-cell>
          <table:table-cell table:number-columns-repeated="16377"/>
        </table:table-row>
        <table:table-row table:style-name="ro1">
          <table:table-cell office:value-type="float" office:value="2250" table:style-name="ce1">
            <text:p>2250</text:p>
          </table:table-cell>
          <table:table-cell office:value-type="time" office:time-value="PT11H46M57.493S" table:style-name="ce2">
            <text:p>46:57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394" table:style-name="ce1">
            <text:p>1394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251" table:style-name="ce1">
            <text:p>2251</text:p>
          </table:table-cell>
          <table:table-cell office:value-type="time" office:time-value="PT11H46M58.042S" table:style-name="ce2">
            <text:p>46:58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855" table:style-name="ce1">
            <text:p>855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252" table:style-name="ce1">
            <text:p>2252</text:p>
          </table:table-cell>
          <table:table-cell office:value-type="time" office:time-value="PT11H46M57.369S" table:style-name="ce2">
            <text:p>46:57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532" table:style-name="ce1">
            <text:p>1532</text:p>
          </table:table-cell>
          <table:table-cell office:value-type="string" table:style-name="ce1">
            <text:p>Success</text:p>
          </table:table-cell>
          <table:table-cell office:value-type="float" office:value="24617" table:style-name="ce1">
            <text:p>24617</text:p>
          </table:table-cell>
          <table:table-cell table:number-columns-repeated="16377"/>
        </table:table-row>
        <table:table-row table:style-name="ro1">
          <table:table-cell office:value-type="float" office:value="2253" table:style-name="ce1">
            <text:p>2253</text:p>
          </table:table-cell>
          <table:table-cell office:value-type="time" office:time-value="PT11H46M58.875S" table:style-name="ce2">
            <text:p>46:58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54" table:style-name="ce1">
            <text:p>2254</text:p>
          </table:table-cell>
          <table:table-cell office:value-type="time" office:time-value="PT11H46M58.881S" table:style-name="ce2">
            <text:p>46:58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55" table:style-name="ce1">
            <text:p>2255</text:p>
          </table:table-cell>
          <table:table-cell office:value-type="time" office:time-value="PT11H46M58.902S" table:style-name="ce2">
            <text:p>46:58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56" table:style-name="ce1">
            <text:p>2256</text:p>
          </table:table-cell>
          <table:table-cell office:value-type="time" office:time-value="PT11H46M58.900S" table:style-name="ce2">
            <text:p>46:58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57" table:style-name="ce1">
            <text:p>2257</text:p>
          </table:table-cell>
          <table:table-cell office:value-type="time" office:time-value="PT11H46M58.894S" table:style-name="ce2">
            <text:p>46:58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58" table:style-name="ce1">
            <text:p>2258</text:p>
          </table:table-cell>
          <table:table-cell office:value-type="time" office:time-value="PT11H46M58.886S" table:style-name="ce2">
            <text:p>46:58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59" table:style-name="ce1">
            <text:p>2259</text:p>
          </table:table-cell>
          <table:table-cell office:value-type="time" office:time-value="PT11H46M58.847S" table:style-name="ce2">
            <text:p>46:58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out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0" table:style-name="ce1">
            <text:p>2260</text:p>
          </table:table-cell>
          <table:table-cell office:value-type="time" office:time-value="PT11H46M58.924S" table:style-name="ce2">
            <text:p>46:58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out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1" table:style-name="ce1">
            <text:p>2261</text:p>
          </table:table-cell>
          <table:table-cell office:value-type="time" office:time-value="PT11H46M58.121S" table:style-name="ce2">
            <text:p>46:58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835" table:style-name="ce1">
            <text:p>835</text:p>
          </table:table-cell>
          <table:table-cell office:value-type="string" table:style-name="ce1">
            <text:p>Success</text:p>
          </table:table-cell>
          <table:table-cell office:value-type="float" office:value="60425" table:style-name="ce1">
            <text:p>60425</text:p>
          </table:table-cell>
          <table:table-cell table:number-columns-repeated="16377"/>
        </table:table-row>
        <table:table-row table:style-name="ro1">
          <table:table-cell office:value-type="float" office:value="2262" table:style-name="ce1">
            <text:p>2262</text:p>
          </table:table-cell>
          <table:table-cell office:value-type="time" office:time-value="PT11H46M58.945S" table:style-name="ce2">
            <text:p>46:58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ou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3" table:style-name="ce1">
            <text:p>2263</text:p>
          </table:table-cell>
          <table:table-cell office:value-type="time" office:time-value="PT11H46M58.926S" table:style-name="ce2">
            <text:p>46:58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out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4" table:style-name="ce1">
            <text:p>2264</text:p>
          </table:table-cell>
          <table:table-cell office:value-type="time" office:time-value="PT11H46M58.953S" table:style-name="ce2">
            <text:p>46:59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5" table:style-name="ce1">
            <text:p>2265</text:p>
          </table:table-cell>
          <table:table-cell office:value-type="time" office:time-value="PT11H46M58.310S" table:style-name="ce2">
            <text:p>46:58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654" table:style-name="ce1">
            <text:p>654</text:p>
          </table:table-cell>
          <table:table-cell office:value-type="string" table:style-name="ce1">
            <text:p>Success</text:p>
          </table:table-cell>
          <table:table-cell office:value-type="float" office:value="60425" table:style-name="ce1">
            <text:p>60425</text:p>
          </table:table-cell>
          <table:table-cell table:number-columns-repeated="16377"/>
        </table:table-row>
        <table:table-row table:style-name="ro1">
          <table:table-cell office:value-type="float" office:value="2266" table:style-name="ce1">
            <text:p>2266</text:p>
          </table:table-cell>
          <table:table-cell office:value-type="time" office:time-value="PT11H46M58.915S" table:style-name="ce2">
            <text:p>46:58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out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7" table:style-name="ce1">
            <text:p>2267</text:p>
          </table:table-cell>
          <table:table-cell office:value-type="time" office:time-value="PT11H46M58.966S" table:style-name="ce2">
            <text:p>46:59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68" table:style-name="ce1">
            <text:p>2268</text:p>
          </table:table-cell>
          <table:table-cell office:value-type="time" office:time-value="PT11H46M58.921S" table:style-name="ce2">
            <text:p>46:58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out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9" table:style-name="ce1">
            <text:p>2269</text:p>
          </table:table-cell>
          <table:table-cell office:value-type="time" office:time-value="PT11H46M58.918S" table:style-name="ce2">
            <text:p>46:58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out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0" table:style-name="ce1">
            <text:p>2270</text:p>
          </table:table-cell>
          <table:table-cell office:value-type="time" office:time-value="PT11H46M58.385S" table:style-name="ce2">
            <text:p>46:58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594" table:style-name="ce1">
            <text:p>594</text:p>
          </table:table-cell>
          <table:table-cell office:value-type="string" table:style-name="ce1">
            <text:p>Success</text:p>
          </table:table-cell>
          <table:table-cell office:value-type="float" office:value="53299" table:style-name="ce1">
            <text:p>53299</text:p>
          </table:table-cell>
          <table:table-cell table:number-columns-repeated="16377"/>
        </table:table-row>
        <table:table-row table:style-name="ro1">
          <table:table-cell office:value-type="float" office:value="2271" table:style-name="ce1">
            <text:p>2271</text:p>
          </table:table-cell>
          <table:table-cell office:value-type="time" office:time-value="PT11H46M58.961S" table:style-name="ce2">
            <text:p>46:59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2" table:style-name="ce1">
            <text:p>2272</text:p>
          </table:table-cell>
          <table:table-cell office:value-type="time" office:time-value="PT11H46M58.201S" table:style-name="ce2">
            <text:p>46:58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799" table:style-name="ce1">
            <text:p>799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273" table:style-name="ce1">
            <text:p>2273</text:p>
          </table:table-cell>
          <table:table-cell office:value-type="time" office:time-value="PT11H46M58.984S" table:style-name="ce2">
            <text:p>46:59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in.htm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74" table:style-name="ce1">
            <text:p>2274</text:p>
          </table:table-cell>
          <table:table-cell office:value-type="time" office:time-value="PT11H46M58.969S" table:style-name="ce2">
            <text:p>46:59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5" table:style-name="ce1">
            <text:p>2275</text:p>
          </table:table-cell>
          <table:table-cell office:value-type="time" office:time-value="PT11H46M58.974S" table:style-name="ce2">
            <text:p>46:59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6" table:style-name="ce1">
            <text:p>2276</text:p>
          </table:table-cell>
          <table:table-cell office:value-type="time" office:time-value="PT11H46M59.002S" table:style-name="ce2">
            <text:p>46:59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77" table:style-name="ce1">
            <text:p>2277</text:p>
          </table:table-cell>
          <table:table-cell office:value-type="time" office:time-value="PT11H46M59.006S" table:style-name="ce2">
            <text:p>46:59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in.htm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78" table:style-name="ce1">
            <text:p>2278</text:p>
          </table:table-cell>
          <table:table-cell office:value-type="time" office:time-value="PT11H46M59.013S" table:style-name="ce2">
            <text:p>46:59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in.htm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79" table:style-name="ce1">
            <text:p>2279</text:p>
          </table:table-cell>
          <table:table-cell office:value-type="time" office:time-value="PT11H46M58.958S" table:style-name="ce2">
            <text:p>46:59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280" table:style-name="ce1">
            <text:p>2280</text:p>
          </table:table-cell>
          <table:table-cell office:value-type="time" office:time-value="PT11H46M59.020S" table:style-name="ce2">
            <text:p>46:59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out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81" table:style-name="ce1">
            <text:p>2281</text:p>
          </table:table-cell>
          <table:table-cell office:value-type="time" office:time-value="PT11H46M59.052S" table:style-name="ce2">
            <text:p>46:59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82" table:style-name="ce1">
            <text:p>2282</text:p>
          </table:table-cell>
          <table:table-cell office:value-type="time" office:time-value="PT11H46M58.967S" table:style-name="ce2">
            <text:p>46:59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283" table:style-name="ce1">
            <text:p>2283</text:p>
          </table:table-cell>
          <table:table-cell office:value-type="time" office:time-value="PT11H46M58.222S" table:style-name="ce2">
            <text:p>46:58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882" table:style-name="ce1">
            <text:p>882</text:p>
          </table:table-cell>
          <table:table-cell office:value-type="string" table:style-name="ce1">
            <text:p>Success</text:p>
          </table:table-cell>
          <table:table-cell office:value-type="float" office:value="20683" table:style-name="ce1">
            <text:p>20683</text:p>
          </table:table-cell>
          <table:table-cell table:number-columns-repeated="16377"/>
        </table:table-row>
        <table:table-row table:style-name="ro1">
          <table:table-cell office:value-type="float" office:value="2284" table:style-name="ce1">
            <text:p>2284</text:p>
          </table:table-cell>
          <table:table-cell office:value-type="time" office:time-value="PT11H46M59.092S" table:style-name="ce2">
            <text:p>46:59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85" table:style-name="ce1">
            <text:p>2285</text:p>
          </table:table-cell>
          <table:table-cell office:value-type="time" office:time-value="PT11H46M58.981S" table:style-name="ce2">
            <text:p>46:59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286" table:style-name="ce1">
            <text:p>2286</text:p>
          </table:table-cell>
          <table:table-cell office:value-type="time" office:time-value="PT11H46M59.095S" table:style-name="ce2">
            <text:p>46:59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out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87" table:style-name="ce1">
            <text:p>2287</text:p>
          </table:table-cell>
          <table:table-cell office:value-type="time" office:time-value="PT11H46M58.205S" table:style-name="ce2">
            <text:p>46:58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912" table:style-name="ce1">
            <text:p>912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288" table:style-name="ce1">
            <text:p>2288</text:p>
          </table:table-cell>
          <table:table-cell office:value-type="time" office:time-value="PT11H46M59.112S" table:style-name="ce2">
            <text:p>46:59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89" table:style-name="ce1">
            <text:p>2289</text:p>
          </table:table-cell>
          <table:table-cell office:value-type="time" office:time-value="PT11H46M59.104S" table:style-name="ce2">
            <text:p>46:59.1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90" table:style-name="ce1">
            <text:p>2290</text:p>
          </table:table-cell>
          <table:table-cell office:value-type="time" office:time-value="PT11H46M59.115S" table:style-name="ce2">
            <text:p>46:59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91" table:style-name="ce1">
            <text:p>2291</text:p>
          </table:table-cell>
          <table:table-cell office:value-type="time" office:time-value="PT11H46M59.120S" table:style-name="ce2">
            <text:p>46:59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92" table:style-name="ce1">
            <text:p>2292</text:p>
          </table:table-cell>
          <table:table-cell office:value-type="time" office:time-value="PT11H46M59.129S" table:style-name="ce2">
            <text:p>46:59.1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out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3" table:style-name="ce1">
            <text:p>2293</text:p>
          </table:table-cell>
          <table:table-cell office:value-type="time" office:time-value="PT11H46M59.112S" table:style-name="ce2">
            <text:p>46:59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94" table:style-name="ce1">
            <text:p>2294</text:p>
          </table:table-cell>
          <table:table-cell office:value-type="time" office:time-value="PT11H46M59.137S" table:style-name="ce2">
            <text:p>46:59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ou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5" table:style-name="ce1">
            <text:p>2295</text:p>
          </table:table-cell>
          <table:table-cell office:value-type="time" office:time-value="PT11H46M59.145S" table:style-name="ce2">
            <text:p>46:59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out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6" table:style-name="ce1">
            <text:p>2296</text:p>
          </table:table-cell>
          <table:table-cell office:value-type="time" office:time-value="PT11H46M59.150S" table:style-name="ce2">
            <text:p>46:59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out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7" table:style-name="ce1">
            <text:p>2297</text:p>
          </table:table-cell>
          <table:table-cell office:value-type="time" office:time-value="PT11H46M59.165S" table:style-name="ce2">
            <text:p>46:59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8" table:style-name="ce1">
            <text:p>2298</text:p>
          </table:table-cell>
          <table:table-cell office:value-type="time" office:time-value="PT11H46M59.168S" table:style-name="ce2">
            <text:p>46:59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9" table:style-name="ce1">
            <text:p>2299</text:p>
          </table:table-cell>
          <table:table-cell office:value-type="time" office:time-value="PT11H46M59.179S" table:style-name="ce2">
            <text:p>46:59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300" table:style-name="ce1">
            <text:p>2300</text:p>
          </table:table-cell>
          <table:table-cell office:value-type="time" office:time-value="PT11H46M59.182S" table:style-name="ce2">
            <text:p>46:59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number-rows-repeated="1046275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9">
      <number:minutes number:style="long"/>
      <number:text>:</number:text>
      <number:seconds number:style="long" number:decimal-places="1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/>
    <meta:creation-date>2006-09-16T00:00:00Z</meta:creation-date>
    <dc:date>2012-05-11T09:09:56Z</dc:date>
  </office:meta>
</office:document-meta>
</file>